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33">
      <style:paragraph-properties/>
      <style:text-properties/>
    </style:style>
    <style:style style:family="table" style:name="ta1">
      <style:table-properties style:width="27cm"/>
    </style:style>
    <style:style style:family="table-column" style:name="co1">
      <style:table-column-properties style:column-width="3.069cm"/>
    </style:style>
    <style:style style:family="table-column" style:name="co2">
      <style:table-column-properties style:column-width="2.717cm"/>
    </style:style>
    <style:style style:family="table-column" style:name="co3">
      <style:table-column-properties style:column-width="1.207cm"/>
    </style:style>
    <style:style style:family="table-column" style:name="co4">
      <style:table-column-properties style:column-width="2.752cm"/>
    </style:style>
    <style:style style:family="table-column" style:name="co5">
      <style:table-column-properties style:column-width="12.5cm"/>
    </style:style>
    <style:style style:family="table-column" style:name="co6">
      <style:table-column-properties style:column-width="4.75cm"/>
    </style:style>
    <style:style style:family="table-row" style:name="ro1">
      <style:table-row-properties style:min-row-height="0.5292cm"/>
    </style:style>
    <style:style style:family="table-cell" style:name="ce2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34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31">
      <style:text-properties fo:color="#ffffff" fo:font-family="Calibri" style:font-family-asian="Times New Roman" style:font-family-complex="Calibri" fo:font-weight="bold"/>
    </style:style>
    <style:style style:family="text" style:name="T32">
      <style:text-properties fo:color="#ffffff" fo:font-family="Calibri" style:font-family-asian="Times New Roman" style:font-family-complex="Calibri" fo:font-weight="bold"/>
    </style:style>
    <style:style style:family="table-cell" style:name="ce3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35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33">
      <style:text-properties fo:color="#ffffff" fo:font-family="Calibri" style:font-family-asian="Times New Roman" style:font-family-complex="Calibri" fo:font-weight="bold"/>
    </style:style>
    <style:style style:family="text" style:name="T34">
      <style:text-properties fo:color="#ffffff" fo:font-family="Calibri" style:font-family-asian="Times New Roman" style:font-family-complex="Calibri" fo:font-weight="bold"/>
    </style:style>
    <style:style style:family="table-cell" style:name="ce4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36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35">
      <style:text-properties fo:color="#ffffff" fo:font-family="Calibri" style:font-family-asian="Times New Roman" style:font-family-complex="Calibri" fo:font-weight="bold"/>
    </style:style>
    <style:style style:family="text" style:name="T36">
      <style:text-properties fo:color="#ffffff" fo:font-family="Calibri" style:font-family-asian="Times New Roman" style:font-family-complex="Calibri" fo:font-weight="bold"/>
    </style:style>
    <style:style style:family="table-cell" style:name="ce5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37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37">
      <style:text-properties fo:color="#ffffff" fo:font-family="Calibri" style:font-family-asian="Times New Roman" style:font-family-complex="Calibri" fo:font-weight="bold"/>
    </style:style>
    <style:style style:family="text" style:name="T38">
      <style:text-properties fo:color="#ffffff" fo:font-family="Calibri" style:font-family-asian="Times New Roman" style:font-family-complex="Calibri" fo:font-weight="bold"/>
    </style:style>
    <style:style style:family="table-cell" style:name="ce6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38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39">
      <style:text-properties fo:color="#ffffff" fo:font-family="Calibri" style:font-family-asian="Times New Roman" style:font-family-complex="Calibri" fo:font-weight="bold"/>
    </style:style>
    <style:style style:family="text" style:name="T40">
      <style:text-properties fo:color="#ffffff" fo:font-family="Calibri" style:font-family-asian="Times New Roman" style:font-family-complex="Calibri" fo:font-weight="bold"/>
    </style:style>
    <style:style style:family="table-cell" style:name="ce7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39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41">
      <style:text-properties fo:color="#ffffff" fo:font-family="Calibri" style:font-family-asian="Times New Roman" style:font-family-complex="Calibri" fo:font-weight="bold"/>
    </style:style>
    <style:style style:family="text" style:name="T42">
      <style:text-properties fo:color="#ffffff" fo:font-family="Calibri" style:font-family-asian="Times New Roman" style:font-family-complex="Calibri" fo:font-weight="bold"/>
    </style:style>
    <style:style style:family="table-row" style:name="ro2">
      <style:table-row-properties style:min-row-height="0.5292cm"/>
    </style:style>
    <style:style style:family="table-cell" style:name="ce8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40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43">
      <style:text-properties fo:color="#000000" fo:font-family="Calibri" style:font-family-asian="Times New Roman" style:font-family-complex="Calibri"/>
    </style:style>
    <style:style style:family="text" style:name="T44">
      <style:text-properties fo:color="#000000" fo:font-family="Calibri" style:font-family-asian="Times New Roman" style:font-family-complex="Calibri"/>
    </style:style>
    <style:style style:family="table-cell" style:name="ce9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41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45">
      <style:text-properties fo:color="#000000" fo:font-family="Calibri" style:font-family-asian="Times New Roman" style:font-family-complex="Calibri"/>
    </style:style>
    <style:style style:family="text" style:name="T46">
      <style:text-properties fo:color="#000000" fo:font-family="Calibri" style:font-family-asian="Times New Roman" style:font-family-complex="Calibri"/>
    </style:style>
    <style:style style:family="table-cell" style:name="ce10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42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47">
      <style:text-properties fo:color="#000000" fo:font-family="Calibri" style:font-family-asian="Times New Roman" style:font-family-complex="Calibri"/>
    </style:style>
    <style:style style:family="text" style:name="T48">
      <style:text-properties fo:color="#000000" fo:font-family="Calibri" style:font-family-asian="Times New Roman" style:font-family-complex="Calibri"/>
    </style:style>
    <style:style style:family="table-cell" style:name="ce11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43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49">
      <style:text-properties fo:color="#000000" fo:font-family="Calibri" style:font-family-asian="Times New Roman" style:font-family-complex="Calibri"/>
    </style:style>
    <style:style style:family="text" style:name="T50">
      <style:text-properties fo:color="#000000" fo:font-family="Calibri" style:font-family-asian="Times New Roman" style:font-family-complex="Calibri"/>
    </style:style>
    <style:style style:family="table-cell" style:name="ce12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44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51">
      <style:text-properties fo:color="#000000" fo:font-family="Calibri" style:font-family-asian="Times New Roman" style:font-family-complex="Calibri"/>
    </style:style>
    <style:style style:family="text" style:name="T52">
      <style:text-properties fo:color="#000000" fo:font-family="Calibri" style:font-family-asian="Times New Roman" style:font-family-complex="Calibri"/>
    </style:style>
    <style:style style:family="table-cell" style:name="ce13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45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53">
      <style:text-properties fo:color="#000000" fo:font-family="Calibri" style:font-family-asian="Times New Roman" style:font-family-complex="Calibri"/>
    </style:style>
    <style:style style:family="text" style:name="T54">
      <style:text-properties fo:color="#000000" fo:font-family="Calibri" style:font-family-asian="Times New Roman" style:font-family-complex="Calibri"/>
    </style:style>
    <style:style style:family="table-row" style:name="ro3">
      <style:table-row-properties style:min-row-height="0.5292cm"/>
    </style:style>
    <style:style style:family="table-cell" style:name="ce14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46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55">
      <style:text-properties fo:color="#000000" fo:font-family="Calibri" style:font-family-asian="Times New Roman" style:font-family-complex="Calibri"/>
    </style:style>
    <style:style style:family="text" style:name="T56">
      <style:text-properties fo:color="#000000" fo:font-family="Calibri" style:font-family-asian="Times New Roman" style:font-family-complex="Calibri"/>
    </style:style>
    <style:style style:family="table-cell" style:name="ce15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47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57">
      <style:text-properties fo:color="#000000" fo:font-family="Calibri" style:font-family-asian="Times New Roman" style:font-family-complex="Calibri"/>
    </style:style>
    <style:style style:family="text" style:name="T58">
      <style:text-properties fo:color="#000000" fo:font-family="Calibri" style:font-family-asian="Times New Roman" style:font-family-complex="Calibri"/>
    </style:style>
    <style:style style:family="table-cell" style:name="ce16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48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59">
      <style:text-properties fo:color="#000000" fo:font-family="Calibri" style:font-family-asian="Times New Roman" style:font-family-complex="Calibri"/>
    </style:style>
    <style:style style:family="text" style:name="T60">
      <style:text-properties fo:color="#000000" fo:font-family="Calibri" style:font-family-asian="Times New Roman" style:font-family-complex="Calibri"/>
    </style:style>
    <style:style style:family="table-cell" style:name="ce17">
      <style:table-cell-properties style:vertical-align="middle" style:direction="ltr" fo:background-color="#ddebf7" fo:border="0.01764cm solid #FFFFFF" loext:writing-mode="lr-tb" fo:padding-left="0.1235cm" fo:padding-right="0.1235cm" fo:wrap-option="no-wrap"/>
    </style:style>
    <style:style style:family="paragraph" style:name="P49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61">
      <style:text-properties fo:color="#000000" fo:font-family="Calibri" style:font-family-asian="Times New Roman" style:font-family-complex="Calibri"/>
    </style:style>
    <style:style style:family="text" style:name="T62">
      <style:text-properties fo:color="#000000" fo:font-family="Calibri" style:font-family-asian="Times New Roman" style:font-family-complex="Calibri"/>
    </style:style>
    <style:style style:family="table-cell" style:name="ce18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50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63">
      <style:text-properties fo:color="#000000" fo:font-family="Calibri" style:font-family-asian="Times New Roman" style:font-family-complex="Calibri"/>
    </style:style>
    <style:style style:family="text" style:name="T64">
      <style:text-properties fo:color="#000000" fo:font-family="Calibri" style:font-family-asian="Times New Roman" style:font-family-complex="Calibri"/>
    </style:style>
    <style:style style:family="table-cell" style:name="ce19">
      <style:table-cell-properties style:vertical-align="middle" style:direction="ltr" fo:background-color="#ddebf7" fo:border="0.01764cm solid #FFFFFF" loext:writing-mode="lr-tb" fo:padding-left="0.1235cm" fo:padding-right="0.1235cm" fo:wrap-option="no-wrap"/>
    </style:style>
    <style:style style:family="paragraph" style:name="P51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65">
      <style:text-properties fo:color="#000000" fo:font-family="Calibri" style:font-family-asian="Times New Roman" style:font-family-complex="Calibri"/>
    </style:style>
    <style:style style:family="text" style:name="T66">
      <style:text-properties fo:color="#000000" fo:font-family="Calibri" style:font-family-asian="Times New Roman" style:font-family-complex="Calibri"/>
    </style:style>
    <style:style style:family="table-row" style:name="ro4">
      <style:table-row-properties style:min-row-height="0.5292cm"/>
    </style:style>
    <style:style style:family="table-cell" style:name="ce20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52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67">
      <style:text-properties fo:color="#000000" fo:font-family="Calibri" style:font-family-asian="Times New Roman" style:font-family-complex="Calibri"/>
    </style:style>
    <style:style style:family="text" style:name="T68">
      <style:text-properties fo:color="#000000" fo:font-family="Calibri" style:font-family-asian="Times New Roman" style:font-family-complex="Calibri"/>
    </style:style>
    <style:style style:family="table-cell" style:name="ce21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53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69">
      <style:text-properties fo:color="#000000" fo:font-family="Calibri" style:font-family-asian="Times New Roman" style:font-family-complex="Calibri"/>
    </style:style>
    <style:style style:family="text" style:name="T70">
      <style:text-properties fo:color="#000000" fo:font-family="Calibri" style:font-family-asian="Times New Roman" style:font-family-complex="Calibri"/>
    </style:style>
    <style:style style:family="table-cell" style:name="ce22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54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71">
      <style:text-properties fo:color="#000000" fo:font-family="Calibri" style:font-family-asian="Times New Roman" style:font-family-complex="Calibri"/>
    </style:style>
    <style:style style:family="text" style:name="T72">
      <style:text-properties fo:color="#000000" fo:font-family="Calibri" style:font-family-asian="Times New Roman" style:font-family-complex="Calibri"/>
    </style:style>
    <style:style style:family="table-cell" style:name="ce23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55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73">
      <style:text-properties fo:color="#000000" fo:font-family="Calibri" style:font-family-asian="Times New Roman" style:font-family-complex="Calibri"/>
    </style:style>
    <style:style style:family="text" style:name="T74">
      <style:text-properties fo:color="#000000" fo:font-family="Calibri" style:font-family-asian="Times New Roman" style:font-family-complex="Calibri"/>
    </style:style>
    <style:style style:family="table-cell" style:name="ce24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56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75">
      <style:text-properties fo:color="#000000" fo:font-family="Calibri" style:font-family-asian="Times New Roman" style:font-family-complex="Calibri"/>
    </style:style>
    <style:style style:family="text" style:name="T76">
      <style:text-properties fo:color="#000000" fo:font-family="Calibri" style:font-family-asian="Times New Roman" style:font-family-complex="Calibri"/>
    </style:style>
    <style:style style:family="table-cell" style:name="ce25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57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77">
      <style:text-properties fo:color="#000000" fo:font-family="Calibri" style:font-family-asian="Times New Roman" style:font-family-complex="Calibri"/>
    </style:style>
    <style:style style:family="text" style:name="T78">
      <style:text-properties fo:color="#000000" fo:font-family="Calibri" style:font-family-asian="Times New Roman" style:font-family-complex="Calibri"/>
    </style:style>
    <style:style style:family="text" style:name="T79">
      <style:text-properties fo:color="#000000" fo:font-family="Calibri" style:font-family-asian="Times New Roman" style:font-family-complex="Calibri"/>
    </style:style>
    <style:style style:family="text" style:name="T80">
      <style:text-properties fo:color="#000000" fo:font-family="Calibri" style:font-family-asian="Times New Roman" style:font-family-complex="Calibri"/>
    </style:style>
    <style:style style:family="text" style:name="T81">
      <style:text-properties fo:color="#000000" fo:font-family="Calibri" style:font-family-asian="Times New Roman" style:font-family-complex="Calibri"/>
    </style:style>
    <style:style style:family="text" style:name="T82">
      <style:text-properties fo:color="#000000" fo:font-family="Calibri" style:font-family-asian="Times New Roman" style:font-family-complex="Calibri"/>
    </style:style>
    <style:style style:family="table-row" style:name="ro5">
      <style:table-row-properties style:min-row-height="0.5292cm"/>
    </style:style>
    <style:style style:family="table-cell" style:name="ce26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58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83">
      <style:text-properties fo:color="#000000" fo:font-family="Calibri" style:font-family-asian="Times New Roman" style:font-family-complex="Calibri"/>
    </style:style>
    <style:style style:family="text" style:name="T84">
      <style:text-properties fo:color="#000000" fo:font-family="Calibri" style:font-family-asian="Times New Roman" style:font-family-complex="Calibri"/>
    </style:style>
    <style:style style:family="table-cell" style:name="ce27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59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85">
      <style:text-properties fo:color="#000000" fo:font-family="Calibri" style:font-family-asian="Times New Roman" style:font-family-complex="Calibri"/>
    </style:style>
    <style:style style:family="text" style:name="T86">
      <style:text-properties fo:color="#000000" fo:font-family="Calibri" style:font-family-asian="Times New Roman" style:font-family-complex="Calibri"/>
    </style:style>
    <style:style style:family="table-cell" style:name="ce28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60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87">
      <style:text-properties fo:color="#000000" fo:font-family="Calibri" style:font-family-asian="Times New Roman" style:font-family-complex="Calibri"/>
    </style:style>
    <style:style style:family="text" style:name="T88">
      <style:text-properties fo:color="#000000" fo:font-family="Calibri" style:font-family-asian="Times New Roman" style:font-family-complex="Calibri"/>
    </style:style>
    <style:style style:family="table-cell" style:name="ce29">
      <style:table-cell-properties style:vertical-align="middle" style:direction="ltr" fo:background-color="#ddebf7" fo:border="0.01764cm solid #FFFFFF" loext:writing-mode="lr-tb" fo:padding-left="0.1235cm" fo:padding-right="0.1235cm" fo:wrap-option="no-wrap"/>
    </style:style>
    <style:style style:family="paragraph" style:name="P61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89">
      <style:text-properties fo:color="#000000" fo:font-family="Calibri" style:font-family-asian="Times New Roman" style:font-family-complex="Calibri"/>
    </style:style>
    <style:style style:family="text" style:name="T90">
      <style:text-properties fo:color="#000000" fo:font-family="Calibri" style:font-family-asian="Times New Roman" style:font-family-complex="Calibri"/>
    </style:style>
    <style:style style:family="table-cell" style:name="ce30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62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91">
      <style:text-properties fo:color="#000000" fo:font-family="Calibri" style:font-family-asian="Times New Roman" style:font-family-complex="Calibri"/>
    </style:style>
    <style:style style:family="text" style:name="T92">
      <style:text-properties fo:color="#000000" fo:font-family="Calibri" style:font-family-asian="Times New Roman" style:font-family-complex="Calibri"/>
    </style:style>
    <style:style style:family="text" style:name="T93">
      <style:text-properties fo:color="#000000" fo:font-family="Calibri" style:font-family-asian="Times New Roman" style:font-family-complex="Calibri"/>
    </style:style>
    <style:style style:family="text" style:name="T94">
      <style:text-properties fo:color="#000000" fo:font-family="Calibri" style:font-family-asian="Times New Roman" style:font-family-complex="Calibri"/>
    </style:style>
    <style:style style:family="text" style:name="T95">
      <style:text-properties fo:color="#000000" fo:font-family="Calibri" style:font-family-asian="Times New Roman" style:font-family-complex="Calibri"/>
    </style:style>
    <style:style style:family="table-cell" style:name="ce31">
      <style:table-cell-properties style:vertical-align="middle" style:direction="ltr" fo:background-color="#ddebf7" fo:border="0.01764cm solid #FFFFFF" loext:writing-mode="lr-tb" fo:padding-left="0.1235cm" fo:padding-right="0.1235cm" fo:wrap-option="no-wrap"/>
    </style:style>
    <style:style style:family="paragraph" style:name="P63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96">
      <style:text-properties fo:color="#000000" fo:font-family="Calibri" style:font-family-asian="Times New Roman" style:font-family-complex="Calibri"/>
    </style:style>
    <style:style style:family="text" style:name="T97">
      <style:text-properties fo:color="#000000" fo:font-family="Calibri" style:font-family-asian="Times New Roman" style:font-family-complex="Calibri"/>
    </style:style>
    <style:style style:family="table-row" style:name="ro6">
      <style:table-row-properties style:min-row-height="0.5292cm"/>
    </style:style>
    <style:style style:family="table-cell" style:name="ce32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64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98">
      <style:text-properties fo:color="#000000" fo:font-family="Calibri" style:font-family-asian="Times New Roman" style:font-family-complex="Calibri"/>
    </style:style>
    <style:style style:family="text" style:name="T99">
      <style:text-properties fo:color="#000000" fo:font-family="Calibri" style:font-family-asian="Times New Roman" style:font-family-complex="Calibri"/>
    </style:style>
    <style:style style:family="table-cell" style:name="ce33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65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00">
      <style:text-properties fo:color="#000000" fo:font-family="Calibri" style:font-family-asian="Times New Roman" style:font-family-complex="Calibri"/>
    </style:style>
    <style:style style:family="text" style:name="T101">
      <style:text-properties fo:color="#000000" fo:font-family="Calibri" style:font-family-asian="Times New Roman" style:font-family-complex="Calibri"/>
    </style:style>
    <style:style style:family="table-cell" style:name="ce34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66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02">
      <style:text-properties fo:color="#000000" fo:font-family="Calibri" style:font-family-asian="Times New Roman" style:font-family-complex="Calibri"/>
    </style:style>
    <style:style style:family="text" style:name="T103">
      <style:text-properties fo:color="#000000" fo:font-family="Calibri" style:font-family-asian="Times New Roman" style:font-family-complex="Calibri"/>
    </style:style>
    <style:style style:family="table-cell" style:name="ce35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67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04">
      <style:text-properties fo:color="#000000" fo:font-family="Calibri" style:font-family-asian="Times New Roman" style:font-family-complex="Calibri"/>
    </style:style>
    <style:style style:family="text" style:name="T105">
      <style:text-properties fo:color="#000000" fo:font-family="Calibri" style:font-family-asian="Times New Roman" style:font-family-complex="Calibri"/>
    </style:style>
    <style:style style:family="table-cell" style:name="ce36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68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06">
      <style:text-properties fo:color="#000000" fo:font-family="Calibri" style:font-family-asian="Times New Roman" style:font-family-complex="Calibri"/>
    </style:style>
    <style:style style:family="text" style:name="T107">
      <style:text-properties fo:color="#000000" fo:font-family="Calibri" style:font-family-asian="Times New Roman" style:font-family-complex="Calibri"/>
    </style:style>
    <style:style style:family="text" style:name="T108">
      <style:text-properties fo:color="#000000" fo:font-family="Calibri" style:font-family-asian="Times New Roman" style:font-family-complex="Calibri"/>
    </style:style>
    <style:style style:family="text" style:name="T109">
      <style:text-properties fo:color="#000000" fo:font-family="Calibri" style:font-family-asian="Times New Roman" style:font-family-complex="Calibri"/>
    </style:style>
    <style:style style:family="table-cell" style:name="ce37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69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10">
      <style:text-properties fo:color="#000000" fo:font-family="Calibri" style:font-family-asian="Times New Roman" style:font-family-complex="Calibri"/>
    </style:style>
    <style:style style:family="text" style:name="T111">
      <style:text-properties fo:color="#000000" fo:font-family="Calibri" style:font-family-asian="Times New Roman" style:font-family-complex="Calibri"/>
    </style:style>
    <style:style style:family="text" style:name="T112">
      <style:text-properties fo:color="#000000" fo:font-family="Calibri" style:font-family-asian="Times New Roman" style:font-family-complex="Calibri"/>
    </style:style>
    <style:style style:family="text" style:name="T113">
      <style:text-properties fo:color="#000000" fo:font-family="Calibri" style:font-family-asian="Times New Roman" style:font-family-complex="Calibri"/>
    </style:style>
    <style:style style:family="text" style:name="T114">
      <style:text-properties fo:color="#000000" fo:font-family="Calibri" style:font-family-asian="Times New Roman" style:font-family-complex="Calibri"/>
    </style:style>
    <style:style style:family="text" style:name="T115">
      <style:text-properties fo:color="#000000" fo:font-family="Calibri" style:font-family-asian="Times New Roman" style:font-family-complex="Calibri"/>
    </style:style>
    <style:style style:family="paragraph" style:name="P70">
      <style:paragraph-properties/>
      <style:text-properties/>
    </style:style>
    <style:style style:family="paragraph" style:name="P71">
      <style:paragraph-properties/>
      <style:text-properties/>
    </style:style>
    <style:style style:family="table" style:name="ta2">
      <style:table-properties style:width="27cm"/>
    </style:style>
    <style:style style:family="table-column" style:name="co7">
      <style:table-column-properties style:column-width="3.069cm"/>
    </style:style>
    <style:style style:family="table-column" style:name="co8">
      <style:table-column-properties style:column-width="2.717cm"/>
    </style:style>
    <style:style style:family="table-column" style:name="co9">
      <style:table-column-properties style:column-width="1.207cm"/>
    </style:style>
    <style:style style:family="table-column" style:name="co10">
      <style:table-column-properties style:column-width="2.752cm"/>
    </style:style>
    <style:style style:family="table-column" style:name="co11">
      <style:table-column-properties style:column-width="12.5cm"/>
    </style:style>
    <style:style style:family="table-column" style:name="co12">
      <style:table-column-properties style:column-width="4.75cm"/>
    </style:style>
    <style:style style:family="table-row" style:name="ro7">
      <style:table-row-properties style:min-row-height="0.5292cm"/>
    </style:style>
    <style:style style:family="table-cell" style:name="ce39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72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116">
      <style:text-properties fo:color="#ffffff" fo:font-family="Calibri" style:font-family-asian="Times New Roman" style:font-family-complex="Calibri" fo:font-weight="bold"/>
    </style:style>
    <style:style style:family="text" style:name="T117">
      <style:text-properties fo:color="#ffffff" fo:font-family="Calibri" style:font-family-asian="Times New Roman" style:font-family-complex="Calibri" fo:font-weight="bold"/>
    </style:style>
    <style:style style:family="table-cell" style:name="ce40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73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118">
      <style:text-properties fo:color="#ffffff" fo:font-family="Calibri" style:font-family-asian="Times New Roman" style:font-family-complex="Calibri" fo:font-weight="bold"/>
    </style:style>
    <style:style style:family="text" style:name="T119">
      <style:text-properties fo:color="#ffffff" fo:font-family="Calibri" style:font-family-asian="Times New Roman" style:font-family-complex="Calibri" fo:font-weight="bold"/>
    </style:style>
    <style:style style:family="table-cell" style:name="ce41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74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120">
      <style:text-properties fo:color="#ffffff" fo:font-family="Calibri" style:font-family-asian="Times New Roman" style:font-family-complex="Calibri" fo:font-weight="bold"/>
    </style:style>
    <style:style style:family="text" style:name="T121">
      <style:text-properties fo:color="#ffffff" fo:font-family="Calibri" style:font-family-asian="Times New Roman" style:font-family-complex="Calibri" fo:font-weight="bold"/>
    </style:style>
    <style:style style:family="table-cell" style:name="ce42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75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122">
      <style:text-properties fo:color="#ffffff" fo:font-family="Calibri" style:font-family-asian="Times New Roman" style:font-family-complex="Calibri" fo:font-weight="bold"/>
    </style:style>
    <style:style style:family="text" style:name="T123">
      <style:text-properties fo:color="#ffffff" fo:font-family="Calibri" style:font-family-asian="Times New Roman" style:font-family-complex="Calibri" fo:font-weight="bold"/>
    </style:style>
    <style:style style:family="table-cell" style:name="ce43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76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124">
      <style:text-properties fo:color="#ffffff" fo:font-family="Calibri" style:font-family-asian="Times New Roman" style:font-family-complex="Calibri" fo:font-weight="bold"/>
    </style:style>
    <style:style style:family="text" style:name="T125">
      <style:text-properties fo:color="#ffffff" fo:font-family="Calibri" style:font-family-asian="Times New Roman" style:font-family-complex="Calibri" fo:font-weight="bold"/>
    </style:style>
    <style:style style:family="table-cell" style:name="ce44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77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126">
      <style:text-properties fo:color="#ffffff" fo:font-family="Calibri" style:font-family-asian="Times New Roman" style:font-family-complex="Calibri" fo:font-weight="bold"/>
    </style:style>
    <style:style style:family="text" style:name="T127">
      <style:text-properties fo:color="#ffffff" fo:font-family="Calibri" style:font-family-asian="Times New Roman" style:font-family-complex="Calibri" fo:font-weight="bold"/>
    </style:style>
    <style:style style:family="table-row" style:name="ro8">
      <style:table-row-properties style:min-row-height="0.5292cm"/>
    </style:style>
    <style:style style:family="table-cell" style:name="ce45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78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28">
      <style:text-properties fo:color="#000000" fo:font-family="Calibri" style:font-family-asian="Times New Roman" style:font-family-complex="Calibri"/>
    </style:style>
    <style:style style:family="text" style:name="T129">
      <style:text-properties fo:color="#000000" fo:font-family="Calibri" style:font-family-asian="Times New Roman" style:font-family-complex="Calibri"/>
    </style:style>
    <style:style style:family="table-cell" style:name="ce46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79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30">
      <style:text-properties fo:color="#000000" fo:font-family="Calibri" style:font-family-asian="Times New Roman" style:font-family-complex="Calibri"/>
    </style:style>
    <style:style style:family="text" style:name="T131">
      <style:text-properties fo:color="#000000" fo:font-family="Calibri" style:font-family-asian="Times New Roman" style:font-family-complex="Calibri"/>
    </style:style>
    <style:style style:family="table-cell" style:name="ce47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80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32">
      <style:text-properties fo:color="#000000" fo:font-family="Calibri" style:font-family-asian="Times New Roman" style:font-family-complex="Calibri"/>
    </style:style>
    <style:style style:family="text" style:name="T133">
      <style:text-properties fo:color="#000000" fo:font-family="Calibri" style:font-family-asian="Times New Roman" style:font-family-complex="Calibri"/>
    </style:style>
    <style:style style:family="table-cell" style:name="ce48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81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34">
      <style:text-properties fo:color="#000000" fo:font-family="Calibri" style:font-family-asian="Times New Roman" style:font-family-complex="Calibri"/>
    </style:style>
    <style:style style:family="text" style:name="T135">
      <style:text-properties fo:color="#000000" fo:font-family="Calibri" style:font-family-asian="Times New Roman" style:font-family-complex="Calibri"/>
    </style:style>
    <style:style style:family="table-cell" style:name="ce49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82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36">
      <style:text-properties fo:color="#000000" fo:font-family="Calibri" style:font-family-asian="Times New Roman" style:font-family-complex="Calibri"/>
    </style:style>
    <style:style style:family="text" style:name="T137">
      <style:text-properties fo:color="#000000" fo:font-family="Calibri" style:font-family-asian="Times New Roman" style:font-family-complex="Calibri"/>
    </style:style>
    <style:style style:family="table-cell" style:name="ce50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83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38">
      <style:text-properties fo:color="#000000" fo:font-family="Calibri" style:font-family-asian="Times New Roman" style:font-family-complex="Calibri"/>
    </style:style>
    <style:style style:family="text" style:name="T139">
      <style:text-properties fo:color="#000000" fo:font-family="Calibri" style:font-family-asian="Times New Roman" style:font-family-complex="Calibri"/>
    </style:style>
    <style:style style:family="table-row" style:name="ro9">
      <style:table-row-properties style:min-row-height="0.5292cm"/>
    </style:style>
    <style:style style:family="table-cell" style:name="ce51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84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40">
      <style:text-properties fo:color="#000000" fo:font-family="Calibri" style:font-family-asian="Times New Roman" style:font-family-complex="Calibri"/>
    </style:style>
    <style:style style:family="text" style:name="T141">
      <style:text-properties fo:color="#000000" fo:font-family="Calibri" style:font-family-asian="Times New Roman" style:font-family-complex="Calibri"/>
    </style:style>
    <style:style style:family="table-cell" style:name="ce52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85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42">
      <style:text-properties fo:color="#000000" fo:font-family="Calibri" style:font-family-asian="Times New Roman" style:font-family-complex="Calibri"/>
    </style:style>
    <style:style style:family="text" style:name="T143">
      <style:text-properties fo:color="#000000" fo:font-family="Calibri" style:font-family-asian="Times New Roman" style:font-family-complex="Calibri"/>
    </style:style>
    <style:style style:family="table-cell" style:name="ce53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86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44">
      <style:text-properties fo:color="#000000" fo:font-family="Calibri" style:font-family-asian="Times New Roman" style:font-family-complex="Calibri"/>
    </style:style>
    <style:style style:family="text" style:name="T145">
      <style:text-properties fo:color="#000000" fo:font-family="Calibri" style:font-family-asian="Times New Roman" style:font-family-complex="Calibri"/>
    </style:style>
    <style:style style:family="table-cell" style:name="ce54">
      <style:table-cell-properties style:vertical-align="middle" style:direction="ltr" fo:background-color="#ddebf7" fo:border="0.01764cm solid #FFFFFF" loext:writing-mode="lr-tb" fo:padding-left="0.1235cm" fo:padding-right="0.1235cm" fo:wrap-option="no-wrap"/>
    </style:style>
    <style:style style:family="paragraph" style:name="P87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46">
      <style:text-properties fo:color="#000000" fo:font-family="Calibri" style:font-family-asian="Times New Roman" style:font-family-complex="Calibri"/>
    </style:style>
    <style:style style:family="text" style:name="T147">
      <style:text-properties fo:color="#000000" fo:font-family="Calibri" style:font-family-asian="Times New Roman" style:font-family-complex="Calibri"/>
    </style:style>
    <style:style style:family="table-cell" style:name="ce55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88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48">
      <style:text-properties fo:color="#000000" fo:font-family="Calibri" style:font-family-asian="Times New Roman" style:font-family-complex="Calibri"/>
    </style:style>
    <style:style style:family="text" style:name="T149">
      <style:text-properties fo:color="#000000" fo:font-family="Calibri" style:font-family-asian="Times New Roman" style:font-family-complex="Calibri"/>
    </style:style>
    <style:style style:family="text" style:name="T150">
      <style:text-properties fo:color="#000000" fo:font-family="Calibri" style:font-family-asian="Times New Roman" style:font-family-complex="Calibri"/>
    </style:style>
    <style:style style:family="table-cell" style:name="ce56">
      <style:table-cell-properties style:vertical-align="middle" style:direction="ltr" fo:background-color="#ddebf7" fo:border="0.01764cm solid #FFFFFF" loext:writing-mode="lr-tb" fo:padding-left="0.1235cm" fo:padding-right="0.1235cm" fo:wrap-option="no-wrap"/>
    </style:style>
    <style:style style:family="paragraph" style:name="P89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51">
      <style:text-properties fo:color="#000000" fo:font-family="Calibri" style:font-family-asian="Times New Roman" style:font-family-complex="Calibri"/>
    </style:style>
    <style:style style:family="text" style:name="T152">
      <style:text-properties fo:color="#000000" fo:font-family="Calibri" style:font-family-asian="Times New Roman" style:font-family-complex="Calibri"/>
    </style:style>
    <style:style style:family="table-row" style:name="ro10">
      <style:table-row-properties style:min-row-height="0.5292cm"/>
    </style:style>
    <style:style style:family="table-cell" style:name="ce57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90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53">
      <style:text-properties fo:color="#000000" fo:font-family="Calibri" style:font-family-asian="Times New Roman" style:font-family-complex="Calibri"/>
    </style:style>
    <style:style style:family="text" style:name="T154">
      <style:text-properties fo:color="#000000" fo:font-family="Calibri" style:font-family-asian="Times New Roman" style:font-family-complex="Calibri"/>
    </style:style>
    <style:style style:family="table-cell" style:name="ce58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91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55">
      <style:text-properties fo:color="#000000" fo:font-family="Calibri" style:font-family-asian="Times New Roman" style:font-family-complex="Calibri"/>
    </style:style>
    <style:style style:family="text" style:name="T156">
      <style:text-properties fo:color="#000000" fo:font-family="Calibri" style:font-family-asian="Times New Roman" style:font-family-complex="Calibri"/>
    </style:style>
    <style:style style:family="table-cell" style:name="ce59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92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57">
      <style:text-properties fo:color="#000000" fo:font-family="Calibri" style:font-family-asian="Times New Roman" style:font-family-complex="Calibri"/>
    </style:style>
    <style:style style:family="text" style:name="T158">
      <style:text-properties fo:color="#000000" fo:font-family="Calibri" style:font-family-asian="Times New Roman" style:font-family-complex="Calibri"/>
    </style:style>
    <style:style style:family="table-cell" style:name="ce60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93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59">
      <style:text-properties fo:color="#000000" fo:font-family="Calibri" style:font-family-asian="Times New Roman" style:font-family-complex="Calibri"/>
    </style:style>
    <style:style style:family="text" style:name="T160">
      <style:text-properties fo:color="#000000" fo:font-family="Calibri" style:font-family-asian="Times New Roman" style:font-family-complex="Calibri"/>
    </style:style>
    <style:style style:family="table-cell" style:name="ce61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94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61">
      <style:text-properties fo:color="#000000" fo:font-family="Calibri" style:font-family-asian="Times New Roman" style:font-family-complex="Calibri"/>
    </style:style>
    <style:style style:family="text" style:name="T162">
      <style:text-properties fo:color="#000000" fo:font-family="Calibri" style:font-family-asian="Times New Roman" style:font-family-complex="Calibri"/>
    </style:style>
    <style:style style:family="text" style:name="T163">
      <style:text-properties fo:color="#000000" fo:font-family="Calibri" style:font-family-asian="Times New Roman" style:font-family-complex="Calibri"/>
    </style:style>
    <style:style style:family="text" style:name="T164">
      <style:text-properties fo:color="#000000" fo:font-family="Calibri" style:font-family-asian="Times New Roman" style:font-family-complex="Calibri"/>
    </style:style>
    <style:style style:family="text" style:name="T165">
      <style:text-properties fo:color="#000000" fo:font-family="Calibri" style:font-family-asian="Times New Roman" style:font-family-complex="Calibri"/>
    </style:style>
    <style:style style:family="table-cell" style:name="ce62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95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66">
      <style:text-properties fo:color="#000000" fo:font-family="Calibri" style:font-family-asian="Times New Roman" style:font-family-complex="Calibri"/>
    </style:style>
    <style:style style:family="text" style:name="T167">
      <style:text-properties fo:color="#000000" fo:font-family="Calibri" style:font-family-asian="Times New Roman" style:font-family-complex="Calibri"/>
    </style:style>
    <style:style style:family="table-row" style:name="ro11">
      <style:table-row-properties style:min-row-height="0.5292cm"/>
    </style:style>
    <style:style style:family="table-cell" style:name="ce63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96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68">
      <style:text-properties fo:color="#000000" fo:font-family="Calibri" style:font-family-asian="Times New Roman" style:font-family-complex="Calibri"/>
    </style:style>
    <style:style style:family="text" style:name="T169">
      <style:text-properties fo:color="#000000" fo:font-family="Calibri" style:font-family-asian="Times New Roman" style:font-family-complex="Calibri"/>
    </style:style>
    <style:style style:family="table-cell" style:name="ce64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97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70">
      <style:text-properties fo:color="#000000" fo:font-family="Calibri" style:font-family-asian="Times New Roman" style:font-family-complex="Calibri"/>
    </style:style>
    <style:style style:family="text" style:name="T171">
      <style:text-properties fo:color="#000000" fo:font-family="Calibri" style:font-family-asian="Times New Roman" style:font-family-complex="Calibri"/>
    </style:style>
    <style:style style:family="table-cell" style:name="ce65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98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72">
      <style:text-properties fo:color="#000000" fo:font-family="Calibri" style:font-family-asian="Times New Roman" style:font-family-complex="Calibri"/>
    </style:style>
    <style:style style:family="text" style:name="T173">
      <style:text-properties fo:color="#000000" fo:font-family="Calibri" style:font-family-asian="Times New Roman" style:font-family-complex="Calibri"/>
    </style:style>
    <style:style style:family="table-cell" style:name="ce66">
      <style:table-cell-properties style:vertical-align="middle" style:direction="ltr" fo:background-color="#ddebf7" fo:border="0.01764cm solid #FFFFFF" loext:writing-mode="lr-tb" fo:padding-left="0.1235cm" fo:padding-right="0.1235cm" fo:wrap-option="no-wrap"/>
    </style:style>
    <style:style style:family="paragraph" style:name="P99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74">
      <style:text-properties fo:color="#000000" fo:font-family="Calibri" style:font-family-asian="Times New Roman" style:font-family-complex="Calibri"/>
    </style:style>
    <style:style style:family="text" style:name="T175">
      <style:text-properties fo:color="#000000" fo:font-family="Calibri" style:font-family-asian="Times New Roman" style:font-family-complex="Calibri"/>
    </style:style>
    <style:style style:family="table-cell" style:name="ce67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100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76">
      <style:text-properties fo:color="#000000" fo:font-family="Calibri" style:font-family-asian="Times New Roman" style:font-family-complex="Calibri"/>
    </style:style>
    <style:style style:family="text" style:name="T177">
      <style:text-properties fo:color="#000000" fo:font-family="Calibri" style:font-family-asian="Times New Roman" style:font-family-complex="Calibri"/>
    </style:style>
    <style:style style:family="text" style:name="T178">
      <style:text-properties fo:color="#000000" fo:font-family="Calibri" style:font-family-asian="Times New Roman" style:font-family-complex="Calibri"/>
    </style:style>
    <style:style style:family="table-cell" style:name="ce68">
      <style:table-cell-properties style:vertical-align="middle" style:direction="ltr" fo:background-color="#ddebf7" fo:border="0.01764cm solid #FFFFFF" loext:writing-mode="lr-tb" fo:padding-left="0.1235cm" fo:padding-right="0.1235cm" fo:wrap-option="no-wrap"/>
    </style:style>
    <style:style style:family="paragraph" style:name="P101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79">
      <style:text-properties fo:color="#000000" fo:font-family="Calibri" style:font-family-asian="Times New Roman" style:font-family-complex="Calibri"/>
    </style:style>
    <style:style style:family="text" style:name="T180">
      <style:text-properties fo:color="#000000" fo:font-family="Calibri" style:font-family-asian="Times New Roman" style:font-family-complex="Calibri"/>
    </style:style>
    <style:style style:family="table-row" style:name="ro12">
      <style:table-row-properties style:min-row-height="0.5292cm"/>
    </style:style>
    <style:style style:family="table-cell" style:name="ce69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102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81">
      <style:text-properties fo:color="#000000" fo:font-family="Calibri" style:font-family-asian="Times New Roman" style:font-family-complex="Calibri"/>
    </style:style>
    <style:style style:family="text" style:name="T182">
      <style:text-properties fo:color="#000000" fo:font-family="Calibri" style:font-family-asian="Times New Roman" style:font-family-complex="Calibri"/>
    </style:style>
    <style:style style:family="table-cell" style:name="ce70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103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83">
      <style:text-properties fo:color="#000000" fo:font-family="Calibri" style:font-family-asian="Times New Roman" style:font-family-complex="Calibri"/>
    </style:style>
    <style:style style:family="text" style:name="T184">
      <style:text-properties fo:color="#000000" fo:font-family="Calibri" style:font-family-asian="Times New Roman" style:font-family-complex="Calibri"/>
    </style:style>
    <style:style style:family="table-cell" style:name="ce71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104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85">
      <style:text-properties fo:color="#000000" fo:font-family="Calibri" style:font-family-asian="Times New Roman" style:font-family-complex="Calibri"/>
    </style:style>
    <style:style style:family="text" style:name="T186">
      <style:text-properties fo:color="#000000" fo:font-family="Calibri" style:font-family-asian="Times New Roman" style:font-family-complex="Calibri"/>
    </style:style>
    <style:style style:family="table-cell" style:name="ce72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105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87">
      <style:text-properties fo:color="#000000" fo:font-family="Calibri" style:font-family-asian="Times New Roman" style:font-family-complex="Calibri"/>
    </style:style>
    <style:style style:family="text" style:name="T188">
      <style:text-properties fo:color="#000000" fo:font-family="Calibri" style:font-family-asian="Times New Roman" style:font-family-complex="Calibri"/>
    </style:style>
    <style:style style:family="table-cell" style:name="ce73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106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89">
      <style:text-properties fo:color="#000000" fo:font-family="Calibri" style:font-family-asian="Times New Roman" style:font-family-complex="Calibri"/>
    </style:style>
    <style:style style:family="text" style:name="T190">
      <style:text-properties fo:color="#000000" fo:font-family="Calibri" style:font-family-asian="Times New Roman" style:font-family-complex="Calibri"/>
    </style:style>
    <style:style style:family="table-cell" style:name="ce74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107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91">
      <style:text-properties fo:color="#000000" fo:font-family="Calibri" style:font-family-asian="Times New Roman" style:font-family-complex="Calibri"/>
    </style:style>
    <style:style style:family="text" style:name="T192">
      <style:text-properties fo:color="#000000" fo:font-family="Calibri" style:font-family-asian="Times New Roman" style:font-family-complex="Calibri"/>
    </style:style>
    <style:style style:family="paragraph" style:name="P108">
      <style:paragraph-properties/>
      <style:text-properties/>
    </style:style>
    <style:style style:family="paragraph" style:name="P109">
      <style:paragraph-properties/>
      <style:text-properties/>
    </style:style>
    <style:style style:family="table" style:name="ta3">
      <style:table-properties style:width="27cm"/>
    </style:style>
    <style:style style:family="table-column" style:name="co13">
      <style:table-column-properties style:column-width="3.069cm"/>
    </style:style>
    <style:style style:family="table-column" style:name="co14">
      <style:table-column-properties style:column-width="2.717cm"/>
    </style:style>
    <style:style style:family="table-column" style:name="co15">
      <style:table-column-properties style:column-width="1.207cm"/>
    </style:style>
    <style:style style:family="table-column" style:name="co16">
      <style:table-column-properties style:column-width="2.752cm"/>
    </style:style>
    <style:style style:family="table-column" style:name="co17">
      <style:table-column-properties style:column-width="12.5cm"/>
    </style:style>
    <style:style style:family="table-column" style:name="co18">
      <style:table-column-properties style:column-width="4.75cm"/>
    </style:style>
    <style:style style:family="table-row" style:name="ro13">
      <style:table-row-properties style:min-row-height="0.5292cm"/>
    </style:style>
    <style:style style:family="table-cell" style:name="ce76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110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193">
      <style:text-properties fo:color="#ffffff" fo:font-family="Calibri" style:font-family-asian="Times New Roman" style:font-family-complex="Calibri" fo:font-weight="bold"/>
    </style:style>
    <style:style style:family="text" style:name="T194">
      <style:text-properties fo:color="#ffffff" fo:font-family="Calibri" style:font-family-asian="Times New Roman" style:font-family-complex="Calibri" fo:font-weight="bold"/>
    </style:style>
    <style:style style:family="table-cell" style:name="ce77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111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195">
      <style:text-properties fo:color="#ffffff" fo:font-family="Calibri" style:font-family-asian="Times New Roman" style:font-family-complex="Calibri" fo:font-weight="bold"/>
    </style:style>
    <style:style style:family="text" style:name="T196">
      <style:text-properties fo:color="#ffffff" fo:font-family="Calibri" style:font-family-asian="Times New Roman" style:font-family-complex="Calibri" fo:font-weight="bold"/>
    </style:style>
    <style:style style:family="table-cell" style:name="ce78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112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197">
      <style:text-properties fo:color="#ffffff" fo:font-family="Calibri" style:font-family-asian="Times New Roman" style:font-family-complex="Calibri" fo:font-weight="bold"/>
    </style:style>
    <style:style style:family="text" style:name="T198">
      <style:text-properties fo:color="#ffffff" fo:font-family="Calibri" style:font-family-asian="Times New Roman" style:font-family-complex="Calibri" fo:font-weight="bold"/>
    </style:style>
    <style:style style:family="table-cell" style:name="ce79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113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199">
      <style:text-properties fo:color="#ffffff" fo:font-family="Calibri" style:font-family-asian="Times New Roman" style:font-family-complex="Calibri" fo:font-weight="bold"/>
    </style:style>
    <style:style style:family="text" style:name="T200">
      <style:text-properties fo:color="#ffffff" fo:font-family="Calibri" style:font-family-asian="Times New Roman" style:font-family-complex="Calibri" fo:font-weight="bold"/>
    </style:style>
    <style:style style:family="table-cell" style:name="ce80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114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201">
      <style:text-properties fo:color="#ffffff" fo:font-family="Calibri" style:font-family-asian="Times New Roman" style:font-family-complex="Calibri" fo:font-weight="bold"/>
    </style:style>
    <style:style style:family="text" style:name="T202">
      <style:text-properties fo:color="#ffffff" fo:font-family="Calibri" style:font-family-asian="Times New Roman" style:font-family-complex="Calibri" fo:font-weight="bold"/>
    </style:style>
    <style:style style:family="table-cell" style:name="ce81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115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203">
      <style:text-properties fo:color="#ffffff" fo:font-family="Calibri" style:font-family-asian="Times New Roman" style:font-family-complex="Calibri" fo:font-weight="bold"/>
    </style:style>
    <style:style style:family="text" style:name="T204">
      <style:text-properties fo:color="#ffffff" fo:font-family="Calibri" style:font-family-asian="Times New Roman" style:font-family-complex="Calibri" fo:font-weight="bold"/>
    </style:style>
    <style:style style:family="table-row" style:name="ro14">
      <style:table-row-properties style:min-row-height="0.5292cm"/>
    </style:style>
    <style:style style:family="table-cell" style:name="ce82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116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205">
      <style:text-properties fo:color="#000000" fo:font-family="Calibri" style:font-family-asian="Times New Roman" style:font-family-complex="Calibri"/>
    </style:style>
    <style:style style:family="text" style:name="T206">
      <style:text-properties fo:color="#000000" fo:font-family="Calibri" style:font-family-asian="Times New Roman" style:font-family-complex="Calibri"/>
    </style:style>
    <style:style style:family="table-cell" style:name="ce83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117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207">
      <style:text-properties fo:color="#000000" fo:font-family="Calibri" style:font-family-asian="Times New Roman" style:font-family-complex="Calibri"/>
    </style:style>
    <style:style style:family="text" style:name="T208">
      <style:text-properties fo:color="#000000" fo:font-family="Calibri" style:font-family-asian="Times New Roman" style:font-family-complex="Calibri"/>
    </style:style>
    <style:style style:family="table-cell" style:name="ce84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118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209">
      <style:text-properties fo:color="#000000" fo:font-family="Calibri" style:font-family-asian="Times New Roman" style:font-family-complex="Calibri"/>
    </style:style>
    <style:style style:family="text" style:name="T210">
      <style:text-properties fo:color="#000000" fo:font-family="Calibri" style:font-family-asian="Times New Roman" style:font-family-complex="Calibri"/>
    </style:style>
    <style:style style:family="table-cell" style:name="ce85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119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211">
      <style:text-properties fo:color="#000000" fo:font-family="Calibri" style:font-family-asian="Times New Roman" style:font-family-complex="Calibri"/>
    </style:style>
    <style:style style:family="text" style:name="T212">
      <style:text-properties fo:color="#000000" fo:font-family="Calibri" style:font-family-asian="Times New Roman" style:font-family-complex="Calibri"/>
    </style:style>
    <style:style style:family="table-cell" style:name="ce86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120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213">
      <style:text-properties fo:color="#000000" fo:font-family="Calibri" style:font-family-asian="Times New Roman" style:font-family-complex="Calibri"/>
    </style:style>
    <style:style style:family="text" style:name="T214">
      <style:text-properties fo:color="#000000" fo:font-family="Calibri" style:font-family-asian="Times New Roman" style:font-family-complex="Calibri"/>
    </style:style>
    <style:style style:family="table-cell" style:name="ce87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121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215">
      <style:text-properties fo:color="#000000" fo:font-family="Calibri" style:font-family-asian="Times New Roman" style:font-family-complex="Calibri"/>
    </style:style>
    <style:style style:family="text" style:name="T216">
      <style:text-properties fo:color="#000000" fo:font-family="Calibri" style:font-family-asian="Times New Roman" style:font-family-complex="Calibri"/>
    </style:style>
    <style:style style:family="table-row" style:name="ro15">
      <style:table-row-properties style:min-row-height="0.5292cm"/>
    </style:style>
    <style:style style:family="table-cell" style:name="ce88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122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217">
      <style:text-properties fo:color="#000000" fo:font-family="Calibri" style:font-family-asian="Times New Roman" style:font-family-complex="Calibri"/>
    </style:style>
    <style:style style:family="text" style:name="T218">
      <style:text-properties fo:color="#000000" fo:font-family="Calibri" style:font-family-asian="Times New Roman" style:font-family-complex="Calibri"/>
    </style:style>
    <style:style style:family="table-cell" style:name="ce89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123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219">
      <style:text-properties fo:color="#000000" fo:font-family="Calibri" style:font-family-asian="Times New Roman" style:font-family-complex="Calibri"/>
    </style:style>
    <style:style style:family="text" style:name="T220">
      <style:text-properties fo:color="#000000" fo:font-family="Calibri" style:font-family-asian="Times New Roman" style:font-family-complex="Calibri"/>
    </style:style>
    <style:style style:family="table-cell" style:name="ce90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124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221">
      <style:text-properties fo:color="#000000" fo:font-family="Calibri" style:font-family-asian="Times New Roman" style:font-family-complex="Calibri"/>
    </style:style>
    <style:style style:family="text" style:name="T222">
      <style:text-properties fo:color="#000000" fo:font-family="Calibri" style:font-family-asian="Times New Roman" style:font-family-complex="Calibri"/>
    </style:style>
    <style:style style:family="table-cell" style:name="ce91">
      <style:table-cell-properties style:vertical-align="middle" style:direction="ltr" fo:background-color="#ddebf7" fo:border="0.01764cm solid #FFFFFF" loext:writing-mode="lr-tb" fo:padding-left="0.1235cm" fo:padding-right="0.1235cm" fo:wrap-option="no-wrap"/>
    </style:style>
    <style:style style:family="paragraph" style:name="P125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223">
      <style:text-properties fo:color="#000000" fo:font-family="Calibri" style:font-family-asian="Times New Roman" style:font-family-complex="Calibri"/>
    </style:style>
    <style:style style:family="text" style:name="T224">
      <style:text-properties fo:color="#000000" fo:font-family="Calibri" style:font-family-asian="Times New Roman" style:font-family-complex="Calibri"/>
    </style:style>
    <style:style style:family="table-cell" style:name="ce92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126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225">
      <style:text-properties fo:color="#000000" fo:font-family="Calibri" style:font-family-asian="Times New Roman" style:font-family-complex="Calibri"/>
    </style:style>
    <style:style style:family="text" style:name="T226">
      <style:text-properties fo:color="#000000" fo:font-family="Calibri" style:font-family-asian="Times New Roman" style:font-family-complex="Calibri"/>
    </style:style>
    <style:style style:family="table-cell" style:name="ce93">
      <style:table-cell-properties style:vertical-align="middle" style:direction="ltr" fo:background-color="#ddebf7" fo:border="0.01764cm solid #FFFFFF" loext:writing-mode="lr-tb" fo:padding-left="0.1235cm" fo:padding-right="0.1235cm" fo:wrap-option="no-wrap"/>
    </style:style>
    <style:style style:family="paragraph" style:name="P127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227">
      <style:text-properties fo:color="#000000" fo:font-family="Calibri" style:font-family-asian="Times New Roman" style:font-family-complex="Calibri"/>
    </style:style>
    <style:style style:family="text" style:name="T228">
      <style:text-properties fo:color="#000000" fo:font-family="Calibri" style:font-family-asian="Times New Roman" style:font-family-complex="Calibri"/>
    </style:style>
    <style:style style:family="table-row" style:name="ro16">
      <style:table-row-properties style:min-row-height="0.5292cm"/>
    </style:style>
    <style:style style:family="table-cell" style:name="ce94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128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229">
      <style:text-properties fo:color="#000000" fo:font-family="Calibri" style:font-family-asian="Times New Roman" style:font-family-complex="Calibri"/>
    </style:style>
    <style:style style:family="text" style:name="T230">
      <style:text-properties fo:color="#000000" fo:font-family="Calibri" style:font-family-asian="Times New Roman" style:font-family-complex="Calibri"/>
    </style:style>
    <style:style style:family="table-cell" style:name="ce95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129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231">
      <style:text-properties fo:color="#000000" fo:font-family="Calibri" style:font-family-asian="Times New Roman" style:font-family-complex="Calibri"/>
    </style:style>
    <style:style style:family="text" style:name="T232">
      <style:text-properties fo:color="#000000" fo:font-family="Calibri" style:font-family-asian="Times New Roman" style:font-family-complex="Calibri"/>
    </style:style>
    <style:style style:family="table-cell" style:name="ce96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130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233">
      <style:text-properties fo:color="#000000" fo:font-family="Calibri" style:font-family-asian="Times New Roman" style:font-family-complex="Calibri"/>
    </style:style>
    <style:style style:family="text" style:name="T234">
      <style:text-properties fo:color="#000000" fo:font-family="Calibri" style:font-family-asian="Times New Roman" style:font-family-complex="Calibri"/>
    </style:style>
    <style:style style:family="table-cell" style:name="ce97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131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235">
      <style:text-properties fo:color="#000000" fo:font-family="Calibri" style:font-family-asian="Times New Roman" style:font-family-complex="Calibri"/>
    </style:style>
    <style:style style:family="text" style:name="T236">
      <style:text-properties fo:color="#000000" fo:font-family="Calibri" style:font-family-asian="Times New Roman" style:font-family-complex="Calibri"/>
    </style:style>
    <style:style style:family="table-cell" style:name="ce98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132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237">
      <style:text-properties fo:color="#000000" fo:font-family="Calibri" style:font-family-asian="Times New Roman" style:font-family-complex="Calibri"/>
    </style:style>
    <style:style style:family="text" style:name="T238">
      <style:text-properties fo:color="#000000" fo:font-family="Calibri" style:font-family-asian="Times New Roman" style:font-family-complex="Calibri"/>
    </style:style>
    <style:style style:family="table-cell" style:name="ce99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133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239">
      <style:text-properties fo:color="#000000" fo:font-family="Calibri" style:font-family-asian="Times New Roman" style:font-family-complex="Calibri"/>
    </style:style>
    <style:style style:family="text" style:name="T240">
      <style:text-properties fo:color="#000000" fo:font-family="Calibri" style:font-family-asian="Times New Roman" style:font-family-complex="Calibri"/>
    </style:style>
    <style:style style:family="table-row" style:name="ro17">
      <style:table-row-properties style:min-row-height="0.5292cm"/>
    </style:style>
    <style:style style:family="table-cell" style:name="ce100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134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241">
      <style:text-properties fo:color="#000000" fo:font-family="Calibri" style:font-family-asian="Times New Roman" style:font-family-complex="Calibri"/>
    </style:style>
    <style:style style:family="text" style:name="T242">
      <style:text-properties fo:color="#000000" fo:font-family="Calibri" style:font-family-asian="Times New Roman" style:font-family-complex="Calibri"/>
    </style:style>
    <style:style style:family="table-cell" style:name="ce101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135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243">
      <style:text-properties fo:color="#000000" fo:font-family="Calibri" style:font-family-asian="Times New Roman" style:font-family-complex="Calibri"/>
    </style:style>
    <style:style style:family="text" style:name="T244">
      <style:text-properties fo:color="#000000" fo:font-family="Calibri" style:font-family-asian="Times New Roman" style:font-family-complex="Calibri"/>
    </style:style>
    <style:style style:family="table-cell" style:name="ce102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136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245">
      <style:text-properties fo:color="#000000" fo:font-family="Calibri" style:font-family-asian="Times New Roman" style:font-family-complex="Calibri"/>
    </style:style>
    <style:style style:family="text" style:name="T246">
      <style:text-properties fo:color="#000000" fo:font-family="Calibri" style:font-family-asian="Times New Roman" style:font-family-complex="Calibri"/>
    </style:style>
    <style:style style:family="table-cell" style:name="ce103">
      <style:table-cell-properties style:vertical-align="middle" style:direction="ltr" fo:background-color="#ddebf7" fo:border="0.01764cm solid #FFFFFF" loext:writing-mode="lr-tb" fo:padding-left="0.1235cm" fo:padding-right="0.1235cm" fo:wrap-option="no-wrap"/>
    </style:style>
    <style:style style:family="paragraph" style:name="P137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247">
      <style:text-properties fo:color="#000000" fo:font-family="Calibri" style:font-family-asian="Times New Roman" style:font-family-complex="Calibri"/>
    </style:style>
    <style:style style:family="text" style:name="T248">
      <style:text-properties fo:color="#000000" fo:font-family="Calibri" style:font-family-asian="Times New Roman" style:font-family-complex="Calibri"/>
    </style:style>
    <style:style style:family="table-cell" style:name="ce104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138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249">
      <style:text-properties fo:color="#000000" fo:font-family="Calibri" style:font-family-asian="Times New Roman" style:font-family-complex="Calibri"/>
    </style:style>
    <style:style style:family="text" style:name="T250">
      <style:text-properties fo:color="#000000" fo:font-family="Calibri" style:font-family-asian="Times New Roman" style:font-family-complex="Calibri"/>
    </style:style>
    <style:style style:family="text" style:name="T251">
      <style:text-properties fo:color="#000000" fo:font-family="Calibri" style:font-family-asian="Times New Roman" style:font-family-complex="Calibri"/>
    </style:style>
    <style:style style:family="text" style:name="T252">
      <style:text-properties fo:color="#000000" fo:font-family="Calibri" style:font-family-asian="Times New Roman" style:font-family-complex="Calibri"/>
    </style:style>
    <style:style style:family="table-cell" style:name="ce105">
      <style:table-cell-properties style:vertical-align="middle" style:direction="ltr" fo:background-color="#ddebf7" fo:border="0.01764cm solid #FFFFFF" loext:writing-mode="lr-tb" fo:padding-left="0.1235cm" fo:padding-right="0.1235cm" fo:wrap-option="no-wrap"/>
    </style:style>
    <style:style style:family="paragraph" style:name="P139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253">
      <style:text-properties fo:color="#000000" fo:font-family="Calibri" style:font-family-asian="Times New Roman" style:font-family-complex="Calibri"/>
    </style:style>
    <style:style style:family="text" style:name="T254">
      <style:text-properties fo:color="#000000" fo:font-family="Calibri" style:font-family-asian="Times New Roman" style:font-family-complex="Calibri"/>
    </style:style>
    <style:style style:family="table-row" style:name="ro18">
      <style:table-row-properties style:min-row-height="0.5292cm"/>
    </style:style>
    <style:style style:family="table-cell" style:name="ce106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140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255">
      <style:text-properties fo:color="#000000" fo:font-family="Calibri" style:font-family-asian="Times New Roman" style:font-family-complex="Calibri"/>
    </style:style>
    <style:style style:family="text" style:name="T256">
      <style:text-properties fo:color="#000000" fo:font-family="Calibri" style:font-family-asian="Times New Roman" style:font-family-complex="Calibri"/>
    </style:style>
    <style:style style:family="table-cell" style:name="ce107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141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257">
      <style:text-properties fo:color="#000000" fo:font-family="Calibri" style:font-family-asian="Times New Roman" style:font-family-complex="Calibri"/>
    </style:style>
    <style:style style:family="text" style:name="T258">
      <style:text-properties fo:color="#000000" fo:font-family="Calibri" style:font-family-asian="Times New Roman" style:font-family-complex="Calibri"/>
    </style:style>
    <style:style style:family="table-cell" style:name="ce108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142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259">
      <style:text-properties fo:color="#000000" fo:font-family="Calibri" style:font-family-asian="Times New Roman" style:font-family-complex="Calibri"/>
    </style:style>
    <style:style style:family="text" style:name="T260">
      <style:text-properties fo:color="#000000" fo:font-family="Calibri" style:font-family-asian="Times New Roman" style:font-family-complex="Calibri"/>
    </style:style>
    <style:style style:family="table-cell" style:name="ce109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143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261">
      <style:text-properties fo:color="#000000" fo:font-family="Calibri" style:font-family-asian="Times New Roman" style:font-family-complex="Calibri"/>
    </style:style>
    <style:style style:family="text" style:name="T262">
      <style:text-properties fo:color="#000000" fo:font-family="Calibri" style:font-family-asian="Times New Roman" style:font-family-complex="Calibri"/>
    </style:style>
    <style:style style:family="table-cell" style:name="ce110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144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263">
      <style:text-properties fo:color="#000000" fo:font-family="Calibri" style:font-family-asian="Times New Roman" style:font-family-complex="Calibri"/>
    </style:style>
    <style:style style:family="text" style:name="T264">
      <style:text-properties fo:color="#000000" fo:font-family="Calibri" style:font-family-asian="Times New Roman" style:font-family-complex="Calibri"/>
    </style:style>
    <style:style style:family="table-cell" style:name="ce111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145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265">
      <style:text-properties fo:color="#000000" fo:font-family="Calibri" style:font-family-asian="Times New Roman" style:font-family-complex="Calibri"/>
    </style:style>
    <style:style style:family="text" style:name="T266">
      <style:text-properties fo:color="#000000" fo:font-family="Calibri" style:font-family-asian="Times New Roman" style:font-family-complex="Calibri"/>
    </style:style>
    <style:style style:family="table-row" style:name="ro19">
      <style:table-row-properties style:min-row-height="0.5292cm"/>
    </style:style>
    <style:style style:family="table-cell" style:name="ce112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146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267">
      <style:text-properties fo:color="#000000" fo:font-family="Calibri" style:font-family-asian="Times New Roman" style:font-family-complex="Calibri"/>
    </style:style>
    <style:style style:family="text" style:name="T268">
      <style:text-properties fo:color="#000000" fo:font-family="Calibri" style:font-family-asian="Times New Roman" style:font-family-complex="Calibri"/>
    </style:style>
    <style:style style:family="table-cell" style:name="ce113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147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269">
      <style:text-properties fo:color="#000000" fo:font-family="Calibri" style:font-family-asian="Times New Roman" style:font-family-complex="Calibri"/>
    </style:style>
    <style:style style:family="text" style:name="T270">
      <style:text-properties fo:color="#000000" fo:font-family="Calibri" style:font-family-asian="Times New Roman" style:font-family-complex="Calibri"/>
    </style:style>
    <style:style style:family="table-cell" style:name="ce114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148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271">
      <style:text-properties fo:color="#000000" fo:font-family="Calibri" style:font-family-asian="Times New Roman" style:font-family-complex="Calibri"/>
    </style:style>
    <style:style style:family="text" style:name="T272">
      <style:text-properties fo:color="#000000" fo:font-family="Calibri" style:font-family-asian="Times New Roman" style:font-family-complex="Calibri"/>
    </style:style>
    <style:style style:family="table-cell" style:name="ce115">
      <style:table-cell-properties style:vertical-align="middle" style:direction="ltr" fo:background-color="#ddebf7" fo:border="0.01764cm solid #FFFFFF" loext:writing-mode="lr-tb" fo:padding-left="0.1235cm" fo:padding-right="0.1235cm" fo:wrap-option="no-wrap"/>
    </style:style>
    <style:style style:family="paragraph" style:name="P149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273">
      <style:text-properties fo:color="#000000" fo:font-family="Calibri" style:font-family-asian="Times New Roman" style:font-family-complex="Calibri"/>
    </style:style>
    <style:style style:family="text" style:name="T274">
      <style:text-properties fo:color="#000000" fo:font-family="Calibri" style:font-family-asian="Times New Roman" style:font-family-complex="Calibri"/>
    </style:style>
    <style:style style:family="table-cell" style:name="ce116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150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275">
      <style:text-properties fo:color="#000000" fo:font-family="Calibri" style:font-family-asian="Times New Roman" style:font-family-complex="Calibri"/>
    </style:style>
    <style:style style:family="text" style:name="T276">
      <style:text-properties fo:color="#000000" fo:font-family="Calibri" style:font-family-asian="Times New Roman" style:font-family-complex="Calibri"/>
    </style:style>
    <style:style style:family="text" style:name="T277">
      <style:text-properties fo:color="#000000" fo:font-family="Calibri" style:font-family-asian="Times New Roman" style:font-family-complex="Calibri"/>
    </style:style>
    <style:style style:family="text" style:name="T278">
      <style:text-properties fo:color="#000000" fo:font-family="Calibri" style:font-family-asian="Times New Roman" style:font-family-complex="Calibri"/>
    </style:style>
    <style:style style:family="table-cell" style:name="ce117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151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279">
      <style:text-properties fo:color="#000000" fo:font-family="Calibri" style:font-family-asian="Times New Roman" style:font-family-complex="Calibri"/>
    </style:style>
    <style:style style:family="text" style:name="T280">
      <style:text-properties fo:color="#000000" fo:font-family="Calibri" style:font-family-asian="Times New Roman" style:font-family-complex="Calibri"/>
    </style:style>
    <style:style style:family="table-row" style:name="ro20">
      <style:table-row-properties style:min-row-height="0.5292cm"/>
    </style:style>
    <style:style style:family="table-cell" style:name="ce118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152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281">
      <style:text-properties fo:color="#000000" fo:font-family="Calibri" style:font-family-asian="Times New Roman" style:font-family-complex="Calibri"/>
    </style:style>
    <style:style style:family="text" style:name="T282">
      <style:text-properties fo:color="#000000" fo:font-family="Calibri" style:font-family-asian="Times New Roman" style:font-family-complex="Calibri"/>
    </style:style>
    <style:style style:family="table-cell" style:name="ce119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153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283">
      <style:text-properties fo:color="#000000" fo:font-family="Calibri" style:font-family-asian="Times New Roman" style:font-family-complex="Calibri"/>
    </style:style>
    <style:style style:family="text" style:name="T284">
      <style:text-properties fo:color="#000000" fo:font-family="Calibri" style:font-family-asian="Times New Roman" style:font-family-complex="Calibri"/>
    </style:style>
    <style:style style:family="table-cell" style:name="ce120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154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285">
      <style:text-properties fo:color="#000000" fo:font-family="Calibri" style:font-family-asian="Times New Roman" style:font-family-complex="Calibri"/>
    </style:style>
    <style:style style:family="text" style:name="T286">
      <style:text-properties fo:color="#000000" fo:font-family="Calibri" style:font-family-asian="Times New Roman" style:font-family-complex="Calibri"/>
    </style:style>
    <style:style style:family="table-cell" style:name="ce121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155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287">
      <style:text-properties fo:color="#000000" fo:font-family="Calibri" style:font-family-asian="Times New Roman" style:font-family-complex="Calibri"/>
    </style:style>
    <style:style style:family="text" style:name="T288">
      <style:text-properties fo:color="#000000" fo:font-family="Calibri" style:font-family-asian="Times New Roman" style:font-family-complex="Calibri"/>
    </style:style>
    <style:style style:family="table-cell" style:name="ce122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156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289">
      <style:text-properties fo:color="#000000" fo:font-family="Calibri" style:font-family-asian="Times New Roman" style:font-family-complex="Calibri"/>
    </style:style>
    <style:style style:family="text" style:name="T290">
      <style:text-properties fo:color="#000000" fo:font-family="Calibri" style:font-family-asian="Times New Roman" style:font-family-complex="Calibri"/>
    </style:style>
    <style:style style:family="text" style:name="T291">
      <style:text-properties fo:color="#000000" fo:font-family="Calibri" style:font-family-asian="Times New Roman" style:font-family-complex="Calibri"/>
    </style:style>
    <style:style style:family="text" style:name="T292">
      <style:text-properties fo:color="#000000" fo:font-family="Calibri" style:font-family-asian="Times New Roman" style:font-family-complex="Calibri"/>
    </style:style>
    <style:style style:family="text" style:name="T293">
      <style:text-properties fo:color="#000000" fo:font-family="Calibri" style:font-family-asian="Times New Roman" style:font-family-complex="Calibri"/>
    </style:style>
    <style:style style:family="table-cell" style:name="ce123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157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294">
      <style:text-properties fo:color="#000000" fo:font-family="Calibri" style:font-family-asian="Times New Roman" style:font-family-complex="Calibri"/>
    </style:style>
    <style:style style:family="text" style:name="T295">
      <style:text-properties fo:color="#000000" fo:font-family="Calibri" style:font-family-asian="Times New Roman" style:font-family-complex="Calibri"/>
    </style:style>
    <style:style style:family="table-row" style:name="ro21">
      <style:table-row-properties style:min-row-height="0.5292cm"/>
    </style:style>
    <style:style style:family="table-cell" style:name="ce124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158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296">
      <style:text-properties fo:color="#000000" fo:font-family="Calibri" style:font-family-asian="Times New Roman" style:font-family-complex="Calibri"/>
    </style:style>
    <style:style style:family="text" style:name="T297">
      <style:text-properties fo:color="#000000" fo:font-family="Calibri" style:font-family-asian="Times New Roman" style:font-family-complex="Calibri"/>
    </style:style>
    <style:style style:family="table-cell" style:name="ce125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159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298">
      <style:text-properties fo:color="#000000" fo:font-family="Calibri" style:font-family-asian="Times New Roman" style:font-family-complex="Calibri"/>
    </style:style>
    <style:style style:family="text" style:name="T299">
      <style:text-properties fo:color="#000000" fo:font-family="Calibri" style:font-family-asian="Times New Roman" style:font-family-complex="Calibri"/>
    </style:style>
    <style:style style:family="table-cell" style:name="ce126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160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300">
      <style:text-properties fo:color="#000000" fo:font-family="Calibri" style:font-family-asian="Times New Roman" style:font-family-complex="Calibri"/>
    </style:style>
    <style:style style:family="text" style:name="T301">
      <style:text-properties fo:color="#000000" fo:font-family="Calibri" style:font-family-asian="Times New Roman" style:font-family-complex="Calibri"/>
    </style:style>
    <style:style style:family="table-cell" style:name="ce127">
      <style:table-cell-properties style:vertical-align="middle" style:direction="ltr" fo:background-color="#ddebf7" fo:border="0.01764cm solid #FFFFFF" loext:writing-mode="lr-tb" fo:padding-left="0.1235cm" fo:padding-right="0.1235cm" fo:wrap-option="no-wrap"/>
    </style:style>
    <style:style style:family="paragraph" style:name="P161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302">
      <style:text-properties fo:color="#000000" fo:font-family="Calibri" style:font-family-asian="Times New Roman" style:font-family-complex="Calibri"/>
    </style:style>
    <style:style style:family="text" style:name="T303">
      <style:text-properties fo:color="#000000" fo:font-family="Calibri" style:font-family-asian="Times New Roman" style:font-family-complex="Calibri"/>
    </style:style>
    <style:style style:family="table-cell" style:name="ce128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162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304">
      <style:text-properties fo:color="#000000" fo:font-family="Calibri" style:font-family-asian="Times New Roman" style:font-family-complex="Calibri"/>
    </style:style>
    <style:style style:family="text" style:name="T305">
      <style:text-properties fo:color="#000000" fo:font-family="Calibri" style:font-family-asian="Times New Roman" style:font-family-complex="Calibri"/>
    </style:style>
    <style:style style:family="text" style:name="T306">
      <style:text-properties fo:color="#000000" fo:font-family="Calibri" style:font-family-asian="Times New Roman" style:font-family-complex="Calibri"/>
    </style:style>
    <style:style style:family="text" style:name="T307">
      <style:text-properties fo:color="#000000" fo:font-family="Calibri" style:font-family-asian="Times New Roman" style:font-family-complex="Calibri"/>
    </style:style>
    <style:style style:family="table-cell" style:name="ce129">
      <style:table-cell-properties style:vertical-align="middle" style:direction="ltr" fo:background-color="#ddebf7" fo:border="0.01764cm solid #FFFFFF" loext:writing-mode="lr-tb" fo:padding-left="0.1235cm" fo:padding-right="0.1235cm" fo:wrap-option="no-wrap"/>
    </style:style>
    <style:style style:family="paragraph" style:name="P163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308">
      <style:text-properties fo:color="#000000" fo:font-family="Calibri" style:font-family-asian="Times New Roman" style:font-family-complex="Calibri"/>
    </style:style>
    <style:style style:family="text" style:name="T309">
      <style:text-properties fo:color="#000000" fo:font-family="Calibri" style:font-family-asian="Times New Roman" style:font-family-complex="Calibri"/>
    </style:style>
    <style:style style:family="text" style:name="T310">
      <style:text-properties fo:color="#000000" fo:font-family="Calibri" style:font-family-asian="Times New Roman" style:font-family-complex="Calibri"/>
    </style:style>
    <style:style style:family="text" style:name="T311">
      <style:text-properties fo:color="#000000" fo:font-family="Calibri" style:font-family-asian="Times New Roman" style:font-family-complex="Calibri"/>
    </style:style>
    <style:style style:family="text" style:name="T312">
      <style:text-properties fo:color="#000000" fo:font-family="Calibri" style:font-family-asian="Times New Roman" style:font-family-complex="Calibri"/>
    </style:style>
    <style:style style:family="text" style:name="T313">
      <style:text-properties fo:color="#000000" fo:font-family="Calibri" style:font-family-asian="Times New Roman" style:font-family-complex="Calibri"/>
    </style:style>
    <style:style style:family="table-row" style:name="ro22">
      <style:table-row-properties style:min-row-height="0.5292cm"/>
    </style:style>
    <style:style style:family="table-cell" style:name="ce130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164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314">
      <style:text-properties fo:color="#000000" fo:font-family="Calibri" style:font-family-asian="Times New Roman" style:font-family-complex="Calibri"/>
    </style:style>
    <style:style style:family="text" style:name="T315">
      <style:text-properties fo:color="#000000" fo:font-family="Calibri" style:font-family-asian="Times New Roman" style:font-family-complex="Calibri"/>
    </style:style>
    <style:style style:family="table-cell" style:name="ce131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165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316">
      <style:text-properties fo:color="#000000" fo:font-family="Calibri" style:font-family-asian="Times New Roman" style:font-family-complex="Calibri"/>
    </style:style>
    <style:style style:family="text" style:name="T317">
      <style:text-properties fo:color="#000000" fo:font-family="Calibri" style:font-family-asian="Times New Roman" style:font-family-complex="Calibri"/>
    </style:style>
    <style:style style:family="table-cell" style:name="ce132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166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318">
      <style:text-properties fo:color="#000000" fo:font-family="Calibri" style:font-family-asian="Times New Roman" style:font-family-complex="Calibri"/>
    </style:style>
    <style:style style:family="text" style:name="T319">
      <style:text-properties fo:color="#000000" fo:font-family="Calibri" style:font-family-asian="Times New Roman" style:font-family-complex="Calibri"/>
    </style:style>
    <style:style style:family="table-cell" style:name="ce133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167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320">
      <style:text-properties fo:color="#000000" fo:font-family="Calibri" style:font-family-asian="Times New Roman" style:font-family-complex="Calibri"/>
    </style:style>
    <style:style style:family="text" style:name="T321">
      <style:text-properties fo:color="#000000" fo:font-family="Calibri" style:font-family-asian="Times New Roman" style:font-family-complex="Calibri"/>
    </style:style>
    <style:style style:family="table-cell" style:name="ce134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168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322">
      <style:text-properties fo:color="#000000" fo:font-family="Calibri" style:font-family-asian="Times New Roman" style:font-family-complex="Calibri"/>
    </style:style>
    <style:style style:family="text" style:name="T323">
      <style:text-properties fo:color="#000000" fo:font-family="Calibri" style:font-family-asian="Times New Roman" style:font-family-complex="Calibri"/>
    </style:style>
    <style:style style:family="text" style:name="T324">
      <style:text-properties fo:color="#000000" fo:font-family="Calibri" style:font-family-asian="Times New Roman" style:font-family-complex="Calibri"/>
    </style:style>
    <style:style style:family="text" style:name="T325">
      <style:text-properties fo:color="#000000" fo:font-family="Calibri" style:font-family-asian="Times New Roman" style:font-family-complex="Calibri"/>
    </style:style>
    <style:style style:family="text" style:name="T326">
      <style:text-properties fo:color="#000000" fo:font-family="Calibri" style:font-family-asian="Times New Roman" style:font-family-complex="Calibri"/>
    </style:style>
    <style:style style:family="table-cell" style:name="ce135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169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327">
      <style:text-properties fo:color="#000000" fo:font-family="Calibri" style:font-family-asian="Times New Roman" style:font-family-complex="Calibri"/>
    </style:style>
    <style:style style:family="text" style:name="T328">
      <style:text-properties fo:color="#000000" fo:font-family="Calibri" style:font-family-asian="Times New Roman" style:font-family-complex="Calibri"/>
    </style:style>
    <style:style style:family="text" style:name="T329">
      <style:text-properties fo:color="#000000" fo:font-family="Calibri" style:font-family-asian="Times New Roman" style:font-family-complex="Calibri"/>
    </style:style>
    <style:style style:family="paragraph" style:name="P170">
      <style:paragraph-properties/>
      <style:text-properties/>
    </style:style>
    <style:style style:family="paragraph" style:name="P171">
      <style:paragraph-properties/>
      <style:text-properties/>
    </style:style>
    <style:style style:family="paragraph" style:name="P172">
      <style:paragraph-properties/>
      <style:text-properties/>
    </style:style>
    <style:style style:family="table" style:name="ta4">
      <style:table-properties style:width="27cm"/>
    </style:style>
    <style:style style:family="table-column" style:name="co19">
      <style:table-column-properties style:column-width="3.069cm"/>
    </style:style>
    <style:style style:family="table-column" style:name="co20">
      <style:table-column-properties style:column-width="2.717cm"/>
    </style:style>
    <style:style style:family="table-column" style:name="co21">
      <style:table-column-properties style:column-width="1.207cm"/>
    </style:style>
    <style:style style:family="table-column" style:name="co22">
      <style:table-column-properties style:column-width="2.752cm"/>
    </style:style>
    <style:style style:family="table-column" style:name="co23">
      <style:table-column-properties style:column-width="12.5cm"/>
    </style:style>
    <style:style style:family="table-column" style:name="co24">
      <style:table-column-properties style:column-width="4.75cm"/>
    </style:style>
    <style:style style:family="table-row" style:name="ro23">
      <style:table-row-properties style:min-row-height="0.5292cm"/>
    </style:style>
    <style:style style:family="table-cell" style:name="ce137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173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330">
      <style:text-properties fo:color="#ffffff" fo:font-family="Calibri" style:font-family-asian="Times New Roman" style:font-family-complex="Calibri" fo:font-weight="bold"/>
    </style:style>
    <style:style style:family="text" style:name="T331">
      <style:text-properties fo:color="#ffffff" fo:font-family="Calibri" style:font-family-asian="Times New Roman" style:font-family-complex="Calibri" fo:font-weight="bold"/>
    </style:style>
    <style:style style:family="table-cell" style:name="ce138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174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332">
      <style:text-properties fo:color="#ffffff" fo:font-family="Calibri" style:font-family-asian="Times New Roman" style:font-family-complex="Calibri" fo:font-weight="bold"/>
    </style:style>
    <style:style style:family="text" style:name="T333">
      <style:text-properties fo:color="#ffffff" fo:font-family="Calibri" style:font-family-asian="Times New Roman" style:font-family-complex="Calibri" fo:font-weight="bold"/>
    </style:style>
    <style:style style:family="table-cell" style:name="ce139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175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334">
      <style:text-properties fo:color="#ffffff" fo:font-family="Calibri" style:font-family-asian="Times New Roman" style:font-family-complex="Calibri" fo:font-weight="bold"/>
    </style:style>
    <style:style style:family="text" style:name="T335">
      <style:text-properties fo:color="#ffffff" fo:font-family="Calibri" style:font-family-asian="Times New Roman" style:font-family-complex="Calibri" fo:font-weight="bold"/>
    </style:style>
    <style:style style:family="table-cell" style:name="ce140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176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336">
      <style:text-properties fo:color="#ffffff" fo:font-family="Calibri" style:font-family-asian="Times New Roman" style:font-family-complex="Calibri" fo:font-weight="bold"/>
    </style:style>
    <style:style style:family="text" style:name="T337">
      <style:text-properties fo:color="#ffffff" fo:font-family="Calibri" style:font-family-asian="Times New Roman" style:font-family-complex="Calibri" fo:font-weight="bold"/>
    </style:style>
    <style:style style:family="table-cell" style:name="ce141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177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338">
      <style:text-properties fo:color="#ffffff" fo:font-family="Calibri" style:font-family-asian="Times New Roman" style:font-family-complex="Calibri" fo:font-weight="bold"/>
    </style:style>
    <style:style style:family="text" style:name="T339">
      <style:text-properties fo:color="#ffffff" fo:font-family="Calibri" style:font-family-asian="Times New Roman" style:font-family-complex="Calibri" fo:font-weight="bold"/>
    </style:style>
    <style:style style:family="table-cell" style:name="ce142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178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340">
      <style:text-properties fo:color="#ffffff" fo:font-family="Calibri" style:font-family-asian="Times New Roman" style:font-family-complex="Calibri" fo:font-weight="bold"/>
    </style:style>
    <style:style style:family="text" style:name="T341">
      <style:text-properties fo:color="#ffffff" fo:font-family="Calibri" style:font-family-asian="Times New Roman" style:font-family-complex="Calibri" fo:font-weight="bold"/>
    </style:style>
    <style:style style:family="table-row" style:name="ro24">
      <style:table-row-properties style:min-row-height="0.5292cm"/>
    </style:style>
    <style:style style:family="table-cell" style:name="ce143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179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342">
      <style:text-properties fo:color="#000000" fo:font-family="Calibri" style:font-family-asian="Times New Roman" style:font-family-complex="Calibri"/>
    </style:style>
    <style:style style:family="text" style:name="T343">
      <style:text-properties fo:color="#000000" fo:font-family="Calibri" style:font-family-asian="Times New Roman" style:font-family-complex="Calibri"/>
    </style:style>
    <style:style style:family="text" style:name="T344">
      <style:text-properties fo:color="#000000" fo:font-family="Calibri" style:font-family-asian="Times New Roman" style:font-family-complex="Calibri"/>
    </style:style>
    <style:style style:family="table-cell" style:name="ce144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180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345">
      <style:text-properties fo:color="#000000" fo:font-family="Calibri" style:font-family-asian="Times New Roman" style:font-family-complex="Calibri"/>
    </style:style>
    <style:style style:family="text" style:name="T346">
      <style:text-properties fo:color="#000000" fo:font-family="Calibri" style:font-family-asian="Times New Roman" style:font-family-complex="Calibri"/>
    </style:style>
    <style:style style:family="table-cell" style:name="ce145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181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347">
      <style:text-properties fo:color="#000000" fo:font-family="Calibri" style:font-family-asian="Times New Roman" style:font-family-complex="Calibri"/>
    </style:style>
    <style:style style:family="text" style:name="T348">
      <style:text-properties fo:color="#000000" fo:font-family="Calibri" style:font-family-asian="Times New Roman" style:font-family-complex="Calibri"/>
    </style:style>
    <style:style style:family="table-cell" style:name="ce146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182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349">
      <style:text-properties fo:color="#000000" fo:font-family="Calibri" style:font-family-asian="Times New Roman" style:font-family-complex="Calibri"/>
    </style:style>
    <style:style style:family="text" style:name="T350">
      <style:text-properties fo:color="#000000" fo:font-family="Calibri" style:font-family-asian="Times New Roman" style:font-family-complex="Calibri"/>
    </style:style>
    <style:style style:family="table-cell" style:name="ce147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183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351">
      <style:text-properties fo:color="#000000" fo:font-family="Calibri" style:font-family-asian="Times New Roman" style:font-family-complex="Calibri"/>
    </style:style>
    <style:style style:family="text" style:name="T352">
      <style:text-properties fo:color="#000000" fo:font-family="Calibri" style:font-family-asian="Times New Roman" style:font-family-complex="Calibri"/>
    </style:style>
    <style:style style:family="table-cell" style:name="ce148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184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353">
      <style:text-properties fo:color="#000000" fo:font-family="Calibri" style:font-family-asian="Times New Roman" style:font-family-complex="Calibri"/>
    </style:style>
    <style:style style:family="text" style:name="T354">
      <style:text-properties fo:color="#000000" fo:font-family="Calibri" style:font-family-asian="Times New Roman" style:font-family-complex="Calibri"/>
    </style:style>
    <style:style style:family="table-row" style:name="ro25">
      <style:table-row-properties style:min-row-height="0.5292cm"/>
    </style:style>
    <style:style style:family="table-cell" style:name="ce149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185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355">
      <style:text-properties fo:color="#000000" fo:font-family="Calibri" style:font-family-asian="Times New Roman" style:font-family-complex="Calibri"/>
    </style:style>
    <style:style style:family="text" style:name="T356">
      <style:text-properties fo:color="#000000" fo:font-family="Calibri" style:font-family-asian="Times New Roman" style:font-family-complex="Calibri"/>
    </style:style>
    <style:style style:family="text" style:name="T357">
      <style:text-properties fo:color="#000000" fo:font-family="Calibri" style:font-family-asian="Times New Roman" style:font-family-complex="Calibri"/>
    </style:style>
    <style:style style:family="table-cell" style:name="ce150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186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358">
      <style:text-properties fo:color="#000000" fo:font-family="Calibri" style:font-family-asian="Times New Roman" style:font-family-complex="Calibri"/>
    </style:style>
    <style:style style:family="text" style:name="T359">
      <style:text-properties fo:color="#000000" fo:font-family="Calibri" style:font-family-asian="Times New Roman" style:font-family-complex="Calibri"/>
    </style:style>
    <style:style style:family="table-cell" style:name="ce151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187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360">
      <style:text-properties fo:color="#000000" fo:font-family="Calibri" style:font-family-asian="Times New Roman" style:font-family-complex="Calibri"/>
    </style:style>
    <style:style style:family="text" style:name="T361">
      <style:text-properties fo:color="#000000" fo:font-family="Calibri" style:font-family-asian="Times New Roman" style:font-family-complex="Calibri"/>
    </style:style>
    <style:style style:family="table-cell" style:name="ce152">
      <style:table-cell-properties style:vertical-align="middle" style:direction="ltr" fo:background-color="#ddebf7" fo:border="0.01764cm solid #FFFFFF" loext:writing-mode="lr-tb" fo:padding-left="0.1235cm" fo:padding-right="0.1235cm" fo:wrap-option="no-wrap"/>
    </style:style>
    <style:style style:family="paragraph" style:name="P188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362">
      <style:text-properties fo:color="#000000" fo:font-family="Calibri" style:font-family-asian="Times New Roman" style:font-family-complex="Calibri"/>
    </style:style>
    <style:style style:family="text" style:name="T363">
      <style:text-properties fo:color="#000000" fo:font-family="Calibri" style:font-family-asian="Times New Roman" style:font-family-complex="Calibri"/>
    </style:style>
    <style:style style:family="table-cell" style:name="ce153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189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364">
      <style:text-properties fo:color="#000000" fo:font-family="Calibri" style:font-family-asian="Times New Roman" style:font-family-complex="Calibri"/>
    </style:style>
    <style:style style:family="text" style:name="T365">
      <style:text-properties fo:color="#000000" fo:font-family="Calibri" style:font-family-asian="Times New Roman" style:font-family-complex="Calibri"/>
    </style:style>
    <style:style style:family="table-cell" style:name="ce154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190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366">
      <style:text-properties fo:color="#000000" fo:font-family="Calibri" style:font-family-asian="Times New Roman" style:font-family-complex="Calibri"/>
    </style:style>
    <style:style style:family="text" style:name="T367">
      <style:text-properties fo:color="#000000" fo:font-family="Calibri" style:font-family-asian="Times New Roman" style:font-family-complex="Calibri"/>
    </style:style>
    <style:style style:family="table-row" style:name="ro26">
      <style:table-row-properties style:min-row-height="0.5292cm"/>
    </style:style>
    <style:style style:family="table-cell" style:name="ce155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191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368">
      <style:text-properties fo:color="#000000" fo:font-family="Calibri" style:font-family-asian="Times New Roman" style:font-family-complex="Calibri"/>
    </style:style>
    <style:style style:family="text" style:name="T369">
      <style:text-properties fo:color="#000000" fo:font-family="Calibri" style:font-family-asian="Times New Roman" style:font-family-complex="Calibri"/>
    </style:style>
    <style:style style:family="table-cell" style:name="ce156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192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370">
      <style:text-properties fo:color="#000000" fo:font-family="Calibri" style:font-family-asian="Times New Roman" style:font-family-complex="Calibri"/>
    </style:style>
    <style:style style:family="text" style:name="T371">
      <style:text-properties fo:color="#000000" fo:font-family="Calibri" style:font-family-asian="Times New Roman" style:font-family-complex="Calibri"/>
    </style:style>
    <style:style style:family="table-cell" style:name="ce157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193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372">
      <style:text-properties fo:color="#000000" fo:font-family="Calibri" style:font-family-asian="Times New Roman" style:font-family-complex="Calibri"/>
    </style:style>
    <style:style style:family="text" style:name="T373">
      <style:text-properties fo:color="#000000" fo:font-family="Calibri" style:font-family-asian="Times New Roman" style:font-family-complex="Calibri"/>
    </style:style>
    <style:style style:family="table-cell" style:name="ce158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194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374">
      <style:text-properties fo:color="#000000" fo:font-family="Calibri" style:font-family-asian="Times New Roman" style:font-family-complex="Calibri"/>
    </style:style>
    <style:style style:family="text" style:name="T375">
      <style:text-properties fo:color="#000000" fo:font-family="Calibri" style:font-family-asian="Times New Roman" style:font-family-complex="Calibri"/>
    </style:style>
    <style:style style:family="table-cell" style:name="ce159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195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376">
      <style:text-properties fo:color="#000000" fo:font-family="Calibri" style:font-family-asian="Times New Roman" style:font-family-complex="Calibri"/>
    </style:style>
    <style:style style:family="text" style:name="T377">
      <style:text-properties fo:color="#000000" fo:font-family="Calibri" style:font-family-asian="Times New Roman" style:font-family-complex="Calibri"/>
    </style:style>
    <style:style style:family="table-cell" style:name="ce160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196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378">
      <style:text-properties fo:color="#000000" fo:font-family="Calibri" style:font-family-asian="Times New Roman" style:font-family-complex="Calibri"/>
    </style:style>
    <style:style style:family="text" style:name="T379">
      <style:text-properties fo:color="#000000" fo:font-family="Calibri" style:font-family-asian="Times New Roman" style:font-family-complex="Calibri"/>
    </style:style>
    <style:style style:family="text" style:name="T380">
      <style:text-properties fo:color="#000000" fo:font-family="Calibri" style:font-family-asian="Times New Roman" style:font-family-complex="Calibri"/>
    </style:style>
    <style:style style:family="text" style:name="T381">
      <style:text-properties fo:color="#000000" fo:font-family="Calibri" style:font-family-asian="Times New Roman" style:font-family-complex="Calibri"/>
    </style:style>
    <style:style style:family="text" style:name="T382">
      <style:text-properties fo:color="#000000" fo:font-family="Calibri" style:font-family-asian="Times New Roman" style:font-family-complex="Calibri"/>
    </style:style>
    <style:style style:family="paragraph" style:name="P197">
      <style:paragraph-properties/>
      <style:text-properties/>
    </style:style>
    <style:style style:family="paragraph" style:name="P198">
      <style:paragraph-properties/>
      <style:text-properties/>
    </style:style>
    <style:style style:family="table" style:name="ta5">
      <style:table-properties style:width="27cm"/>
    </style:style>
    <style:style style:family="table-column" style:name="co25">
      <style:table-column-properties style:column-width="3.069cm"/>
    </style:style>
    <style:style style:family="table-column" style:name="co26">
      <style:table-column-properties style:column-width="2.717cm"/>
    </style:style>
    <style:style style:family="table-column" style:name="co27">
      <style:table-column-properties style:column-width="1.207cm"/>
    </style:style>
    <style:style style:family="table-column" style:name="co28">
      <style:table-column-properties style:column-width="2.752cm"/>
    </style:style>
    <style:style style:family="table-column" style:name="co29">
      <style:table-column-properties style:column-width="12.5cm"/>
    </style:style>
    <style:style style:family="table-column" style:name="co30">
      <style:table-column-properties style:column-width="4.75cm"/>
    </style:style>
    <style:style style:family="table-row" style:name="ro27">
      <style:table-row-properties style:min-row-height="0.5292cm"/>
    </style:style>
    <style:style style:family="table-cell" style:name="ce162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199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383">
      <style:text-properties fo:color="#ffffff" fo:font-family="Calibri" style:font-family-asian="Times New Roman" style:font-family-complex="Calibri" fo:font-weight="bold"/>
    </style:style>
    <style:style style:family="text" style:name="T384">
      <style:text-properties fo:color="#ffffff" fo:font-family="Calibri" style:font-family-asian="Times New Roman" style:font-family-complex="Calibri" fo:font-weight="bold"/>
    </style:style>
    <style:style style:family="table-cell" style:name="ce163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200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385">
      <style:text-properties fo:color="#ffffff" fo:font-family="Calibri" style:font-family-asian="Times New Roman" style:font-family-complex="Calibri" fo:font-weight="bold"/>
    </style:style>
    <style:style style:family="text" style:name="T386">
      <style:text-properties fo:color="#ffffff" fo:font-family="Calibri" style:font-family-asian="Times New Roman" style:font-family-complex="Calibri" fo:font-weight="bold"/>
    </style:style>
    <style:style style:family="table-cell" style:name="ce164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201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387">
      <style:text-properties fo:color="#ffffff" fo:font-family="Calibri" style:font-family-asian="Times New Roman" style:font-family-complex="Calibri" fo:font-weight="bold"/>
    </style:style>
    <style:style style:family="text" style:name="T388">
      <style:text-properties fo:color="#ffffff" fo:font-family="Calibri" style:font-family-asian="Times New Roman" style:font-family-complex="Calibri" fo:font-weight="bold"/>
    </style:style>
    <style:style style:family="table-cell" style:name="ce165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202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389">
      <style:text-properties fo:color="#ffffff" fo:font-family="Calibri" style:font-family-asian="Times New Roman" style:font-family-complex="Calibri" fo:font-weight="bold"/>
    </style:style>
    <style:style style:family="text" style:name="T390">
      <style:text-properties fo:color="#ffffff" fo:font-family="Calibri" style:font-family-asian="Times New Roman" style:font-family-complex="Calibri" fo:font-weight="bold"/>
    </style:style>
    <style:style style:family="table-cell" style:name="ce166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203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391">
      <style:text-properties fo:color="#ffffff" fo:font-family="Calibri" style:font-family-asian="Times New Roman" style:font-family-complex="Calibri" fo:font-weight="bold"/>
    </style:style>
    <style:style style:family="text" style:name="T392">
      <style:text-properties fo:color="#ffffff" fo:font-family="Calibri" style:font-family-asian="Times New Roman" style:font-family-complex="Calibri" fo:font-weight="bold"/>
    </style:style>
    <style:style style:family="table-cell" style:name="ce167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204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393">
      <style:text-properties fo:color="#ffffff" fo:font-family="Calibri" style:font-family-asian="Times New Roman" style:font-family-complex="Calibri" fo:font-weight="bold"/>
    </style:style>
    <style:style style:family="text" style:name="T394">
      <style:text-properties fo:color="#ffffff" fo:font-family="Calibri" style:font-family-asian="Times New Roman" style:font-family-complex="Calibri" fo:font-weight="bold"/>
    </style:style>
    <style:style style:family="table-row" style:name="ro28">
      <style:table-row-properties style:min-row-height="0.5292cm"/>
    </style:style>
    <style:style style:family="table-cell" style:name="ce168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205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395">
      <style:text-properties fo:color="#000000" fo:font-family="Calibri" style:font-family-asian="Times New Roman" style:font-family-complex="Calibri"/>
    </style:style>
    <style:style style:family="text" style:name="T396">
      <style:text-properties fo:color="#000000" fo:font-family="Calibri" style:font-family-asian="Times New Roman" style:font-family-complex="Calibri"/>
    </style:style>
    <style:style style:family="table-cell" style:name="ce169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206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397">
      <style:text-properties fo:color="#000000" fo:font-family="Calibri" style:font-family-asian="Times New Roman" style:font-family-complex="Calibri"/>
    </style:style>
    <style:style style:family="text" style:name="T398">
      <style:text-properties fo:color="#000000" fo:font-family="Calibri" style:font-family-asian="Times New Roman" style:font-family-complex="Calibri"/>
    </style:style>
    <style:style style:family="table-cell" style:name="ce170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207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399">
      <style:text-properties fo:color="#000000" fo:font-family="Calibri" style:font-family-asian="Times New Roman" style:font-family-complex="Calibri"/>
    </style:style>
    <style:style style:family="text" style:name="T400">
      <style:text-properties fo:color="#000000" fo:font-family="Calibri" style:font-family-asian="Times New Roman" style:font-family-complex="Calibri"/>
    </style:style>
    <style:style style:family="table-cell" style:name="ce171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208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401">
      <style:text-properties fo:color="#000000" fo:font-family="Calibri" style:font-family-asian="Times New Roman" style:font-family-complex="Calibri"/>
    </style:style>
    <style:style style:family="text" style:name="T402">
      <style:text-properties fo:color="#000000" fo:font-family="Calibri" style:font-family-asian="Times New Roman" style:font-family-complex="Calibri"/>
    </style:style>
    <style:style style:family="table-cell" style:name="ce172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209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403">
      <style:text-properties fo:color="#000000" fo:font-family="Calibri" style:font-family-asian="Times New Roman" style:font-family-complex="Calibri"/>
    </style:style>
    <style:style style:family="text" style:name="T404">
      <style:text-properties fo:color="#000000" fo:font-family="Calibri" style:font-family-asian="Times New Roman" style:font-family-complex="Calibri"/>
    </style:style>
    <style:style style:family="table-cell" style:name="ce173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210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405">
      <style:text-properties fo:color="#000000" fo:font-family="Calibri" style:font-family-asian="Times New Roman" style:font-family-complex="Calibri"/>
    </style:style>
    <style:style style:family="text" style:name="T406">
      <style:text-properties fo:color="#000000" fo:font-family="Calibri" style:font-family-asian="Times New Roman" style:font-family-complex="Calibri"/>
    </style:style>
    <style:style style:family="table-row" style:name="ro29">
      <style:table-row-properties style:min-row-height="0.5292cm"/>
    </style:style>
    <style:style style:family="table-cell" style:name="ce174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211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407">
      <style:text-properties fo:color="#000000" fo:font-family="Calibri" style:font-family-asian="Times New Roman" style:font-family-complex="Calibri"/>
    </style:style>
    <style:style style:family="text" style:name="T408">
      <style:text-properties fo:color="#000000" fo:font-family="Calibri" style:font-family-asian="Times New Roman" style:font-family-complex="Calibri"/>
    </style:style>
    <style:style style:family="table-cell" style:name="ce175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212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409">
      <style:text-properties fo:color="#000000" fo:font-family="Calibri" style:font-family-asian="Times New Roman" style:font-family-complex="Calibri"/>
    </style:style>
    <style:style style:family="text" style:name="T410">
      <style:text-properties fo:color="#000000" fo:font-family="Calibri" style:font-family-asian="Times New Roman" style:font-family-complex="Calibri"/>
    </style:style>
    <style:style style:family="table-cell" style:name="ce176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213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411">
      <style:text-properties fo:color="#000000" fo:font-family="Calibri" style:font-family-asian="Times New Roman" style:font-family-complex="Calibri"/>
    </style:style>
    <style:style style:family="text" style:name="T412">
      <style:text-properties fo:color="#000000" fo:font-family="Calibri" style:font-family-asian="Times New Roman" style:font-family-complex="Calibri"/>
    </style:style>
    <style:style style:family="table-cell" style:name="ce177">
      <style:table-cell-properties style:vertical-align="middle" style:direction="ltr" fo:background-color="#ddebf7" fo:border="0.01764cm solid #FFFFFF" loext:writing-mode="lr-tb" fo:padding-left="0.1235cm" fo:padding-right="0.1235cm" fo:wrap-option="no-wrap"/>
    </style:style>
    <style:style style:family="paragraph" style:name="P214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413">
      <style:text-properties fo:color="#000000" fo:font-family="Calibri" style:font-family-asian="Times New Roman" style:font-family-complex="Calibri"/>
    </style:style>
    <style:style style:family="text" style:name="T414">
      <style:text-properties fo:color="#000000" fo:font-family="Calibri" style:font-family-asian="Times New Roman" style:font-family-complex="Calibri"/>
    </style:style>
    <style:style style:family="table-cell" style:name="ce178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215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415">
      <style:text-properties fo:color="#000000" fo:font-family="Calibri" style:font-family-asian="Times New Roman" style:font-family-complex="Calibri"/>
    </style:style>
    <style:style style:family="text" style:name="T416">
      <style:text-properties fo:color="#000000" fo:font-family="Calibri" style:font-family-asian="Times New Roman" style:font-family-complex="Calibri"/>
    </style:style>
    <style:style style:family="text" style:name="T417">
      <style:text-properties fo:color="#000000" fo:font-family="Calibri" style:font-family-asian="Times New Roman" style:font-family-complex="Calibri"/>
    </style:style>
    <style:style style:family="text" style:name="T418">
      <style:text-properties fo:color="#000000" fo:font-family="Calibri" style:font-family-asian="Times New Roman" style:font-family-complex="Calibri"/>
    </style:style>
    <style:style style:family="table-cell" style:name="ce179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216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419">
      <style:text-properties fo:color="#000000" fo:font-family="Calibri" style:font-family-asian="Times New Roman" style:font-family-complex="Calibri"/>
    </style:style>
    <style:style style:family="text" style:name="T420">
      <style:text-properties fo:color="#000000" fo:font-family="Calibri" style:font-family-asian="Times New Roman" style:font-family-complex="Calibri"/>
    </style:style>
    <style:style style:family="table-row" style:name="ro30">
      <style:table-row-properties style:min-row-height="0.5292cm"/>
    </style:style>
    <style:style style:family="table-cell" style:name="ce180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217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421">
      <style:text-properties fo:color="#000000" fo:font-family="Calibri" style:font-family-asian="Times New Roman" style:font-family-complex="Calibri"/>
    </style:style>
    <style:style style:family="text" style:name="T422">
      <style:text-properties fo:color="#000000" fo:font-family="Calibri" style:font-family-asian="Times New Roman" style:font-family-complex="Calibri"/>
    </style:style>
    <style:style style:family="table-cell" style:name="ce181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218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423">
      <style:text-properties fo:color="#000000" fo:font-family="Calibri" style:font-family-asian="Times New Roman" style:font-family-complex="Calibri"/>
    </style:style>
    <style:style style:family="text" style:name="T424">
      <style:text-properties fo:color="#000000" fo:font-family="Calibri" style:font-family-asian="Times New Roman" style:font-family-complex="Calibri"/>
    </style:style>
    <style:style style:family="table-cell" style:name="ce182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219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425">
      <style:text-properties fo:color="#000000" fo:font-family="Calibri" style:font-family-asian="Times New Roman" style:font-family-complex="Calibri"/>
    </style:style>
    <style:style style:family="text" style:name="T426">
      <style:text-properties fo:color="#000000" fo:font-family="Calibri" style:font-family-asian="Times New Roman" style:font-family-complex="Calibri"/>
    </style:style>
    <style:style style:family="table-cell" style:name="ce183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220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427">
      <style:text-properties fo:color="#000000" fo:font-family="Calibri" style:font-family-asian="Times New Roman" style:font-family-complex="Calibri"/>
    </style:style>
    <style:style style:family="text" style:name="T428">
      <style:text-properties fo:color="#000000" fo:font-family="Calibri" style:font-family-asian="Times New Roman" style:font-family-complex="Calibri"/>
    </style:style>
    <style:style style:family="table-cell" style:name="ce184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221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429">
      <style:text-properties fo:color="#000000" fo:font-family="Calibri" style:font-family-asian="Times New Roman" style:font-family-complex="Calibri"/>
    </style:style>
    <style:style style:family="text" style:name="T430">
      <style:text-properties fo:color="#000000" fo:font-family="Calibri" style:font-family-asian="Times New Roman" style:font-family-complex="Calibri"/>
    </style:style>
    <style:style style:family="text" style:name="T431">
      <style:text-properties fo:color="#000000" fo:font-family="Calibri" style:font-family-asian="Times New Roman" style:font-family-complex="Calibri"/>
    </style:style>
    <style:style style:family="text" style:name="T432">
      <style:text-properties fo:color="#000000" fo:font-family="Calibri" style:font-family-asian="Times New Roman" style:font-family-complex="Calibri"/>
    </style:style>
    <style:style style:family="table-cell" style:name="ce185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222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433">
      <style:text-properties fo:color="#000000" fo:font-family="Calibri" style:font-family-asian="Times New Roman" style:font-family-complex="Calibri"/>
    </style:style>
    <style:style style:family="text" style:name="T434">
      <style:text-properties fo:color="#000000" fo:font-family="Calibri" style:font-family-asian="Times New Roman" style:font-family-complex="Calibri"/>
    </style:style>
    <style:style style:family="paragraph" style:name="P223">
      <style:paragraph-properties/>
      <style:text-properties/>
    </style:style>
    <style:style style:family="paragraph" style:name="P224">
      <style:paragraph-properties/>
      <style:text-properties/>
    </style:style>
    <style:style style:family="table" style:name="ta6">
      <style:table-properties style:width="27cm"/>
    </style:style>
    <style:style style:family="table-column" style:name="co31">
      <style:table-column-properties style:column-width="3.069cm"/>
    </style:style>
    <style:style style:family="table-column" style:name="co32">
      <style:table-column-properties style:column-width="2.717cm"/>
    </style:style>
    <style:style style:family="table-column" style:name="co33">
      <style:table-column-properties style:column-width="1.207cm"/>
    </style:style>
    <style:style style:family="table-column" style:name="co34">
      <style:table-column-properties style:column-width="2.752cm"/>
    </style:style>
    <style:style style:family="table-column" style:name="co35">
      <style:table-column-properties style:column-width="12.5cm"/>
    </style:style>
    <style:style style:family="table-column" style:name="co36">
      <style:table-column-properties style:column-width="4.75cm"/>
    </style:style>
    <style:style style:family="table-row" style:name="ro31">
      <style:table-row-properties style:min-row-height="0.5292cm"/>
    </style:style>
    <style:style style:family="table-cell" style:name="ce187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225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435">
      <style:text-properties fo:color="#ffffff" fo:font-family="Calibri" style:font-family-asian="Times New Roman" style:font-family-complex="Calibri" fo:font-weight="bold"/>
    </style:style>
    <style:style style:family="text" style:name="T436">
      <style:text-properties fo:color="#ffffff" fo:font-family="Calibri" style:font-family-asian="Times New Roman" style:font-family-complex="Calibri" fo:font-weight="bold"/>
    </style:style>
    <style:style style:family="table-cell" style:name="ce188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226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437">
      <style:text-properties fo:color="#ffffff" fo:font-family="Calibri" style:font-family-asian="Times New Roman" style:font-family-complex="Calibri" fo:font-weight="bold"/>
    </style:style>
    <style:style style:family="text" style:name="T438">
      <style:text-properties fo:color="#ffffff" fo:font-family="Calibri" style:font-family-asian="Times New Roman" style:font-family-complex="Calibri" fo:font-weight="bold"/>
    </style:style>
    <style:style style:family="table-cell" style:name="ce189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227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439">
      <style:text-properties fo:color="#ffffff" fo:font-family="Calibri" style:font-family-asian="Times New Roman" style:font-family-complex="Calibri" fo:font-weight="bold"/>
    </style:style>
    <style:style style:family="text" style:name="T440">
      <style:text-properties fo:color="#ffffff" fo:font-family="Calibri" style:font-family-asian="Times New Roman" style:font-family-complex="Calibri" fo:font-weight="bold"/>
    </style:style>
    <style:style style:family="table-cell" style:name="ce190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228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441">
      <style:text-properties fo:color="#ffffff" fo:font-family="Calibri" style:font-family-asian="Times New Roman" style:font-family-complex="Calibri" fo:font-weight="bold"/>
    </style:style>
    <style:style style:family="text" style:name="T442">
      <style:text-properties fo:color="#ffffff" fo:font-family="Calibri" style:font-family-asian="Times New Roman" style:font-family-complex="Calibri" fo:font-weight="bold"/>
    </style:style>
    <style:style style:family="table-cell" style:name="ce191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229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443">
      <style:text-properties fo:color="#ffffff" fo:font-family="Calibri" style:font-family-asian="Times New Roman" style:font-family-complex="Calibri" fo:font-weight="bold"/>
    </style:style>
    <style:style style:family="text" style:name="T444">
      <style:text-properties fo:color="#ffffff" fo:font-family="Calibri" style:font-family-asian="Times New Roman" style:font-family-complex="Calibri" fo:font-weight="bold"/>
    </style:style>
    <style:style style:family="table-cell" style:name="ce192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230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445">
      <style:text-properties fo:color="#ffffff" fo:font-family="Calibri" style:font-family-asian="Times New Roman" style:font-family-complex="Calibri" fo:font-weight="bold"/>
    </style:style>
    <style:style style:family="text" style:name="T446">
      <style:text-properties fo:color="#ffffff" fo:font-family="Calibri" style:font-family-asian="Times New Roman" style:font-family-complex="Calibri" fo:font-weight="bold"/>
    </style:style>
    <style:style style:family="table-row" style:name="ro32">
      <style:table-row-properties style:min-row-height="0.5292cm"/>
    </style:style>
    <style:style style:family="table-cell" style:name="ce193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231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447">
      <style:text-properties fo:color="#000000" fo:font-family="Calibri" style:font-family-asian="Times New Roman" style:font-family-complex="Calibri"/>
    </style:style>
    <style:style style:family="text" style:name="T448">
      <style:text-properties fo:color="#000000" fo:font-family="Calibri" style:font-family-asian="Times New Roman" style:font-family-complex="Calibri"/>
    </style:style>
    <style:style style:family="table-cell" style:name="ce194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232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449">
      <style:text-properties fo:color="#000000" fo:font-family="Calibri" style:font-family-asian="Times New Roman" style:font-family-complex="Calibri"/>
    </style:style>
    <style:style style:family="text" style:name="T450">
      <style:text-properties fo:color="#000000" fo:font-family="Calibri" style:font-family-asian="Times New Roman" style:font-family-complex="Calibri"/>
    </style:style>
    <style:style style:family="table-cell" style:name="ce195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233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451">
      <style:text-properties fo:color="#000000" fo:font-family="Calibri" style:font-family-asian="Times New Roman" style:font-family-complex="Calibri"/>
    </style:style>
    <style:style style:family="text" style:name="T452">
      <style:text-properties fo:color="#000000" fo:font-family="Calibri" style:font-family-asian="Times New Roman" style:font-family-complex="Calibri"/>
    </style:style>
    <style:style style:family="table-cell" style:name="ce196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234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453">
      <style:text-properties fo:color="#000000" fo:font-family="Calibri" style:font-family-asian="Times New Roman" style:font-family-complex="Calibri"/>
    </style:style>
    <style:style style:family="text" style:name="T454">
      <style:text-properties fo:color="#000000" fo:font-family="Calibri" style:font-family-asian="Times New Roman" style:font-family-complex="Calibri"/>
    </style:style>
    <style:style style:family="table-cell" style:name="ce197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235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455">
      <style:text-properties fo:color="#000000" fo:font-family="Calibri" style:font-family-asian="Times New Roman" style:font-family-complex="Calibri"/>
    </style:style>
    <style:style style:family="text" style:name="T456">
      <style:text-properties fo:color="#000000" fo:font-family="Calibri" style:font-family-asian="Times New Roman" style:font-family-complex="Calibri"/>
    </style:style>
    <style:style style:family="table-cell" style:name="ce198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236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457">
      <style:text-properties fo:color="#000000" fo:font-family="Calibri" style:font-family-asian="Times New Roman" style:font-family-complex="Calibri"/>
    </style:style>
    <style:style style:family="text" style:name="T458">
      <style:text-properties fo:color="#000000" fo:font-family="Calibri" style:font-family-asian="Times New Roman" style:font-family-complex="Calibri"/>
    </style:style>
    <style:style style:family="table-row" style:name="ro33">
      <style:table-row-properties style:min-row-height="0.5292cm"/>
    </style:style>
    <style:style style:family="table-cell" style:name="ce199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237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459">
      <style:text-properties fo:color="#000000" fo:font-family="Calibri" style:font-family-asian="Times New Roman" style:font-family-complex="Calibri"/>
    </style:style>
    <style:style style:family="text" style:name="T460">
      <style:text-properties fo:color="#000000" fo:font-family="Calibri" style:font-family-asian="Times New Roman" style:font-family-complex="Calibri"/>
    </style:style>
    <style:style style:family="table-cell" style:name="ce200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238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461">
      <style:text-properties fo:color="#000000" fo:font-family="Calibri" style:font-family-asian="Times New Roman" style:font-family-complex="Calibri"/>
    </style:style>
    <style:style style:family="text" style:name="T462">
      <style:text-properties fo:color="#000000" fo:font-family="Calibri" style:font-family-asian="Times New Roman" style:font-family-complex="Calibri"/>
    </style:style>
    <style:style style:family="table-cell" style:name="ce201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239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463">
      <style:text-properties fo:color="#000000" fo:font-family="Calibri" style:font-family-asian="Times New Roman" style:font-family-complex="Calibri"/>
    </style:style>
    <style:style style:family="text" style:name="T464">
      <style:text-properties fo:color="#000000" fo:font-family="Calibri" style:font-family-asian="Times New Roman" style:font-family-complex="Calibri"/>
    </style:style>
    <style:style style:family="table-cell" style:name="ce202">
      <style:table-cell-properties style:vertical-align="middle" style:direction="ltr" fo:background-color="#ddebf7" fo:border="0.01764cm solid #FFFFFF" loext:writing-mode="lr-tb" fo:padding-left="0.1235cm" fo:padding-right="0.1235cm" fo:wrap-option="no-wrap"/>
    </style:style>
    <style:style style:family="paragraph" style:name="P240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465">
      <style:text-properties fo:color="#000000" fo:font-family="Calibri" style:font-family-asian="Times New Roman" style:font-family-complex="Calibri"/>
    </style:style>
    <style:style style:family="text" style:name="T466">
      <style:text-properties fo:color="#000000" fo:font-family="Calibri" style:font-family-asian="Times New Roman" style:font-family-complex="Calibri"/>
    </style:style>
    <style:style style:family="table-cell" style:name="ce203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241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467">
      <style:text-properties fo:color="#000000" fo:font-family="Calibri" style:font-family-asian="Times New Roman" style:font-family-complex="Calibri"/>
    </style:style>
    <style:style style:family="text" style:name="T468">
      <style:text-properties fo:color="#000000" fo:font-family="Calibri" style:font-family-asian="Times New Roman" style:font-family-complex="Calibri"/>
    </style:style>
    <style:style style:family="table-cell" style:name="ce204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242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469">
      <style:text-properties fo:color="#000000" fo:font-family="Calibri" style:font-family-asian="Times New Roman" style:font-family-complex="Calibri"/>
    </style:style>
    <style:style style:family="text" style:name="T470">
      <style:text-properties fo:color="#000000" fo:font-family="Calibri" style:font-family-asian="Times New Roman" style:font-family-complex="Calibri"/>
    </style:style>
    <style:style style:family="table-row" style:name="ro34">
      <style:table-row-properties style:min-row-height="0.5292cm"/>
    </style:style>
    <style:style style:family="table-cell" style:name="ce205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243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471">
      <style:text-properties fo:color="#000000" fo:font-family="Calibri" style:font-family-asian="Times New Roman" style:font-family-complex="Calibri"/>
    </style:style>
    <style:style style:family="text" style:name="T472">
      <style:text-properties fo:color="#000000" fo:font-family="Calibri" style:font-family-asian="Times New Roman" style:font-family-complex="Calibri"/>
    </style:style>
    <style:style style:family="table-cell" style:name="ce206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244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473">
      <style:text-properties fo:color="#000000" fo:font-family="Calibri" style:font-family-asian="Times New Roman" style:font-family-complex="Calibri"/>
    </style:style>
    <style:style style:family="text" style:name="T474">
      <style:text-properties fo:color="#000000" fo:font-family="Calibri" style:font-family-asian="Times New Roman" style:font-family-complex="Calibri"/>
    </style:style>
    <style:style style:family="table-cell" style:name="ce207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245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475">
      <style:text-properties fo:color="#000000" fo:font-family="Calibri" style:font-family-asian="Times New Roman" style:font-family-complex="Calibri"/>
    </style:style>
    <style:style style:family="text" style:name="T476">
      <style:text-properties fo:color="#000000" fo:font-family="Calibri" style:font-family-asian="Times New Roman" style:font-family-complex="Calibri"/>
    </style:style>
    <style:style style:family="table-cell" style:name="ce208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246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477">
      <style:text-properties fo:color="#000000" fo:font-family="Calibri" style:font-family-asian="Times New Roman" style:font-family-complex="Calibri"/>
    </style:style>
    <style:style style:family="text" style:name="T478">
      <style:text-properties fo:color="#000000" fo:font-family="Calibri" style:font-family-asian="Times New Roman" style:font-family-complex="Calibri"/>
    </style:style>
    <style:style style:family="table-cell" style:name="ce209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247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479">
      <style:text-properties fo:color="#000000" fo:font-family="Calibri" style:font-family-asian="Times New Roman" style:font-family-complex="Calibri"/>
    </style:style>
    <style:style style:family="text" style:name="T480">
      <style:text-properties fo:color="#000000" fo:font-family="Calibri" style:font-family-asian="Times New Roman" style:font-family-complex="Calibri"/>
    </style:style>
    <style:style style:family="table-cell" style:name="ce210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248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481">
      <style:text-properties fo:color="#000000" fo:font-family="Calibri" style:font-family-asian="Times New Roman" style:font-family-complex="Calibri"/>
    </style:style>
    <style:style style:family="text" style:name="T482">
      <style:text-properties fo:color="#000000" fo:font-family="Calibri" style:font-family-asian="Times New Roman" style:font-family-complex="Calibri"/>
    </style:style>
    <style:style style:family="table-row" style:name="ro35">
      <style:table-row-properties style:min-row-height="0.5292cm"/>
    </style:style>
    <style:style style:family="table-cell" style:name="ce211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249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483">
      <style:text-properties fo:color="#000000" fo:font-family="Calibri" style:font-family-asian="Times New Roman" style:font-family-complex="Calibri"/>
    </style:style>
    <style:style style:family="text" style:name="T484">
      <style:text-properties fo:color="#000000" fo:font-family="Calibri" style:font-family-asian="Times New Roman" style:font-family-complex="Calibri"/>
    </style:style>
    <style:style style:family="table-cell" style:name="ce212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250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485">
      <style:text-properties fo:color="#000000" fo:font-family="Calibri" style:font-family-asian="Times New Roman" style:font-family-complex="Calibri"/>
    </style:style>
    <style:style style:family="text" style:name="T486">
      <style:text-properties fo:color="#000000" fo:font-family="Calibri" style:font-family-asian="Times New Roman" style:font-family-complex="Calibri"/>
    </style:style>
    <style:style style:family="table-cell" style:name="ce213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251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487">
      <style:text-properties fo:color="#000000" fo:font-family="Calibri" style:font-family-asian="Times New Roman" style:font-family-complex="Calibri"/>
    </style:style>
    <style:style style:family="text" style:name="T488">
      <style:text-properties fo:color="#000000" fo:font-family="Calibri" style:font-family-asian="Times New Roman" style:font-family-complex="Calibri"/>
    </style:style>
    <style:style style:family="table-cell" style:name="ce214">
      <style:table-cell-properties style:vertical-align="middle" style:direction="ltr" fo:background-color="#ddebf7" fo:border="0.01764cm solid #FFFFFF" loext:writing-mode="lr-tb" fo:padding-left="0.1235cm" fo:padding-right="0.1235cm" fo:wrap-option="no-wrap"/>
    </style:style>
    <style:style style:family="paragraph" style:name="P252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489">
      <style:text-properties fo:color="#000000" fo:font-family="Calibri" style:font-family-asian="Times New Roman" style:font-family-complex="Calibri"/>
    </style:style>
    <style:style style:family="text" style:name="T490">
      <style:text-properties fo:color="#000000" fo:font-family="Calibri" style:font-family-asian="Times New Roman" style:font-family-complex="Calibri"/>
    </style:style>
    <style:style style:family="table-cell" style:name="ce215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253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491">
      <style:text-properties fo:color="#000000" fo:font-family="Calibri" style:font-family-asian="Times New Roman" style:font-family-complex="Calibri"/>
    </style:style>
    <style:style style:family="text" style:name="T492">
      <style:text-properties fo:color="#000000" fo:font-family="Calibri" style:font-family-asian="Times New Roman" style:font-family-complex="Calibri"/>
    </style:style>
    <style:style style:family="table-cell" style:name="ce216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254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493">
      <style:text-properties fo:color="#000000" fo:font-family="Calibri" style:font-family-asian="Times New Roman" style:font-family-complex="Calibri"/>
    </style:style>
    <style:style style:family="text" style:name="T494">
      <style:text-properties fo:color="#000000" fo:font-family="Calibri" style:font-family-asian="Times New Roman" style:font-family-complex="Calibri"/>
    </style:style>
    <style:style style:family="table-row" style:name="ro36">
      <style:table-row-properties style:min-row-height="0.5292cm"/>
    </style:style>
    <style:style style:family="table-cell" style:name="ce217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255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495">
      <style:text-properties fo:color="#000000" fo:font-family="Calibri" style:font-family-asian="Times New Roman" style:font-family-complex="Calibri"/>
    </style:style>
    <style:style style:family="text" style:name="T496">
      <style:text-properties fo:color="#000000" fo:font-family="Calibri" style:font-family-asian="Times New Roman" style:font-family-complex="Calibri"/>
    </style:style>
    <style:style style:family="table-cell" style:name="ce218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256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497">
      <style:text-properties fo:color="#000000" fo:font-family="Calibri" style:font-family-asian="Times New Roman" style:font-family-complex="Calibri"/>
    </style:style>
    <style:style style:family="text" style:name="T498">
      <style:text-properties fo:color="#000000" fo:font-family="Calibri" style:font-family-asian="Times New Roman" style:font-family-complex="Calibri"/>
    </style:style>
    <style:style style:family="table-cell" style:name="ce219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257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499">
      <style:text-properties fo:color="#000000" fo:font-family="Calibri" style:font-family-asian="Times New Roman" style:font-family-complex="Calibri"/>
    </style:style>
    <style:style style:family="text" style:name="T500">
      <style:text-properties fo:color="#000000" fo:font-family="Calibri" style:font-family-asian="Times New Roman" style:font-family-complex="Calibri"/>
    </style:style>
    <style:style style:family="table-cell" style:name="ce220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258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501">
      <style:text-properties fo:color="#000000" fo:font-family="Calibri" style:font-family-asian="Times New Roman" style:font-family-complex="Calibri"/>
    </style:style>
    <style:style style:family="text" style:name="T502">
      <style:text-properties fo:color="#000000" fo:font-family="Calibri" style:font-family-asian="Times New Roman" style:font-family-complex="Calibri"/>
    </style:style>
    <style:style style:family="table-cell" style:name="ce221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259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503">
      <style:text-properties fo:color="#000000" fo:font-family="Calibri" style:font-family-asian="Times New Roman" style:font-family-complex="Calibri"/>
    </style:style>
    <style:style style:family="text" style:name="T504">
      <style:text-properties fo:color="#000000" fo:font-family="Calibri" style:font-family-asian="Times New Roman" style:font-family-complex="Calibri"/>
    </style:style>
    <style:style style:family="table-cell" style:name="ce222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260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505">
      <style:text-properties fo:color="#000000" fo:font-family="Calibri" style:font-family-asian="Times New Roman" style:font-family-complex="Calibri"/>
    </style:style>
    <style:style style:family="text" style:name="T506">
      <style:text-properties fo:color="#000000" fo:font-family="Calibri" style:font-family-asian="Times New Roman" style:font-family-complex="Calibri"/>
    </style:style>
    <style:style style:family="table-row" style:name="ro37">
      <style:table-row-properties style:min-row-height="0.5292cm"/>
    </style:style>
    <style:style style:family="table-cell" style:name="ce223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261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507">
      <style:text-properties fo:color="#000000" fo:font-family="Calibri" style:font-family-asian="Times New Roman" style:font-family-complex="Calibri"/>
    </style:style>
    <style:style style:family="text" style:name="T508">
      <style:text-properties fo:color="#000000" fo:font-family="Calibri" style:font-family-asian="Times New Roman" style:font-family-complex="Calibri"/>
    </style:style>
    <style:style style:family="table-cell" style:name="ce224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262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509">
      <style:text-properties fo:color="#000000" fo:font-family="Calibri" style:font-family-asian="Times New Roman" style:font-family-complex="Calibri"/>
    </style:style>
    <style:style style:family="text" style:name="T510">
      <style:text-properties fo:color="#000000" fo:font-family="Calibri" style:font-family-asian="Times New Roman" style:font-family-complex="Calibri"/>
    </style:style>
    <style:style style:family="table-cell" style:name="ce225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263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511">
      <style:text-properties fo:color="#000000" fo:font-family="Calibri" style:font-family-asian="Times New Roman" style:font-family-complex="Calibri"/>
    </style:style>
    <style:style style:family="text" style:name="T512">
      <style:text-properties fo:color="#000000" fo:font-family="Calibri" style:font-family-asian="Times New Roman" style:font-family-complex="Calibri"/>
    </style:style>
    <style:style style:family="table-cell" style:name="ce226">
      <style:table-cell-properties style:vertical-align="middle" style:direction="ltr" fo:background-color="#ddebf7" fo:border="0.01764cm solid #FFFFFF" loext:writing-mode="lr-tb" fo:padding-left="0.1235cm" fo:padding-right="0.1235cm" fo:wrap-option="no-wrap"/>
    </style:style>
    <style:style style:family="paragraph" style:name="P264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513">
      <style:text-properties fo:color="#000000" fo:font-family="Calibri" style:font-family-asian="Times New Roman" style:font-family-complex="Calibri"/>
    </style:style>
    <style:style style:family="text" style:name="T514">
      <style:text-properties fo:color="#000000" fo:font-family="Calibri" style:font-family-asian="Times New Roman" style:font-family-complex="Calibri"/>
    </style:style>
    <style:style style:family="table-cell" style:name="ce227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265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515">
      <style:text-properties fo:color="#000000" fo:font-family="Calibri" style:font-family-asian="Times New Roman" style:font-family-complex="Calibri"/>
    </style:style>
    <style:style style:family="text" style:name="T516">
      <style:text-properties fo:color="#000000" fo:font-family="Calibri" style:font-family-asian="Times New Roman" style:font-family-complex="Calibri"/>
    </style:style>
    <style:style style:family="text" style:name="T517">
      <style:text-properties fo:color="#000000" fo:font-family="Calibri" style:font-family-asian="Times New Roman" style:font-family-complex="Calibri"/>
    </style:style>
    <style:style style:family="text" style:name="T518">
      <style:text-properties fo:color="#000000" fo:font-family="Calibri" style:font-family-asian="Times New Roman" style:font-family-complex="Calibri"/>
    </style:style>
    <style:style style:family="text" style:name="T519">
      <style:text-properties fo:color="#000000" fo:font-family="Calibri" style:font-family-asian="Times New Roman" style:font-family-complex="Calibri"/>
    </style:style>
    <style:style style:family="text" style:name="T520">
      <style:text-properties fo:color="#000000" fo:font-family="Calibri" style:font-family-asian="Times New Roman" style:font-family-complex="Calibri"/>
    </style:style>
    <style:style style:family="text" style:name="T521">
      <style:text-properties fo:color="#000000" fo:font-family="Calibri" style:font-family-asian="Times New Roman" style:font-family-complex="Calibri"/>
    </style:style>
    <style:style style:family="text" style:name="T522">
      <style:text-properties fo:color="#000000" fo:font-family="Calibri" style:font-family-asian="Times New Roman" style:font-family-complex="Calibri"/>
    </style:style>
    <style:style style:family="text" style:name="T523">
      <style:text-properties fo:color="#000000" fo:font-family="Calibri" style:font-family-asian="Times New Roman" style:font-family-complex="Calibri"/>
    </style:style>
    <style:style style:family="table-cell" style:name="ce228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266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524">
      <style:text-properties fo:color="#000000" fo:font-family="Calibri" style:font-family-asian="Times New Roman" style:font-family-complex="Calibri"/>
    </style:style>
    <style:style style:family="text" style:name="T525">
      <style:text-properties fo:color="#000000" fo:font-family="Calibri" style:font-family-asian="Times New Roman" style:font-family-complex="Calibri"/>
    </style:style>
    <style:style style:family="paragraph" style:name="P267">
      <style:paragraph-properties/>
      <style:text-properties/>
    </style:style>
    <style:style style:family="paragraph" style:name="P268">
      <style:paragraph-properties/>
      <style:text-properties/>
    </style:style>
    <style:style style:family="table" style:name="ta7">
      <style:table-properties style:width="27cm"/>
    </style:style>
    <style:style style:family="table-column" style:name="co37">
      <style:table-column-properties style:column-width="3.154cm"/>
    </style:style>
    <style:style style:family="table-column" style:name="co38">
      <style:table-column-properties style:column-width="2.717cm"/>
    </style:style>
    <style:style style:family="table-column" style:name="co39">
      <style:table-column-properties style:column-width="1.122cm"/>
    </style:style>
    <style:style style:family="table-column" style:name="co40">
      <style:table-column-properties style:column-width="2.752cm"/>
    </style:style>
    <style:style style:family="table-column" style:name="co41">
      <style:table-column-properties style:column-width="12.5cm"/>
    </style:style>
    <style:style style:family="table-column" style:name="co42">
      <style:table-column-properties style:column-width="4.75cm"/>
    </style:style>
    <style:style style:family="table-row" style:name="ro38">
      <style:table-row-properties style:min-row-height="0.5292cm"/>
    </style:style>
    <style:style style:family="table-cell" style:name="ce230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269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526">
      <style:text-properties fo:color="#ffffff" fo:font-family="Calibri" style:font-family-asian="Times New Roman" style:font-family-complex="Calibri" fo:font-weight="bold"/>
    </style:style>
    <style:style style:family="text" style:name="T527">
      <style:text-properties fo:color="#ffffff" fo:font-family="Calibri" style:font-family-asian="Times New Roman" style:font-family-complex="Calibri" fo:font-weight="bold"/>
    </style:style>
    <style:style style:family="table-cell" style:name="ce231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270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528">
      <style:text-properties fo:color="#ffffff" fo:font-family="Calibri" style:font-family-asian="Times New Roman" style:font-family-complex="Calibri" fo:font-weight="bold"/>
    </style:style>
    <style:style style:family="text" style:name="T529">
      <style:text-properties fo:color="#ffffff" fo:font-family="Calibri" style:font-family-asian="Times New Roman" style:font-family-complex="Calibri" fo:font-weight="bold"/>
    </style:style>
    <style:style style:family="table-cell" style:name="ce232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271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530">
      <style:text-properties fo:color="#ffffff" fo:font-family="Calibri" style:font-family-asian="Times New Roman" style:font-family-complex="Calibri" fo:font-weight="bold"/>
    </style:style>
    <style:style style:family="text" style:name="T531">
      <style:text-properties fo:color="#ffffff" fo:font-family="Calibri" style:font-family-asian="Times New Roman" style:font-family-complex="Calibri" fo:font-weight="bold"/>
    </style:style>
    <style:style style:family="table-cell" style:name="ce233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272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532">
      <style:text-properties fo:color="#ffffff" fo:font-family="Calibri" style:font-family-asian="Times New Roman" style:font-family-complex="Calibri" fo:font-weight="bold"/>
    </style:style>
    <style:style style:family="text" style:name="T533">
      <style:text-properties fo:color="#ffffff" fo:font-family="Calibri" style:font-family-asian="Times New Roman" style:font-family-complex="Calibri" fo:font-weight="bold"/>
    </style:style>
    <style:style style:family="table-cell" style:name="ce234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273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534">
      <style:text-properties fo:color="#ffffff" fo:font-family="Calibri" style:font-family-asian="Times New Roman" style:font-family-complex="Calibri" fo:font-weight="bold"/>
    </style:style>
    <style:style style:family="text" style:name="T535">
      <style:text-properties fo:color="#ffffff" fo:font-family="Calibri" style:font-family-asian="Times New Roman" style:font-family-complex="Calibri" fo:font-weight="bold"/>
    </style:style>
    <style:style style:family="table-cell" style:name="ce235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274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536">
      <style:text-properties fo:color="#ffffff" fo:font-family="Calibri" style:font-family-asian="Times New Roman" style:font-family-complex="Calibri" fo:font-weight="bold"/>
    </style:style>
    <style:style style:family="text" style:name="T537">
      <style:text-properties fo:color="#ffffff" fo:font-family="Calibri" style:font-family-asian="Times New Roman" style:font-family-complex="Calibri" fo:font-weight="bold"/>
    </style:style>
    <style:style style:family="table-row" style:name="ro39">
      <style:table-row-properties style:min-row-height="0.5292cm"/>
    </style:style>
    <style:style style:family="table-cell" style:name="ce236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275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538">
      <style:text-properties fo:color="#000000" fo:font-family="Calibri" style:font-family-asian="Times New Roman" style:font-family-complex="Calibri"/>
    </style:style>
    <style:style style:family="text" style:name="T539">
      <style:text-properties fo:color="#000000" fo:font-family="Calibri" style:font-family-asian="Times New Roman" style:font-family-complex="Calibri"/>
    </style:style>
    <style:style style:family="table-cell" style:name="ce237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276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540">
      <style:text-properties fo:color="#000000" fo:font-family="Calibri" style:font-family-asian="Times New Roman" style:font-family-complex="Calibri"/>
    </style:style>
    <style:style style:family="text" style:name="T541">
      <style:text-properties fo:color="#000000" fo:font-family="Calibri" style:font-family-asian="Times New Roman" style:font-family-complex="Calibri"/>
    </style:style>
    <style:style style:family="table-cell" style:name="ce238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277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542">
      <style:text-properties fo:color="#000000" fo:font-family="Calibri" style:font-family-asian="Times New Roman" style:font-family-complex="Calibri"/>
    </style:style>
    <style:style style:family="text" style:name="T543">
      <style:text-properties fo:color="#000000" fo:font-family="Calibri" style:font-family-asian="Times New Roman" style:font-family-complex="Calibri"/>
    </style:style>
    <style:style style:family="table-cell" style:name="ce239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278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544">
      <style:text-properties fo:color="#000000" fo:font-family="Calibri" style:font-family-asian="Times New Roman" style:font-family-complex="Calibri"/>
    </style:style>
    <style:style style:family="text" style:name="T545">
      <style:text-properties fo:color="#000000" fo:font-family="Calibri" style:font-family-asian="Times New Roman" style:font-family-complex="Calibri"/>
    </style:style>
    <style:style style:family="table-cell" style:name="ce240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279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546">
      <style:text-properties fo:color="#000000" fo:font-family="Calibri" style:font-family-asian="Times New Roman" style:font-family-complex="Calibri"/>
    </style:style>
    <style:style style:family="text" style:name="T547">
      <style:text-properties fo:color="#000000" fo:font-family="Calibri" style:font-family-asian="Times New Roman" style:font-family-complex="Calibri"/>
    </style:style>
    <style:style style:family="table-cell" style:name="ce241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280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548">
      <style:text-properties fo:color="#000000" fo:font-family="Calibri" style:font-family-asian="Times New Roman" style:font-family-complex="Calibri"/>
    </style:style>
    <style:style style:family="text" style:name="T549">
      <style:text-properties fo:color="#000000" fo:font-family="Calibri" style:font-family-asian="Times New Roman" style:font-family-complex="Calibri"/>
    </style:style>
    <style:style style:family="table-row" style:name="ro40">
      <style:table-row-properties style:min-row-height="0.5292cm"/>
    </style:style>
    <style:style style:family="table-cell" style:name="ce242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281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550">
      <style:text-properties fo:color="#000000" fo:font-family="Calibri" style:font-family-asian="Times New Roman" style:font-family-complex="Calibri"/>
    </style:style>
    <style:style style:family="text" style:name="T551">
      <style:text-properties fo:color="#000000" fo:font-family="Calibri" style:font-family-asian="Times New Roman" style:font-family-complex="Calibri"/>
    </style:style>
    <style:style style:family="table-cell" style:name="ce243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282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552">
      <style:text-properties fo:color="#000000" fo:font-family="Calibri" style:font-family-asian="Times New Roman" style:font-family-complex="Calibri"/>
    </style:style>
    <style:style style:family="text" style:name="T553">
      <style:text-properties fo:color="#000000" fo:font-family="Calibri" style:font-family-asian="Times New Roman" style:font-family-complex="Calibri"/>
    </style:style>
    <style:style style:family="table-cell" style:name="ce244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283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554">
      <style:text-properties fo:color="#000000" fo:font-family="Calibri" style:font-family-asian="Times New Roman" style:font-family-complex="Calibri"/>
    </style:style>
    <style:style style:family="text" style:name="T555">
      <style:text-properties fo:color="#000000" fo:font-family="Calibri" style:font-family-asian="Times New Roman" style:font-family-complex="Calibri"/>
    </style:style>
    <style:style style:family="table-cell" style:name="ce245">
      <style:table-cell-properties style:vertical-align="middle" style:direction="ltr" fo:background-color="#ddebf7" fo:border="0.01764cm solid #FFFFFF" loext:writing-mode="lr-tb" fo:padding-left="0.1235cm" fo:padding-right="0.1235cm" fo:wrap-option="no-wrap"/>
    </style:style>
    <style:style style:family="paragraph" style:name="P284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556">
      <style:text-properties fo:color="#000000" fo:font-family="Calibri" style:font-family-asian="Times New Roman" style:font-family-complex="Calibri"/>
    </style:style>
    <style:style style:family="text" style:name="T557">
      <style:text-properties fo:color="#000000" fo:font-family="Calibri" style:font-family-asian="Times New Roman" style:font-family-complex="Calibri"/>
    </style:style>
    <style:style style:family="table-cell" style:name="ce246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285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558">
      <style:text-properties fo:color="#000000" fo:font-family="Calibri" style:font-family-asian="Times New Roman" style:font-family-complex="Calibri"/>
    </style:style>
    <style:style style:family="text" style:name="T559">
      <style:text-properties fo:color="#000000" fo:font-family="Calibri" style:font-family-asian="Times New Roman" style:font-family-complex="Calibri"/>
    </style:style>
    <style:style style:family="table-cell" style:name="ce247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286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560">
      <style:text-properties fo:color="#000000" fo:font-family="Calibri" style:font-family-asian="Times New Roman" style:font-family-complex="Calibri"/>
    </style:style>
    <style:style style:family="text" style:name="T561">
      <style:text-properties fo:color="#000000" fo:font-family="Calibri" style:font-family-asian="Times New Roman" style:font-family-complex="Calibri"/>
    </style:style>
    <style:style style:family="table-row" style:name="ro41">
      <style:table-row-properties style:min-row-height="0.5292cm"/>
    </style:style>
    <style:style style:family="table-cell" style:name="ce248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287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562">
      <style:text-properties fo:color="#000000" fo:font-family="Calibri" style:font-family-asian="Times New Roman" style:font-family-complex="Calibri"/>
    </style:style>
    <style:style style:family="text" style:name="T563">
      <style:text-properties fo:color="#000000" fo:font-family="Calibri" style:font-family-asian="Times New Roman" style:font-family-complex="Calibri"/>
    </style:style>
    <style:style style:family="table-cell" style:name="ce249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288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564">
      <style:text-properties fo:color="#000000" fo:font-family="Calibri" style:font-family-asian="Times New Roman" style:font-family-complex="Calibri"/>
    </style:style>
    <style:style style:family="text" style:name="T565">
      <style:text-properties fo:color="#000000" fo:font-family="Calibri" style:font-family-asian="Times New Roman" style:font-family-complex="Calibri"/>
    </style:style>
    <style:style style:family="table-cell" style:name="ce250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289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566">
      <style:text-properties fo:color="#000000" fo:font-family="Calibri" style:font-family-asian="Times New Roman" style:font-family-complex="Calibri"/>
    </style:style>
    <style:style style:family="text" style:name="T567">
      <style:text-properties fo:color="#000000" fo:font-family="Calibri" style:font-family-asian="Times New Roman" style:font-family-complex="Calibri"/>
    </style:style>
    <style:style style:family="table-cell" style:name="ce251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290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568">
      <style:text-properties fo:color="#000000" fo:font-family="Calibri" style:font-family-asian="Times New Roman" style:font-family-complex="Calibri"/>
    </style:style>
    <style:style style:family="text" style:name="T569">
      <style:text-properties fo:color="#000000" fo:font-family="Calibri" style:font-family-asian="Times New Roman" style:font-family-complex="Calibri"/>
    </style:style>
    <style:style style:family="table-cell" style:name="ce252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291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570">
      <style:text-properties fo:color="#000000" fo:font-family="Calibri" style:font-family-asian="Times New Roman" style:font-family-complex="Calibri"/>
    </style:style>
    <style:style style:family="text" style:name="T571">
      <style:text-properties fo:color="#000000" fo:font-family="Calibri" style:font-family-asian="Times New Roman" style:font-family-complex="Calibri"/>
    </style:style>
    <style:style style:family="text" style:name="T572">
      <style:text-properties fo:color="#000000" fo:font-family="Calibri" style:font-family-asian="Times New Roman" style:font-family-complex="Calibri"/>
    </style:style>
    <style:style style:family="text" style:name="T573">
      <style:text-properties fo:color="#000000" fo:font-family="Calibri" style:font-family-asian="Times New Roman" style:font-family-complex="Calibri"/>
    </style:style>
    <style:style style:family="table-cell" style:name="ce253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292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574">
      <style:text-properties fo:color="#000000" fo:font-family="Calibri" style:font-family-asian="Times New Roman" style:font-family-complex="Calibri"/>
    </style:style>
    <style:style style:family="text" style:name="T575">
      <style:text-properties fo:color="#000000" fo:font-family="Calibri" style:font-family-asian="Times New Roman" style:font-family-complex="Calibri"/>
    </style:style>
    <style:style style:family="table-row" style:name="ro42">
      <style:table-row-properties style:min-row-height="0.5292cm"/>
    </style:style>
    <style:style style:family="table-cell" style:name="ce254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293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576">
      <style:text-properties fo:color="#000000" fo:font-family="Calibri" style:font-family-asian="Times New Roman" style:font-family-complex="Calibri"/>
    </style:style>
    <style:style style:family="text" style:name="T577">
      <style:text-properties fo:color="#000000" fo:font-family="Calibri" style:font-family-asian="Times New Roman" style:font-family-complex="Calibri"/>
    </style:style>
    <style:style style:family="table-cell" style:name="ce255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294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578">
      <style:text-properties fo:color="#000000" fo:font-family="Calibri" style:font-family-asian="Times New Roman" style:font-family-complex="Calibri"/>
    </style:style>
    <style:style style:family="text" style:name="T579">
      <style:text-properties fo:color="#000000" fo:font-family="Calibri" style:font-family-asian="Times New Roman" style:font-family-complex="Calibri"/>
    </style:style>
    <style:style style:family="table-cell" style:name="ce256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295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580">
      <style:text-properties fo:color="#000000" fo:font-family="Calibri" style:font-family-asian="Times New Roman" style:font-family-complex="Calibri"/>
    </style:style>
    <style:style style:family="text" style:name="T581">
      <style:text-properties fo:color="#000000" fo:font-family="Calibri" style:font-family-asian="Times New Roman" style:font-family-complex="Calibri"/>
    </style:style>
    <style:style style:family="table-cell" style:name="ce257">
      <style:table-cell-properties style:vertical-align="middle" style:direction="ltr" fo:background-color="#ddebf7" fo:border="0.01764cm solid #FFFFFF" loext:writing-mode="lr-tb" fo:padding-left="0.1235cm" fo:padding-right="0.1235cm" fo:wrap-option="no-wrap"/>
    </style:style>
    <style:style style:family="paragraph" style:name="P296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582">
      <style:text-properties fo:color="#000000" fo:font-family="Calibri" style:font-family-asian="Times New Roman" style:font-family-complex="Calibri"/>
    </style:style>
    <style:style style:family="text" style:name="T583">
      <style:text-properties fo:color="#000000" fo:font-family="Calibri" style:font-family-asian="Times New Roman" style:font-family-complex="Calibri"/>
    </style:style>
    <style:style style:family="table-cell" style:name="ce258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297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584">
      <style:text-properties fo:color="#000000" fo:font-family="Calibri" style:font-family-asian="Times New Roman" style:font-family-complex="Calibri"/>
    </style:style>
    <style:style style:family="text" style:name="T585">
      <style:text-properties fo:color="#000000" fo:font-family="Calibri" style:font-family-asian="Times New Roman" style:font-family-complex="Calibri"/>
    </style:style>
    <style:style style:family="text" style:name="T586">
      <style:text-properties fo:color="#000000" fo:font-family="Calibri" style:font-family-asian="Times New Roman" style:font-family-complex="Calibri"/>
    </style:style>
    <style:style style:family="text" style:name="T587">
      <style:text-properties fo:color="#000000" fo:font-family="Calibri" style:font-family-asian="Times New Roman" style:font-family-complex="Calibri"/>
    </style:style>
    <style:style style:family="table-cell" style:name="ce259">
      <style:table-cell-properties style:vertical-align="middle" style:direction="ltr" fo:background-color="#ddebf7" fo:border="0.01764cm solid #FFFFFF" loext:writing-mode="lr-tb" fo:padding-left="0.1235cm" fo:padding-right="0.1235cm" fo:wrap-option="no-wrap"/>
    </style:style>
    <style:style style:family="paragraph" style:name="P298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588">
      <style:text-properties fo:color="#000000" fo:font-family="Calibri" style:font-family-asian="Times New Roman" style:font-family-complex="Calibri"/>
    </style:style>
    <style:style style:family="text" style:name="T589">
      <style:text-properties fo:color="#000000" fo:font-family="Calibri" style:font-family-asian="Times New Roman" style:font-family-complex="Calibri"/>
    </style:style>
    <style:style style:family="text" style:name="T590">
      <style:text-properties fo:color="#000000" fo:font-family="Calibri" style:font-family-asian="Times New Roman" style:font-family-complex="Calibri"/>
    </style:style>
    <style:style style:family="text" style:name="T591">
      <style:text-properties fo:color="#000000" fo:font-family="Calibri" style:font-family-asian="Times New Roman" style:font-family-complex="Calibri"/>
    </style:style>
    <style:style style:family="text" style:name="T592">
      <style:text-properties fo:color="#000000" fo:font-family="Calibri" style:font-family-asian="Times New Roman" style:font-family-complex="Calibri"/>
    </style:style>
    <style:style style:family="text" style:name="T593">
      <style:text-properties fo:color="#000000" fo:font-family="Calibri" style:font-family-asian="Times New Roman" style:font-family-complex="Calibri"/>
    </style:style>
    <style:style style:family="table-row" style:name="ro43">
      <style:table-row-properties style:min-row-height="0.5292cm"/>
    </style:style>
    <style:style style:family="table-cell" style:name="ce260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299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594">
      <style:text-properties fo:color="#000000" fo:font-family="Calibri" style:font-family-asian="Times New Roman" style:font-family-complex="Calibri"/>
    </style:style>
    <style:style style:family="text" style:name="T595">
      <style:text-properties fo:color="#000000" fo:font-family="Calibri" style:font-family-asian="Times New Roman" style:font-family-complex="Calibri"/>
    </style:style>
    <style:style style:family="table-cell" style:name="ce261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300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596">
      <style:text-properties fo:color="#000000" fo:font-family="Calibri" style:font-family-asian="Times New Roman" style:font-family-complex="Calibri"/>
    </style:style>
    <style:style style:family="text" style:name="T597">
      <style:text-properties fo:color="#000000" fo:font-family="Calibri" style:font-family-asian="Times New Roman" style:font-family-complex="Calibri"/>
    </style:style>
    <style:style style:family="table-cell" style:name="ce262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301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598">
      <style:text-properties fo:color="#000000" fo:font-family="Calibri" style:font-family-asian="Times New Roman" style:font-family-complex="Calibri"/>
    </style:style>
    <style:style style:family="text" style:name="T599">
      <style:text-properties fo:color="#000000" fo:font-family="Calibri" style:font-family-asian="Times New Roman" style:font-family-complex="Calibri"/>
    </style:style>
    <style:style style:family="table-cell" style:name="ce263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302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600">
      <style:text-properties fo:color="#000000" fo:font-family="Calibri" style:font-family-asian="Times New Roman" style:font-family-complex="Calibri"/>
    </style:style>
    <style:style style:family="text" style:name="T601">
      <style:text-properties fo:color="#000000" fo:font-family="Calibri" style:font-family-asian="Times New Roman" style:font-family-complex="Calibri"/>
    </style:style>
    <style:style style:family="table-cell" style:name="ce264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303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602">
      <style:text-properties fo:color="#000000" fo:font-family="Calibri" style:font-family-asian="Times New Roman" style:font-family-complex="Calibri"/>
    </style:style>
    <style:style style:family="text" style:name="T603">
      <style:text-properties fo:color="#000000" fo:font-family="Calibri" style:font-family-asian="Times New Roman" style:font-family-complex="Calibri"/>
    </style:style>
    <style:style style:family="text" style:name="T604">
      <style:text-properties fo:color="#000000" fo:font-family="Calibri" style:font-family-asian="Times New Roman" style:font-family-complex="Calibri"/>
    </style:style>
    <style:style style:family="text" style:name="T605">
      <style:text-properties fo:color="#000000" fo:font-family="Calibri" style:font-family-asian="Times New Roman" style:font-family-complex="Calibri"/>
    </style:style>
    <style:style style:family="table-cell" style:name="ce265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304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606">
      <style:text-properties fo:color="#000000" fo:font-family="Calibri" style:font-family-asian="Times New Roman" style:font-family-complex="Calibri"/>
    </style:style>
    <style:style style:family="text" style:name="T607">
      <style:text-properties fo:color="#000000" fo:font-family="Calibri" style:font-family-asian="Times New Roman" style:font-family-complex="Calibri"/>
    </style:style>
    <style:style style:family="paragraph" style:name="P305">
      <style:paragraph-properties/>
      <style:text-properties/>
    </style:style>
    <style:style style:family="paragraph" style:name="P306">
      <style:paragraph-properties/>
      <style:text-properties/>
    </style:style>
    <style:style style:family="paragraph" style:name="P307">
      <style:paragraph-properties/>
      <style:text-properties/>
    </style:style>
    <style:style style:family="table" style:name="ta8">
      <style:table-properties style:width="27cm"/>
    </style:style>
    <style:style style:family="table-column" style:name="co43">
      <style:table-column-properties style:column-width="3.225cm"/>
    </style:style>
    <style:style style:family="table-column" style:name="co44">
      <style:table-column-properties style:column-width="2.717cm"/>
    </style:style>
    <style:style style:family="table-column" style:name="co45">
      <style:table-column-properties style:column-width="1.118cm"/>
    </style:style>
    <style:style style:family="table-column" style:name="co46">
      <style:table-column-properties style:column-width="2.685cm"/>
    </style:style>
    <style:style style:family="table-column" style:name="co47">
      <style:table-column-properties style:column-width="12.5cm"/>
    </style:style>
    <style:style style:family="table-column" style:name="co48">
      <style:table-column-properties style:column-width="4.75cm"/>
    </style:style>
    <style:style style:family="table-row" style:name="ro44">
      <style:table-row-properties style:min-row-height="0.5292cm"/>
    </style:style>
    <style:style style:family="table-cell" style:name="ce267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308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608">
      <style:text-properties fo:color="#ffffff" fo:font-family="Calibri" style:font-family-asian="Times New Roman" style:font-family-complex="Calibri" fo:font-weight="bold"/>
    </style:style>
    <style:style style:family="text" style:name="T609">
      <style:text-properties fo:color="#ffffff" fo:font-family="Calibri" style:font-family-asian="Times New Roman" style:font-family-complex="Calibri" fo:font-weight="bold"/>
    </style:style>
    <style:style style:family="table-cell" style:name="ce268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309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610">
      <style:text-properties fo:color="#ffffff" fo:font-family="Calibri" style:font-family-asian="Times New Roman" style:font-family-complex="Calibri" fo:font-weight="bold"/>
    </style:style>
    <style:style style:family="text" style:name="T611">
      <style:text-properties fo:color="#ffffff" fo:font-family="Calibri" style:font-family-asian="Times New Roman" style:font-family-complex="Calibri" fo:font-weight="bold"/>
    </style:style>
    <style:style style:family="table-cell" style:name="ce269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310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612">
      <style:text-properties fo:color="#ffffff" fo:font-family="Calibri" style:font-family-asian="Times New Roman" style:font-family-complex="Calibri" fo:font-weight="bold"/>
    </style:style>
    <style:style style:family="text" style:name="T613">
      <style:text-properties fo:color="#ffffff" fo:font-family="Calibri" style:font-family-asian="Times New Roman" style:font-family-complex="Calibri" fo:font-weight="bold"/>
    </style:style>
    <style:style style:family="table-cell" style:name="ce270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311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614">
      <style:text-properties fo:color="#ffffff" fo:font-family="Calibri" style:font-family-asian="Times New Roman" style:font-family-complex="Calibri" fo:font-weight="bold"/>
    </style:style>
    <style:style style:family="text" style:name="T615">
      <style:text-properties fo:color="#ffffff" fo:font-family="Calibri" style:font-family-asian="Times New Roman" style:font-family-complex="Calibri" fo:font-weight="bold"/>
    </style:style>
    <style:style style:family="table-cell" style:name="ce271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312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616">
      <style:text-properties fo:color="#ffffff" fo:font-family="Calibri" style:font-family-asian="Times New Roman" style:font-family-complex="Calibri" fo:font-weight="bold"/>
    </style:style>
    <style:style style:family="text" style:name="T617">
      <style:text-properties fo:color="#ffffff" fo:font-family="Calibri" style:font-family-asian="Times New Roman" style:font-family-complex="Calibri" fo:font-weight="bold"/>
    </style:style>
    <style:style style:family="table-cell" style:name="ce272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313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618">
      <style:text-properties fo:color="#ffffff" fo:font-family="Calibri" style:font-family-asian="Times New Roman" style:font-family-complex="Calibri" fo:font-weight="bold"/>
    </style:style>
    <style:style style:family="text" style:name="T619">
      <style:text-properties fo:color="#ffffff" fo:font-family="Calibri" style:font-family-asian="Times New Roman" style:font-family-complex="Calibri" fo:font-weight="bold"/>
    </style:style>
    <style:style style:family="table-row" style:name="ro45">
      <style:table-row-properties style:min-row-height="0.5292cm"/>
    </style:style>
    <style:style style:family="table-cell" style:name="ce273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314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620">
      <style:text-properties fo:color="#000000" fo:font-family="Calibri" style:font-family-asian="Times New Roman" style:font-family-complex="Calibri"/>
    </style:style>
    <style:style style:family="text" style:name="T621">
      <style:text-properties fo:color="#000000" fo:font-family="Calibri" style:font-family-asian="Times New Roman" style:font-family-complex="Calibri"/>
    </style:style>
    <style:style style:family="table-cell" style:name="ce274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315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622">
      <style:text-properties fo:color="#000000" fo:font-family="Calibri" style:font-family-asian="Times New Roman" style:font-family-complex="Calibri"/>
    </style:style>
    <style:style style:family="text" style:name="T623">
      <style:text-properties fo:color="#000000" fo:font-family="Calibri" style:font-family-asian="Times New Roman" style:font-family-complex="Calibri"/>
    </style:style>
    <style:style style:family="table-cell" style:name="ce275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316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624">
      <style:text-properties fo:color="#000000" fo:font-family="Calibri" style:font-family-asian="Times New Roman" style:font-family-complex="Calibri"/>
    </style:style>
    <style:style style:family="text" style:name="T625">
      <style:text-properties fo:color="#000000" fo:font-family="Calibri" style:font-family-asian="Times New Roman" style:font-family-complex="Calibri"/>
    </style:style>
    <style:style style:family="table-cell" style:name="ce276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317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626">
      <style:text-properties fo:color="#000000" fo:font-family="Calibri" style:font-family-asian="Times New Roman" style:font-family-complex="Calibri"/>
    </style:style>
    <style:style style:family="text" style:name="T627">
      <style:text-properties fo:color="#000000" fo:font-family="Calibri" style:font-family-asian="Times New Roman" style:font-family-complex="Calibri"/>
    </style:style>
    <style:style style:family="table-cell" style:name="ce277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318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628">
      <style:text-properties fo:color="#000000" fo:font-family="Calibri" style:font-family-asian="Times New Roman" style:font-family-complex="Calibri"/>
    </style:style>
    <style:style style:family="text" style:name="T629">
      <style:text-properties fo:color="#000000" fo:font-family="Calibri" style:font-family-asian="Times New Roman" style:font-family-complex="Calibri"/>
    </style:style>
    <style:style style:family="table-cell" style:name="ce278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319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630">
      <style:text-properties fo:color="#000000" fo:font-family="Calibri" style:font-family-asian="Times New Roman" style:font-family-complex="Calibri"/>
    </style:style>
    <style:style style:family="text" style:name="T631">
      <style:text-properties fo:color="#000000" fo:font-family="Calibri" style:font-family-asian="Times New Roman" style:font-family-complex="Calibri"/>
    </style:style>
    <style:style style:family="table-row" style:name="ro46">
      <style:table-row-properties style:min-row-height="0.5292cm"/>
    </style:style>
    <style:style style:family="table-cell" style:name="ce279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320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632">
      <style:text-properties fo:color="#000000" fo:font-family="Calibri" style:font-family-asian="Times New Roman" style:font-family-complex="Calibri"/>
    </style:style>
    <style:style style:family="text" style:name="T633">
      <style:text-properties fo:color="#000000" fo:font-family="Calibri" style:font-family-asian="Times New Roman" style:font-family-complex="Calibri"/>
    </style:style>
    <style:style style:family="table-cell" style:name="ce280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321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634">
      <style:text-properties fo:color="#000000" fo:font-family="Calibri" style:font-family-asian="Times New Roman" style:font-family-complex="Calibri"/>
    </style:style>
    <style:style style:family="text" style:name="T635">
      <style:text-properties fo:color="#000000" fo:font-family="Calibri" style:font-family-asian="Times New Roman" style:font-family-complex="Calibri"/>
    </style:style>
    <style:style style:family="table-cell" style:name="ce281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322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636">
      <style:text-properties fo:color="#000000" fo:font-family="Calibri" style:font-family-asian="Times New Roman" style:font-family-complex="Calibri"/>
    </style:style>
    <style:style style:family="text" style:name="T637">
      <style:text-properties fo:color="#000000" fo:font-family="Calibri" style:font-family-asian="Times New Roman" style:font-family-complex="Calibri"/>
    </style:style>
    <style:style style:family="table-cell" style:name="ce282">
      <style:table-cell-properties style:vertical-align="middle" style:direction="ltr" fo:background-color="#ddebf7" fo:border="0.01764cm solid #FFFFFF" loext:writing-mode="lr-tb" fo:padding-left="0.1235cm" fo:padding-right="0.1235cm" fo:wrap-option="no-wrap"/>
    </style:style>
    <style:style style:family="paragraph" style:name="P323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638">
      <style:text-properties fo:color="#000000" fo:font-family="Calibri" style:font-family-asian="Times New Roman" style:font-family-complex="Calibri"/>
    </style:style>
    <style:style style:family="text" style:name="T639">
      <style:text-properties fo:color="#000000" fo:font-family="Calibri" style:font-family-asian="Times New Roman" style:font-family-complex="Calibri"/>
    </style:style>
    <style:style style:family="table-cell" style:name="ce283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324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640">
      <style:text-properties fo:color="#000000" fo:font-family="Calibri" style:font-family-asian="Times New Roman" style:font-family-complex="Calibri"/>
    </style:style>
    <style:style style:family="text" style:name="T641">
      <style:text-properties fo:color="#000000" fo:font-family="Calibri" style:font-family-asian="Times New Roman" style:font-family-complex="Calibri"/>
    </style:style>
    <style:style style:family="text" style:name="T642">
      <style:text-properties fo:color="#000000" fo:font-family="Calibri" style:font-family-asian="Times New Roman" style:font-family-complex="Calibri"/>
    </style:style>
    <style:style style:family="table-cell" style:name="ce284">
      <style:table-cell-properties style:vertical-align="middle" style:direction="ltr" fo:background-color="#ddebf7" fo:border="0.01764cm solid #FFFFFF" loext:writing-mode="lr-tb" fo:padding-left="0.1235cm" fo:padding-right="0.1235cm" fo:wrap-option="no-wrap"/>
    </style:style>
    <style:style style:family="paragraph" style:name="P325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643">
      <style:text-properties fo:color="#000000" fo:font-family="Calibri" style:font-family-asian="Times New Roman" style:font-family-complex="Calibri"/>
    </style:style>
    <style:style style:family="text" style:name="T644">
      <style:text-properties fo:color="#000000" fo:font-family="Calibri" style:font-family-asian="Times New Roman" style:font-family-complex="Calibri"/>
    </style:style>
    <style:style style:family="text" style:name="T645">
      <style:text-properties fo:color="#000000" fo:font-family="Calibri" style:font-family-asian="Times New Roman" style:font-family-complex="Calibri"/>
    </style:style>
    <style:style style:family="text" style:name="T646">
      <style:text-properties fo:color="#000000" fo:font-family="Calibri" style:font-family-asian="Times New Roman" style:font-family-complex="Calibri"/>
    </style:style>
    <style:style style:family="table-row" style:name="ro47">
      <style:table-row-properties style:min-row-height="0.5292cm"/>
    </style:style>
    <style:style style:family="table-cell" style:name="ce285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326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647">
      <style:text-properties fo:color="#000000" fo:font-family="Calibri" style:font-family-asian="Times New Roman" style:font-family-complex="Calibri"/>
    </style:style>
    <style:style style:family="text" style:name="T648">
      <style:text-properties fo:color="#000000" fo:font-family="Calibri" style:font-family-asian="Times New Roman" style:font-family-complex="Calibri"/>
    </style:style>
    <style:style style:family="table-cell" style:name="ce286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327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649">
      <style:text-properties fo:color="#000000" fo:font-family="Calibri" style:font-family-asian="Times New Roman" style:font-family-complex="Calibri"/>
    </style:style>
    <style:style style:family="text" style:name="T650">
      <style:text-properties fo:color="#000000" fo:font-family="Calibri" style:font-family-asian="Times New Roman" style:font-family-complex="Calibri"/>
    </style:style>
    <style:style style:family="table-cell" style:name="ce287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328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651">
      <style:text-properties fo:color="#000000" fo:font-family="Calibri" style:font-family-asian="Times New Roman" style:font-family-complex="Calibri"/>
    </style:style>
    <style:style style:family="text" style:name="T652">
      <style:text-properties fo:color="#000000" fo:font-family="Calibri" style:font-family-asian="Times New Roman" style:font-family-complex="Calibri"/>
    </style:style>
    <style:style style:family="table-cell" style:name="ce288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329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653">
      <style:text-properties fo:color="#000000" fo:font-family="Calibri" style:font-family-asian="Times New Roman" style:font-family-complex="Calibri"/>
    </style:style>
    <style:style style:family="text" style:name="T654">
      <style:text-properties fo:color="#000000" fo:font-family="Calibri" style:font-family-asian="Times New Roman" style:font-family-complex="Calibri"/>
    </style:style>
    <style:style style:family="table-cell" style:name="ce289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330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655">
      <style:text-properties fo:color="#000000" fo:font-family="Calibri" style:font-family-asian="Times New Roman" style:font-family-complex="Calibri"/>
    </style:style>
    <style:style style:family="text" style:name="T656">
      <style:text-properties fo:color="#000000" fo:font-family="Calibri" style:font-family-asian="Times New Roman" style:font-family-complex="Calibri"/>
    </style:style>
    <style:style style:family="text" style:name="T657">
      <style:text-properties fo:color="#000000" fo:font-family="Calibri" style:font-family-asian="Times New Roman" style:font-family-complex="Calibri"/>
    </style:style>
    <style:style style:family="table-cell" style:name="ce290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331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658">
      <style:text-properties fo:color="#000000" fo:font-family="Calibri" style:font-family-asian="Times New Roman" style:font-family-complex="Calibri"/>
    </style:style>
    <style:style style:family="text" style:name="T659">
      <style:text-properties fo:color="#000000" fo:font-family="Calibri" style:font-family-asian="Times New Roman" style:font-family-complex="Calibri"/>
    </style:style>
    <style:style style:family="table-row" style:name="ro48">
      <style:table-row-properties style:min-row-height="0.5292cm"/>
    </style:style>
    <style:style style:family="table-cell" style:name="ce291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332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660">
      <style:text-properties fo:color="#000000" fo:font-family="Calibri" style:font-family-asian="Times New Roman" style:font-family-complex="Calibri"/>
    </style:style>
    <style:style style:family="text" style:name="T661">
      <style:text-properties fo:color="#000000" fo:font-family="Calibri" style:font-family-asian="Times New Roman" style:font-family-complex="Calibri"/>
    </style:style>
    <style:style style:family="table-cell" style:name="ce292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333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662">
      <style:text-properties fo:color="#000000" fo:font-family="Calibri" style:font-family-asian="Times New Roman" style:font-family-complex="Calibri"/>
    </style:style>
    <style:style style:family="text" style:name="T663">
      <style:text-properties fo:color="#000000" fo:font-family="Calibri" style:font-family-asian="Times New Roman" style:font-family-complex="Calibri"/>
    </style:style>
    <style:style style:family="table-cell" style:name="ce293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334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664">
      <style:text-properties fo:color="#000000" fo:font-family="Calibri" style:font-family-asian="Times New Roman" style:font-family-complex="Calibri"/>
    </style:style>
    <style:style style:family="text" style:name="T665">
      <style:text-properties fo:color="#000000" fo:font-family="Calibri" style:font-family-asian="Times New Roman" style:font-family-complex="Calibri"/>
    </style:style>
    <style:style style:family="table-cell" style:name="ce294">
      <style:table-cell-properties style:vertical-align="middle" style:direction="ltr" fo:background-color="#ddebf7" fo:border="0.01764cm solid #FFFFFF" loext:writing-mode="lr-tb" fo:padding-left="0.1235cm" fo:padding-right="0.1235cm" fo:wrap-option="no-wrap"/>
    </style:style>
    <style:style style:family="paragraph" style:name="P335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666">
      <style:text-properties fo:color="#000000" fo:font-family="Calibri" style:font-family-asian="Times New Roman" style:font-family-complex="Calibri"/>
    </style:style>
    <style:style style:family="text" style:name="T667">
      <style:text-properties fo:color="#000000" fo:font-family="Calibri" style:font-family-asian="Times New Roman" style:font-family-complex="Calibri"/>
    </style:style>
    <style:style style:family="table-cell" style:name="ce295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336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668">
      <style:text-properties fo:color="#000000" fo:font-family="Calibri" style:font-family-asian="Times New Roman" style:font-family-complex="Calibri"/>
    </style:style>
    <style:style style:family="text" style:name="T669">
      <style:text-properties fo:color="#000000" fo:font-family="Calibri" style:font-family-asian="Times New Roman" style:font-family-complex="Calibri"/>
    </style:style>
    <style:style style:family="text" style:name="T670">
      <style:text-properties fo:color="#000000" fo:font-family="Calibri" style:font-family-asian="Times New Roman" style:font-family-complex="Calibri"/>
    </style:style>
    <style:style style:family="table-cell" style:name="ce296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337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671">
      <style:text-properties fo:color="#000000" fo:font-family="Calibri" style:font-family-asian="Times New Roman" style:font-family-complex="Calibri"/>
    </style:style>
    <style:style style:family="text" style:name="T672">
      <style:text-properties fo:color="#000000" fo:font-family="Calibri" style:font-family-asian="Times New Roman" style:font-family-complex="Calibri"/>
    </style:style>
    <style:style style:family="paragraph" style:name="P338">
      <style:paragraph-properties/>
      <style:text-properties/>
    </style:style>
    <style:style style:family="paragraph" style:name="P339">
      <style:paragraph-properties/>
      <style:text-properties/>
    </style:style>
    <style:style style:family="table" style:name="ta9">
      <style:table-properties style:width="27cm"/>
    </style:style>
    <style:style style:family="table-column" style:name="co49">
      <style:table-column-properties style:column-width="3.069cm"/>
    </style:style>
    <style:style style:family="table-column" style:name="co50">
      <style:table-column-properties style:column-width="2.717cm"/>
    </style:style>
    <style:style style:family="table-column" style:name="co51">
      <style:table-column-properties style:column-width="1.207cm"/>
    </style:style>
    <style:style style:family="table-column" style:name="co52">
      <style:table-column-properties style:column-width="2.752cm"/>
    </style:style>
    <style:style style:family="table-column" style:name="co53">
      <style:table-column-properties style:column-width="12.5cm"/>
    </style:style>
    <style:style style:family="table-column" style:name="co54">
      <style:table-column-properties style:column-width="4.75cm"/>
    </style:style>
    <style:style style:family="table-row" style:name="ro49">
      <style:table-row-properties style:min-row-height="0.5292cm"/>
    </style:style>
    <style:style style:family="table-cell" style:name="ce298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340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673">
      <style:text-properties fo:color="#ffffff" fo:font-family="Calibri" style:font-family-asian="Times New Roman" style:font-family-complex="Calibri" fo:font-weight="bold"/>
    </style:style>
    <style:style style:family="text" style:name="T674">
      <style:text-properties fo:color="#ffffff" fo:font-family="Calibri" style:font-family-asian="Times New Roman" style:font-family-complex="Calibri" fo:font-weight="bold"/>
    </style:style>
    <style:style style:family="table-cell" style:name="ce299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341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675">
      <style:text-properties fo:color="#ffffff" fo:font-family="Calibri" style:font-family-asian="Times New Roman" style:font-family-complex="Calibri" fo:font-weight="bold"/>
    </style:style>
    <style:style style:family="text" style:name="T676">
      <style:text-properties fo:color="#ffffff" fo:font-family="Calibri" style:font-family-asian="Times New Roman" style:font-family-complex="Calibri" fo:font-weight="bold"/>
    </style:style>
    <style:style style:family="table-cell" style:name="ce300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342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677">
      <style:text-properties fo:color="#ffffff" fo:font-family="Calibri" style:font-family-asian="Times New Roman" style:font-family-complex="Calibri" fo:font-weight="bold"/>
    </style:style>
    <style:style style:family="text" style:name="T678">
      <style:text-properties fo:color="#ffffff" fo:font-family="Calibri" style:font-family-asian="Times New Roman" style:font-family-complex="Calibri" fo:font-weight="bold"/>
    </style:style>
    <style:style style:family="table-cell" style:name="ce301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343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679">
      <style:text-properties fo:color="#ffffff" fo:font-family="Calibri" style:font-family-asian="Times New Roman" style:font-family-complex="Calibri" fo:font-weight="bold"/>
    </style:style>
    <style:style style:family="text" style:name="T680">
      <style:text-properties fo:color="#ffffff" fo:font-family="Calibri" style:font-family-asian="Times New Roman" style:font-family-complex="Calibri" fo:font-weight="bold"/>
    </style:style>
    <style:style style:family="table-cell" style:name="ce302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344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681">
      <style:text-properties fo:color="#ffffff" fo:font-family="Calibri" style:font-family-asian="Times New Roman" style:font-family-complex="Calibri" fo:font-weight="bold"/>
    </style:style>
    <style:style style:family="text" style:name="T682">
      <style:text-properties fo:color="#ffffff" fo:font-family="Calibri" style:font-family-asian="Times New Roman" style:font-family-complex="Calibri" fo:font-weight="bold"/>
    </style:style>
    <style:style style:family="table-cell" style:name="ce303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345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683">
      <style:text-properties fo:color="#ffffff" fo:font-family="Calibri" style:font-family-asian="Times New Roman" style:font-family-complex="Calibri" fo:font-weight="bold"/>
    </style:style>
    <style:style style:family="text" style:name="T684">
      <style:text-properties fo:color="#ffffff" fo:font-family="Calibri" style:font-family-asian="Times New Roman" style:font-family-complex="Calibri" fo:font-weight="bold"/>
    </style:style>
    <style:style style:family="table-row" style:name="ro50">
      <style:table-row-properties style:min-row-height="0.5292cm"/>
    </style:style>
    <style:style style:family="table-cell" style:name="ce304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346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685">
      <style:text-properties fo:color="#000000" fo:font-family="Calibri" style:font-family-asian="Times New Roman" style:font-family-complex="Calibri"/>
    </style:style>
    <style:style style:family="text" style:name="T686">
      <style:text-properties fo:color="#000000" fo:font-family="Calibri" style:font-family-asian="Times New Roman" style:font-family-complex="Calibri"/>
    </style:style>
    <style:style style:family="table-cell" style:name="ce305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347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687">
      <style:text-properties fo:color="#000000" fo:font-family="Calibri" style:font-family-asian="Times New Roman" style:font-family-complex="Calibri"/>
    </style:style>
    <style:style style:family="text" style:name="T688">
      <style:text-properties fo:color="#000000" fo:font-family="Calibri" style:font-family-asian="Times New Roman" style:font-family-complex="Calibri"/>
    </style:style>
    <style:style style:family="table-cell" style:name="ce306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348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689">
      <style:text-properties fo:color="#000000" fo:font-family="Calibri" style:font-family-asian="Times New Roman" style:font-family-complex="Calibri"/>
    </style:style>
    <style:style style:family="text" style:name="T690">
      <style:text-properties fo:color="#000000" fo:font-family="Calibri" style:font-family-asian="Times New Roman" style:font-family-complex="Calibri"/>
    </style:style>
    <style:style style:family="table-cell" style:name="ce307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349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691">
      <style:text-properties fo:color="#000000" fo:font-family="Calibri" style:font-family-asian="Times New Roman" style:font-family-complex="Calibri"/>
    </style:style>
    <style:style style:family="text" style:name="T692">
      <style:text-properties fo:color="#000000" fo:font-family="Calibri" style:font-family-asian="Times New Roman" style:font-family-complex="Calibri"/>
    </style:style>
    <style:style style:family="table-cell" style:name="ce308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350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693">
      <style:text-properties fo:color="#000000" fo:font-family="Calibri" style:font-family-asian="Times New Roman" style:font-family-complex="Calibri"/>
    </style:style>
    <style:style style:family="text" style:name="T694">
      <style:text-properties fo:color="#000000" fo:font-family="Calibri" style:font-family-asian="Times New Roman" style:font-family-complex="Calibri"/>
    </style:style>
    <style:style style:family="table-cell" style:name="ce309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351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695">
      <style:text-properties fo:color="#000000" fo:font-family="Calibri" style:font-family-asian="Times New Roman" style:font-family-complex="Calibri"/>
    </style:style>
    <style:style style:family="text" style:name="T696">
      <style:text-properties fo:color="#000000" fo:font-family="Calibri" style:font-family-asian="Times New Roman" style:font-family-complex="Calibri"/>
    </style:style>
    <style:style style:family="table-row" style:name="ro51">
      <style:table-row-properties style:min-row-height="0.5292cm"/>
    </style:style>
    <style:style style:family="table-cell" style:name="ce310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352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697">
      <style:text-properties fo:color="#000000" fo:font-family="Calibri" style:font-family-asian="Times New Roman" style:font-family-complex="Calibri"/>
    </style:style>
    <style:style style:family="text" style:name="T698">
      <style:text-properties fo:color="#000000" fo:font-family="Calibri" style:font-family-asian="Times New Roman" style:font-family-complex="Calibri"/>
    </style:style>
    <style:style style:family="table-cell" style:name="ce311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353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699">
      <style:text-properties fo:color="#000000" fo:font-family="Calibri" style:font-family-asian="Times New Roman" style:font-family-complex="Calibri"/>
    </style:style>
    <style:style style:family="text" style:name="T700">
      <style:text-properties fo:color="#000000" fo:font-family="Calibri" style:font-family-asian="Times New Roman" style:font-family-complex="Calibri"/>
    </style:style>
    <style:style style:family="table-cell" style:name="ce312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354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701">
      <style:text-properties fo:color="#000000" fo:font-family="Calibri" style:font-family-asian="Times New Roman" style:font-family-complex="Calibri"/>
    </style:style>
    <style:style style:family="text" style:name="T702">
      <style:text-properties fo:color="#000000" fo:font-family="Calibri" style:font-family-asian="Times New Roman" style:font-family-complex="Calibri"/>
    </style:style>
    <style:style style:family="table-cell" style:name="ce313">
      <style:table-cell-properties style:vertical-align="middle" style:direction="ltr" fo:background-color="#ddebf7" fo:border="0.01764cm solid #FFFFFF" loext:writing-mode="lr-tb" fo:padding-left="0.1235cm" fo:padding-right="0.1235cm" fo:wrap-option="no-wrap"/>
    </style:style>
    <style:style style:family="paragraph" style:name="P355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703">
      <style:text-properties fo:color="#000000" fo:font-family="Calibri" style:font-family-asian="Times New Roman" style:font-family-complex="Calibri"/>
    </style:style>
    <style:style style:family="text" style:name="T704">
      <style:text-properties fo:color="#000000" fo:font-family="Calibri" style:font-family-asian="Times New Roman" style:font-family-complex="Calibri"/>
    </style:style>
    <style:style style:family="table-cell" style:name="ce314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356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705">
      <style:text-properties fo:color="#000000" fo:font-family="Calibri" style:font-family-asian="Times New Roman" style:font-family-complex="Calibri"/>
    </style:style>
    <style:style style:family="text" style:name="T706">
      <style:text-properties fo:color="#000000" fo:font-family="Calibri" style:font-family-asian="Times New Roman" style:font-family-complex="Calibri"/>
    </style:style>
    <style:style style:family="table-cell" style:name="ce315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357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707">
      <style:text-properties fo:color="#000000" fo:font-family="Calibri" style:font-family-asian="Times New Roman" style:font-family-complex="Calibri"/>
    </style:style>
    <style:style style:family="text" style:name="T708">
      <style:text-properties fo:color="#000000" fo:font-family="Calibri" style:font-family-asian="Times New Roman" style:font-family-complex="Calibri"/>
    </style:style>
    <style:style style:family="table-row" style:name="ro52">
      <style:table-row-properties style:min-row-height="0.5292cm"/>
    </style:style>
    <style:style style:family="table-cell" style:name="ce316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358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709">
      <style:text-properties fo:color="#000000" fo:font-family="Calibri" style:font-family-asian="Times New Roman" style:font-family-complex="Calibri"/>
    </style:style>
    <style:style style:family="text" style:name="T710">
      <style:text-properties fo:color="#000000" fo:font-family="Calibri" style:font-family-asian="Times New Roman" style:font-family-complex="Calibri"/>
    </style:style>
    <style:style style:family="table-cell" style:name="ce317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359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711">
      <style:text-properties fo:color="#000000" fo:font-family="Calibri" style:font-family-asian="Times New Roman" style:font-family-complex="Calibri"/>
    </style:style>
    <style:style style:family="text" style:name="T712">
      <style:text-properties fo:color="#000000" fo:font-family="Calibri" style:font-family-asian="Times New Roman" style:font-family-complex="Calibri"/>
    </style:style>
    <style:style style:family="table-cell" style:name="ce318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360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713">
      <style:text-properties fo:color="#000000" fo:font-family="Calibri" style:font-family-asian="Times New Roman" style:font-family-complex="Calibri"/>
    </style:style>
    <style:style style:family="text" style:name="T714">
      <style:text-properties fo:color="#000000" fo:font-family="Calibri" style:font-family-asian="Times New Roman" style:font-family-complex="Calibri"/>
    </style:style>
    <style:style style:family="table-cell" style:name="ce319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361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715">
      <style:text-properties fo:color="#000000" fo:font-family="Calibri" style:font-family-asian="Times New Roman" style:font-family-complex="Calibri"/>
    </style:style>
    <style:style style:family="text" style:name="T716">
      <style:text-properties fo:color="#000000" fo:font-family="Calibri" style:font-family-asian="Times New Roman" style:font-family-complex="Calibri"/>
    </style:style>
    <style:style style:family="table-cell" style:name="ce320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362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717">
      <style:text-properties fo:color="#000000" fo:font-family="Calibri" style:font-family-asian="Times New Roman" style:font-family-complex="Calibri"/>
    </style:style>
    <style:style style:family="text" style:name="T718">
      <style:text-properties fo:color="#000000" fo:font-family="Calibri" style:font-family-asian="Times New Roman" style:font-family-complex="Calibri"/>
    </style:style>
    <style:style style:family="text" style:name="T719">
      <style:text-properties fo:color="#000000" fo:font-family="Calibri" style:font-family-asian="Times New Roman" style:font-family-complex="Calibri"/>
    </style:style>
    <style:style style:family="table-cell" style:name="ce321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363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720">
      <style:text-properties fo:color="#000000" fo:font-family="Calibri" style:font-family-asian="Times New Roman" style:font-family-complex="Calibri"/>
    </style:style>
    <style:style style:family="text" style:name="T721">
      <style:text-properties fo:color="#000000" fo:font-family="Calibri" style:font-family-asian="Times New Roman" style:font-family-complex="Calibri"/>
    </style:style>
    <style:style style:family="paragraph" style:name="P364">
      <style:paragraph-properties/>
      <style:text-properties/>
    </style:style>
    <style:style style:family="paragraph" style:name="P365">
      <style:paragraph-properties/>
      <style:text-properties/>
    </style:style>
    <style:style style:family="table" style:name="ta10">
      <style:table-properties style:width="27cm"/>
    </style:style>
    <style:style style:family="table-column" style:name="co55">
      <style:table-column-properties style:column-width="3.069cm"/>
    </style:style>
    <style:style style:family="table-column" style:name="co56">
      <style:table-column-properties style:column-width="2.717cm"/>
    </style:style>
    <style:style style:family="table-column" style:name="co57">
      <style:table-column-properties style:column-width="1.207cm"/>
    </style:style>
    <style:style style:family="table-column" style:name="co58">
      <style:table-column-properties style:column-width="2.745cm"/>
    </style:style>
    <style:style style:family="table-column" style:name="co59">
      <style:table-column-properties style:column-width="12.51cm"/>
    </style:style>
    <style:style style:family="table-column" style:name="co60">
      <style:table-column-properties style:column-width="4.75cm"/>
    </style:style>
    <style:style style:family="table-row" style:name="ro53">
      <style:table-row-properties style:min-row-height="0.5292cm"/>
    </style:style>
    <style:style style:family="table-cell" style:name="ce323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366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722">
      <style:text-properties fo:color="#ffffff" fo:font-family="Calibri" style:font-family-asian="Times New Roman" style:font-family-complex="Calibri" fo:font-weight="bold"/>
    </style:style>
    <style:style style:family="text" style:name="T723">
      <style:text-properties fo:color="#ffffff" fo:font-family="Calibri" style:font-family-asian="Times New Roman" style:font-family-complex="Calibri" fo:font-weight="bold"/>
    </style:style>
    <style:style style:family="table-cell" style:name="ce324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367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724">
      <style:text-properties fo:color="#ffffff" fo:font-family="Calibri" style:font-family-asian="Times New Roman" style:font-family-complex="Calibri" fo:font-weight="bold"/>
    </style:style>
    <style:style style:family="text" style:name="T725">
      <style:text-properties fo:color="#ffffff" fo:font-family="Calibri" style:font-family-asian="Times New Roman" style:font-family-complex="Calibri" fo:font-weight="bold"/>
    </style:style>
    <style:style style:family="table-cell" style:name="ce325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368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726">
      <style:text-properties fo:color="#ffffff" fo:font-family="Calibri" style:font-family-asian="Times New Roman" style:font-family-complex="Calibri" fo:font-weight="bold"/>
    </style:style>
    <style:style style:family="text" style:name="T727">
      <style:text-properties fo:color="#ffffff" fo:font-family="Calibri" style:font-family-asian="Times New Roman" style:font-family-complex="Calibri" fo:font-weight="bold"/>
    </style:style>
    <style:style style:family="table-cell" style:name="ce326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369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728">
      <style:text-properties fo:color="#ffffff" fo:font-family="Calibri" style:font-family-asian="Times New Roman" style:font-family-complex="Calibri" fo:font-weight="bold"/>
    </style:style>
    <style:style style:family="text" style:name="T729">
      <style:text-properties fo:color="#ffffff" fo:font-family="Calibri" style:font-family-asian="Times New Roman" style:font-family-complex="Calibri" fo:font-weight="bold"/>
    </style:style>
    <style:style style:family="table-cell" style:name="ce327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370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730">
      <style:text-properties fo:color="#ffffff" fo:font-family="Calibri" style:font-family-asian="Times New Roman" style:font-family-complex="Calibri" fo:font-weight="bold"/>
    </style:style>
    <style:style style:family="text" style:name="T731">
      <style:text-properties fo:color="#ffffff" fo:font-family="Calibri" style:font-family-asian="Times New Roman" style:font-family-complex="Calibri" fo:font-weight="bold"/>
    </style:style>
    <style:style style:family="table-cell" style:name="ce328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371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732">
      <style:text-properties fo:color="#ffffff" fo:font-family="Calibri" style:font-family-asian="Times New Roman" style:font-family-complex="Calibri" fo:font-weight="bold"/>
    </style:style>
    <style:style style:family="text" style:name="T733">
      <style:text-properties fo:color="#ffffff" fo:font-family="Calibri" style:font-family-asian="Times New Roman" style:font-family-complex="Calibri" fo:font-weight="bold"/>
    </style:style>
    <style:style style:family="table-row" style:name="ro54">
      <style:table-row-properties style:min-row-height="0.5292cm"/>
    </style:style>
    <style:style style:family="table-cell" style:name="ce329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372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734">
      <style:text-properties fo:color="#000000" fo:font-family="Calibri" style:font-family-asian="Times New Roman" style:font-family-complex="Calibri"/>
    </style:style>
    <style:style style:family="text" style:name="T735">
      <style:text-properties fo:color="#000000" fo:font-family="Calibri" style:font-family-asian="Times New Roman" style:font-family-complex="Calibri"/>
    </style:style>
    <style:style style:family="table-cell" style:name="ce330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373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736">
      <style:text-properties fo:color="#000000" fo:font-family="Calibri" style:font-family-asian="Times New Roman" style:font-family-complex="Calibri"/>
    </style:style>
    <style:style style:family="text" style:name="T737">
      <style:text-properties fo:color="#000000" fo:font-family="Calibri" style:font-family-asian="Times New Roman" style:font-family-complex="Calibri"/>
    </style:style>
    <style:style style:family="table-cell" style:name="ce331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374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738">
      <style:text-properties fo:color="#000000" fo:font-family="Calibri" style:font-family-asian="Times New Roman" style:font-family-complex="Calibri"/>
    </style:style>
    <style:style style:family="text" style:name="T739">
      <style:text-properties fo:color="#000000" fo:font-family="Calibri" style:font-family-asian="Times New Roman" style:font-family-complex="Calibri"/>
    </style:style>
    <style:style style:family="table-cell" style:name="ce332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375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740">
      <style:text-properties fo:color="#000000" fo:font-family="Calibri" style:font-family-asian="Times New Roman" style:font-family-complex="Calibri"/>
    </style:style>
    <style:style style:family="text" style:name="T741">
      <style:text-properties fo:color="#000000" fo:font-family="Calibri" style:font-family-asian="Times New Roman" style:font-family-complex="Calibri"/>
    </style:style>
    <style:style style:family="table-cell" style:name="ce333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376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742">
      <style:text-properties fo:color="#000000" fo:font-family="Calibri" style:font-family-asian="Times New Roman" style:font-family-complex="Calibri"/>
    </style:style>
    <style:style style:family="text" style:name="T743">
      <style:text-properties fo:color="#000000" fo:font-family="Calibri" style:font-family-asian="Times New Roman" style:font-family-complex="Calibri"/>
    </style:style>
    <style:style style:family="table-cell" style:name="ce334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377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744">
      <style:text-properties fo:color="#000000" fo:font-family="Calibri" style:font-family-asian="Times New Roman" style:font-family-complex="Calibri"/>
    </style:style>
    <style:style style:family="text" style:name="T745">
      <style:text-properties fo:color="#000000" fo:font-family="Calibri" style:font-family-asian="Times New Roman" style:font-family-complex="Calibri"/>
    </style:style>
    <style:style style:family="table-row" style:name="ro55">
      <style:table-row-properties style:min-row-height="0.5292cm"/>
    </style:style>
    <style:style style:family="table-cell" style:name="ce335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378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746">
      <style:text-properties fo:color="#000000" fo:font-family="Calibri" style:font-family-asian="Times New Roman" style:font-family-complex="Calibri"/>
    </style:style>
    <style:style style:family="text" style:name="T747">
      <style:text-properties fo:color="#000000" fo:font-family="Calibri" style:font-family-asian="Times New Roman" style:font-family-complex="Calibri"/>
    </style:style>
    <style:style style:family="table-cell" style:name="ce336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379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748">
      <style:text-properties fo:color="#000000" fo:font-family="Calibri" style:font-family-asian="Times New Roman" style:font-family-complex="Calibri"/>
    </style:style>
    <style:style style:family="text" style:name="T749">
      <style:text-properties fo:color="#000000" fo:font-family="Calibri" style:font-family-asian="Times New Roman" style:font-family-complex="Calibri"/>
    </style:style>
    <style:style style:family="table-cell" style:name="ce337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380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750">
      <style:text-properties fo:color="#000000" fo:font-family="Calibri" style:font-family-asian="Times New Roman" style:font-family-complex="Calibri"/>
    </style:style>
    <style:style style:family="text" style:name="T751">
      <style:text-properties fo:color="#000000" fo:font-family="Calibri" style:font-family-asian="Times New Roman" style:font-family-complex="Calibri"/>
    </style:style>
    <style:style style:family="table-cell" style:name="ce338">
      <style:table-cell-properties style:vertical-align="middle" style:direction="ltr" fo:background-color="#ddebf7" fo:border="0.01764cm solid #FFFFFF" loext:writing-mode="lr-tb" fo:padding-left="0.1235cm" fo:padding-right="0.1235cm" fo:wrap-option="no-wrap"/>
    </style:style>
    <style:style style:family="paragraph" style:name="P381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752">
      <style:text-properties fo:color="#000000" fo:font-family="Calibri" style:font-family-asian="Times New Roman" style:font-family-complex="Calibri"/>
    </style:style>
    <style:style style:family="text" style:name="T753">
      <style:text-properties fo:color="#000000" fo:font-family="Calibri" style:font-family-asian="Times New Roman" style:font-family-complex="Calibri"/>
    </style:style>
    <style:style style:family="table-cell" style:name="ce339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382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754">
      <style:text-properties fo:color="#000000" fo:font-family="Calibri" style:font-family-asian="Times New Roman" style:font-family-complex="Calibri"/>
    </style:style>
    <style:style style:family="text" style:name="T755">
      <style:text-properties fo:color="#000000" fo:font-family="Calibri" style:font-family-asian="Times New Roman" style:font-family-complex="Calibri"/>
    </style:style>
    <style:style style:family="text" style:name="T756">
      <style:text-properties fo:color="#000000" fo:font-family="Calibri" style:font-family-asian="Times New Roman" style:font-family-complex="Calibri"/>
    </style:style>
    <style:style style:family="text" style:name="T757">
      <style:text-properties fo:color="#000000" fo:font-family="Calibri" style:font-family-asian="Times New Roman" style:font-family-complex="Calibri"/>
    </style:style>
    <style:style style:family="table-cell" style:name="ce340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383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758">
      <style:text-properties fo:color="#000000" fo:font-family="Calibri" style:font-family-asian="Times New Roman" style:font-family-complex="Calibri"/>
    </style:style>
    <style:style style:family="text" style:name="T759">
      <style:text-properties fo:color="#000000" fo:font-family="Calibri" style:font-family-asian="Times New Roman" style:font-family-complex="Calibri"/>
    </style:style>
    <style:style style:family="paragraph" style:name="P384">
      <style:paragraph-properties/>
      <style:text-properties/>
    </style:style>
    <style:style style:family="paragraph" style:name="P385">
      <style:paragraph-properties/>
      <style:text-properties/>
    </style:style>
    <style:style style:family="table" style:name="ta11">
      <style:table-properties style:width="27cm"/>
    </style:style>
    <style:style style:family="table-column" style:name="co61">
      <style:table-column-properties style:column-width="3.223cm"/>
    </style:style>
    <style:style style:family="table-column" style:name="co62">
      <style:table-column-properties style:column-width="2.521cm"/>
    </style:style>
    <style:style style:family="table-column" style:name="co63">
      <style:table-column-properties style:column-width="1.314cm"/>
    </style:style>
    <style:style style:family="table-column" style:name="co64">
      <style:table-column-properties style:column-width="2.687cm"/>
    </style:style>
    <style:style style:family="table-column" style:name="co65">
      <style:table-column-properties style:column-width="12.5cm"/>
    </style:style>
    <style:style style:family="table-column" style:name="co66">
      <style:table-column-properties style:column-width="4.75cm"/>
    </style:style>
    <style:style style:family="table-row" style:name="ro56">
      <style:table-row-properties style:min-row-height="0.5292cm"/>
    </style:style>
    <style:style style:family="table-cell" style:name="ce342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386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760">
      <style:text-properties fo:color="#ffffff" fo:font-family="Calibri" style:font-family-asian="Times New Roman" style:font-family-complex="Calibri" fo:font-weight="bold"/>
    </style:style>
    <style:style style:family="text" style:name="T761">
      <style:text-properties fo:color="#ffffff" fo:font-family="Calibri" style:font-family-asian="Times New Roman" style:font-family-complex="Calibri" fo:font-weight="bold"/>
    </style:style>
    <style:style style:family="table-cell" style:name="ce343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387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762">
      <style:text-properties fo:color="#ffffff" fo:font-family="Calibri" style:font-family-asian="Times New Roman" style:font-family-complex="Calibri" fo:font-weight="bold"/>
    </style:style>
    <style:style style:family="text" style:name="T763">
      <style:text-properties fo:color="#ffffff" fo:font-family="Calibri" style:font-family-asian="Times New Roman" style:font-family-complex="Calibri" fo:font-weight="bold"/>
    </style:style>
    <style:style style:family="table-cell" style:name="ce344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388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764">
      <style:text-properties fo:color="#ffffff" fo:font-family="Calibri" style:font-family-asian="Times New Roman" style:font-family-complex="Calibri" fo:font-weight="bold"/>
    </style:style>
    <style:style style:family="text" style:name="T765">
      <style:text-properties fo:color="#ffffff" fo:font-family="Calibri" style:font-family-asian="Times New Roman" style:font-family-complex="Calibri" fo:font-weight="bold"/>
    </style:style>
    <style:style style:family="table-cell" style:name="ce345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389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766">
      <style:text-properties fo:color="#ffffff" fo:font-family="Calibri" style:font-family-asian="Times New Roman" style:font-family-complex="Calibri" fo:font-weight="bold"/>
    </style:style>
    <style:style style:family="text" style:name="T767">
      <style:text-properties fo:color="#ffffff" fo:font-family="Calibri" style:font-family-asian="Times New Roman" style:font-family-complex="Calibri" fo:font-weight="bold"/>
    </style:style>
    <style:style style:family="table-cell" style:name="ce346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390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768">
      <style:text-properties fo:color="#ffffff" fo:font-family="Calibri" style:font-family-asian="Times New Roman" style:font-family-complex="Calibri" fo:font-weight="bold"/>
    </style:style>
    <style:style style:family="text" style:name="T769">
      <style:text-properties fo:color="#ffffff" fo:font-family="Calibri" style:font-family-asian="Times New Roman" style:font-family-complex="Calibri" fo:font-weight="bold"/>
    </style:style>
    <style:style style:family="table-cell" style:name="ce347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391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770">
      <style:text-properties fo:color="#ffffff" fo:font-family="Calibri" style:font-family-asian="Times New Roman" style:font-family-complex="Calibri" fo:font-weight="bold"/>
    </style:style>
    <style:style style:family="text" style:name="T771">
      <style:text-properties fo:color="#ffffff" fo:font-family="Calibri" style:font-family-asian="Times New Roman" style:font-family-complex="Calibri" fo:font-weight="bold"/>
    </style:style>
    <style:style style:family="table-row" style:name="ro57">
      <style:table-row-properties style:min-row-height="0.5292cm"/>
    </style:style>
    <style:style style:family="table-cell" style:name="ce348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392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772">
      <style:text-properties fo:color="#000000" fo:font-family="Calibri" style:font-family-asian="Times New Roman" style:font-family-complex="Calibri"/>
    </style:style>
    <style:style style:family="text" style:name="T773">
      <style:text-properties fo:color="#000000" fo:font-family="Calibri" style:font-family-asian="Times New Roman" style:font-family-complex="Calibri"/>
    </style:style>
    <style:style style:family="table-cell" style:name="ce349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393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774">
      <style:text-properties fo:color="#000000" fo:font-family="Calibri" style:font-family-asian="Times New Roman" style:font-family-complex="Calibri"/>
    </style:style>
    <style:style style:family="text" style:name="T775">
      <style:text-properties fo:color="#000000" fo:font-family="Calibri" style:font-family-asian="Times New Roman" style:font-family-complex="Calibri"/>
    </style:style>
    <style:style style:family="table-cell" style:name="ce350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394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776">
      <style:text-properties fo:color="#000000" fo:font-family="Calibri" style:font-family-asian="Times New Roman" style:font-family-complex="Calibri"/>
    </style:style>
    <style:style style:family="text" style:name="T777">
      <style:text-properties fo:color="#000000" fo:font-family="Calibri" style:font-family-asian="Times New Roman" style:font-family-complex="Calibri"/>
    </style:style>
    <style:style style:family="table-cell" style:name="ce351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395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778">
      <style:text-properties fo:color="#000000" fo:font-family="Calibri" style:font-family-asian="Times New Roman" style:font-family-complex="Calibri"/>
    </style:style>
    <style:style style:family="text" style:name="T779">
      <style:text-properties fo:color="#000000" fo:font-family="Calibri" style:font-family-asian="Times New Roman" style:font-family-complex="Calibri"/>
    </style:style>
    <style:style style:family="table-cell" style:name="ce352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396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780">
      <style:text-properties fo:color="#000000" fo:font-family="Calibri" style:font-family-asian="Times New Roman" style:font-family-complex="Calibri"/>
    </style:style>
    <style:style style:family="text" style:name="T781">
      <style:text-properties fo:color="#000000" fo:font-family="Calibri" style:font-family-asian="Times New Roman" style:font-family-complex="Calibri"/>
    </style:style>
    <style:style style:family="table-cell" style:name="ce353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397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782">
      <style:text-properties fo:color="#000000" fo:font-family="Calibri" style:font-family-asian="Times New Roman" style:font-family-complex="Calibri"/>
    </style:style>
    <style:style style:family="text" style:name="T783">
      <style:text-properties fo:color="#000000" fo:font-family="Calibri" style:font-family-asian="Times New Roman" style:font-family-complex="Calibri"/>
    </style:style>
    <style:style style:family="table-row" style:name="ro58">
      <style:table-row-properties style:min-row-height="0.5292cm"/>
    </style:style>
    <style:style style:family="table-cell" style:name="ce354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398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784">
      <style:text-properties fo:color="#000000" fo:font-family="Calibri" style:font-family-asian="Times New Roman" style:font-family-complex="Calibri"/>
    </style:style>
    <style:style style:family="text" style:name="T785">
      <style:text-properties fo:color="#000000" fo:font-family="Calibri" style:font-family-asian="Times New Roman" style:font-family-complex="Calibri"/>
    </style:style>
    <style:style style:family="table-cell" style:name="ce355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399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786">
      <style:text-properties fo:color="#000000" fo:font-family="Calibri" style:font-family-asian="Times New Roman" style:font-family-complex="Calibri"/>
    </style:style>
    <style:style style:family="text" style:name="T787">
      <style:text-properties fo:color="#000000" fo:font-family="Calibri" style:font-family-asian="Times New Roman" style:font-family-complex="Calibri"/>
    </style:style>
    <style:style style:family="table-cell" style:name="ce356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400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788">
      <style:text-properties fo:color="#000000" fo:font-family="Calibri" style:font-family-asian="Times New Roman" style:font-family-complex="Calibri"/>
    </style:style>
    <style:style style:family="text" style:name="T789">
      <style:text-properties fo:color="#000000" fo:font-family="Calibri" style:font-family-asian="Times New Roman" style:font-family-complex="Calibri"/>
    </style:style>
    <style:style style:family="table-cell" style:name="ce357">
      <style:table-cell-properties style:vertical-align="middle" style:direction="ltr" fo:background-color="#ddebf7" fo:border="0.01764cm solid #FFFFFF" loext:writing-mode="lr-tb" fo:padding-left="0.1235cm" fo:padding-right="0.1235cm" fo:wrap-option="no-wrap"/>
    </style:style>
    <style:style style:family="paragraph" style:name="P401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790">
      <style:text-properties fo:color="#000000" fo:font-family="Calibri" style:font-family-asian="Times New Roman" style:font-family-complex="Calibri"/>
    </style:style>
    <style:style style:family="text" style:name="T791">
      <style:text-properties fo:color="#000000" fo:font-family="Calibri" style:font-family-asian="Times New Roman" style:font-family-complex="Calibri"/>
    </style:style>
    <style:style style:family="table-cell" style:name="ce358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402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792">
      <style:text-properties fo:color="#000000" fo:font-family="Calibri" style:font-family-asian="Times New Roman" style:font-family-complex="Calibri"/>
    </style:style>
    <style:style style:family="text" style:name="T793">
      <style:text-properties fo:color="#000000" fo:font-family="Calibri" style:font-family-asian="Times New Roman" style:font-family-complex="Calibri"/>
    </style:style>
    <style:style style:family="table-cell" style:name="ce359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403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794">
      <style:text-properties fo:color="#000000" fo:font-family="Calibri" style:font-family-asian="Times New Roman" style:font-family-complex="Calibri"/>
    </style:style>
    <style:style style:family="text" style:name="T795">
      <style:text-properties fo:color="#000000" fo:font-family="Calibri" style:font-family-asian="Times New Roman" style:font-family-complex="Calibri"/>
    </style:style>
    <style:style style:family="table-row" style:name="ro59">
      <style:table-row-properties style:min-row-height="0.5292cm"/>
    </style:style>
    <style:style style:family="table-cell" style:name="ce360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404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796">
      <style:text-properties fo:color="#000000" fo:font-family="Calibri" style:font-family-asian="Times New Roman" style:font-family-complex="Calibri"/>
    </style:style>
    <style:style style:family="text" style:name="T797">
      <style:text-properties fo:color="#000000" fo:font-family="Calibri" style:font-family-asian="Times New Roman" style:font-family-complex="Calibri"/>
    </style:style>
    <style:style style:family="table-cell" style:name="ce361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405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798">
      <style:text-properties fo:color="#000000" fo:font-family="Calibri" style:font-family-asian="Times New Roman" style:font-family-complex="Calibri"/>
    </style:style>
    <style:style style:family="text" style:name="T799">
      <style:text-properties fo:color="#000000" fo:font-family="Calibri" style:font-family-asian="Times New Roman" style:font-family-complex="Calibri"/>
    </style:style>
    <style:style style:family="table-cell" style:name="ce362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406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800">
      <style:text-properties fo:color="#000000" fo:font-family="Calibri" style:font-family-asian="Times New Roman" style:font-family-complex="Calibri"/>
    </style:style>
    <style:style style:family="text" style:name="T801">
      <style:text-properties fo:color="#000000" fo:font-family="Calibri" style:font-family-asian="Times New Roman" style:font-family-complex="Calibri"/>
    </style:style>
    <style:style style:family="table-cell" style:name="ce363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407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802">
      <style:text-properties fo:color="#000000" fo:font-family="Calibri" style:font-family-asian="Times New Roman" style:font-family-complex="Calibri"/>
    </style:style>
    <style:style style:family="text" style:name="T803">
      <style:text-properties fo:color="#000000" fo:font-family="Calibri" style:font-family-asian="Times New Roman" style:font-family-complex="Calibri"/>
    </style:style>
    <style:style style:family="table-cell" style:name="ce364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408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804">
      <style:text-properties fo:color="#000000" fo:font-family="Calibri" style:font-family-asian="Times New Roman" style:font-family-complex="Calibri"/>
    </style:style>
    <style:style style:family="text" style:name="T805">
      <style:text-properties fo:color="#000000" fo:font-family="Calibri" style:font-family-asian="Times New Roman" style:font-family-complex="Calibri"/>
    </style:style>
    <style:style style:family="table-cell" style:name="ce365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409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806">
      <style:text-properties fo:color="#000000" fo:font-family="Calibri" style:font-family-asian="Times New Roman" style:font-family-complex="Calibri"/>
    </style:style>
    <style:style style:family="text" style:name="T807">
      <style:text-properties fo:color="#000000" fo:font-family="Calibri" style:font-family-asian="Times New Roman" style:font-family-complex="Calibri"/>
    </style:style>
    <style:style style:family="table-row" style:name="ro60">
      <style:table-row-properties style:min-row-height="0.5292cm"/>
    </style:style>
    <style:style style:family="table-cell" style:name="ce366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410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808">
      <style:text-properties fo:color="#000000" fo:font-family="Calibri" style:font-family-asian="Times New Roman" style:font-family-complex="Calibri"/>
    </style:style>
    <style:style style:family="text" style:name="T809">
      <style:text-properties fo:color="#000000" fo:font-family="Calibri" style:font-family-asian="Times New Roman" style:font-family-complex="Calibri"/>
    </style:style>
    <style:style style:family="table-cell" style:name="ce367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411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810">
      <style:text-properties fo:color="#000000" fo:font-family="Calibri" style:font-family-asian="Times New Roman" style:font-family-complex="Calibri"/>
    </style:style>
    <style:style style:family="text" style:name="T811">
      <style:text-properties fo:color="#000000" fo:font-family="Calibri" style:font-family-asian="Times New Roman" style:font-family-complex="Calibri"/>
    </style:style>
    <style:style style:family="table-cell" style:name="ce368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412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812">
      <style:text-properties fo:color="#000000" fo:font-family="Calibri" style:font-family-asian="Times New Roman" style:font-family-complex="Calibri"/>
    </style:style>
    <style:style style:family="text" style:name="T813">
      <style:text-properties fo:color="#000000" fo:font-family="Calibri" style:font-family-asian="Times New Roman" style:font-family-complex="Calibri"/>
    </style:style>
    <style:style style:family="table-cell" style:name="ce369">
      <style:table-cell-properties style:vertical-align="middle" style:direction="ltr" fo:background-color="#ddebf7" fo:border="0.01764cm solid #FFFFFF" loext:writing-mode="lr-tb" fo:padding-left="0.1235cm" fo:padding-right="0.1235cm" fo:wrap-option="no-wrap"/>
    </style:style>
    <style:style style:family="paragraph" style:name="P413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814">
      <style:text-properties fo:color="#000000" fo:font-family="Calibri" style:font-family-asian="Times New Roman" style:font-family-complex="Calibri"/>
    </style:style>
    <style:style style:family="text" style:name="T815">
      <style:text-properties fo:color="#000000" fo:font-family="Calibri" style:font-family-asian="Times New Roman" style:font-family-complex="Calibri"/>
    </style:style>
    <style:style style:family="table-cell" style:name="ce370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414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816">
      <style:text-properties fo:color="#000000" fo:font-family="Calibri" style:font-family-asian="Times New Roman" style:font-family-complex="Calibri"/>
    </style:style>
    <style:style style:family="text" style:name="T817">
      <style:text-properties fo:color="#000000" fo:font-family="Calibri" style:font-family-asian="Times New Roman" style:font-family-complex="Calibri"/>
    </style:style>
    <style:style style:family="table-cell" style:name="ce371">
      <style:table-cell-properties style:vertical-align="middle" style:direction="ltr" fo:background-color="#ddebf7" fo:border="0.01764cm solid #FFFFFF" loext:writing-mode="lr-tb" fo:padding-left="0.1235cm" fo:padding-right="0.1235cm" fo:wrap-option="no-wrap"/>
    </style:style>
    <style:style style:family="paragraph" style:name="P415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818">
      <style:text-properties fo:color="#000000" fo:font-family="Calibri" style:font-family-asian="Times New Roman" style:font-family-complex="Calibri"/>
    </style:style>
    <style:style style:family="text" style:name="T819">
      <style:text-properties fo:color="#000000" fo:font-family="Calibri" style:font-family-asian="Times New Roman" style:font-family-complex="Calibri"/>
    </style:style>
    <style:style style:family="text" style:name="T820">
      <style:text-properties fo:color="#000000" fo:font-family="Calibri" style:font-family-asian="Times New Roman" style:font-family-complex="Calibri"/>
    </style:style>
    <style:style style:family="text" style:name="T821">
      <style:text-properties fo:color="#000000" fo:font-family="Calibri" style:font-family-asian="Times New Roman" style:font-family-complex="Calibri"/>
    </style:style>
    <style:style style:family="text" style:name="T822">
      <style:text-properties fo:color="#000000" fo:font-family="Calibri" style:font-family-asian="Times New Roman" style:font-family-complex="Calibri"/>
    </style:style>
    <style:style style:family="text" style:name="T823">
      <style:text-properties fo:color="#000000" fo:font-family="Calibri" style:font-family-asian="Times New Roman" style:font-family-complex="Calibri"/>
    </style:style>
    <style:style style:family="paragraph" style:name="P416">
      <style:paragraph-properties/>
      <style:text-properties/>
    </style:style>
    <style:style style:family="paragraph" style:name="P417">
      <style:paragraph-properties/>
      <style:text-properties/>
    </style:style>
    <style:style style:family="paragraph" style:name="P418">
      <style:paragraph-properties/>
      <style:text-properties/>
    </style:style>
    <style:style style:family="paragraph" style:name="P419">
      <style:paragraph-properties/>
      <style:text-properties/>
    </style:style>
    <style:style style:family="paragraph" style:name="P420">
      <style:paragraph-properties/>
      <style:text-properties/>
    </style:style>
    <style:style style:family="table" style:name="ta12">
      <style:table-properties style:width="27cm"/>
    </style:style>
    <style:style style:family="table-column" style:name="co67">
      <style:table-column-properties style:column-width="3.242cm"/>
    </style:style>
    <style:style style:family="table-column" style:name="co68">
      <style:table-column-properties style:column-width="2.544cm"/>
    </style:style>
    <style:style style:family="table-column" style:name="co69">
      <style:table-column-properties style:column-width="1.207cm"/>
    </style:style>
    <style:style style:family="table-column" style:name="co70">
      <style:table-column-properties style:column-width="2.745cm"/>
    </style:style>
    <style:style style:family="table-column" style:name="co71">
      <style:table-column-properties style:column-width="12.51cm"/>
    </style:style>
    <style:style style:family="table-column" style:name="co72">
      <style:table-column-properties style:column-width="4.75cm"/>
    </style:style>
    <style:style style:family="table-row" style:name="ro61">
      <style:table-row-properties style:min-row-height="0.5292cm"/>
    </style:style>
    <style:style style:family="table-cell" style:name="ce373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421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824">
      <style:text-properties fo:color="#ffffff" fo:font-family="Calibri" style:font-family-asian="Times New Roman" style:font-family-complex="Calibri" fo:font-weight="bold"/>
    </style:style>
    <style:style style:family="text" style:name="T825">
      <style:text-properties fo:color="#ffffff" fo:font-family="Calibri" style:font-family-asian="Times New Roman" style:font-family-complex="Calibri" fo:font-weight="bold"/>
    </style:style>
    <style:style style:family="table-cell" style:name="ce374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422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826">
      <style:text-properties fo:color="#ffffff" fo:font-family="Calibri" style:font-family-asian="Times New Roman" style:font-family-complex="Calibri" fo:font-weight="bold"/>
    </style:style>
    <style:style style:family="text" style:name="T827">
      <style:text-properties fo:color="#ffffff" fo:font-family="Calibri" style:font-family-asian="Times New Roman" style:font-family-complex="Calibri" fo:font-weight="bold"/>
    </style:style>
    <style:style style:family="table-cell" style:name="ce375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423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828">
      <style:text-properties fo:color="#ffffff" fo:font-family="Calibri" style:font-family-asian="Times New Roman" style:font-family-complex="Calibri" fo:font-weight="bold"/>
    </style:style>
    <style:style style:family="text" style:name="T829">
      <style:text-properties fo:color="#ffffff" fo:font-family="Calibri" style:font-family-asian="Times New Roman" style:font-family-complex="Calibri" fo:font-weight="bold"/>
    </style:style>
    <style:style style:family="table-cell" style:name="ce376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424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830">
      <style:text-properties fo:color="#ffffff" fo:font-family="Calibri" style:font-family-asian="Times New Roman" style:font-family-complex="Calibri" fo:font-weight="bold"/>
    </style:style>
    <style:style style:family="text" style:name="T831">
      <style:text-properties fo:color="#ffffff" fo:font-family="Calibri" style:font-family-asian="Times New Roman" style:font-family-complex="Calibri" fo:font-weight="bold"/>
    </style:style>
    <style:style style:family="table-cell" style:name="ce377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425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832">
      <style:text-properties fo:color="#ffffff" fo:font-family="Calibri" style:font-family-asian="Times New Roman" style:font-family-complex="Calibri" fo:font-weight="bold"/>
    </style:style>
    <style:style style:family="text" style:name="T833">
      <style:text-properties fo:color="#ffffff" fo:font-family="Calibri" style:font-family-asian="Times New Roman" style:font-family-complex="Calibri" fo:font-weight="bold"/>
    </style:style>
    <style:style style:family="table-cell" style:name="ce378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426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834">
      <style:text-properties fo:color="#ffffff" fo:font-family="Calibri" style:font-family-asian="Times New Roman" style:font-family-complex="Calibri" fo:font-weight="bold"/>
    </style:style>
    <style:style style:family="text" style:name="T835">
      <style:text-properties fo:color="#ffffff" fo:font-family="Calibri" style:font-family-asian="Times New Roman" style:font-family-complex="Calibri" fo:font-weight="bold"/>
    </style:style>
    <style:style style:family="table-row" style:name="ro62">
      <style:table-row-properties style:min-row-height="0.5292cm"/>
    </style:style>
    <style:style style:family="table-cell" style:name="ce379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427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836">
      <style:text-properties fo:color="#000000" fo:font-family="Calibri" style:font-family-asian="Times New Roman" style:font-family-complex="Calibri"/>
    </style:style>
    <style:style style:family="text" style:name="T837">
      <style:text-properties fo:color="#000000" fo:font-family="Calibri" style:font-family-asian="Times New Roman" style:font-family-complex="Calibri"/>
    </style:style>
    <style:style style:family="table-cell" style:name="ce380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428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838">
      <style:text-properties fo:color="#000000" fo:font-family="Calibri" style:font-family-asian="Times New Roman" style:font-family-complex="Calibri"/>
    </style:style>
    <style:style style:family="text" style:name="T839">
      <style:text-properties fo:color="#000000" fo:font-family="Calibri" style:font-family-asian="Times New Roman" style:font-family-complex="Calibri"/>
    </style:style>
    <style:style style:family="table-cell" style:name="ce381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429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840">
      <style:text-properties fo:color="#000000" fo:font-family="Calibri" style:font-family-asian="Times New Roman" style:font-family-complex="Calibri"/>
    </style:style>
    <style:style style:family="text" style:name="T841">
      <style:text-properties fo:color="#000000" fo:font-family="Calibri" style:font-family-asian="Times New Roman" style:font-family-complex="Calibri"/>
    </style:style>
    <style:style style:family="table-cell" style:name="ce382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430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842">
      <style:text-properties fo:color="#000000" fo:font-family="Calibri" style:font-family-asian="Times New Roman" style:font-family-complex="Calibri"/>
    </style:style>
    <style:style style:family="text" style:name="T843">
      <style:text-properties fo:color="#000000" fo:font-family="Calibri" style:font-family-asian="Times New Roman" style:font-family-complex="Calibri"/>
    </style:style>
    <style:style style:family="table-cell" style:name="ce383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431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844">
      <style:text-properties fo:color="#000000" fo:font-family="Calibri" style:font-family-asian="Times New Roman" style:font-family-complex="Calibri"/>
    </style:style>
    <style:style style:family="text" style:name="T845">
      <style:text-properties fo:color="#000000" fo:font-family="Calibri" style:font-family-asian="Times New Roman" style:font-family-complex="Calibri"/>
    </style:style>
    <style:style style:family="table-cell" style:name="ce384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432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846">
      <style:text-properties fo:color="#000000" fo:font-family="Calibri" style:font-family-asian="Times New Roman" style:font-family-complex="Calibri"/>
    </style:style>
    <style:style style:family="text" style:name="T847">
      <style:text-properties fo:color="#000000" fo:font-family="Calibri" style:font-family-asian="Times New Roman" style:font-family-complex="Calibri"/>
    </style:style>
    <style:style style:family="table-row" style:name="ro63">
      <style:table-row-properties style:min-row-height="0.5292cm"/>
    </style:style>
    <style:style style:family="table-cell" style:name="ce385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433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848">
      <style:text-properties fo:color="#000000" fo:font-family="Calibri" style:font-family-asian="Times New Roman" style:font-family-complex="Calibri"/>
    </style:style>
    <style:style style:family="text" style:name="T849">
      <style:text-properties fo:color="#000000" fo:font-family="Calibri" style:font-family-asian="Times New Roman" style:font-family-complex="Calibri"/>
    </style:style>
    <style:style style:family="table-cell" style:name="ce386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434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850">
      <style:text-properties fo:color="#000000" fo:font-family="Calibri" style:font-family-asian="Times New Roman" style:font-family-complex="Calibri"/>
    </style:style>
    <style:style style:family="text" style:name="T851">
      <style:text-properties fo:color="#000000" fo:font-family="Calibri" style:font-family-asian="Times New Roman" style:font-family-complex="Calibri"/>
    </style:style>
    <style:style style:family="table-cell" style:name="ce387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435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852">
      <style:text-properties fo:color="#000000" fo:font-family="Calibri" style:font-family-asian="Times New Roman" style:font-family-complex="Calibri"/>
    </style:style>
    <style:style style:family="text" style:name="T853">
      <style:text-properties fo:color="#000000" fo:font-family="Calibri" style:font-family-asian="Times New Roman" style:font-family-complex="Calibri"/>
    </style:style>
    <style:style style:family="table-cell" style:name="ce388">
      <style:table-cell-properties style:vertical-align="middle" style:direction="ltr" fo:background-color="#ddebf7" fo:border="0.01764cm solid #FFFFFF" loext:writing-mode="lr-tb" fo:padding-left="0.1235cm" fo:padding-right="0.1235cm" fo:wrap-option="no-wrap"/>
    </style:style>
    <style:style style:family="paragraph" style:name="P436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854">
      <style:text-properties fo:color="#000000" fo:font-family="Calibri" style:font-family-asian="Times New Roman" style:font-family-complex="Calibri"/>
    </style:style>
    <style:style style:family="text" style:name="T855">
      <style:text-properties fo:color="#000000" fo:font-family="Calibri" style:font-family-asian="Times New Roman" style:font-family-complex="Calibri"/>
    </style:style>
    <style:style style:family="table-cell" style:name="ce389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437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856">
      <style:text-properties fo:color="#000000" fo:font-family="Calibri" style:font-family-asian="Times New Roman" style:font-family-complex="Calibri"/>
    </style:style>
    <style:style style:family="text" style:name="T857">
      <style:text-properties fo:color="#000000" fo:font-family="Calibri" style:font-family-asian="Times New Roman" style:font-family-complex="Calibri"/>
    </style:style>
    <style:style style:family="text" style:name="T858">
      <style:text-properties fo:color="#000000" fo:font-family="Calibri" style:font-family-asian="Times New Roman" style:font-family-complex="Calibri"/>
    </style:style>
    <style:style style:family="table-cell" style:name="ce390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438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859">
      <style:text-properties fo:color="#000000" fo:font-family="Calibri" style:font-family-asian="Times New Roman" style:font-family-complex="Calibri"/>
    </style:style>
    <style:style style:family="text" style:name="T860">
      <style:text-properties fo:color="#000000" fo:font-family="Calibri" style:font-family-asian="Times New Roman" style:font-family-complex="Calibri"/>
    </style:style>
    <style:style style:family="paragraph" style:name="P439">
      <style:paragraph-properties/>
      <style:text-properties/>
    </style:style>
    <style:style style:family="paragraph" style:name="P440">
      <style:paragraph-properties/>
      <style:text-properties/>
    </style:style>
    <style:style style:family="table" style:name="ta13">
      <style:table-properties style:width="27cm"/>
    </style:style>
    <style:style style:family="table-column" style:name="co73">
      <style:table-column-properties style:column-width="3.242cm"/>
    </style:style>
    <style:style style:family="table-column" style:name="co74">
      <style:table-column-properties style:column-width="2.544cm"/>
    </style:style>
    <style:style style:family="table-column" style:name="co75">
      <style:table-column-properties style:column-width="1.207cm"/>
    </style:style>
    <style:style style:family="table-column" style:name="co76">
      <style:table-column-properties style:column-width="2.745cm"/>
    </style:style>
    <style:style style:family="table-column" style:name="co77">
      <style:table-column-properties style:column-width="12.51cm"/>
    </style:style>
    <style:style style:family="table-column" style:name="co78">
      <style:table-column-properties style:column-width="4.75cm"/>
    </style:style>
    <style:style style:family="table-row" style:name="ro64">
      <style:table-row-properties style:min-row-height="0.5292cm"/>
    </style:style>
    <style:style style:family="table-cell" style:name="ce392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441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861">
      <style:text-properties fo:color="#ffffff" fo:font-family="Calibri" style:font-family-asian="Times New Roman" style:font-family-complex="Calibri" fo:font-weight="bold"/>
    </style:style>
    <style:style style:family="text" style:name="T862">
      <style:text-properties fo:color="#ffffff" fo:font-family="Calibri" style:font-family-asian="Times New Roman" style:font-family-complex="Calibri" fo:font-weight="bold"/>
    </style:style>
    <style:style style:family="table-cell" style:name="ce393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442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863">
      <style:text-properties fo:color="#ffffff" fo:font-family="Calibri" style:font-family-asian="Times New Roman" style:font-family-complex="Calibri" fo:font-weight="bold"/>
    </style:style>
    <style:style style:family="text" style:name="T864">
      <style:text-properties fo:color="#ffffff" fo:font-family="Calibri" style:font-family-asian="Times New Roman" style:font-family-complex="Calibri" fo:font-weight="bold"/>
    </style:style>
    <style:style style:family="table-cell" style:name="ce394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443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865">
      <style:text-properties fo:color="#ffffff" fo:font-family="Calibri" style:font-family-asian="Times New Roman" style:font-family-complex="Calibri" fo:font-weight="bold"/>
    </style:style>
    <style:style style:family="text" style:name="T866">
      <style:text-properties fo:color="#ffffff" fo:font-family="Calibri" style:font-family-asian="Times New Roman" style:font-family-complex="Calibri" fo:font-weight="bold"/>
    </style:style>
    <style:style style:family="table-cell" style:name="ce395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444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867">
      <style:text-properties fo:color="#ffffff" fo:font-family="Calibri" style:font-family-asian="Times New Roman" style:font-family-complex="Calibri" fo:font-weight="bold"/>
    </style:style>
    <style:style style:family="text" style:name="T868">
      <style:text-properties fo:color="#ffffff" fo:font-family="Calibri" style:font-family-asian="Times New Roman" style:font-family-complex="Calibri" fo:font-weight="bold"/>
    </style:style>
    <style:style style:family="table-cell" style:name="ce396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445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869">
      <style:text-properties fo:color="#ffffff" fo:font-family="Calibri" style:font-family-asian="Times New Roman" style:font-family-complex="Calibri" fo:font-weight="bold"/>
    </style:style>
    <style:style style:family="text" style:name="T870">
      <style:text-properties fo:color="#ffffff" fo:font-family="Calibri" style:font-family-asian="Times New Roman" style:font-family-complex="Calibri" fo:font-weight="bold"/>
    </style:style>
    <style:style style:family="table-cell" style:name="ce397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446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871">
      <style:text-properties fo:color="#ffffff" fo:font-family="Calibri" style:font-family-asian="Times New Roman" style:font-family-complex="Calibri" fo:font-weight="bold"/>
    </style:style>
    <style:style style:family="text" style:name="T872">
      <style:text-properties fo:color="#ffffff" fo:font-family="Calibri" style:font-family-asian="Times New Roman" style:font-family-complex="Calibri" fo:font-weight="bold"/>
    </style:style>
    <style:style style:family="table-row" style:name="ro65">
      <style:table-row-properties style:min-row-height="0.5292cm"/>
    </style:style>
    <style:style style:family="table-cell" style:name="ce398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447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873">
      <style:text-properties fo:color="#000000" fo:font-family="Calibri" style:font-family-asian="Times New Roman" style:font-family-complex="Calibri"/>
    </style:style>
    <style:style style:family="text" style:name="T874">
      <style:text-properties fo:color="#000000" fo:font-family="Calibri" style:font-family-asian="Times New Roman" style:font-family-complex="Calibri"/>
    </style:style>
    <style:style style:family="table-cell" style:name="ce399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448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875">
      <style:text-properties fo:color="#000000" fo:font-family="Calibri" style:font-family-asian="Times New Roman" style:font-family-complex="Calibri"/>
    </style:style>
    <style:style style:family="text" style:name="T876">
      <style:text-properties fo:color="#000000" fo:font-family="Calibri" style:font-family-asian="Times New Roman" style:font-family-complex="Calibri"/>
    </style:style>
    <style:style style:family="table-cell" style:name="ce400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449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877">
      <style:text-properties fo:color="#000000" fo:font-family="Calibri" style:font-family-asian="Times New Roman" style:font-family-complex="Calibri"/>
    </style:style>
    <style:style style:family="text" style:name="T878">
      <style:text-properties fo:color="#000000" fo:font-family="Calibri" style:font-family-asian="Times New Roman" style:font-family-complex="Calibri"/>
    </style:style>
    <style:style style:family="table-cell" style:name="ce401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450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879">
      <style:text-properties fo:color="#000000" fo:font-family="Calibri" style:font-family-asian="Times New Roman" style:font-family-complex="Calibri"/>
    </style:style>
    <style:style style:family="text" style:name="T880">
      <style:text-properties fo:color="#000000" fo:font-family="Calibri" style:font-family-asian="Times New Roman" style:font-family-complex="Calibri"/>
    </style:style>
    <style:style style:family="table-cell" style:name="ce402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451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881">
      <style:text-properties fo:color="#000000" fo:font-family="Calibri" style:font-family-asian="Times New Roman" style:font-family-complex="Calibri"/>
    </style:style>
    <style:style style:family="text" style:name="T882">
      <style:text-properties fo:color="#000000" fo:font-family="Calibri" style:font-family-asian="Times New Roman" style:font-family-complex="Calibri"/>
    </style:style>
    <style:style style:family="table-cell" style:name="ce403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452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883">
      <style:text-properties fo:color="#000000" fo:font-family="Calibri" style:font-family-asian="Times New Roman" style:font-family-complex="Calibri"/>
    </style:style>
    <style:style style:family="text" style:name="T884">
      <style:text-properties fo:color="#000000" fo:font-family="Calibri" style:font-family-asian="Times New Roman" style:font-family-complex="Calibri"/>
    </style:style>
    <style:style style:family="table-row" style:name="ro66">
      <style:table-row-properties style:min-row-height="0.5292cm"/>
    </style:style>
    <style:style style:family="table-cell" style:name="ce404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453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885">
      <style:text-properties fo:color="#000000" fo:font-family="Calibri" style:font-family-asian="Times New Roman" style:font-family-complex="Calibri"/>
    </style:style>
    <style:style style:family="text" style:name="T886">
      <style:text-properties fo:color="#000000" fo:font-family="Calibri" style:font-family-asian="Times New Roman" style:font-family-complex="Calibri"/>
    </style:style>
    <style:style style:family="text" style:name="T887">
      <style:text-properties fo:color="#000000" fo:font-family="Calibri" style:font-family-asian="Times New Roman" style:font-family-complex="Calibri"/>
    </style:style>
    <style:style style:family="table-cell" style:name="ce405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454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888">
      <style:text-properties fo:color="#000000" fo:font-family="Calibri" style:font-family-asian="Times New Roman" style:font-family-complex="Calibri"/>
    </style:style>
    <style:style style:family="text" style:name="T889">
      <style:text-properties fo:color="#000000" fo:font-family="Calibri" style:font-family-asian="Times New Roman" style:font-family-complex="Calibri"/>
    </style:style>
    <style:style style:family="table-cell" style:name="ce406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455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890">
      <style:text-properties fo:color="#000000" fo:font-family="Calibri" style:font-family-asian="Times New Roman" style:font-family-complex="Calibri"/>
    </style:style>
    <style:style style:family="text" style:name="T891">
      <style:text-properties fo:color="#000000" fo:font-family="Calibri" style:font-family-asian="Times New Roman" style:font-family-complex="Calibri"/>
    </style:style>
    <style:style style:family="table-cell" style:name="ce407">
      <style:table-cell-properties style:vertical-align="middle" style:direction="ltr" fo:background-color="#ddebf7" fo:border="0.01764cm solid #FFFFFF" loext:writing-mode="lr-tb" fo:padding-left="0.1235cm" fo:padding-right="0.1235cm" fo:wrap-option="no-wrap"/>
    </style:style>
    <style:style style:family="paragraph" style:name="P456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892">
      <style:text-properties fo:color="#000000" fo:font-family="Calibri" style:font-family-asian="Times New Roman" style:font-family-complex="Calibri"/>
    </style:style>
    <style:style style:family="text" style:name="T893">
      <style:text-properties fo:color="#000000" fo:font-family="Calibri" style:font-family-asian="Times New Roman" style:font-family-complex="Calibri"/>
    </style:style>
    <style:style style:family="table-cell" style:name="ce408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457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894">
      <style:text-properties fo:color="#000000" fo:font-family="Calibri" style:font-family-asian="Times New Roman" style:font-family-complex="Calibri"/>
    </style:style>
    <style:style style:family="text" style:name="T895">
      <style:text-properties fo:color="#000000" fo:font-family="Calibri" style:font-family-asian="Times New Roman" style:font-family-complex="Calibri"/>
    </style:style>
    <style:style style:family="text" style:name="T896">
      <style:text-properties fo:color="#000000" fo:font-family="Calibri" style:font-family-asian="Times New Roman" style:font-family-complex="Calibri"/>
    </style:style>
    <style:style style:family="text" style:name="T897">
      <style:text-properties fo:color="#000000" fo:font-family="Calibri" style:font-family-asian="Times New Roman" style:font-family-complex="Calibri"/>
    </style:style>
    <style:style style:family="text" style:name="T898">
      <style:text-properties fo:color="#000000" fo:font-family="Calibri" style:font-family-asian="Times New Roman" style:font-family-complex="Calibri"/>
    </style:style>
    <style:style style:family="text" style:name="T899">
      <style:text-properties fo:color="#000000" fo:font-family="Calibri" style:font-family-asian="Times New Roman" style:font-family-complex="Calibri"/>
    </style:style>
    <style:style style:family="table-cell" style:name="ce409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458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900">
      <style:text-properties fo:color="#000000" fo:font-family="Calibri" style:font-family-asian="Times New Roman" style:font-family-complex="Calibri"/>
    </style:style>
    <style:style style:family="text" style:name="T901">
      <style:text-properties fo:color="#000000" fo:font-family="Calibri" style:font-family-asian="Times New Roman" style:font-family-complex="Calibri"/>
    </style:style>
    <style:style style:family="paragraph" style:name="P459">
      <style:paragraph-properties/>
      <style:text-properties/>
    </style:style>
    <style:style style:family="paragraph" style:name="P460">
      <style:paragraph-properties/>
      <style:text-properties/>
    </style:style>
    <style:style style:family="table" style:name="ta14">
      <style:table-properties style:width="26.92cm"/>
    </style:style>
    <style:style style:family="table-column" style:name="co79">
      <style:table-column-properties style:column-width="3.281cm"/>
    </style:style>
    <style:style style:family="table-column" style:name="co80">
      <style:table-column-properties style:column-width="2.463cm"/>
    </style:style>
    <style:style style:family="table-column" style:name="co81">
      <style:table-column-properties style:column-width="1.249cm"/>
    </style:style>
    <style:style style:family="table-column" style:name="co82">
      <style:table-column-properties style:column-width="2.752cm"/>
    </style:style>
    <style:style style:family="table-column" style:name="co83">
      <style:table-column-properties style:column-width="12.5cm"/>
    </style:style>
    <style:style style:family="table-column" style:name="co84">
      <style:table-column-properties style:column-width="4.673cm"/>
    </style:style>
    <style:style style:family="table-row" style:name="ro67">
      <style:table-row-properties style:min-row-height="0.5292cm"/>
    </style:style>
    <style:style style:family="table-cell" style:name="ce411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461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902">
      <style:text-properties fo:color="#ffffff" fo:font-family="Calibri" style:font-family-asian="Times New Roman" style:font-family-complex="Calibri" fo:font-weight="bold"/>
    </style:style>
    <style:style style:family="text" style:name="T903">
      <style:text-properties fo:color="#ffffff" fo:font-family="Calibri" style:font-family-asian="Times New Roman" style:font-family-complex="Calibri" fo:font-weight="bold"/>
    </style:style>
    <style:style style:family="table-cell" style:name="ce412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462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904">
      <style:text-properties fo:color="#ffffff" fo:font-family="Calibri" style:font-family-asian="Times New Roman" style:font-family-complex="Calibri" fo:font-weight="bold"/>
    </style:style>
    <style:style style:family="text" style:name="T905">
      <style:text-properties fo:color="#ffffff" fo:font-family="Calibri" style:font-family-asian="Times New Roman" style:font-family-complex="Calibri" fo:font-weight="bold"/>
    </style:style>
    <style:style style:family="table-cell" style:name="ce413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463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906">
      <style:text-properties fo:color="#ffffff" fo:font-family="Calibri" style:font-family-asian="Times New Roman" style:font-family-complex="Calibri" fo:font-weight="bold"/>
    </style:style>
    <style:style style:family="text" style:name="T907">
      <style:text-properties fo:color="#ffffff" fo:font-family="Calibri" style:font-family-asian="Times New Roman" style:font-family-complex="Calibri" fo:font-weight="bold"/>
    </style:style>
    <style:style style:family="table-cell" style:name="ce414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464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908">
      <style:text-properties fo:color="#ffffff" fo:font-family="Calibri" style:font-family-asian="Times New Roman" style:font-family-complex="Calibri" fo:font-weight="bold"/>
    </style:style>
    <style:style style:family="text" style:name="T909">
      <style:text-properties fo:color="#ffffff" fo:font-family="Calibri" style:font-family-asian="Times New Roman" style:font-family-complex="Calibri" fo:font-weight="bold"/>
    </style:style>
    <style:style style:family="table-cell" style:name="ce415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465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910">
      <style:text-properties fo:color="#ffffff" fo:font-family="Calibri" style:font-family-asian="Times New Roman" style:font-family-complex="Calibri" fo:font-weight="bold"/>
    </style:style>
    <style:style style:family="text" style:name="T911">
      <style:text-properties fo:color="#ffffff" fo:font-family="Calibri" style:font-family-asian="Times New Roman" style:font-family-complex="Calibri" fo:font-weight="bold"/>
    </style:style>
    <style:style style:family="table-cell" style:name="ce416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466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912">
      <style:text-properties fo:color="#ffffff" fo:font-family="Calibri" style:font-family-asian="Times New Roman" style:font-family-complex="Calibri" fo:font-weight="bold"/>
    </style:style>
    <style:style style:family="text" style:name="T913">
      <style:text-properties fo:color="#ffffff" fo:font-family="Calibri" style:font-family-asian="Times New Roman" style:font-family-complex="Calibri" fo:font-weight="bold"/>
    </style:style>
    <style:style style:family="table-row" style:name="ro68">
      <style:table-row-properties style:min-row-height="0.5292cm"/>
    </style:style>
    <style:style style:family="table-cell" style:name="ce417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467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914">
      <style:text-properties fo:color="#000000" fo:font-family="Calibri" style:font-family-asian="Times New Roman" style:font-family-complex="Calibri"/>
    </style:style>
    <style:style style:family="text" style:name="T915">
      <style:text-properties fo:color="#000000" fo:font-family="Calibri" style:font-family-asian="Times New Roman" style:font-family-complex="Calibri"/>
    </style:style>
    <style:style style:family="table-cell" style:name="ce418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468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916">
      <style:text-properties fo:color="#000000" fo:font-family="Calibri" style:font-family-asian="Times New Roman" style:font-family-complex="Calibri"/>
    </style:style>
    <style:style style:family="text" style:name="T917">
      <style:text-properties fo:color="#000000" fo:font-family="Calibri" style:font-family-asian="Times New Roman" style:font-family-complex="Calibri"/>
    </style:style>
    <style:style style:family="table-cell" style:name="ce419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469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918">
      <style:text-properties fo:color="#000000" fo:font-family="Calibri" style:font-family-asian="Times New Roman" style:font-family-complex="Calibri"/>
    </style:style>
    <style:style style:family="text" style:name="T919">
      <style:text-properties fo:color="#000000" fo:font-family="Calibri" style:font-family-asian="Times New Roman" style:font-family-complex="Calibri"/>
    </style:style>
    <style:style style:family="table-cell" style:name="ce420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470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920">
      <style:text-properties fo:color="#000000" fo:font-family="Calibri" style:font-family-asian="Times New Roman" style:font-family-complex="Calibri"/>
    </style:style>
    <style:style style:family="text" style:name="T921">
      <style:text-properties fo:color="#000000" fo:font-family="Calibri" style:font-family-asian="Times New Roman" style:font-family-complex="Calibri"/>
    </style:style>
    <style:style style:family="table-cell" style:name="ce421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471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922">
      <style:text-properties fo:color="#000000" fo:font-family="Calibri" style:font-family-asian="Times New Roman" style:font-family-complex="Calibri"/>
    </style:style>
    <style:style style:family="text" style:name="T923">
      <style:text-properties fo:color="#000000" fo:font-family="Calibri" style:font-family-asian="Times New Roman" style:font-family-complex="Calibri"/>
    </style:style>
    <style:style style:family="table-cell" style:name="ce422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472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924">
      <style:text-properties fo:color="#000000" fo:font-family="Calibri" style:font-family-asian="Times New Roman" style:font-family-complex="Calibri"/>
    </style:style>
    <style:style style:family="text" style:name="T925">
      <style:text-properties fo:color="#000000" fo:font-family="Calibri" style:font-family-asian="Times New Roman" style:font-family-complex="Calibri"/>
    </style:style>
    <style:style style:family="table-row" style:name="ro69">
      <style:table-row-properties style:min-row-height="0.5292cm"/>
    </style:style>
    <style:style style:family="table-cell" style:name="ce423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473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926">
      <style:text-properties fo:color="#000000" fo:font-family="Calibri" style:font-family-asian="Times New Roman" style:font-family-complex="Calibri"/>
    </style:style>
    <style:style style:family="text" style:name="T927">
      <style:text-properties fo:color="#000000" fo:font-family="Calibri" style:font-family-asian="Times New Roman" style:font-family-complex="Calibri"/>
    </style:style>
    <style:style style:family="table-cell" style:name="ce424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474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928">
      <style:text-properties fo:color="#000000" fo:font-family="Calibri" style:font-family-asian="Times New Roman" style:font-family-complex="Calibri"/>
    </style:style>
    <style:style style:family="text" style:name="T929">
      <style:text-properties fo:color="#000000" fo:font-family="Calibri" style:font-family-asian="Times New Roman" style:font-family-complex="Calibri"/>
    </style:style>
    <style:style style:family="table-cell" style:name="ce425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475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930">
      <style:text-properties fo:color="#000000" fo:font-family="Calibri" style:font-family-asian="Times New Roman" style:font-family-complex="Calibri"/>
    </style:style>
    <style:style style:family="text" style:name="T931">
      <style:text-properties fo:color="#000000" fo:font-family="Calibri" style:font-family-asian="Times New Roman" style:font-family-complex="Calibri"/>
    </style:style>
    <style:style style:family="table-cell" style:name="ce426">
      <style:table-cell-properties style:vertical-align="middle" style:direction="ltr" fo:background-color="#ddebf7" fo:border="0.01764cm solid #FFFFFF" loext:writing-mode="lr-tb" fo:padding-left="0.1235cm" fo:padding-right="0.1235cm" fo:wrap-option="no-wrap"/>
    </style:style>
    <style:style style:family="paragraph" style:name="P476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932">
      <style:text-properties fo:color="#000000" fo:font-family="Calibri" style:font-family-asian="Times New Roman" style:font-family-complex="Calibri"/>
    </style:style>
    <style:style style:family="text" style:name="T933">
      <style:text-properties fo:color="#000000" fo:font-family="Calibri" style:font-family-asian="Times New Roman" style:font-family-complex="Calibri"/>
    </style:style>
    <style:style style:family="table-cell" style:name="ce427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477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934">
      <style:text-properties fo:color="#000000" fo:font-family="Calibri" style:font-family-asian="Times New Roman" style:font-family-complex="Calibri"/>
    </style:style>
    <style:style style:family="text" style:name="T935">
      <style:text-properties fo:color="#000000" fo:font-family="Calibri" style:font-family-asian="Times New Roman" style:font-family-complex="Calibri"/>
    </style:style>
    <style:style style:family="table-cell" style:name="ce428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478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936">
      <style:text-properties fo:color="#000000" fo:font-family="Calibri" style:font-family-asian="Times New Roman" style:font-family-complex="Calibri"/>
    </style:style>
    <style:style style:family="text" style:name="T937">
      <style:text-properties fo:color="#000000" fo:font-family="Calibri" style:font-family-asian="Times New Roman" style:font-family-complex="Calibri"/>
    </style:style>
    <style:style style:family="table-row" style:name="ro70">
      <style:table-row-properties style:min-row-height="0.5292cm"/>
    </style:style>
    <style:style style:family="table-cell" style:name="ce429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479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938">
      <style:text-properties fo:color="#000000" fo:font-family="Calibri" style:font-family-asian="Times New Roman" style:font-family-complex="Calibri"/>
    </style:style>
    <style:style style:family="text" style:name="T939">
      <style:text-properties fo:color="#000000" fo:font-family="Calibri" style:font-family-asian="Times New Roman" style:font-family-complex="Calibri"/>
    </style:style>
    <style:style style:family="table-cell" style:name="ce430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480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940">
      <style:text-properties fo:color="#000000" fo:font-family="Calibri" style:font-family-asian="Times New Roman" style:font-family-complex="Calibri"/>
    </style:style>
    <style:style style:family="text" style:name="T941">
      <style:text-properties fo:color="#000000" fo:font-family="Calibri" style:font-family-asian="Times New Roman" style:font-family-complex="Calibri"/>
    </style:style>
    <style:style style:family="table-cell" style:name="ce431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481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942">
      <style:text-properties fo:color="#000000" fo:font-family="Calibri" style:font-family-asian="Times New Roman" style:font-family-complex="Calibri"/>
    </style:style>
    <style:style style:family="text" style:name="T943">
      <style:text-properties fo:color="#000000" fo:font-family="Calibri" style:font-family-asian="Times New Roman" style:font-family-complex="Calibri"/>
    </style:style>
    <style:style style:family="table-cell" style:name="ce432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482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944">
      <style:text-properties fo:color="#000000" fo:font-family="Calibri" style:font-family-asian="Times New Roman" style:font-family-complex="Calibri"/>
    </style:style>
    <style:style style:family="text" style:name="T945">
      <style:text-properties fo:color="#000000" fo:font-family="Calibri" style:font-family-asian="Times New Roman" style:font-family-complex="Calibri"/>
    </style:style>
    <style:style style:family="table-cell" style:name="ce433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483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946">
      <style:text-properties fo:color="#000000" fo:font-family="Calibri" style:font-family-asian="Times New Roman" style:font-family-complex="Calibri"/>
    </style:style>
    <style:style style:family="text" style:name="T947">
      <style:text-properties fo:color="#000000" fo:font-family="Calibri" style:font-family-asian="Times New Roman" style:font-family-complex="Calibri"/>
    </style:style>
    <style:style style:family="text" style:name="T948">
      <style:text-properties fo:color="#000000" fo:font-family="Calibri" style:font-family-asian="Times New Roman" style:font-family-complex="Calibri"/>
    </style:style>
    <style:style style:family="table-cell" style:name="ce434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484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949">
      <style:text-properties fo:color="#000000" fo:font-family="Calibri" style:font-family-asian="Times New Roman" style:font-family-complex="Calibri"/>
    </style:style>
    <style:style style:family="text" style:name="T950">
      <style:text-properties fo:color="#000000" fo:font-family="Calibri" style:font-family-asian="Times New Roman" style:font-family-complex="Calibri"/>
    </style:style>
    <style:style style:family="table-row" style:name="ro71">
      <style:table-row-properties style:min-row-height="0.5292cm"/>
    </style:style>
    <style:style style:family="table-cell" style:name="ce435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485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951">
      <style:text-properties fo:color="#000000" fo:font-family="Calibri" style:font-family-asian="Times New Roman" style:font-family-complex="Calibri"/>
    </style:style>
    <style:style style:family="text" style:name="T952">
      <style:text-properties fo:color="#000000" fo:font-family="Calibri" style:font-family-asian="Times New Roman" style:font-family-complex="Calibri"/>
    </style:style>
    <style:style style:family="table-cell" style:name="ce436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486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953">
      <style:text-properties fo:color="#000000" fo:font-family="Calibri" style:font-family-asian="Times New Roman" style:font-family-complex="Calibri"/>
    </style:style>
    <style:style style:family="text" style:name="T954">
      <style:text-properties fo:color="#000000" fo:font-family="Calibri" style:font-family-asian="Times New Roman" style:font-family-complex="Calibri"/>
    </style:style>
    <style:style style:family="table-cell" style:name="ce437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487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955">
      <style:text-properties fo:color="#000000" fo:font-family="Calibri" style:font-family-asian="Times New Roman" style:font-family-complex="Calibri"/>
    </style:style>
    <style:style style:family="text" style:name="T956">
      <style:text-properties fo:color="#000000" fo:font-family="Calibri" style:font-family-asian="Times New Roman" style:font-family-complex="Calibri"/>
    </style:style>
    <style:style style:family="table-cell" style:name="ce438">
      <style:table-cell-properties style:vertical-align="middle" style:direction="ltr" fo:background-color="#ddebf7" fo:border="0.01764cm solid #FFFFFF" loext:writing-mode="lr-tb" fo:padding-left="0.1235cm" fo:padding-right="0.1235cm" fo:wrap-option="no-wrap"/>
    </style:style>
    <style:style style:family="paragraph" style:name="P488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957">
      <style:text-properties fo:color="#000000" fo:font-family="Calibri" style:font-family-asian="Times New Roman" style:font-family-complex="Calibri"/>
    </style:style>
    <style:style style:family="text" style:name="T958">
      <style:text-properties fo:color="#000000" fo:font-family="Calibri" style:font-family-asian="Times New Roman" style:font-family-complex="Calibri"/>
    </style:style>
    <style:style style:family="table-cell" style:name="ce439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489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959">
      <style:text-properties fo:color="#000000" fo:font-family="Calibri" style:font-family-asian="Times New Roman" style:font-family-complex="Calibri"/>
    </style:style>
    <style:style style:family="text" style:name="T960">
      <style:text-properties fo:color="#000000" fo:font-family="Calibri" style:font-family-asian="Times New Roman" style:font-family-complex="Calibri"/>
    </style:style>
    <style:style style:family="table-cell" style:name="ce440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490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961">
      <style:text-properties fo:color="#000000" fo:font-family="Calibri" style:font-family-asian="Times New Roman" style:font-family-complex="Calibri"/>
    </style:style>
    <style:style style:family="text" style:name="T962">
      <style:text-properties fo:color="#000000" fo:font-family="Calibri" style:font-family-asian="Times New Roman" style:font-family-complex="Calibri"/>
    </style:style>
    <style:style style:family="table-row" style:name="ro72">
      <style:table-row-properties style:min-row-height="0.5292cm"/>
    </style:style>
    <style:style style:family="table-cell" style:name="ce441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491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963">
      <style:text-properties fo:color="#000000" fo:font-family="Calibri" style:font-family-asian="Times New Roman" style:font-family-complex="Calibri"/>
    </style:style>
    <style:style style:family="text" style:name="T964">
      <style:text-properties fo:color="#000000" fo:font-family="Calibri" style:font-family-asian="Times New Roman" style:font-family-complex="Calibri"/>
    </style:style>
    <style:style style:family="table-cell" style:name="ce442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492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965">
      <style:text-properties fo:color="#000000" fo:font-family="Calibri" style:font-family-asian="Times New Roman" style:font-family-complex="Calibri"/>
    </style:style>
    <style:style style:family="text" style:name="T966">
      <style:text-properties fo:color="#000000" fo:font-family="Calibri" style:font-family-asian="Times New Roman" style:font-family-complex="Calibri"/>
    </style:style>
    <style:style style:family="table-cell" style:name="ce443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493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967">
      <style:text-properties fo:color="#000000" fo:font-family="Calibri" style:font-family-asian="Times New Roman" style:font-family-complex="Calibri"/>
    </style:style>
    <style:style style:family="text" style:name="T968">
      <style:text-properties fo:color="#000000" fo:font-family="Calibri" style:font-family-asian="Times New Roman" style:font-family-complex="Calibri"/>
    </style:style>
    <style:style style:family="table-cell" style:name="ce444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494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969">
      <style:text-properties fo:color="#000000" fo:font-family="Calibri" style:font-family-asian="Times New Roman" style:font-family-complex="Calibri"/>
    </style:style>
    <style:style style:family="text" style:name="T970">
      <style:text-properties fo:color="#000000" fo:font-family="Calibri" style:font-family-asian="Times New Roman" style:font-family-complex="Calibri"/>
    </style:style>
    <style:style style:family="table-cell" style:name="ce445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495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971">
      <style:text-properties fo:color="#000000" fo:font-family="Calibri" style:font-family-asian="Times New Roman" style:font-family-complex="Calibri"/>
    </style:style>
    <style:style style:family="text" style:name="T972">
      <style:text-properties fo:color="#000000" fo:font-family="Calibri" style:font-family-asian="Times New Roman" style:font-family-complex="Calibri"/>
    </style:style>
    <style:style style:family="table-cell" style:name="ce446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496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973">
      <style:text-properties fo:color="#000000" fo:font-family="Calibri" style:font-family-asian="Times New Roman" style:font-family-complex="Calibri"/>
    </style:style>
    <style:style style:family="text" style:name="T974">
      <style:text-properties fo:color="#000000" fo:font-family="Calibri" style:font-family-asian="Times New Roman" style:font-family-complex="Calibri"/>
    </style:style>
    <style:style style:family="table-row" style:name="ro73">
      <style:table-row-properties style:min-row-height="0.5292cm"/>
    </style:style>
    <style:style style:family="table-cell" style:name="ce447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497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975">
      <style:text-properties fo:color="#000000" fo:font-family="Calibri" style:font-family-asian="Times New Roman" style:font-family-complex="Calibri"/>
    </style:style>
    <style:style style:family="text" style:name="T976">
      <style:text-properties fo:color="#000000" fo:font-family="Calibri" style:font-family-asian="Times New Roman" style:font-family-complex="Calibri"/>
    </style:style>
    <style:style style:family="table-cell" style:name="ce448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498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977">
      <style:text-properties fo:color="#000000" fo:font-family="Calibri" style:font-family-asian="Times New Roman" style:font-family-complex="Calibri"/>
    </style:style>
    <style:style style:family="text" style:name="T978">
      <style:text-properties fo:color="#000000" fo:font-family="Calibri" style:font-family-asian="Times New Roman" style:font-family-complex="Calibri"/>
    </style:style>
    <style:style style:family="table-cell" style:name="ce449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499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979">
      <style:text-properties fo:color="#000000" fo:font-family="Calibri" style:font-family-asian="Times New Roman" style:font-family-complex="Calibri"/>
    </style:style>
    <style:style style:family="text" style:name="T980">
      <style:text-properties fo:color="#000000" fo:font-family="Calibri" style:font-family-asian="Times New Roman" style:font-family-complex="Calibri"/>
    </style:style>
    <style:style style:family="table-cell" style:name="ce450">
      <style:table-cell-properties style:vertical-align="middle" style:direction="ltr" fo:background-color="#ddebf7" fo:border="0.01764cm solid #FFFFFF" loext:writing-mode="lr-tb" fo:padding-left="0.1235cm" fo:padding-right="0.1235cm" fo:wrap-option="no-wrap"/>
    </style:style>
    <style:style style:family="paragraph" style:name="P500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981">
      <style:text-properties fo:color="#000000" fo:font-family="Calibri" style:font-family-asian="Times New Roman" style:font-family-complex="Calibri"/>
    </style:style>
    <style:style style:family="text" style:name="T982">
      <style:text-properties fo:color="#000000" fo:font-family="Calibri" style:font-family-asian="Times New Roman" style:font-family-complex="Calibri"/>
    </style:style>
    <style:style style:family="table-cell" style:name="ce451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501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983">
      <style:text-properties fo:color="#000000" fo:font-family="Calibri" style:font-family-asian="Times New Roman" style:font-family-complex="Calibri"/>
    </style:style>
    <style:style style:family="text" style:name="T984">
      <style:text-properties fo:color="#000000" fo:font-family="Calibri" style:font-family-asian="Times New Roman" style:font-family-complex="Calibri"/>
    </style:style>
    <style:style style:family="table-cell" style:name="ce452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502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985">
      <style:text-properties fo:color="#000000" fo:font-family="Calibri" style:font-family-asian="Times New Roman" style:font-family-complex="Calibri"/>
    </style:style>
    <style:style style:family="text" style:name="T986">
      <style:text-properties fo:color="#000000" fo:font-family="Calibri" style:font-family-asian="Times New Roman" style:font-family-complex="Calibri"/>
    </style:style>
    <style:style style:family="table-row" style:name="ro74">
      <style:table-row-properties style:min-row-height="0.5292cm"/>
    </style:style>
    <style:style style:family="table-cell" style:name="ce453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503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987">
      <style:text-properties fo:color="#000000" fo:font-family="Calibri" style:font-family-asian="Times New Roman" style:font-family-complex="Calibri"/>
    </style:style>
    <style:style style:family="text" style:name="T988">
      <style:text-properties fo:color="#000000" fo:font-family="Calibri" style:font-family-asian="Times New Roman" style:font-family-complex="Calibri"/>
    </style:style>
    <style:style style:family="table-cell" style:name="ce454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504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989">
      <style:text-properties fo:color="#000000" fo:font-family="Calibri" style:font-family-asian="Times New Roman" style:font-family-complex="Calibri"/>
    </style:style>
    <style:style style:family="text" style:name="T990">
      <style:text-properties fo:color="#000000" fo:font-family="Calibri" style:font-family-asian="Times New Roman" style:font-family-complex="Calibri"/>
    </style:style>
    <style:style style:family="table-cell" style:name="ce455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505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991">
      <style:text-properties fo:color="#000000" fo:font-family="Calibri" style:font-family-asian="Times New Roman" style:font-family-complex="Calibri"/>
    </style:style>
    <style:style style:family="text" style:name="T992">
      <style:text-properties fo:color="#000000" fo:font-family="Calibri" style:font-family-asian="Times New Roman" style:font-family-complex="Calibri"/>
    </style:style>
    <style:style style:family="table-cell" style:name="ce456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506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993">
      <style:text-properties fo:color="#000000" fo:font-family="Calibri" style:font-family-asian="Times New Roman" style:font-family-complex="Calibri"/>
    </style:style>
    <style:style style:family="text" style:name="T994">
      <style:text-properties fo:color="#000000" fo:font-family="Calibri" style:font-family-asian="Times New Roman" style:font-family-complex="Calibri"/>
    </style:style>
    <style:style style:family="table-cell" style:name="ce457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507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995">
      <style:text-properties fo:color="#000000" fo:font-family="Calibri" style:font-family-asian="Times New Roman" style:font-family-complex="Calibri"/>
    </style:style>
    <style:style style:family="text" style:name="T996">
      <style:text-properties fo:color="#000000" fo:font-family="Calibri" style:font-family-asian="Times New Roman" style:font-family-complex="Calibri"/>
    </style:style>
    <style:style style:family="table-cell" style:name="ce458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508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997">
      <style:text-properties fo:color="#000000" fo:font-family="Calibri" style:font-family-asian="Times New Roman" style:font-family-complex="Calibri"/>
    </style:style>
    <style:style style:family="text" style:name="T998">
      <style:text-properties fo:color="#000000" fo:font-family="Calibri" style:font-family-asian="Times New Roman" style:font-family-complex="Calibri"/>
    </style:style>
    <style:style style:family="paragraph" style:name="P509">
      <style:paragraph-properties/>
      <style:text-properties/>
    </style:style>
    <style:style style:family="paragraph" style:name="P510">
      <style:paragraph-properties/>
      <style:text-properties/>
    </style:style>
    <style:style style:family="table" style:name="ta15">
      <style:table-properties style:width="27.14cm"/>
    </style:style>
    <style:style style:family="table-column" style:name="co85">
      <style:table-column-properties style:column-width="3.505cm"/>
    </style:style>
    <style:style style:family="table-column" style:name="co86">
      <style:table-column-properties style:column-width="2.403cm"/>
    </style:style>
    <style:style style:family="table-column" style:name="co87">
      <style:table-column-properties style:column-width="1.353cm"/>
    </style:style>
    <style:style style:family="table-column" style:name="co88">
      <style:table-column-properties style:column-width="2.485cm"/>
    </style:style>
    <style:style style:family="table-column" style:name="co89">
      <style:table-column-properties style:column-width="12.5cm"/>
    </style:style>
    <style:style style:family="table-column" style:name="co90">
      <style:table-column-properties style:column-width="4.899cm"/>
    </style:style>
    <style:style style:family="table-row" style:name="ro75">
      <style:table-row-properties style:min-row-height="0.5292cm"/>
    </style:style>
    <style:style style:family="table-cell" style:name="ce460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511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999">
      <style:text-properties fo:color="#ffffff" fo:font-family="Calibri" style:font-family-asian="Times New Roman" style:font-family-complex="Calibri" fo:font-weight="bold"/>
    </style:style>
    <style:style style:family="text" style:name="T1000">
      <style:text-properties fo:color="#ffffff" fo:font-family="Calibri" style:font-family-asian="Times New Roman" style:font-family-complex="Calibri" fo:font-weight="bold"/>
    </style:style>
    <style:style style:family="table-cell" style:name="ce461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512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1001">
      <style:text-properties fo:color="#ffffff" fo:font-family="Calibri" style:font-family-asian="Times New Roman" style:font-family-complex="Calibri" fo:font-weight="bold"/>
    </style:style>
    <style:style style:family="text" style:name="T1002">
      <style:text-properties fo:color="#ffffff" fo:font-family="Calibri" style:font-family-asian="Times New Roman" style:font-family-complex="Calibri" fo:font-weight="bold"/>
    </style:style>
    <style:style style:family="table-cell" style:name="ce462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513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1003">
      <style:text-properties fo:color="#ffffff" fo:font-family="Calibri" style:font-family-asian="Times New Roman" style:font-family-complex="Calibri" fo:font-weight="bold"/>
    </style:style>
    <style:style style:family="text" style:name="T1004">
      <style:text-properties fo:color="#ffffff" fo:font-family="Calibri" style:font-family-asian="Times New Roman" style:font-family-complex="Calibri" fo:font-weight="bold"/>
    </style:style>
    <style:style style:family="table-cell" style:name="ce463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514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1005">
      <style:text-properties fo:color="#ffffff" fo:font-family="Calibri" style:font-family-asian="Times New Roman" style:font-family-complex="Calibri" fo:font-weight="bold"/>
    </style:style>
    <style:style style:family="text" style:name="T1006">
      <style:text-properties fo:color="#ffffff" fo:font-family="Calibri" style:font-family-asian="Times New Roman" style:font-family-complex="Calibri" fo:font-weight="bold"/>
    </style:style>
    <style:style style:family="table-cell" style:name="ce464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515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1007">
      <style:text-properties fo:color="#ffffff" fo:font-family="Calibri" style:font-family-asian="Times New Roman" style:font-family-complex="Calibri" fo:font-weight="bold"/>
    </style:style>
    <style:style style:family="text" style:name="T1008">
      <style:text-properties fo:color="#ffffff" fo:font-family="Calibri" style:font-family-asian="Times New Roman" style:font-family-complex="Calibri" fo:font-weight="bold"/>
    </style:style>
    <style:style style:family="table-cell" style:name="ce465">
      <style:table-cell-properties style:vertical-align="middle" style:direction="ltr" fo:background-color="#5b9bd5" fo:border-top="none" fo:border-bottom="0.05292cm solid #FFFFFF" fo:border-left="0.01764cm solid #FFFFFF" fo:border-right="0.01764cm solid #FFFFFF" loext:writing-mode="lr-tb" fo:padding-left="0.1235cm" fo:padding-right="0.1235cm" fo:wrap-option="no-wrap"/>
    </style:style>
    <style:style style:family="paragraph" style:name="P516">
      <style:paragraph-properties fo:line-height="100%" fo:text-align="center" fo:margin-bottom="0pt"/>
      <style:text-properties fo:color="#ffffff" fo:font-family="Calibri" style:font-family-asian="Times New Roman" style:font-family-complex="Calibri" fo:font-weight="bold"/>
    </style:style>
    <style:style style:family="text" style:name="T1009">
      <style:text-properties fo:color="#ffffff" fo:font-family="Calibri" style:font-family-asian="Times New Roman" style:font-family-complex="Calibri" fo:font-weight="bold"/>
    </style:style>
    <style:style style:family="text" style:name="T1010">
      <style:text-properties fo:color="#ffffff" fo:font-family="Calibri" style:font-family-asian="Times New Roman" style:font-family-complex="Calibri" fo:font-weight="bold"/>
    </style:style>
    <style:style style:family="table-row" style:name="ro76">
      <style:table-row-properties style:min-row-height="0.5292cm"/>
    </style:style>
    <style:style style:family="table-cell" style:name="ce466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517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011">
      <style:text-properties fo:color="#000000" fo:font-family="Calibri" style:font-family-asian="Times New Roman" style:font-family-complex="Calibri"/>
    </style:style>
    <style:style style:family="text" style:name="T1012">
      <style:text-properties fo:color="#000000" fo:font-family="Calibri" style:font-family-asian="Times New Roman" style:font-family-complex="Calibri"/>
    </style:style>
    <style:style style:family="table-cell" style:name="ce467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518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013">
      <style:text-properties fo:color="#000000" fo:font-family="Calibri" style:font-family-asian="Times New Roman" style:font-family-complex="Calibri"/>
    </style:style>
    <style:style style:family="text" style:name="T1014">
      <style:text-properties fo:color="#000000" fo:font-family="Calibri" style:font-family-asian="Times New Roman" style:font-family-complex="Calibri"/>
    </style:style>
    <style:style style:family="table-cell" style:name="ce468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519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015">
      <style:text-properties fo:color="#000000" fo:font-family="Calibri" style:font-family-asian="Times New Roman" style:font-family-complex="Calibri"/>
    </style:style>
    <style:style style:family="text" style:name="T1016">
      <style:text-properties fo:color="#000000" fo:font-family="Calibri" style:font-family-asian="Times New Roman" style:font-family-complex="Calibri"/>
    </style:style>
    <style:style style:family="table-cell" style:name="ce469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520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017">
      <style:text-properties fo:color="#000000" fo:font-family="Calibri" style:font-family-asian="Times New Roman" style:font-family-complex="Calibri"/>
    </style:style>
    <style:style style:family="text" style:name="T1018">
      <style:text-properties fo:color="#000000" fo:font-family="Calibri" style:font-family-asian="Times New Roman" style:font-family-complex="Calibri"/>
    </style:style>
    <style:style style:family="table-cell" style:name="ce470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521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019">
      <style:text-properties fo:color="#000000" fo:font-family="Calibri" style:font-family-asian="Times New Roman" style:font-family-complex="Calibri"/>
    </style:style>
    <style:style style:family="text" style:name="T1020">
      <style:text-properties fo:color="#000000" fo:font-family="Calibri" style:font-family-asian="Times New Roman" style:font-family-complex="Calibri"/>
    </style:style>
    <style:style style:family="table-cell" style:name="ce471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522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021">
      <style:text-properties fo:color="#000000" fo:font-family="Calibri" style:font-family-asian="Times New Roman" style:font-family-complex="Calibri"/>
    </style:style>
    <style:style style:family="text" style:name="T1022">
      <style:text-properties fo:color="#000000" fo:font-family="Calibri" style:font-family-asian="Times New Roman" style:font-family-complex="Calibri"/>
    </style:style>
    <style:style style:family="table-row" style:name="ro77">
      <style:table-row-properties style:min-row-height="0.5292cm"/>
    </style:style>
    <style:style style:family="table-cell" style:name="ce472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523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023">
      <style:text-properties fo:color="#000000" fo:font-family="Calibri" style:font-family-asian="Times New Roman" style:font-family-complex="Calibri"/>
    </style:style>
    <style:style style:family="text" style:name="T1024">
      <style:text-properties fo:color="#000000" fo:font-family="Calibri" style:font-family-asian="Times New Roman" style:font-family-complex="Calibri"/>
    </style:style>
    <style:style style:family="table-cell" style:name="ce473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524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025">
      <style:text-properties fo:color="#000000" fo:font-family="Calibri" style:font-family-asian="Times New Roman" style:font-family-complex="Calibri"/>
    </style:style>
    <style:style style:family="text" style:name="T1026">
      <style:text-properties fo:color="#000000" fo:font-family="Calibri" style:font-family-asian="Times New Roman" style:font-family-complex="Calibri"/>
    </style:style>
    <style:style style:family="table-cell" style:name="ce474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525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027">
      <style:text-properties fo:color="#000000" fo:font-family="Calibri" style:font-family-asian="Times New Roman" style:font-family-complex="Calibri"/>
    </style:style>
    <style:style style:family="text" style:name="T1028">
      <style:text-properties fo:color="#000000" fo:font-family="Calibri" style:font-family-asian="Times New Roman" style:font-family-complex="Calibri"/>
    </style:style>
    <style:style style:family="table-cell" style:name="ce475">
      <style:table-cell-properties style:vertical-align="middle" style:direction="ltr" fo:background-color="#ddebf7" fo:border="0.01764cm solid #FFFFFF" loext:writing-mode="lr-tb" fo:padding-left="0.1235cm" fo:padding-right="0.1235cm" fo:wrap-option="no-wrap"/>
    </style:style>
    <style:style style:family="paragraph" style:name="P526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029">
      <style:text-properties fo:color="#000000" fo:font-family="Calibri" style:font-family-asian="Times New Roman" style:font-family-complex="Calibri"/>
    </style:style>
    <style:style style:family="text" style:name="T1030">
      <style:text-properties fo:color="#000000" fo:font-family="Calibri" style:font-family-asian="Times New Roman" style:font-family-complex="Calibri"/>
    </style:style>
    <style:style style:family="table-cell" style:name="ce476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527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031">
      <style:text-properties fo:color="#000000" fo:font-family="Calibri" style:font-family-asian="Times New Roman" style:font-family-complex="Calibri"/>
    </style:style>
    <style:style style:family="text" style:name="T1032">
      <style:text-properties fo:color="#000000" fo:font-family="Calibri" style:font-family-asian="Times New Roman" style:font-family-complex="Calibri"/>
    </style:style>
    <style:style style:family="table-cell" style:name="ce477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528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033">
      <style:text-properties fo:color="#000000" fo:font-family="Calibri" style:font-family-asian="Times New Roman" style:font-family-complex="Calibri"/>
    </style:style>
    <style:style style:family="text" style:name="T1034">
      <style:text-properties fo:color="#000000" fo:font-family="Calibri" style:font-family-asian="Times New Roman" style:font-family-complex="Calibri"/>
    </style:style>
    <style:style style:family="table-row" style:name="ro78">
      <style:table-row-properties style:min-row-height="0.5292cm"/>
    </style:style>
    <style:style style:family="table-cell" style:name="ce478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529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035">
      <style:text-properties fo:color="#000000" fo:font-family="Calibri" style:font-family-asian="Times New Roman" style:font-family-complex="Calibri"/>
    </style:style>
    <style:style style:family="text" style:name="T1036">
      <style:text-properties fo:color="#000000" fo:font-family="Calibri" style:font-family-asian="Times New Roman" style:font-family-complex="Calibri"/>
    </style:style>
    <style:style style:family="table-cell" style:name="ce479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530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037">
      <style:text-properties fo:color="#000000" fo:font-family="Calibri" style:font-family-asian="Times New Roman" style:font-family-complex="Calibri"/>
    </style:style>
    <style:style style:family="text" style:name="T1038">
      <style:text-properties fo:color="#000000" fo:font-family="Calibri" style:font-family-asian="Times New Roman" style:font-family-complex="Calibri"/>
    </style:style>
    <style:style style:family="table-cell" style:name="ce480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531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039">
      <style:text-properties fo:color="#000000" fo:font-family="Calibri" style:font-family-asian="Times New Roman" style:font-family-complex="Calibri"/>
    </style:style>
    <style:style style:family="text" style:name="T1040">
      <style:text-properties fo:color="#000000" fo:font-family="Calibri" style:font-family-asian="Times New Roman" style:font-family-complex="Calibri"/>
    </style:style>
    <style:style style:family="table-cell" style:name="ce481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532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041">
      <style:text-properties fo:color="#000000" fo:font-family="Calibri" style:font-family-asian="Times New Roman" style:font-family-complex="Calibri"/>
    </style:style>
    <style:style style:family="text" style:name="T1042">
      <style:text-properties fo:color="#000000" fo:font-family="Calibri" style:font-family-asian="Times New Roman" style:font-family-complex="Calibri"/>
    </style:style>
    <style:style style:family="table-cell" style:name="ce482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533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043">
      <style:text-properties fo:color="#000000" fo:font-family="Calibri" style:font-family-asian="Times New Roman" style:font-family-complex="Calibri"/>
    </style:style>
    <style:style style:family="text" style:name="T1044">
      <style:text-properties fo:color="#000000" fo:font-family="Calibri" style:font-family-asian="Times New Roman" style:font-family-complex="Calibri"/>
    </style:style>
    <style:style style:family="table-cell" style:name="ce483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534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045">
      <style:text-properties fo:color="#000000" fo:font-family="Calibri" style:font-family-asian="Times New Roman" style:font-family-complex="Calibri"/>
    </style:style>
    <style:style style:family="text" style:name="T1046">
      <style:text-properties fo:color="#000000" fo:font-family="Calibri" style:font-family-asian="Times New Roman" style:font-family-complex="Calibri"/>
    </style:style>
    <style:style style:family="table-row" style:name="ro79">
      <style:table-row-properties style:min-row-height="0.5292cm"/>
    </style:style>
    <style:style style:family="table-cell" style:name="ce484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535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047">
      <style:text-properties fo:color="#000000" fo:font-family="Calibri" style:font-family-asian="Times New Roman" style:font-family-complex="Calibri"/>
    </style:style>
    <style:style style:family="text" style:name="T1048">
      <style:text-properties fo:color="#000000" fo:font-family="Calibri" style:font-family-asian="Times New Roman" style:font-family-complex="Calibri"/>
    </style:style>
    <style:style style:family="table-cell" style:name="ce485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536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049">
      <style:text-properties fo:color="#000000" fo:font-family="Calibri" style:font-family-asian="Times New Roman" style:font-family-complex="Calibri"/>
    </style:style>
    <style:style style:family="text" style:name="T1050">
      <style:text-properties fo:color="#000000" fo:font-family="Calibri" style:font-family-asian="Times New Roman" style:font-family-complex="Calibri"/>
    </style:style>
    <style:style style:family="table-cell" style:name="ce486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537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051">
      <style:text-properties fo:color="#000000" fo:font-family="Calibri" style:font-family-asian="Times New Roman" style:font-family-complex="Calibri"/>
    </style:style>
    <style:style style:family="text" style:name="T1052">
      <style:text-properties fo:color="#000000" fo:font-family="Calibri" style:font-family-asian="Times New Roman" style:font-family-complex="Calibri"/>
    </style:style>
    <style:style style:family="table-cell" style:name="ce487">
      <style:table-cell-properties style:vertical-align="middle" style:direction="ltr" fo:background-color="#ddebf7" fo:border="0.01764cm solid #FFFFFF" loext:writing-mode="lr-tb" fo:padding-left="0.1235cm" fo:padding-right="0.1235cm" fo:wrap-option="no-wrap"/>
    </style:style>
    <style:style style:family="paragraph" style:name="P538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053">
      <style:text-properties fo:color="#000000" fo:font-family="Calibri" style:font-family-asian="Times New Roman" style:font-family-complex="Calibri"/>
    </style:style>
    <style:style style:family="text" style:name="T1054">
      <style:text-properties fo:color="#000000" fo:font-family="Calibri" style:font-family-asian="Times New Roman" style:font-family-complex="Calibri"/>
    </style:style>
    <style:style style:family="table-cell" style:name="ce488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539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055">
      <style:text-properties fo:color="#000000" fo:font-family="Calibri" style:font-family-asian="Times New Roman" style:font-family-complex="Calibri"/>
    </style:style>
    <style:style style:family="text" style:name="T1056">
      <style:text-properties fo:color="#000000" fo:font-family="Calibri" style:font-family-asian="Times New Roman" style:font-family-complex="Calibri"/>
    </style:style>
    <style:style style:family="text" style:name="T1057">
      <style:text-properties fo:color="#000000" fo:font-family="Calibri" style:font-family-asian="Times New Roman" style:font-family-complex="Calibri"/>
    </style:style>
    <style:style style:family="text" style:name="T1058">
      <style:text-properties fo:color="#000000" fo:font-family="Calibri" style:font-family-asian="Times New Roman" style:font-family-complex="Calibri"/>
    </style:style>
    <style:style style:family="table-cell" style:name="ce489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540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059">
      <style:text-properties fo:color="#000000" fo:font-family="Calibri" style:font-family-asian="Times New Roman" style:font-family-complex="Calibri"/>
    </style:style>
    <style:style style:family="text" style:name="T1060">
      <style:text-properties fo:color="#000000" fo:font-family="Calibri" style:font-family-asian="Times New Roman" style:font-family-complex="Calibri"/>
    </style:style>
    <style:style style:family="table-row" style:name="ro80">
      <style:table-row-properties style:min-row-height="0.5292cm"/>
    </style:style>
    <style:style style:family="table-cell" style:name="ce490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541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061">
      <style:text-properties fo:color="#000000" fo:font-family="Calibri" style:font-family-asian="Times New Roman" style:font-family-complex="Calibri"/>
    </style:style>
    <style:style style:family="text" style:name="T1062">
      <style:text-properties fo:color="#000000" fo:font-family="Calibri" style:font-family-asian="Times New Roman" style:font-family-complex="Calibri"/>
    </style:style>
    <style:style style:family="table-cell" style:name="ce491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542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063">
      <style:text-properties fo:color="#000000" fo:font-family="Calibri" style:font-family-asian="Times New Roman" style:font-family-complex="Calibri"/>
    </style:style>
    <style:style style:family="text" style:name="T1064">
      <style:text-properties fo:color="#000000" fo:font-family="Calibri" style:font-family-asian="Times New Roman" style:font-family-complex="Calibri"/>
    </style:style>
    <style:style style:family="table-cell" style:name="ce492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543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065">
      <style:text-properties fo:color="#000000" fo:font-family="Calibri" style:font-family-asian="Times New Roman" style:font-family-complex="Calibri"/>
    </style:style>
    <style:style style:family="text" style:name="T1066">
      <style:text-properties fo:color="#000000" fo:font-family="Calibri" style:font-family-asian="Times New Roman" style:font-family-complex="Calibri"/>
    </style:style>
    <style:style style:family="table-cell" style:name="ce493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544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067">
      <style:text-properties fo:color="#000000" fo:font-family="Calibri" style:font-family-asian="Times New Roman" style:font-family-complex="Calibri"/>
    </style:style>
    <style:style style:family="text" style:name="T1068">
      <style:text-properties fo:color="#000000" fo:font-family="Calibri" style:font-family-asian="Times New Roman" style:font-family-complex="Calibri"/>
    </style:style>
    <style:style style:family="table-cell" style:name="ce494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545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069">
      <style:text-properties fo:color="#000000" fo:font-family="Calibri" style:font-family-asian="Times New Roman" style:font-family-complex="Calibri"/>
    </style:style>
    <style:style style:family="text" style:name="T1070">
      <style:text-properties fo:color="#000000" fo:font-family="Calibri" style:font-family-asian="Times New Roman" style:font-family-complex="Calibri"/>
    </style:style>
    <style:style style:family="table-row" style:name="ro81">
      <style:table-row-properties style:min-row-height="0.5292cm"/>
    </style:style>
    <style:style style:family="table-cell" style:name="ce495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546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071">
      <style:text-properties fo:color="#000000" fo:font-family="Calibri" style:font-family-asian="Times New Roman" style:font-family-complex="Calibri"/>
    </style:style>
    <style:style style:family="text" style:name="T1072">
      <style:text-properties fo:color="#000000" fo:font-family="Calibri" style:font-family-asian="Times New Roman" style:font-family-complex="Calibri"/>
    </style:style>
    <style:style style:family="table-cell" style:name="ce496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547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073">
      <style:text-properties fo:color="#000000" fo:font-family="Calibri" style:font-family-asian="Times New Roman" style:font-family-complex="Calibri"/>
    </style:style>
    <style:style style:family="text" style:name="T1074">
      <style:text-properties fo:color="#000000" fo:font-family="Calibri" style:font-family-asian="Times New Roman" style:font-family-complex="Calibri"/>
    </style:style>
    <style:style style:family="table-cell" style:name="ce497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548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075">
      <style:text-properties fo:color="#000000" fo:font-family="Calibri" style:font-family-asian="Times New Roman" style:font-family-complex="Calibri"/>
    </style:style>
    <style:style style:family="text" style:name="T1076">
      <style:text-properties fo:color="#000000" fo:font-family="Calibri" style:font-family-asian="Times New Roman" style:font-family-complex="Calibri"/>
    </style:style>
    <style:style style:family="table-cell" style:name="ce498">
      <style:table-cell-properties style:vertical-align="middle" style:direction="ltr" fo:background-color="#ddebf7" fo:border="0.01764cm solid #FFFFFF" loext:writing-mode="lr-tb" fo:padding-left="0.1235cm" fo:padding-right="0.1235cm" fo:wrap-option="no-wrap"/>
    </style:style>
    <style:style style:family="paragraph" style:name="P549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077">
      <style:text-properties fo:color="#000000" fo:font-family="Calibri" style:font-family-asian="Times New Roman" style:font-family-complex="Calibri"/>
    </style:style>
    <style:style style:family="text" style:name="T1078">
      <style:text-properties fo:color="#000000" fo:font-family="Calibri" style:font-family-asian="Times New Roman" style:font-family-complex="Calibri"/>
    </style:style>
    <style:style style:family="table-cell" style:name="ce499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550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079">
      <style:text-properties fo:color="#000000" fo:font-family="Calibri" style:font-family-asian="Times New Roman" style:font-family-complex="Calibri"/>
    </style:style>
    <style:style style:family="text" style:name="T1080">
      <style:text-properties fo:color="#000000" fo:font-family="Calibri" style:font-family-asian="Times New Roman" style:font-family-complex="Calibri"/>
    </style:style>
    <style:style style:family="table-cell" style:name="ce500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551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081">
      <style:text-properties fo:color="#000000" fo:font-family="Calibri" style:font-family-asian="Times New Roman" style:font-family-complex="Calibri"/>
    </style:style>
    <style:style style:family="text" style:name="T1082">
      <style:text-properties fo:color="#000000" fo:font-family="Calibri" style:font-family-asian="Times New Roman" style:font-family-complex="Calibri"/>
    </style:style>
    <style:style style:family="table-row" style:name="ro82">
      <style:table-row-properties style:min-row-height="0.5292cm"/>
    </style:style>
    <style:style style:family="table-cell" style:name="ce501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552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083">
      <style:text-properties fo:color="#000000" fo:font-family="Calibri" style:font-family-asian="Times New Roman" style:font-family-complex="Calibri"/>
    </style:style>
    <style:style style:family="text" style:name="T1084">
      <style:text-properties fo:color="#000000" fo:font-family="Calibri" style:font-family-asian="Times New Roman" style:font-family-complex="Calibri"/>
    </style:style>
    <style:style style:family="table-cell" style:name="ce502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553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085">
      <style:text-properties fo:color="#000000" fo:font-family="Calibri" style:font-family-asian="Times New Roman" style:font-family-complex="Calibri"/>
    </style:style>
    <style:style style:family="text" style:name="T1086">
      <style:text-properties fo:color="#000000" fo:font-family="Calibri" style:font-family-asian="Times New Roman" style:font-family-complex="Calibri"/>
    </style:style>
    <style:style style:family="table-cell" style:name="ce503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554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087">
      <style:text-properties fo:color="#000000" fo:font-family="Calibri" style:font-family-asian="Times New Roman" style:font-family-complex="Calibri"/>
    </style:style>
    <style:style style:family="text" style:name="T1088">
      <style:text-properties fo:color="#000000" fo:font-family="Calibri" style:font-family-asian="Times New Roman" style:font-family-complex="Calibri"/>
    </style:style>
    <style:style style:family="table-cell" style:name="ce504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555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089">
      <style:text-properties fo:color="#000000" fo:font-family="Calibri" style:font-family-asian="Times New Roman" style:font-family-complex="Calibri"/>
    </style:style>
    <style:style style:family="text" style:name="T1090">
      <style:text-properties fo:color="#000000" fo:font-family="Calibri" style:font-family-asian="Times New Roman" style:font-family-complex="Calibri"/>
    </style:style>
    <style:style style:family="table-cell" style:name="ce505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556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091">
      <style:text-properties fo:color="#000000" fo:font-family="Calibri" style:font-family-asian="Times New Roman" style:font-family-complex="Calibri"/>
    </style:style>
    <style:style style:family="text" style:name="T1092">
      <style:text-properties fo:color="#000000" fo:font-family="Calibri" style:font-family-asian="Times New Roman" style:font-family-complex="Calibri"/>
    </style:style>
    <style:style style:family="text" style:name="T1093">
      <style:text-properties fo:color="#000000" fo:font-family="Calibri" style:font-family-asian="Times New Roman" style:font-family-complex="Calibri"/>
    </style:style>
    <style:style style:family="text" style:name="T1094">
      <style:text-properties fo:color="#000000" fo:font-family="Calibri" style:font-family-asian="Times New Roman" style:font-family-complex="Calibri"/>
    </style:style>
    <style:style style:family="table-cell" style:name="ce506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557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095">
      <style:text-properties fo:color="#000000" fo:font-family="Calibri" style:font-family-asian="Times New Roman" style:font-family-complex="Calibri"/>
    </style:style>
    <style:style style:family="text" style:name="T1096">
      <style:text-properties fo:color="#000000" fo:font-family="Calibri" style:font-family-asian="Times New Roman" style:font-family-complex="Calibri"/>
    </style:style>
    <style:style style:family="table-row" style:name="ro83">
      <style:table-row-properties style:min-row-height="0.5292cm"/>
    </style:style>
    <style:style style:family="table-cell" style:name="ce507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558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097">
      <style:text-properties fo:color="#000000" fo:font-family="Calibri" style:font-family-asian="Times New Roman" style:font-family-complex="Calibri"/>
    </style:style>
    <style:style style:family="text" style:name="T1098">
      <style:text-properties fo:color="#000000" fo:font-family="Calibri" style:font-family-asian="Times New Roman" style:font-family-complex="Calibri"/>
    </style:style>
    <style:style style:family="table-cell" style:name="ce508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559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099">
      <style:text-properties fo:color="#000000" fo:font-family="Calibri" style:font-family-asian="Times New Roman" style:font-family-complex="Calibri"/>
    </style:style>
    <style:style style:family="text" style:name="T1100">
      <style:text-properties fo:color="#000000" fo:font-family="Calibri" style:font-family-asian="Times New Roman" style:font-family-complex="Calibri"/>
    </style:style>
    <style:style style:family="table-cell" style:name="ce509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560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101">
      <style:text-properties fo:color="#000000" fo:font-family="Calibri" style:font-family-asian="Times New Roman" style:font-family-complex="Calibri"/>
    </style:style>
    <style:style style:family="text" style:name="T1102">
      <style:text-properties fo:color="#000000" fo:font-family="Calibri" style:font-family-asian="Times New Roman" style:font-family-complex="Calibri"/>
    </style:style>
    <style:style style:family="table-cell" style:name="ce510">
      <style:table-cell-properties style:vertical-align="middle" style:direction="ltr" fo:background-color="#ddebf7" fo:border="0.01764cm solid #FFFFFF" loext:writing-mode="lr-tb" fo:padding-left="0.1235cm" fo:padding-right="0.1235cm" fo:wrap-option="no-wrap"/>
    </style:style>
    <style:style style:family="paragraph" style:name="P561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103">
      <style:text-properties fo:color="#000000" fo:font-family="Calibri" style:font-family-asian="Times New Roman" style:font-family-complex="Calibri"/>
    </style:style>
    <style:style style:family="text" style:name="T1104">
      <style:text-properties fo:color="#000000" fo:font-family="Calibri" style:font-family-asian="Times New Roman" style:font-family-complex="Calibri"/>
    </style:style>
    <style:style style:family="table-cell" style:name="ce511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562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105">
      <style:text-properties fo:color="#000000" fo:font-family="Calibri" style:font-family-asian="Times New Roman" style:font-family-complex="Calibri"/>
    </style:style>
    <style:style style:family="text" style:name="T1106">
      <style:text-properties fo:color="#000000" fo:font-family="Calibri" style:font-family-asian="Times New Roman" style:font-family-complex="Calibri"/>
    </style:style>
    <style:style style:family="table-cell" style:name="ce512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563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107">
      <style:text-properties fo:color="#000000" fo:font-family="Calibri" style:font-family-asian="Times New Roman" style:font-family-complex="Calibri"/>
    </style:style>
    <style:style style:family="text" style:name="T1108">
      <style:text-properties fo:color="#000000" fo:font-family="Calibri" style:font-family-asian="Times New Roman" style:font-family-complex="Calibri"/>
    </style:style>
    <style:style style:family="table-row" style:name="ro84">
      <style:table-row-properties style:min-row-height="0.5292cm"/>
    </style:style>
    <style:style style:family="table-cell" style:name="ce513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564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109">
      <style:text-properties fo:color="#000000" fo:font-family="Calibri" style:font-family-asian="Times New Roman" style:font-family-complex="Calibri"/>
    </style:style>
    <style:style style:family="text" style:name="T1110">
      <style:text-properties fo:color="#000000" fo:font-family="Calibri" style:font-family-asian="Times New Roman" style:font-family-complex="Calibri"/>
    </style:style>
    <style:style style:family="table-cell" style:name="ce514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565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111">
      <style:text-properties fo:color="#000000" fo:font-family="Calibri" style:font-family-asian="Times New Roman" style:font-family-complex="Calibri"/>
    </style:style>
    <style:style style:family="text" style:name="T1112">
      <style:text-properties fo:color="#000000" fo:font-family="Calibri" style:font-family-asian="Times New Roman" style:font-family-complex="Calibri"/>
    </style:style>
    <style:style style:family="table-cell" style:name="ce515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566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113">
      <style:text-properties fo:color="#000000" fo:font-family="Calibri" style:font-family-asian="Times New Roman" style:font-family-complex="Calibri"/>
    </style:style>
    <style:style style:family="text" style:name="T1114">
      <style:text-properties fo:color="#000000" fo:font-family="Calibri" style:font-family-asian="Times New Roman" style:font-family-complex="Calibri"/>
    </style:style>
    <style:style style:family="table-cell" style:name="ce516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567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115">
      <style:text-properties fo:color="#000000" fo:font-family="Calibri" style:font-family-asian="Times New Roman" style:font-family-complex="Calibri"/>
    </style:style>
    <style:style style:family="text" style:name="T1116">
      <style:text-properties fo:color="#000000" fo:font-family="Calibri" style:font-family-asian="Times New Roman" style:font-family-complex="Calibri"/>
    </style:style>
    <style:style style:family="table-cell" style:name="ce517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568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117">
      <style:text-properties fo:color="#000000" fo:font-family="Calibri" style:font-family-asian="Times New Roman" style:font-family-complex="Calibri"/>
    </style:style>
    <style:style style:family="text" style:name="T1118">
      <style:text-properties fo:color="#000000" fo:font-family="Calibri" style:font-family-asian="Times New Roman" style:font-family-complex="Calibri"/>
    </style:style>
    <style:style style:family="table-cell" style:name="ce518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569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119">
      <style:text-properties fo:color="#000000" fo:font-family="Calibri" style:font-family-asian="Times New Roman" style:font-family-complex="Calibri"/>
    </style:style>
    <style:style style:family="text" style:name="T1120">
      <style:text-properties fo:color="#000000" fo:font-family="Calibri" style:font-family-asian="Times New Roman" style:font-family-complex="Calibri"/>
    </style:style>
    <style:style style:family="table-row" style:name="ro85">
      <style:table-row-properties style:min-row-height="0.5292cm"/>
    </style:style>
    <style:style style:family="table-cell" style:name="ce519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570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121">
      <style:text-properties fo:color="#000000" fo:font-family="Calibri" style:font-family-asian="Times New Roman" style:font-family-complex="Calibri"/>
    </style:style>
    <style:style style:family="text" style:name="T1122">
      <style:text-properties fo:color="#000000" fo:font-family="Calibri" style:font-family-asian="Times New Roman" style:font-family-complex="Calibri"/>
    </style:style>
    <style:style style:family="table-cell" style:name="ce520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571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123">
      <style:text-properties fo:color="#000000" fo:font-family="Calibri" style:font-family-asian="Times New Roman" style:font-family-complex="Calibri"/>
    </style:style>
    <style:style style:family="text" style:name="T1124">
      <style:text-properties fo:color="#000000" fo:font-family="Calibri" style:font-family-asian="Times New Roman" style:font-family-complex="Calibri"/>
    </style:style>
    <style:style style:family="table-cell" style:name="ce521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572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125">
      <style:text-properties fo:color="#000000" fo:font-family="Calibri" style:font-family-asian="Times New Roman" style:font-family-complex="Calibri"/>
    </style:style>
    <style:style style:family="text" style:name="T1126">
      <style:text-properties fo:color="#000000" fo:font-family="Calibri" style:font-family-asian="Times New Roman" style:font-family-complex="Calibri"/>
    </style:style>
    <style:style style:family="table-cell" style:name="ce522">
      <style:table-cell-properties style:vertical-align="middle" style:direction="ltr" fo:background-color="#ddebf7" fo:border="0.01764cm solid #FFFFFF" loext:writing-mode="lr-tb" fo:padding-left="0.1235cm" fo:padding-right="0.1235cm" fo:wrap-option="no-wrap"/>
    </style:style>
    <style:style style:family="paragraph" style:name="P573">
      <style:paragraph-properties fo:line-height="100%" fo:text-align="center" fo:margin-bottom="0pt"/>
      <style:text-properties fo:font-family="Times New Roman" style:font-family-asian="Times New Roman" style:font-family-complex="Times New Roman" fo:font-size="10pt"/>
    </style:style>
    <style:style style:family="text" style:name="T1127">
      <style:text-properties fo:font-family="Times New Roman" style:font-family-asian="Times New Roman" style:font-family-complex="Times New Roman" fo:font-size="10pt"/>
    </style:style>
    <style:style style:family="text" style:name="T1128">
      <style:text-properties fo:font-family="Times New Roman" style:font-family-asian="Times New Roman" style:font-family-complex="Times New Roman" fo:font-size="10pt"/>
    </style:style>
    <style:style style:family="table-cell" style:name="ce523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574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129">
      <style:text-properties fo:color="#000000" fo:font-family="Calibri" style:font-family-asian="Times New Roman" style:font-family-complex="Calibri"/>
    </style:style>
    <style:style style:family="text" style:name="T1130">
      <style:text-properties fo:color="#000000" fo:font-family="Calibri" style:font-family-asian="Times New Roman" style:font-family-complex="Calibri"/>
    </style:style>
    <style:style style:family="text" style:name="T1131">
      <style:text-properties fo:color="#000000" fo:font-family="Calibri" style:font-family-asian="Times New Roman" style:font-family-complex="Calibri"/>
    </style:style>
    <style:style style:family="text" style:name="T1132">
      <style:text-properties fo:color="#000000" fo:font-family="Calibri" style:font-family-asian="Times New Roman" style:font-family-complex="Calibri"/>
    </style:style>
    <style:style style:family="table-cell" style:name="ce524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575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133">
      <style:text-properties fo:color="#000000" fo:font-family="Calibri" style:font-family-asian="Times New Roman" style:font-family-complex="Calibri"/>
    </style:style>
    <style:style style:family="text" style:name="T1134">
      <style:text-properties fo:color="#000000" fo:font-family="Calibri" style:font-family-asian="Times New Roman" style:font-family-complex="Calibri"/>
    </style:style>
    <style:style style:family="table-row" style:name="ro86">
      <style:table-row-properties style:min-row-height="0.5292cm"/>
    </style:style>
    <style:style style:family="table-cell" style:name="ce525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576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135">
      <style:text-properties fo:color="#000000" fo:font-family="Calibri" style:font-family-asian="Times New Roman" style:font-family-complex="Calibri"/>
    </style:style>
    <style:style style:family="text" style:name="T1136">
      <style:text-properties fo:color="#000000" fo:font-family="Calibri" style:font-family-asian="Times New Roman" style:font-family-complex="Calibri"/>
    </style:style>
    <style:style style:family="table-cell" style:name="ce526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577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137">
      <style:text-properties fo:color="#000000" fo:font-family="Calibri" style:font-family-asian="Times New Roman" style:font-family-complex="Calibri"/>
    </style:style>
    <style:style style:family="text" style:name="T1138">
      <style:text-properties fo:color="#000000" fo:font-family="Calibri" style:font-family-asian="Times New Roman" style:font-family-complex="Calibri"/>
    </style:style>
    <style:style style:family="table-cell" style:name="ce527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578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139">
      <style:text-properties fo:color="#000000" fo:font-family="Calibri" style:font-family-asian="Times New Roman" style:font-family-complex="Calibri"/>
    </style:style>
    <style:style style:family="text" style:name="T1140">
      <style:text-properties fo:color="#000000" fo:font-family="Calibri" style:font-family-asian="Times New Roman" style:font-family-complex="Calibri"/>
    </style:style>
    <style:style style:family="table-cell" style:name="ce528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579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141">
      <style:text-properties fo:color="#000000" fo:font-family="Calibri" style:font-family-asian="Times New Roman" style:font-family-complex="Calibri"/>
    </style:style>
    <style:style style:family="text" style:name="T1142">
      <style:text-properties fo:color="#000000" fo:font-family="Calibri" style:font-family-asian="Times New Roman" style:font-family-complex="Calibri"/>
    </style:style>
    <style:style style:family="table-cell" style:name="ce529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580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143">
      <style:text-properties fo:color="#000000" fo:font-family="Calibri" style:font-family-asian="Times New Roman" style:font-family-complex="Calibri"/>
    </style:style>
    <style:style style:family="text" style:name="T1144">
      <style:text-properties fo:color="#000000" fo:font-family="Calibri" style:font-family-asian="Times New Roman" style:font-family-complex="Calibri"/>
    </style:style>
    <style:style style:family="table-cell" style:name="ce530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581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145">
      <style:text-properties fo:color="#000000" fo:font-family="Calibri" style:font-family-asian="Times New Roman" style:font-family-complex="Calibri"/>
    </style:style>
    <style:style style:family="text" style:name="T1146">
      <style:text-properties fo:color="#000000" fo:font-family="Calibri" style:font-family-asian="Times New Roman" style:font-family-complex="Calibri"/>
    </style:style>
    <style:style style:family="table-row" style:name="ro87">
      <style:table-row-properties style:min-row-height="0.5292cm"/>
    </style:style>
    <style:style style:family="table-cell" style:name="ce531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582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147">
      <style:text-properties fo:color="#000000" fo:font-family="Calibri" style:font-family-asian="Times New Roman" style:font-family-complex="Calibri"/>
    </style:style>
    <style:style style:family="text" style:name="T1148">
      <style:text-properties fo:color="#000000" fo:font-family="Calibri" style:font-family-asian="Times New Roman" style:font-family-complex="Calibri"/>
    </style:style>
    <style:style style:family="table-cell" style:name="ce532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583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149">
      <style:text-properties fo:color="#000000" fo:font-family="Calibri" style:font-family-asian="Times New Roman" style:font-family-complex="Calibri"/>
    </style:style>
    <style:style style:family="text" style:name="T1150">
      <style:text-properties fo:color="#000000" fo:font-family="Calibri" style:font-family-asian="Times New Roman" style:font-family-complex="Calibri"/>
    </style:style>
    <style:style style:family="table-cell" style:name="ce533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584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151">
      <style:text-properties fo:color="#000000" fo:font-family="Calibri" style:font-family-asian="Times New Roman" style:font-family-complex="Calibri"/>
    </style:style>
    <style:style style:family="text" style:name="T1152">
      <style:text-properties fo:color="#000000" fo:font-family="Calibri" style:font-family-asian="Times New Roman" style:font-family-complex="Calibri"/>
    </style:style>
    <style:style style:family="table-cell" style:name="ce534">
      <style:table-cell-properties style:vertical-align="middle" style:direction="ltr" fo:background-color="#ddebf7" fo:border="0.01764cm solid #FFFFFF" loext:writing-mode="lr-tb" fo:padding-left="0.1235cm" fo:padding-right="0.1235cm" fo:wrap-option="no-wrap"/>
    </style:style>
    <style:style style:family="paragraph" style:name="P585">
      <style:paragraph-properties fo:line-height="100%" fo:text-align="center" fo:margin-bottom="0pt"/>
      <style:text-properties fo:font-family="Times New Roman" style:font-family-asian="Times New Roman" style:font-family-complex="Times New Roman" fo:font-size="10pt"/>
    </style:style>
    <style:style style:family="text" style:name="T1153">
      <style:text-properties fo:font-family="Times New Roman" style:font-family-asian="Times New Roman" style:font-family-complex="Times New Roman" fo:font-size="10pt"/>
    </style:style>
    <style:style style:family="text" style:name="T1154">
      <style:text-properties fo:font-family="Times New Roman" style:font-family-asian="Times New Roman" style:font-family-complex="Times New Roman" fo:font-size="10pt"/>
    </style:style>
    <style:style style:family="table-cell" style:name="ce535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586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155">
      <style:text-properties fo:color="#000000" fo:font-family="Calibri" style:font-family-asian="Times New Roman" style:font-family-complex="Calibri"/>
    </style:style>
    <style:style style:family="text" style:name="T1156">
      <style:text-properties fo:color="#000000" fo:font-family="Calibri" style:font-family-asian="Times New Roman" style:font-family-complex="Calibri"/>
    </style:style>
    <style:style style:family="text" style:name="T1157">
      <style:text-properties fo:color="#000000" fo:font-family="Calibri" style:font-family-asian="Times New Roman" style:font-family-complex="Calibri"/>
    </style:style>
    <style:style style:family="text" style:name="T1158">
      <style:text-properties fo:color="#000000" fo:font-family="Calibri" style:font-family-asian="Times New Roman" style:font-family-complex="Calibri"/>
    </style:style>
    <style:style style:family="table-cell" style:name="ce536">
      <style:table-cell-properties style:vertical-align="middle" style:direction="ltr" fo:background-color="#ddebf7" fo:border="0.01764cm solid #FFFFFF" loext:writing-mode="lr-tb" fo:padding-left="0.1235cm" fo:padding-right="0.1235cm" fo:wrap-option="no-wrap"/>
    </style:style>
    <style:style style:family="paragraph" style:name="P587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159">
      <style:text-properties fo:color="#000000" fo:font-family="Calibri" style:font-family-asian="Times New Roman" style:font-family-complex="Calibri"/>
    </style:style>
    <style:style style:family="text" style:name="T1160">
      <style:text-properties fo:color="#000000" fo:font-family="Calibri" style:font-family-asian="Times New Roman" style:font-family-complex="Calibri"/>
    </style:style>
    <style:style style:family="text" style:name="T1161">
      <style:text-properties fo:color="#000000" fo:font-family="Calibri" style:font-family-asian="Times New Roman" style:font-family-complex="Calibri"/>
    </style:style>
    <style:style style:family="text" style:name="T1162">
      <style:text-properties fo:color="#000000" fo:font-family="Calibri" style:font-family-asian="Times New Roman" style:font-family-complex="Calibri"/>
    </style:style>
    <style:style style:family="text" style:name="T1163">
      <style:text-properties fo:color="#000000" fo:font-family="Calibri" style:font-family-asian="Times New Roman" style:font-family-complex="Calibri"/>
    </style:style>
    <style:style style:family="text" style:name="T1164">
      <style:text-properties fo:color="#000000" fo:font-family="Calibri" style:font-family-asian="Times New Roman" style:font-family-complex="Calibri"/>
    </style:style>
    <style:style style:family="table-row" style:name="ro88">
      <style:table-row-properties style:min-row-height="0.5292cm"/>
    </style:style>
    <style:style style:family="table-cell" style:name="ce537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588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165">
      <style:text-properties fo:color="#000000" fo:font-family="Calibri" style:font-family-asian="Times New Roman" style:font-family-complex="Calibri"/>
    </style:style>
    <style:style style:family="text" style:name="T1166">
      <style:text-properties fo:color="#000000" fo:font-family="Calibri" style:font-family-asian="Times New Roman" style:font-family-complex="Calibri"/>
    </style:style>
    <style:style style:family="table-cell" style:name="ce538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589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167">
      <style:text-properties fo:color="#000000" fo:font-family="Calibri" style:font-family-asian="Times New Roman" style:font-family-complex="Calibri"/>
    </style:style>
    <style:style style:family="text" style:name="T1168">
      <style:text-properties fo:color="#000000" fo:font-family="Calibri" style:font-family-asian="Times New Roman" style:font-family-complex="Calibri"/>
    </style:style>
    <style:style style:family="table-cell" style:name="ce539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590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169">
      <style:text-properties fo:color="#000000" fo:font-family="Calibri" style:font-family-asian="Times New Roman" style:font-family-complex="Calibri"/>
    </style:style>
    <style:style style:family="text" style:name="T1170">
      <style:text-properties fo:color="#000000" fo:font-family="Calibri" style:font-family-asian="Times New Roman" style:font-family-complex="Calibri"/>
    </style:style>
    <style:style style:family="table-cell" style:name="ce540">
      <style:table-cell-properties style:vertical-align="middle" style:direction="ltr" fo:background-color="#bdd7ee" fo:border="0.01764cm solid #FFFFFF" loext:writing-mode="lr-tb" fo:padding-left="0.1235cm" fo:padding-right="0.1235cm" fo:wrap-option="no-wrap"/>
    </style:style>
    <style:style style:family="paragraph" style:name="P591">
      <style:paragraph-properties fo:line-height="100%" fo:text-align="center" fo:margin-bottom="0pt"/>
      <style:text-properties fo:font-family="Times New Roman" style:font-family-asian="Times New Roman" style:font-family-complex="Times New Roman" fo:font-size="10pt"/>
    </style:style>
    <style:style style:family="text" style:name="T1171">
      <style:text-properties fo:font-family="Times New Roman" style:font-family-asian="Times New Roman" style:font-family-complex="Times New Roman" fo:font-size="10pt"/>
    </style:style>
    <style:style style:family="text" style:name="T1172">
      <style:text-properties fo:font-family="Times New Roman" style:font-family-asian="Times New Roman" style:font-family-complex="Times New Roman" fo:font-size="10pt"/>
    </style:style>
    <style:style style:family="table-cell" style:name="ce541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592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173">
      <style:text-properties fo:color="#000000" fo:font-family="Calibri" style:font-family-asian="Times New Roman" style:font-family-complex="Calibri"/>
    </style:style>
    <style:style style:family="text" style:name="T1174">
      <style:text-properties fo:color="#000000" fo:font-family="Calibri" style:font-family-asian="Times New Roman" style:font-family-complex="Calibri"/>
    </style:style>
    <style:style style:family="text" style:name="T1175">
      <style:text-properties fo:color="#000000" fo:font-family="Calibri" style:font-family-asian="Times New Roman" style:font-family-complex="Calibri"/>
    </style:style>
    <style:style style:family="text" style:name="T1176">
      <style:text-properties fo:color="#000000" fo:font-family="Calibri" style:font-family-asian="Times New Roman" style:font-family-complex="Calibri"/>
    </style:style>
    <style:style style:family="table-cell" style:name="ce542">
      <style:table-cell-properties style:vertical-align="bottom" style:direction="ltr" fo:background-color="#bdd7ee" fo:border="0.01764cm solid #FFFFFF" loext:writing-mode="lr-tb" fo:padding-left="0.1235cm" fo:padding-right="0.1235cm" fo:wrap-option="no-wrap"/>
    </style:style>
    <style:style style:family="paragraph" style:name="P593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177">
      <style:text-properties fo:color="#000000" fo:font-family="Calibri" style:font-family-asian="Times New Roman" style:font-family-complex="Calibri"/>
    </style:style>
    <style:style style:family="text" style:name="T1178">
      <style:text-properties fo:color="#000000" fo:font-family="Calibri" style:font-family-asian="Times New Roman" style:font-family-complex="Calibri"/>
    </style:style>
    <style:style style:family="table-row" style:name="ro89">
      <style:table-row-properties style:min-row-height="0.5292cm"/>
    </style:style>
    <style:style style:family="table-cell" style:name="ce543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594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179">
      <style:text-properties fo:color="#000000" fo:font-family="Calibri" style:font-family-asian="Times New Roman" style:font-family-complex="Calibri"/>
    </style:style>
    <style:style style:family="text" style:name="T1180">
      <style:text-properties fo:color="#000000" fo:font-family="Calibri" style:font-family-asian="Times New Roman" style:font-family-complex="Calibri"/>
    </style:style>
    <style:style style:family="table-cell" style:name="ce544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595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181">
      <style:text-properties fo:color="#000000" fo:font-family="Calibri" style:font-family-asian="Times New Roman" style:font-family-complex="Calibri"/>
    </style:style>
    <style:style style:family="text" style:name="T1182">
      <style:text-properties fo:color="#000000" fo:font-family="Calibri" style:font-family-asian="Times New Roman" style:font-family-complex="Calibri"/>
    </style:style>
    <style:style style:family="table-cell" style:name="ce545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596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183">
      <style:text-properties fo:color="#000000" fo:font-family="Calibri" style:font-family-asian="Times New Roman" style:font-family-complex="Calibri"/>
    </style:style>
    <style:style style:family="text" style:name="T1184">
      <style:text-properties fo:color="#000000" fo:font-family="Calibri" style:font-family-asian="Times New Roman" style:font-family-complex="Calibri"/>
    </style:style>
    <style:style style:family="table-cell" style:name="ce546">
      <style:table-cell-properties style:vertical-align="middle" style:direction="ltr" fo:background-color="#ddebf7" fo:border="0.01764cm solid #FFFFFF" loext:writing-mode="lr-tb" fo:padding-left="0.1235cm" fo:padding-right="0.1235cm" fo:wrap-option="no-wrap"/>
    </style:style>
    <style:style style:family="paragraph" style:name="P597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185">
      <style:text-properties fo:color="#000000" fo:font-family="Calibri" style:font-family-asian="Times New Roman" style:font-family-complex="Calibri"/>
    </style:style>
    <style:style style:family="text" style:name="T1186">
      <style:text-properties fo:color="#000000" fo:font-family="Calibri" style:font-family-asian="Times New Roman" style:font-family-complex="Calibri"/>
    </style:style>
    <style:style style:family="table-cell" style:name="ce547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598">
      <style:paragraph-properties fo:line-height="100%" fo:margin-bottom="0pt"/>
      <style:text-properties fo:color="#000000" fo:font-family="Calibri" style:font-family-asian="Times New Roman" style:font-family-complex="Calibri"/>
    </style:style>
    <style:style style:family="text" style:name="T1187">
      <style:text-properties fo:color="#000000" fo:font-family="Calibri" style:font-family-asian="Times New Roman" style:font-family-complex="Calibri"/>
    </style:style>
    <style:style style:family="text" style:name="T1188">
      <style:text-properties fo:color="#000000" fo:font-family="Calibri" style:font-family-asian="Times New Roman" style:font-family-complex="Calibri"/>
    </style:style>
    <style:style style:family="text" style:name="T1189">
      <style:text-properties fo:color="#000000" fo:font-family="Calibri" style:font-family-asian="Times New Roman" style:font-family-complex="Calibri"/>
    </style:style>
    <style:style style:family="table-cell" style:name="ce548">
      <style:table-cell-properties style:vertical-align="bottom" style:direction="ltr" fo:background-color="#ddebf7" fo:border="0.01764cm solid #FFFFFF" loext:writing-mode="lr-tb" fo:padding-left="0.1235cm" fo:padding-right="0.1235cm" fo:wrap-option="no-wrap"/>
    </style:style>
    <style:style style:family="paragraph" style:name="P599">
      <style:paragraph-properties fo:line-height="100%" fo:text-align="center" fo:margin-bottom="0pt"/>
      <style:text-properties fo:color="#000000" fo:font-family="Calibri" style:font-family-asian="Times New Roman" style:font-family-complex="Calibri"/>
    </style:style>
    <style:style style:family="text" style:name="T1190">
      <style:text-properties fo:color="#000000" fo:font-family="Calibri" style:font-family-asian="Times New Roman" style:font-family-complex="Calibri"/>
    </style:style>
    <style:style style:family="text" style:name="T1191">
      <style:text-properties fo:color="#000000" fo:font-family="Calibri" style:font-family-asian="Times New Roman" style:font-family-complex="Calibri"/>
    </style:style>
    <style:style style:family="paragraph" style:name="P600">
      <style:paragraph-properties/>
      <style:text-properties/>
    </style:style>
  </office:automatic-styles>
  <office:body>
    <office:text text:use-soft-page-breaks="true">
      <text:p text:style-name="P33"><text:span>CLIENTE</text:span><text:span/></text:p>
      <table:table table:style-name="ta1">
        <table:table-columns>
          <table:table-column table:style-name="co1"/>
          <table:table-column table:style-name="co2"/>
          <table:table-column table:style-name="co3"/>
          <table:table-column table:style-name="co4"/>
          <table:table-column table:style-name="co5"/>
          <table:table-column table:style-name="co6"/>
        </table:table-columns>
        <table:table-row table:style-name="ro1" table:default-cell-style-name="ce1">
          <table:table-cell table:style-name="ce2">
            <text:p text:style-name="P34"><text:span text:style-name="T31">ATRIBUTO</text:span><text:span text:style-name="T32"/></text:p>
          </table:table-cell>
          <table:table-cell table:style-name="ce3">
            <text:p text:style-name="P35"><text:span text:style-name="T33">CLASSE</text:span><text:span text:style-name="T34"/></text:p>
          </table:table-cell>
          <table:table-cell table:style-name="ce4">
            <text:p text:style-name="P36"><text:span text:style-name="T35">TAM.</text:span><text:span text:style-name="T36"/></text:p>
          </table:table-cell>
          <table:table-cell table:style-name="ce5">
            <text:p text:style-name="P37"><text:span text:style-name="T37">Restrição</text:span><text:span text:style-name="T38"/></text:p>
          </table:table-cell>
          <table:table-cell table:style-name="ce6">
            <text:p text:style-name="P38"><text:span text:style-name="T39">DESCRIÇÃO</text:span><text:span text:style-name="T40"/></text:p>
          </table:table-cell>
          <table:table-cell table:style-name="ce7">
            <text:p text:style-name="P39"><text:span text:style-name="T41">FORMATÇÃO</text:span><text:span text:style-name="T42"/></text:p>
          </table:table-cell>
        </table:table-row>
        <table:table-row table:style-name="ro2" table:default-cell-style-name="ce1">
          <table:table-cell table:style-name="ce8">
            <text:p text:style-name="P40"><text:span text:style-name="T43">id</text:span><text:span text:style-name="T44"/></text:p>
          </table:table-cell>
          <table:table-cell table:style-name="ce9">
            <text:p text:style-name="P41"><text:span text:style-name="T45">INT</text:span><text:span text:style-name="T46"/></text:p>
          </table:table-cell>
          <table:table-cell table:style-name="ce10">
            <text:p text:style-name="P42"><text:span text:style-name="T47">4</text:span><text:span text:style-name="T48"/></text:p>
          </table:table-cell>
          <table:table-cell table:style-name="ce11">
            <text:p text:style-name="P43"><text:span text:style-name="T49">PK, NOT NULL</text:span><text:span text:style-name="T50"/></text:p>
          </table:table-cell>
          <table:table-cell table:style-name="ce12">
            <text:p text:style-name="P44"><text:span text:style-name="T51">Chave Primaria - Identificador Interno do registro</text:span><text:span text:style-name="T52"/></text:p>
          </table:table-cell>
          <table:table-cell table:style-name="ce13">
            <text:p text:style-name="P45"><text:span text:style-name="T53"/><text:span text:style-name="T54"/></text:p>
          </table:table-cell>
        </table:table-row>
        <table:table-row table:style-name="ro3" table:default-cell-style-name="ce1">
          <table:table-cell table:style-name="ce14">
            <text:p text:style-name="P46"><text:span text:style-name="T55">nome</text:span><text:span text:style-name="T56"/></text:p>
          </table:table-cell>
          <table:table-cell table:style-name="ce15">
            <text:p text:style-name="P47"><text:span text:style-name="T57">VARCHAR</text:span><text:span text:style-name="T58"/></text:p>
          </table:table-cell>
          <table:table-cell table:style-name="ce16">
            <text:p text:style-name="P48"><text:span text:style-name="T59">80</text:span><text:span text:style-name="T60"/></text:p>
          </table:table-cell>
          <table:table-cell table:style-name="ce17">
            <text:p text:style-name="P49"><text:span text:style-name="T61">NOT NULL</text:span><text:span text:style-name="T62"/></text:p>
          </table:table-cell>
          <table:table-cell table:style-name="ce18">
            <text:p text:style-name="P50"><text:span text:style-name="T63">Nome do cliente</text:span><text:span text:style-name="T64"/></text:p>
          </table:table-cell>
          <table:table-cell table:style-name="ce19">
            <text:p text:style-name="P51"><text:span text:style-name="T65">nome completo do cliente</text:span><text:span text:style-name="T66"/></text:p>
          </table:table-cell>
        </table:table-row>
        <table:table-row table:style-name="ro4" table:default-cell-style-name="ce1">
          <table:table-cell table:style-name="ce20">
            <text:p text:style-name="P52"><text:span text:style-name="T67">telefone</text:span><text:span text:style-name="T68"/></text:p>
          </table:table-cell>
          <table:table-cell table:style-name="ce21">
            <text:p text:style-name="P53"><text:span text:style-name="T69">VARCHAR</text:span><text:span text:style-name="T70"/></text:p>
          </table:table-cell>
          <table:table-cell table:style-name="ce22">
            <text:p text:style-name="P54"><text:span text:style-name="T71">20</text:span><text:span text:style-name="T72"/></text:p>
          </table:table-cell>
          <table:table-cell table:style-name="ce23">
            <text:p text:style-name="P55"><text:span text:style-name="T73">NOT NULL</text:span><text:span text:style-name="T74"/></text:p>
          </table:table-cell>
          <table:table-cell table:style-name="ce24">
            <text:p text:style-name="P56"><text:span text:style-name="T75">Telefone do cliente</text:span><text:span text:style-name="T76"/></text:p>
          </table:table-cell>
          <table:table-cell table:style-name="ce25">
            <text:p text:style-name="P57"><text:span text:style-name="T77">(</text:span><text:span text:style-name="T78">xx</text:span><text:span text:style-name="T79">)</text:span><text:span text:style-name="T80">xxxxx</text:span><text:span text:style-name="T81">-xxxx</text:span><text:span text:style-name="T82"/></text:p>
          </table:table-cell>
        </table:table-row>
        <table:table-row table:style-name="ro5" table:default-cell-style-name="ce1">
          <table:table-cell table:style-name="ce26">
            <text:p text:style-name="P58"><text:span text:style-name="T83">id_usuario_alt</text:span><text:span text:style-name="T84"/></text:p>
          </table:table-cell>
          <table:table-cell table:style-name="ce27">
            <text:p text:style-name="P59"><text:span text:style-name="T85">INT</text:span><text:span text:style-name="T86"/></text:p>
          </table:table-cell>
          <table:table-cell table:style-name="ce28">
            <text:p text:style-name="P60"><text:span text:style-name="T87">4</text:span><text:span text:style-name="T88"/></text:p>
          </table:table-cell>
          <table:table-cell table:style-name="ce29">
            <text:p text:style-name="P61"><text:span text:style-name="T89">FK, NOT NULL</text:span><text:span text:style-name="T90"/></text:p>
          </table:table-cell>
          <table:table-cell table:style-name="ce30">
            <text:p text:style-name="P62"><text:span text:style-name="T91">Id do operador que </text:span><text:span text:style-name="T92">alt</text:span><text:span text:style-name="T93">/Criou o reg. Chave externa tabela </text:span><text:span text:style-name="T94">Usuário</text:span><text:span text:style-name="T95"/></text:p>
          </table:table-cell>
          <table:table-cell table:style-name="ce31">
            <text:p text:style-name="P63"><text:span text:style-name="T96"/><text:span text:style-name="T97"/></text:p>
          </table:table-cell>
        </table:table-row>
        <table:table-row table:style-name="ro6" table:default-cell-style-name="ce1">
          <table:table-cell table:style-name="ce32">
            <text:p text:style-name="P64"><text:span text:style-name="T98">dthr_alt</text:span><text:span text:style-name="T99"/></text:p>
          </table:table-cell>
          <table:table-cell table:style-name="ce33">
            <text:p text:style-name="P65"><text:span text:style-name="T100">VARCHAR</text:span><text:span text:style-name="T101"/></text:p>
          </table:table-cell>
          <table:table-cell table:style-name="ce34">
            <text:p text:style-name="P66"><text:span text:style-name="T102">14</text:span><text:span text:style-name="T103"/></text:p>
          </table:table-cell>
          <table:table-cell table:style-name="ce35">
            <text:p text:style-name="P67"><text:span text:style-name="T104">NOT NULL</text:span><text:span text:style-name="T105"/></text:p>
          </table:table-cell>
          <table:table-cell table:style-name="ce36">
            <text:p text:style-name="P68"><text:span text:style-name="T106">Data da </text:span><text:span text:style-name="T107">última</text:span><text:span text:style-name="T108"> alteração feita pelo op.</text:span><text:span text:style-name="T109"/></text:p>
          </table:table-cell>
          <table:table-cell table:style-name="ce37">
            <text:p text:style-name="P69"><text:span text:style-name="T110">dd</text:span><text:span text:style-name="T111">-mm-</text:span><text:span text:style-name="T112">aaaa</text:span><text:span text:style-name="T113"><text:s/></text:span><text:span text:style-name="T114">hh:mm:ss</text:span><text:span text:style-name="T115"/></text:p>
          </table:table-cell>
        </table:table-row>
      </table:table>
      <text:p text:style-name="P70"><text:span/><text:span/></text:p>
      <text:p text:style-name="P71"><text:span>USUÁRIO </text:span><text:span/></text:p>
      <table:table table:style-name="ta2">
        <table:table-columns>
          <table:table-column table:style-name="co7"/>
          <table:table-column table:style-name="co8"/>
          <table:table-column table:style-name="co9"/>
          <table:table-column table:style-name="co10"/>
          <table:table-column table:style-name="co11"/>
          <table:table-column table:style-name="co12"/>
        </table:table-columns>
        <table:table-row table:style-name="ro7" table:default-cell-style-name="ce38">
          <table:table-cell table:style-name="ce39">
            <text:p text:style-name="P72"><text:span text:style-name="T116">ATRIBUTO</text:span><text:span text:style-name="T117"/></text:p>
          </table:table-cell>
          <table:table-cell table:style-name="ce40">
            <text:p text:style-name="P73"><text:span text:style-name="T118">CLASSE</text:span><text:span text:style-name="T119"/></text:p>
          </table:table-cell>
          <table:table-cell table:style-name="ce41">
            <text:p text:style-name="P74"><text:span text:style-name="T120">TAM.</text:span><text:span text:style-name="T121"/></text:p>
          </table:table-cell>
          <table:table-cell table:style-name="ce42">
            <text:p text:style-name="P75"><text:span text:style-name="T122">Restrição</text:span><text:span text:style-name="T123"/></text:p>
          </table:table-cell>
          <table:table-cell table:style-name="ce43">
            <text:p text:style-name="P76"><text:span text:style-name="T124">DESCRIÇÃO</text:span><text:span text:style-name="T125"/></text:p>
          </table:table-cell>
          <table:table-cell table:style-name="ce44">
            <text:p text:style-name="P77"><text:span text:style-name="T126">FORMATÇÃO</text:span><text:span text:style-name="T127"/></text:p>
          </table:table-cell>
        </table:table-row>
        <table:table-row table:style-name="ro8" table:default-cell-style-name="ce38">
          <table:table-cell table:style-name="ce45">
            <text:p text:style-name="P78"><text:span text:style-name="T128">id</text:span><text:span text:style-name="T129"/></text:p>
          </table:table-cell>
          <table:table-cell table:style-name="ce46">
            <text:p text:style-name="P79"><text:span text:style-name="T130">INT</text:span><text:span text:style-name="T131"/></text:p>
          </table:table-cell>
          <table:table-cell table:style-name="ce47">
            <text:p text:style-name="P80"><text:span text:style-name="T132">4</text:span><text:span text:style-name="T133"/></text:p>
          </table:table-cell>
          <table:table-cell table:style-name="ce48">
            <text:p text:style-name="P81"><text:span text:style-name="T134">PK, NOT NULL</text:span><text:span text:style-name="T135"/></text:p>
          </table:table-cell>
          <table:table-cell table:style-name="ce49">
            <text:p text:style-name="P82"><text:span text:style-name="T136">Identificador Interno do registro</text:span><text:span text:style-name="T137"/></text:p>
          </table:table-cell>
          <table:table-cell table:style-name="ce50">
            <text:p text:style-name="P83"><text:span text:style-name="T138"/><text:span text:style-name="T139"/></text:p>
          </table:table-cell>
        </table:table-row>
        <table:table-row table:style-name="ro9" table:default-cell-style-name="ce38">
          <table:table-cell table:style-name="ce51">
            <text:p text:style-name="P84"><text:span text:style-name="T140">nome</text:span><text:span text:style-name="T141"/></text:p>
          </table:table-cell>
          <table:table-cell table:style-name="ce52">
            <text:p text:style-name="P85"><text:span text:style-name="T142">VARCHAR</text:span><text:span text:style-name="T143"/></text:p>
          </table:table-cell>
          <table:table-cell table:style-name="ce53">
            <text:p text:style-name="P86"><text:span text:style-name="T144">48</text:span><text:span text:style-name="T145"/></text:p>
          </table:table-cell>
          <table:table-cell table:style-name="ce54">
            <text:p text:style-name="P87"><text:span text:style-name="T146">NOT NULL</text:span><text:span text:style-name="T147"/></text:p>
          </table:table-cell>
          <table:table-cell table:style-name="ce55">
            <text:p text:style-name="P88"><text:span text:style-name="T148">Nome completo</text:span><text:span text:style-name="T149"> do operador do sistema</text:span><text:span text:style-name="T150"/></text:p>
          </table:table-cell>
          <table:table-cell table:style-name="ce56">
            <text:p text:style-name="P89"><text:span text:style-name="T151"/><text:span text:style-name="T152"/></text:p>
          </table:table-cell>
        </table:table-row>
        <table:table-row table:style-name="ro10" table:default-cell-style-name="ce38">
          <table:table-cell table:style-name="ce57">
            <text:p text:style-name="P90"><text:span text:style-name="T153">login</text:span><text:span text:style-name="T154"/></text:p>
          </table:table-cell>
          <table:table-cell table:style-name="ce58">
            <text:p text:style-name="P91"><text:span text:style-name="T155">VARCHAR</text:span><text:span text:style-name="T156"/></text:p>
          </table:table-cell>
          <table:table-cell table:style-name="ce59">
            <text:p text:style-name="P92"><text:span text:style-name="T157">20</text:span><text:span text:style-name="T158"/></text:p>
          </table:table-cell>
          <table:table-cell table:style-name="ce60">
            <text:p text:style-name="P93"><text:span text:style-name="T159">NOT NULL</text:span><text:span text:style-name="T160"/></text:p>
          </table:table-cell>
          <table:table-cell table:style-name="ce61">
            <text:p text:style-name="P94"><text:span text:style-name="T161">Login </text:span><text:span text:style-name="T162">único</text:span><text:span text:style-name="T163"> do</text:span><text:span text:style-name="T164"> operador do sistema</text:span><text:span text:style-name="T165"/></text:p>
          </table:table-cell>
          <table:table-cell table:style-name="ce62">
            <text:p text:style-name="P95"><text:span text:style-name="T166"/><text:span text:style-name="T167"/></text:p>
          </table:table-cell>
        </table:table-row>
        <table:table-row table:style-name="ro11" table:default-cell-style-name="ce38">
          <table:table-cell table:style-name="ce63">
            <text:p text:style-name="P96"><text:span text:style-name="T168">senha</text:span><text:span text:style-name="T169"/></text:p>
          </table:table-cell>
          <table:table-cell table:style-name="ce64">
            <text:p text:style-name="P97"><text:span text:style-name="T170">VARCHAR</text:span><text:span text:style-name="T171"/></text:p>
          </table:table-cell>
          <table:table-cell table:style-name="ce65">
            <text:p text:style-name="P98"><text:span text:style-name="T172">32</text:span><text:span text:style-name="T173"/></text:p>
          </table:table-cell>
          <table:table-cell table:style-name="ce66">
            <text:p text:style-name="P99"><text:span text:style-name="T174">NOT NULL</text:span><text:span text:style-name="T175"/></text:p>
          </table:table-cell>
          <table:table-cell table:style-name="ce67">
            <text:p text:style-name="P100"><text:span text:style-name="T176">Senha do</text:span><text:span text:style-name="T177"> operador do sistema</text:span><text:span text:style-name="T178"/></text:p>
          </table:table-cell>
          <table:table-cell table:style-name="ce68">
            <text:p text:style-name="P101"><text:span text:style-name="T179"/><text:span text:style-name="T180"/></text:p>
          </table:table-cell>
        </table:table-row>
        <table:table-row table:style-name="ro12" table:default-cell-style-name="ce38">
          <table:table-cell table:style-name="ce69">
            <text:p text:style-name="P102"><text:span text:style-name="T181">tipo</text:span><text:span text:style-name="T182"/></text:p>
          </table:table-cell>
          <table:table-cell table:style-name="ce70">
            <text:p text:style-name="P103"><text:span text:style-name="T183">VARCHAR</text:span><text:span text:style-name="T184"/></text:p>
          </table:table-cell>
          <table:table-cell table:style-name="ce71">
            <text:p text:style-name="P104"><text:span text:style-name="T185">13</text:span><text:span text:style-name="T186"/></text:p>
          </table:table-cell>
          <table:table-cell table:style-name="ce72">
            <text:p text:style-name="P105"><text:span text:style-name="T187">NOT NULL</text:span><text:span text:style-name="T188"/></text:p>
          </table:table-cell>
          <table:table-cell table:style-name="ce73">
            <text:p text:style-name="P106"><text:span text:style-name="T189">Tipo completo do operador do sistema</text:span><text:span text:style-name="T190"/></text:p>
          </table:table-cell>
          <table:table-cell table:style-name="ce74">
            <text:p text:style-name="P107"><text:span text:style-name="T191">"atendente", "administrador"</text:span><text:span text:style-name="T192"/></text:p>
          </table:table-cell>
        </table:table-row>
      </table:table>
      <text:p text:style-name="P108"><text:span/><text:span/></text:p>
      <text:p text:style-name="P109"><text:span>PRODUTO</text:span><text:span/></text:p>
      <table:table table:style-name="ta3">
        <table:table-columns>
          <table:table-column table:style-name="co13"/>
          <table:table-column table:style-name="co14"/>
          <table:table-column table:style-name="co15"/>
          <table:table-column table:style-name="co16"/>
          <table:table-column table:style-name="co17"/>
          <table:table-column table:style-name="co18"/>
        </table:table-columns>
        <table:table-row table:style-name="ro13" table:default-cell-style-name="ce75">
          <table:table-cell table:style-name="ce76">
            <text:p text:style-name="P110"><text:span text:style-name="T193">ATRIBUTO</text:span><text:span text:style-name="T194"/></text:p>
          </table:table-cell>
          <table:table-cell table:style-name="ce77">
            <text:p text:style-name="P111"><text:span text:style-name="T195">CLASSE</text:span><text:span text:style-name="T196"/></text:p>
          </table:table-cell>
          <table:table-cell table:style-name="ce78">
            <text:p text:style-name="P112"><text:span text:style-name="T197">TAM.</text:span><text:span text:style-name="T198"/></text:p>
          </table:table-cell>
          <table:table-cell table:style-name="ce79">
            <text:p text:style-name="P113"><text:span text:style-name="T199">Restrição</text:span><text:span text:style-name="T200"/></text:p>
          </table:table-cell>
          <table:table-cell table:style-name="ce80">
            <text:p text:style-name="P114"><text:span text:style-name="T201">DESCRIÇÃO</text:span><text:span text:style-name="T202"/></text:p>
          </table:table-cell>
          <table:table-cell table:style-name="ce81">
            <text:p text:style-name="P115"><text:span text:style-name="T203">FORMATÇÃO</text:span><text:span text:style-name="T204"/></text:p>
          </table:table-cell>
        </table:table-row>
        <table:table-row table:style-name="ro14" table:default-cell-style-name="ce75">
          <table:table-cell table:style-name="ce82">
            <text:p text:style-name="P116"><text:span text:style-name="T205">id</text:span><text:span text:style-name="T206"/></text:p>
          </table:table-cell>
          <table:table-cell table:style-name="ce83">
            <text:p text:style-name="P117"><text:span text:style-name="T207">INT</text:span><text:span text:style-name="T208"/></text:p>
          </table:table-cell>
          <table:table-cell table:style-name="ce84">
            <text:p text:style-name="P118"><text:span text:style-name="T209">4</text:span><text:span text:style-name="T210"/></text:p>
          </table:table-cell>
          <table:table-cell table:style-name="ce85">
            <text:p text:style-name="P119"><text:span text:style-name="T211">PK, NOT NULL</text:span><text:span text:style-name="T212"/></text:p>
          </table:table-cell>
          <table:table-cell table:style-name="ce86">
            <text:p text:style-name="P120"><text:span text:style-name="T213">Identificador Interno do registro</text:span><text:span text:style-name="T214"/></text:p>
          </table:table-cell>
          <table:table-cell table:style-name="ce87">
            <text:p text:style-name="P121"><text:span text:style-name="T215"/><text:span text:style-name="T216"/></text:p>
          </table:table-cell>
        </table:table-row>
        <table:table-row table:style-name="ro15" table:default-cell-style-name="ce75">
          <table:table-cell table:style-name="ce88">
            <text:p text:style-name="P122"><text:span text:style-name="T217">id_categoria</text:span><text:span text:style-name="T218"/></text:p>
          </table:table-cell>
          <table:table-cell table:style-name="ce89">
            <text:p text:style-name="P123"><text:span text:style-name="T219">INT</text:span><text:span text:style-name="T220"/></text:p>
          </table:table-cell>
          <table:table-cell table:style-name="ce90">
            <text:p text:style-name="P124"><text:span text:style-name="T221">4</text:span><text:span text:style-name="T222"/></text:p>
          </table:table-cell>
          <table:table-cell table:style-name="ce91">
            <text:p text:style-name="P125"><text:span text:style-name="T223">FK, NOT NULL</text:span><text:span text:style-name="T224"/></text:p>
          </table:table-cell>
          <table:table-cell table:style-name="ce92">
            <text:p text:style-name="P126"><text:span text:style-name="T225">Chave externa da tabela de CATEGORIA</text:span><text:span text:style-name="T226"/></text:p>
          </table:table-cell>
          <table:table-cell table:style-name="ce93">
            <text:p text:style-name="P127"><text:span text:style-name="T227"/><text:span text:style-name="T228"/></text:p>
          </table:table-cell>
        </table:table-row>
        <table:table-row table:style-name="ro16" table:default-cell-style-name="ce75">
          <table:table-cell table:style-name="ce94">
            <text:p text:style-name="P128"><text:span text:style-name="T229">id_unidade</text:span><text:span text:style-name="T230"/></text:p>
          </table:table-cell>
          <table:table-cell table:style-name="ce95">
            <text:p text:style-name="P129"><text:span text:style-name="T231">INT</text:span><text:span text:style-name="T232"/></text:p>
          </table:table-cell>
          <table:table-cell table:style-name="ce96">
            <text:p text:style-name="P130"><text:span text:style-name="T233">4</text:span><text:span text:style-name="T234"/></text:p>
          </table:table-cell>
          <table:table-cell table:style-name="ce97">
            <text:p text:style-name="P131"><text:span text:style-name="T235">FK, NOT NULL</text:span><text:span text:style-name="T236"/></text:p>
          </table:table-cell>
          <table:table-cell table:style-name="ce98">
            <text:p text:style-name="P132"><text:span text:style-name="T237">Chave externa da tabela de UNIDADE</text:span><text:span text:style-name="T238"/></text:p>
          </table:table-cell>
          <table:table-cell table:style-name="ce99">
            <text:p text:style-name="P133"><text:span text:style-name="T239"/><text:span text:style-name="T240"/></text:p>
          </table:table-cell>
        </table:table-row>
        <table:table-row table:style-name="ro17" table:default-cell-style-name="ce75">
          <table:table-cell table:style-name="ce100">
            <text:p text:style-name="P134"><text:span text:style-name="T241">nome</text:span><text:span text:style-name="T242"/></text:p>
          </table:table-cell>
          <table:table-cell table:style-name="ce101">
            <text:p text:style-name="P135"><text:span text:style-name="T243">VARCHAR</text:span><text:span text:style-name="T244"/></text:p>
          </table:table-cell>
          <table:table-cell table:style-name="ce102">
            <text:p text:style-name="P136"><text:span text:style-name="T245">32</text:span><text:span text:style-name="T246"/></text:p>
          </table:table-cell>
          <table:table-cell table:style-name="ce103">
            <text:p text:style-name="P137"><text:span text:style-name="T247">NOT NULL</text:span><text:span text:style-name="T248"/></text:p>
          </table:table-cell>
          <table:table-cell table:style-name="ce104">
            <text:p text:style-name="P138"><text:span text:style-name="T249">Nome completo do </text:span><text:span text:style-name="T250">Produto</text:span><text:span text:style-name="T251">.</text:span><text:span text:style-name="T252"/></text:p>
          </table:table-cell>
          <table:table-cell table:style-name="ce105">
            <text:p text:style-name="P139"><text:span text:style-name="T253"/><text:span text:style-name="T254"/></text:p>
          </table:table-cell>
        </table:table-row>
        <table:table-row table:style-name="ro18" table:default-cell-style-name="ce75">
          <table:table-cell table:style-name="ce106">
            <text:p text:style-name="P140"><text:span text:style-name="T255">preco_venda</text:span><text:span text:style-name="T256"/></text:p>
          </table:table-cell>
          <table:table-cell table:style-name="ce107">
            <text:p text:style-name="P141"><text:span text:style-name="T257">Decimal</text:span><text:span text:style-name="T258"/></text:p>
          </table:table-cell>
          <table:table-cell table:style-name="ce108">
            <text:p text:style-name="P142"><text:span text:style-name="T259">8,2</text:span><text:span text:style-name="T260"/></text:p>
          </table:table-cell>
          <table:table-cell table:style-name="ce109">
            <text:p text:style-name="P143"><text:span text:style-name="T261">NOT NULL</text:span><text:span text:style-name="T262"/></text:p>
          </table:table-cell>
          <table:table-cell table:style-name="ce110">
            <text:p text:style-name="P144"><text:span text:style-name="T263">Valor de venda do produto</text:span><text:span text:style-name="T264"/></text:p>
          </table:table-cell>
          <table:table-cell table:style-name="ce111">
            <text:p text:style-name="P145"><text:span text:style-name="T265">xx.xxxx,xx</text:span><text:span text:style-name="T266"/></text:p>
          </table:table-cell>
        </table:table-row>
        <table:table-row table:style-name="ro19" table:default-cell-style-name="ce75">
          <table:table-cell table:style-name="ce112">
            <text:p text:style-name="P146"><text:span text:style-name="T267">preco_cursto</text:span><text:span text:style-name="T268"/></text:p>
          </table:table-cell>
          <table:table-cell table:style-name="ce113">
            <text:p text:style-name="P147"><text:span text:style-name="T269">Decimal</text:span><text:span text:style-name="T270"/></text:p>
          </table:table-cell>
          <table:table-cell table:style-name="ce114">
            <text:p text:style-name="P148"><text:span text:style-name="T271">8,2</text:span><text:span text:style-name="T272"/></text:p>
          </table:table-cell>
          <table:table-cell table:style-name="ce115">
            <text:p text:style-name="P149"><text:span text:style-name="T273">NOT NULL</text:span><text:span text:style-name="T274"/></text:p>
          </table:table-cell>
          <table:table-cell table:style-name="ce116">
            <text:p text:style-name="P150"><text:span text:style-name="T275">Custo </text:span><text:span text:style-name="T276">unitário</text:span><text:span text:style-name="T277"> do produto</text:span><text:span text:style-name="T278"/></text:p>
          </table:table-cell>
          <table:table-cell table:style-name="ce117">
            <text:p text:style-name="P151"><text:span text:style-name="T279">xx.xxxx,xx</text:span><text:span text:style-name="T280"/></text:p>
          </table:table-cell>
        </table:table-row>
        <table:table-row table:style-name="ro20" table:default-cell-style-name="ce75">
          <table:table-cell table:style-name="ce118">
            <text:p text:style-name="P152"><text:span text:style-name="T281">id_usuario_alt</text:span><text:span text:style-name="T282"/></text:p>
          </table:table-cell>
          <table:table-cell table:style-name="ce119">
            <text:p text:style-name="P153"><text:span text:style-name="T283">INT</text:span><text:span text:style-name="T284"/></text:p>
          </table:table-cell>
          <table:table-cell table:style-name="ce120">
            <text:p text:style-name="P154"><text:span text:style-name="T285">4</text:span><text:span text:style-name="T286"/></text:p>
          </table:table-cell>
          <table:table-cell table:style-name="ce121">
            <text:p text:style-name="P155"><text:span text:style-name="T287">FK, NOT NULL</text:span><text:span text:style-name="T288"/></text:p>
          </table:table-cell>
          <table:table-cell table:style-name="ce122">
            <text:p text:style-name="P156"><text:span text:style-name="T289">Id do operador que </text:span><text:span text:style-name="T290">alt</text:span><text:span text:style-name="T291">/Criou o reg. Chave externa tabela </text:span><text:span text:style-name="T292">USUÁRIO</text:span><text:span text:style-name="T293"/></text:p>
          </table:table-cell>
          <table:table-cell table:style-name="ce123">
            <text:p text:style-name="P157"><text:span text:style-name="T294"/><text:span text:style-name="T295"/></text:p>
          </table:table-cell>
        </table:table-row>
        <table:table-row table:style-name="ro21" table:default-cell-style-name="ce75">
          <table:table-cell table:style-name="ce124">
            <text:p text:style-name="P158"><text:span text:style-name="T296">dthr_alt</text:span><text:span text:style-name="T297"/></text:p>
          </table:table-cell>
          <table:table-cell table:style-name="ce125">
            <text:p text:style-name="P159"><text:span text:style-name="T298">DATETIME</text:span><text:span text:style-name="T299"/></text:p>
          </table:table-cell>
          <table:table-cell table:style-name="ce126">
            <text:p text:style-name="P160"><text:span text:style-name="T300">14</text:span><text:span text:style-name="T301"/></text:p>
          </table:table-cell>
          <table:table-cell table:style-name="ce127">
            <text:p text:style-name="P161"><text:span text:style-name="T302">NOT NULL</text:span><text:span text:style-name="T303"/></text:p>
          </table:table-cell>
          <table:table-cell table:style-name="ce128">
            <text:p text:style-name="P162"><text:span text:style-name="T304">Data da </text:span><text:span text:style-name="T305">última</text:span><text:span text:style-name="T306"> alteração feita pelo op.</text:span><text:span text:style-name="T307"/></text:p>
          </table:table-cell>
          <table:table-cell table:style-name="ce129">
            <text:p text:style-name="P163"><text:span text:style-name="T308">dd</text:span><text:span text:style-name="T309">-mm-</text:span><text:span text:style-name="T310">aaaa</text:span><text:span text:style-name="T311"><text:s/></text:span><text:span text:style-name="T312">hh:mm:ss</text:span><text:span text:style-name="T313"/></text:p>
          </table:table-cell>
        </table:table-row>
        <table:table-row table:style-name="ro22" table:default-cell-style-name="ce75">
          <table:table-cell table:style-name="ce130">
            <text:p text:style-name="P164"><text:span text:style-name="T314">estado</text:span><text:span text:style-name="T315"/></text:p>
          </table:table-cell>
          <table:table-cell table:style-name="ce131">
            <text:p text:style-name="P165"><text:span text:style-name="T316">Bit</text:span><text:span text:style-name="T317"/></text:p>
          </table:table-cell>
          <table:table-cell table:style-name="ce132">
            <text:p text:style-name="P166"><text:span text:style-name="T318">1</text:span><text:span text:style-name="T319"/></text:p>
          </table:table-cell>
          <table:table-cell table:style-name="ce133">
            <text:p text:style-name="P167"><text:span text:style-name="T320">NOT NULL</text:span><text:span text:style-name="T321"/></text:p>
          </table:table-cell>
          <table:table-cell table:style-name="ce134">
            <text:p text:style-name="P168"><text:span text:style-name="T322">True</text:span><text:span text:style-name="T323"> = </text:span><text:span text:style-name="T324">Produto</text:span><text:span text:style-name="T325"> ativo para venda, False=Desativado</text:span><text:span text:style-name="T326"/></text:p>
          </table:table-cell>
          <table:table-cell table:style-name="ce135">
            <text:p text:style-name="P169"><text:span text:style-name="T327">O Padrão é 1</text:span><text:span text:style-name="T328">=Ativo</text:span><text:span text:style-name="T329"/></text:p>
          </table:table-cell>
        </table:table-row>
      </table:table>
      <text:p text:style-name="P170"><text:span/><text:span/></text:p>
      <text:p text:style-name="P171"><text:span/><text:span/></text:p>
      <text:p text:style-name="P172"><text:span>UNIDADE</text:span><text:span/></text:p>
      <table:table table:style-name="ta4">
        <table:table-columns>
          <table:table-column table:style-name="co19"/>
          <table:table-column table:style-name="co20"/>
          <table:table-column table:style-name="co21"/>
          <table:table-column table:style-name="co22"/>
          <table:table-column table:style-name="co23"/>
          <table:table-column table:style-name="co24"/>
        </table:table-columns>
        <table:table-row table:style-name="ro23" table:default-cell-style-name="ce136">
          <table:table-cell table:style-name="ce137">
            <text:p text:style-name="P173"><text:span text:style-name="T330">ATRIBUTO</text:span><text:span text:style-name="T331"/></text:p>
          </table:table-cell>
          <table:table-cell table:style-name="ce138">
            <text:p text:style-name="P174"><text:span text:style-name="T332">CLASSE</text:span><text:span text:style-name="T333"/></text:p>
          </table:table-cell>
          <table:table-cell table:style-name="ce139">
            <text:p text:style-name="P175"><text:span text:style-name="T334">TAM.</text:span><text:span text:style-name="T335"/></text:p>
          </table:table-cell>
          <table:table-cell table:style-name="ce140">
            <text:p text:style-name="P176"><text:span text:style-name="T336">Restrição</text:span><text:span text:style-name="T337"/></text:p>
          </table:table-cell>
          <table:table-cell table:style-name="ce141">
            <text:p text:style-name="P177"><text:span text:style-name="T338">DESCRIÇÃO</text:span><text:span text:style-name="T339"/></text:p>
          </table:table-cell>
          <table:table-cell table:style-name="ce142">
            <text:p text:style-name="P178"><text:span text:style-name="T340">FORMATÇÃO</text:span><text:span text:style-name="T341"/></text:p>
          </table:table-cell>
        </table:table-row>
        <table:table-row table:style-name="ro24" table:default-cell-style-name="ce136">
          <table:table-cell table:style-name="ce143">
            <text:p text:style-name="P179"><text:span text:style-name="T342">I</text:span><text:span text:style-name="T343">d</text:span><text:span text:style-name="T344"/></text:p>
          </table:table-cell>
          <table:table-cell table:style-name="ce144">
            <text:p text:style-name="P180"><text:span text:style-name="T345">INT</text:span><text:span text:style-name="T346"/></text:p>
          </table:table-cell>
          <table:table-cell table:style-name="ce145">
            <text:p text:style-name="P181"><text:span text:style-name="T347">4</text:span><text:span text:style-name="T348"/></text:p>
          </table:table-cell>
          <table:table-cell table:style-name="ce146">
            <text:p text:style-name="P182"><text:span text:style-name="T349">PK, NOT NULL</text:span><text:span text:style-name="T350"/></text:p>
          </table:table-cell>
          <table:table-cell table:style-name="ce147">
            <text:p text:style-name="P183"><text:span text:style-name="T351">Chave Primaria - Identificador Interno do registro</text:span><text:span text:style-name="T352"/></text:p>
          </table:table-cell>
          <table:table-cell table:style-name="ce148">
            <text:p text:style-name="P184"><text:span text:style-name="T353"/><text:span text:style-name="T354"/></text:p>
          </table:table-cell>
        </table:table-row>
        <table:table-row table:style-name="ro25" table:default-cell-style-name="ce136">
          <table:table-cell table:style-name="ce149">
            <text:p text:style-name="P185"><text:span text:style-name="T355">N</text:span><text:span text:style-name="T356">ome</text:span><text:span text:style-name="T357"/></text:p>
          </table:table-cell>
          <table:table-cell table:style-name="ce150">
            <text:p text:style-name="P186"><text:span text:style-name="T358">VARCHAR</text:span><text:span text:style-name="T359"/></text:p>
          </table:table-cell>
          <table:table-cell table:style-name="ce151">
            <text:p text:style-name="P187"><text:span text:style-name="T360">16</text:span><text:span text:style-name="T361"/></text:p>
          </table:table-cell>
          <table:table-cell table:style-name="ce152">
            <text:p text:style-name="P188"><text:span text:style-name="T362">NOT NULL</text:span><text:span text:style-name="T363"/></text:p>
          </table:table-cell>
          <table:table-cell table:style-name="ce153">
            <text:p text:style-name="P189"><text:span text:style-name="T364">Nome completo da unidade medida</text:span><text:span text:style-name="T365"/></text:p>
          </table:table-cell>
          <table:table-cell table:style-name="ce154">
            <text:p text:style-name="P190"><text:span text:style-name="T366"/><text:span text:style-name="T367"/></text:p>
          </table:table-cell>
        </table:table-row>
        <table:table-row table:style-name="ro26" table:default-cell-style-name="ce136">
          <table:table-cell table:style-name="ce155">
            <text:p text:style-name="P191"><text:span text:style-name="T368">Abreviação</text:span><text:span text:style-name="T369"/></text:p>
          </table:table-cell>
          <table:table-cell table:style-name="ce156">
            <text:p text:style-name="P192"><text:span text:style-name="T370">VARCHAR</text:span><text:span text:style-name="T371"/></text:p>
          </table:table-cell>
          <table:table-cell table:style-name="ce157">
            <text:p text:style-name="P193"><text:span text:style-name="T372">5</text:span><text:span text:style-name="T373"/></text:p>
          </table:table-cell>
          <table:table-cell table:style-name="ce158">
            <text:p text:style-name="P194"><text:span text:style-name="T374">NOT NULL</text:span><text:span text:style-name="T375"/></text:p>
          </table:table-cell>
          <table:table-cell table:style-name="ce159">
            <text:p text:style-name="P195"><text:span text:style-name="T376">Abreviação do nome da unidade de medida</text:span><text:span text:style-name="T377"/></text:p>
          </table:table-cell>
          <table:table-cell table:style-name="ce160">
            <text:p text:style-name="P196"><text:span text:style-name="T378">Ex</text:span><text:span text:style-name="T379">: Kg, </text:span><text:span text:style-name="T380">Und</text:span><text:span text:style-name="T381">, Lt, Uni, Sc.</text:span><text:span text:style-name="T382"/></text:p>
          </table:table-cell>
        </table:table-row>
      </table:table>
      <text:p text:style-name="P197"><text:span/><text:span/></text:p>
      <text:p text:style-name="P198"><text:span>CATEGORIA</text:span><text:span/></text:p>
      <table:table table:style-name="ta5">
        <table:table-columns>
          <table:table-column table:style-name="co25"/>
          <table:table-column table:style-name="co26"/>
          <table:table-column table:style-name="co27"/>
          <table:table-column table:style-name="co28"/>
          <table:table-column table:style-name="co29"/>
          <table:table-column table:style-name="co30"/>
        </table:table-columns>
        <table:table-row table:style-name="ro27" table:default-cell-style-name="ce161">
          <table:table-cell table:style-name="ce162">
            <text:p text:style-name="P199"><text:span text:style-name="T383">ATRIBUTO</text:span><text:span text:style-name="T384"/></text:p>
          </table:table-cell>
          <table:table-cell table:style-name="ce163">
            <text:p text:style-name="P200"><text:span text:style-name="T385">CLASSE</text:span><text:span text:style-name="T386"/></text:p>
          </table:table-cell>
          <table:table-cell table:style-name="ce164">
            <text:p text:style-name="P201"><text:span text:style-name="T387">TAM.</text:span><text:span text:style-name="T388"/></text:p>
          </table:table-cell>
          <table:table-cell table:style-name="ce165">
            <text:p text:style-name="P202"><text:span text:style-name="T389">Restrição</text:span><text:span text:style-name="T390"/></text:p>
          </table:table-cell>
          <table:table-cell table:style-name="ce166">
            <text:p text:style-name="P203"><text:span text:style-name="T391">DESCRIÇÃO</text:span><text:span text:style-name="T392"/></text:p>
          </table:table-cell>
          <table:table-cell table:style-name="ce167">
            <text:p text:style-name="P204"><text:span text:style-name="T393">FORMATÇÃO</text:span><text:span text:style-name="T394"/></text:p>
          </table:table-cell>
        </table:table-row>
        <table:table-row table:style-name="ro28" table:default-cell-style-name="ce161">
          <table:table-cell table:style-name="ce168">
            <text:p text:style-name="P205"><text:span text:style-name="T395">id</text:span><text:span text:style-name="T396"/></text:p>
          </table:table-cell>
          <table:table-cell table:style-name="ce169">
            <text:p text:style-name="P206"><text:span text:style-name="T397">INT</text:span><text:span text:style-name="T398"/></text:p>
          </table:table-cell>
          <table:table-cell table:style-name="ce170">
            <text:p text:style-name="P207"><text:span text:style-name="T399">4</text:span><text:span text:style-name="T400"/></text:p>
          </table:table-cell>
          <table:table-cell table:style-name="ce171">
            <text:p text:style-name="P208"><text:span text:style-name="T401">PK, NOT NULL</text:span><text:span text:style-name="T402"/></text:p>
          </table:table-cell>
          <table:table-cell table:style-name="ce172">
            <text:p text:style-name="P209"><text:span text:style-name="T403">Chave Primaria - Identificador Interno do registro.</text:span><text:span text:style-name="T404"/></text:p>
          </table:table-cell>
          <table:table-cell table:style-name="ce173">
            <text:p text:style-name="P210"><text:span text:style-name="T405"/><text:span text:style-name="T406"/></text:p>
          </table:table-cell>
        </table:table-row>
        <table:table-row table:style-name="ro29" table:default-cell-style-name="ce161">
          <table:table-cell table:style-name="ce174">
            <text:p text:style-name="P211"><text:span text:style-name="T407">nome</text:span><text:span text:style-name="T408"/></text:p>
          </table:table-cell>
          <table:table-cell table:style-name="ce175">
            <text:p text:style-name="P212"><text:span text:style-name="T409">VARCHAR</text:span><text:span text:style-name="T410"/></text:p>
          </table:table-cell>
          <table:table-cell table:style-name="ce176">
            <text:p text:style-name="P213"><text:span text:style-name="T411">24</text:span><text:span text:style-name="T412"/></text:p>
          </table:table-cell>
          <table:table-cell table:style-name="ce177">
            <text:p text:style-name="P214"><text:span text:style-name="T413">NOT NULL</text:span><text:span text:style-name="T414"/></text:p>
          </table:table-cell>
          <table:table-cell table:style-name="ce178">
            <text:p text:style-name="P215"><text:span text:style-name="T415">Nome da categoria do produto que </text:span><text:span text:style-name="T416">será</text:span><text:span text:style-name="T417"> exibida na tela.</text:span><text:span text:style-name="T418"/></text:p>
          </table:table-cell>
          <table:table-cell table:style-name="ce179">
            <text:p text:style-name="P216"><text:span text:style-name="T419"/><text:span text:style-name="T420"/></text:p>
          </table:table-cell>
        </table:table-row>
        <table:table-row table:style-name="ro30" table:default-cell-style-name="ce161">
          <table:table-cell table:style-name="ce180">
            <text:p text:style-name="P217"><text:span text:style-name="T421">abreviacao</text:span><text:span text:style-name="T422"/></text:p>
          </table:table-cell>
          <table:table-cell table:style-name="ce181">
            <text:p text:style-name="P218"><text:span text:style-name="T423">VARCHAR</text:span><text:span text:style-name="T424"/></text:p>
          </table:table-cell>
          <table:table-cell table:style-name="ce182">
            <text:p text:style-name="P219"><text:span text:style-name="T425">120</text:span><text:span text:style-name="T426"/></text:p>
          </table:table-cell>
          <table:table-cell table:style-name="ce183">
            <text:p text:style-name="P220"><text:span text:style-name="T427">NOT NULL</text:span><text:span text:style-name="T428"/></text:p>
          </table:table-cell>
          <table:table-cell table:style-name="ce184">
            <text:p text:style-name="P221"><text:span text:style-name="T429">Breve </text:span><text:span text:style-name="T430">descrição</text:span><text:span text:style-name="T431"> da categoria</text:span><text:span text:style-name="T432"/></text:p>
          </table:table-cell>
          <table:table-cell table:style-name="ce185">
            <text:p text:style-name="P222"><text:span text:style-name="T433"/><text:span text:style-name="T434"/></text:p>
          </table:table-cell>
        </table:table-row>
      </table:table>
      <text:p text:style-name="P223"><text:span/><text:span/></text:p>
      <text:p text:style-name="P224"><text:span>PRODUTO_PEDIDO</text:span><text:span/></text:p>
      <table:table table:style-name="ta6">
        <table:table-columns>
          <table:table-column table:style-name="co31"/>
          <table:table-column table:style-name="co32"/>
          <table:table-column table:style-name="co33"/>
          <table:table-column table:style-name="co34"/>
          <table:table-column table:style-name="co35"/>
          <table:table-column table:style-name="co36"/>
        </table:table-columns>
        <table:table-row table:style-name="ro31" table:default-cell-style-name="ce186">
          <table:table-cell table:style-name="ce187">
            <text:p text:style-name="P225"><text:span text:style-name="T435">ATRIBUTO</text:span><text:span text:style-name="T436"/></text:p>
          </table:table-cell>
          <table:table-cell table:style-name="ce188">
            <text:p text:style-name="P226"><text:span text:style-name="T437">CLASSE</text:span><text:span text:style-name="T438"/></text:p>
          </table:table-cell>
          <table:table-cell table:style-name="ce189">
            <text:p text:style-name="P227"><text:span text:style-name="T439">TAM.</text:span><text:span text:style-name="T440"/></text:p>
          </table:table-cell>
          <table:table-cell table:style-name="ce190">
            <text:p text:style-name="P228"><text:span text:style-name="T441">Restrição</text:span><text:span text:style-name="T442"/></text:p>
          </table:table-cell>
          <table:table-cell table:style-name="ce191">
            <text:p text:style-name="P229"><text:span text:style-name="T443">DESCRIÇÃO</text:span><text:span text:style-name="T444"/></text:p>
          </table:table-cell>
          <table:table-cell table:style-name="ce192">
            <text:p text:style-name="P230"><text:span text:style-name="T445">FORMATÇÃO</text:span><text:span text:style-name="T446"/></text:p>
          </table:table-cell>
        </table:table-row>
        <table:table-row table:style-name="ro32" table:default-cell-style-name="ce186">
          <table:table-cell table:style-name="ce193">
            <text:p text:style-name="P231"><text:span text:style-name="T447">id_produto</text:span><text:span text:style-name="T448"/></text:p>
          </table:table-cell>
          <table:table-cell table:style-name="ce194">
            <text:p text:style-name="P232"><text:span text:style-name="T449">INT</text:span><text:span text:style-name="T450"/></text:p>
          </table:table-cell>
          <table:table-cell table:style-name="ce195">
            <text:p text:style-name="P233"><text:span text:style-name="T451">4</text:span><text:span text:style-name="T452"/></text:p>
          </table:table-cell>
          <table:table-cell table:style-name="ce196">
            <text:p text:style-name="P234"><text:span text:style-name="T453">FK, NOT NULL</text:span><text:span text:style-name="T454"/></text:p>
          </table:table-cell>
          <table:table-cell table:style-name="ce197">
            <text:p text:style-name="P235"><text:span text:style-name="T455">Chave externa da tabela de PRODUTO.</text:span><text:span text:style-name="T456"/></text:p>
          </table:table-cell>
          <table:table-cell table:style-name="ce198">
            <text:p text:style-name="P236"><text:span text:style-name="T457"/><text:span text:style-name="T458"/></text:p>
          </table:table-cell>
        </table:table-row>
        <table:table-row table:style-name="ro33" table:default-cell-style-name="ce186">
          <table:table-cell table:style-name="ce199">
            <text:p text:style-name="P237"><text:span text:style-name="T459">id_pedido</text:span><text:span text:style-name="T460"/></text:p>
          </table:table-cell>
          <table:table-cell table:style-name="ce200">
            <text:p text:style-name="P238"><text:span text:style-name="T461">INT</text:span><text:span text:style-name="T462"/></text:p>
          </table:table-cell>
          <table:table-cell table:style-name="ce201">
            <text:p text:style-name="P239"><text:span text:style-name="T463">4</text:span><text:span text:style-name="T464"/></text:p>
          </table:table-cell>
          <table:table-cell table:style-name="ce202">
            <text:p text:style-name="P240"><text:span text:style-name="T465">FK, NOT NULL</text:span><text:span text:style-name="T466"/></text:p>
          </table:table-cell>
          <table:table-cell table:style-name="ce203">
            <text:p text:style-name="P241"><text:span text:style-name="T467">Chave externa da tabela de PEDIDO.</text:span><text:span text:style-name="T468"/></text:p>
          </table:table-cell>
          <table:table-cell table:style-name="ce204">
            <text:p text:style-name="P242"><text:span text:style-name="T469"/><text:span text:style-name="T470"/></text:p>
          </table:table-cell>
        </table:table-row>
        <table:table-row table:style-name="ro34" table:default-cell-style-name="ce186">
          <table:table-cell table:style-name="ce205">
            <text:p text:style-name="P243"><text:span text:style-name="T471">quantidade</text:span><text:span text:style-name="T472"/></text:p>
          </table:table-cell>
          <table:table-cell table:style-name="ce206">
            <text:p text:style-name="P244"><text:span text:style-name="T473">INT</text:span><text:span text:style-name="T474"/></text:p>
          </table:table-cell>
          <table:table-cell table:style-name="ce207">
            <text:p text:style-name="P245"><text:span text:style-name="T475">4</text:span><text:span text:style-name="T476"/></text:p>
          </table:table-cell>
          <table:table-cell table:style-name="ce208">
            <text:p text:style-name="P246"><text:span text:style-name="T477">NOT NULL</text:span><text:span text:style-name="T478"/></text:p>
          </table:table-cell>
          <table:table-cell table:style-name="ce209">
            <text:p text:style-name="P247"><text:span text:style-name="T479">Quantidade solicitada do item no pedido.</text:span><text:span text:style-name="T480"/></text:p>
          </table:table-cell>
          <table:table-cell table:style-name="ce210">
            <text:p text:style-name="P248"><text:span text:style-name="T481"/><text:span text:style-name="T482"/></text:p>
          </table:table-cell>
        </table:table-row>
        <table:table-row table:style-name="ro35" table:default-cell-style-name="ce186">
          <table:table-cell table:style-name="ce211">
            <text:p text:style-name="P249"><text:span text:style-name="T483">preco_venda</text:span><text:span text:style-name="T484"/></text:p>
          </table:table-cell>
          <table:table-cell table:style-name="ce212">
            <text:p text:style-name="P250"><text:span text:style-name="T485">Decimal</text:span><text:span text:style-name="T486"/></text:p>
          </table:table-cell>
          <table:table-cell table:style-name="ce213">
            <text:p text:style-name="P251"><text:span text:style-name="T487">8,2</text:span><text:span text:style-name="T488"/></text:p>
          </table:table-cell>
          <table:table-cell table:style-name="ce214">
            <text:p text:style-name="P252"><text:span text:style-name="T489">NOT NULL</text:span><text:span text:style-name="T490"/></text:p>
          </table:table-cell>
          <table:table-cell table:style-name="ce215">
            <text:p text:style-name="P253"><text:span text:style-name="T491">Chave externa da tabela de PRODUTO.</text:span><text:span text:style-name="T492"/></text:p>
          </table:table-cell>
          <table:table-cell table:style-name="ce216">
            <text:p text:style-name="P254"><text:span text:style-name="T493"/><text:span text:style-name="T494"/></text:p>
          </table:table-cell>
        </table:table-row>
        <table:table-row table:style-name="ro36" table:default-cell-style-name="ce186">
          <table:table-cell table:style-name="ce217">
            <text:p text:style-name="P255"><text:span text:style-name="T495">preco_cursto</text:span><text:span text:style-name="T496"/></text:p>
          </table:table-cell>
          <table:table-cell table:style-name="ce218">
            <text:p text:style-name="P256"><text:span text:style-name="T497">Decimal</text:span><text:span text:style-name="T498"/></text:p>
          </table:table-cell>
          <table:table-cell table:style-name="ce219">
            <text:p text:style-name="P257"><text:span text:style-name="T499">8,2</text:span><text:span text:style-name="T500"/></text:p>
          </table:table-cell>
          <table:table-cell table:style-name="ce220">
            <text:p text:style-name="P258"><text:span text:style-name="T501">NOT NULL</text:span><text:span text:style-name="T502"/></text:p>
          </table:table-cell>
          <table:table-cell table:style-name="ce221">
            <text:p text:style-name="P259"><text:span text:style-name="T503">Chave externa da tabela de PRODUTO.</text:span><text:span text:style-name="T504"/></text:p>
          </table:table-cell>
          <table:table-cell table:style-name="ce222">
            <text:p text:style-name="P260"><text:span text:style-name="T505"/><text:span text:style-name="T506"/></text:p>
          </table:table-cell>
        </table:table-row>
        <table:table-row table:style-name="ro37" table:default-cell-style-name="ce186">
          <table:table-cell table:style-name="ce223">
            <text:p text:style-name="P261"><text:span text:style-name="T507">info_adicional</text:span><text:span text:style-name="T508"/></text:p>
          </table:table-cell>
          <table:table-cell table:style-name="ce224">
            <text:p text:style-name="P262"><text:span text:style-name="T509">VARCHAR</text:span><text:span text:style-name="T510"/></text:p>
          </table:table-cell>
          <table:table-cell table:style-name="ce225">
            <text:p text:style-name="P263"><text:span text:style-name="T511">45</text:span><text:span text:style-name="T512"/></text:p>
          </table:table-cell>
          <table:table-cell table:style-name="ce226">
            <text:p text:style-name="P264"><text:span text:style-name="T513"/><text:span text:style-name="T514"/></text:p>
          </table:table-cell>
          <table:table-cell table:style-name="ce227">
            <text:p text:style-name="P265"><text:span text:style-name="T515">Informação</text:span><text:span text:style-name="T516"><text:s/></text:span><text:span text:style-name="T517">adicional</text:span><text:span text:style-name="T518"> ao pedido </text:span><text:span text:style-name="T519">Ex</text:span><text:span text:style-name="T520">: </text:span><text:span text:style-name="T521">Refecia</text:span><text:span text:style-name="T522">, Contato adicional etc..</text:span><text:span text:style-name="T523"/></text:p>
          </table:table-cell>
          <table:table-cell table:style-name="ce228">
            <text:p text:style-name="P266"><text:span text:style-name="T524"/><text:span text:style-name="T525"/></text:p>
          </table:table-cell>
        </table:table-row>
      </table:table>
      <text:p text:style-name="P267"><text:span/><text:span/></text:p>
      <text:p text:style-name="P268"><text:span>INTERCORRÊNCIA </text:span><text:span/></text:p>
      <table:table table:style-name="ta7">
        <table:table-columns>
          <table:table-column table:style-name="co37"/>
          <table:table-column table:style-name="co38"/>
          <table:table-column table:style-name="co39"/>
          <table:table-column table:style-name="co40"/>
          <table:table-column table:style-name="co41"/>
          <table:table-column table:style-name="co42"/>
        </table:table-columns>
        <table:table-row table:style-name="ro38" table:default-cell-style-name="ce229">
          <table:table-cell table:style-name="ce230">
            <text:p text:style-name="P269"><text:span text:style-name="T526">ATRIBUTO</text:span><text:span text:style-name="T527"/></text:p>
          </table:table-cell>
          <table:table-cell table:style-name="ce231">
            <text:p text:style-name="P270"><text:span text:style-name="T528">CLASSE</text:span><text:span text:style-name="T529"/></text:p>
          </table:table-cell>
          <table:table-cell table:style-name="ce232">
            <text:p text:style-name="P271"><text:span text:style-name="T530">TAM.</text:span><text:span text:style-name="T531"/></text:p>
          </table:table-cell>
          <table:table-cell table:style-name="ce233">
            <text:p text:style-name="P272"><text:span text:style-name="T532">Restrição</text:span><text:span text:style-name="T533"/></text:p>
          </table:table-cell>
          <table:table-cell table:style-name="ce234">
            <text:p text:style-name="P273"><text:span text:style-name="T534">DESCRIÇÃO</text:span><text:span text:style-name="T535"/></text:p>
          </table:table-cell>
          <table:table-cell table:style-name="ce235">
            <text:p text:style-name="P274"><text:span text:style-name="T536">FORMATÇÃO</text:span><text:span text:style-name="T537"/></text:p>
          </table:table-cell>
        </table:table-row>
        <table:table-row table:style-name="ro39" table:default-cell-style-name="ce229">
          <table:table-cell table:style-name="ce236">
            <text:p text:style-name="P275"><text:span text:style-name="T538">id_interceorrencia</text:span><text:span text:style-name="T539"/></text:p>
          </table:table-cell>
          <table:table-cell table:style-name="ce237">
            <text:p text:style-name="P276"><text:span text:style-name="T540">INT</text:span><text:span text:style-name="T541"/></text:p>
          </table:table-cell>
          <table:table-cell table:style-name="ce238">
            <text:p text:style-name="P277"><text:span text:style-name="T542">4</text:span><text:span text:style-name="T543"/></text:p>
          </table:table-cell>
          <table:table-cell table:style-name="ce239">
            <text:p text:style-name="P278"><text:span text:style-name="T544">PK, NOT NULL</text:span><text:span text:style-name="T545"/></text:p>
          </table:table-cell>
          <table:table-cell table:style-name="ce240">
            <text:p text:style-name="P279"><text:span text:style-name="T546">Chave Primaria - Identificador Interno do registro.</text:span><text:span text:style-name="T547"/></text:p>
          </table:table-cell>
          <table:table-cell table:style-name="ce241">
            <text:p text:style-name="P280"><text:span text:style-name="T548"/><text:span text:style-name="T549"/></text:p>
          </table:table-cell>
        </table:table-row>
        <table:table-row table:style-name="ro40" table:default-cell-style-name="ce229">
          <table:table-cell table:style-name="ce242">
            <text:p text:style-name="P281"><text:span text:style-name="T550">id_pedido</text:span><text:span text:style-name="T551"/></text:p>
          </table:table-cell>
          <table:table-cell table:style-name="ce243">
            <text:p text:style-name="P282"><text:span text:style-name="T552">INT</text:span><text:span text:style-name="T553"/></text:p>
          </table:table-cell>
          <table:table-cell table:style-name="ce244">
            <text:p text:style-name="P283"><text:span text:style-name="T554">4</text:span><text:span text:style-name="T555"/></text:p>
          </table:table-cell>
          <table:table-cell table:style-name="ce245">
            <text:p text:style-name="P284"><text:span text:style-name="T556">FK, NOT NULL</text:span><text:span text:style-name="T557"/></text:p>
          </table:table-cell>
          <table:table-cell table:style-name="ce246">
            <text:p text:style-name="P285"><text:span text:style-name="T558">Chave externa da tabela de PEDIDO.</text:span><text:span text:style-name="T559"/></text:p>
          </table:table-cell>
          <table:table-cell table:style-name="ce247">
            <text:p text:style-name="P286"><text:span text:style-name="T560"/><text:span text:style-name="T561"/></text:p>
          </table:table-cell>
        </table:table-row>
        <table:table-row table:style-name="ro41" table:default-cell-style-name="ce229">
          <table:table-cell table:style-name="ce248">
            <text:p text:style-name="P287"><text:span text:style-name="T562">descricao</text:span><text:span text:style-name="T563"/></text:p>
          </table:table-cell>
          <table:table-cell table:style-name="ce249">
            <text:p text:style-name="P288"><text:span text:style-name="T564">VARCHAR</text:span><text:span text:style-name="T565"/></text:p>
          </table:table-cell>
          <table:table-cell table:style-name="ce250">
            <text:p text:style-name="P289"><text:span text:style-name="T566">200</text:span><text:span text:style-name="T567"/></text:p>
          </table:table-cell>
          <table:table-cell table:style-name="ce251">
            <text:p text:style-name="P290"><text:span text:style-name="T568">NOT NULL</text:span><text:span text:style-name="T569"/></text:p>
          </table:table-cell>
          <table:table-cell table:style-name="ce252">
            <text:p text:style-name="P291"><text:span text:style-name="T570">Descrição</text:span><text:span text:style-name="T571"> da causa/motivo da </text:span><text:span text:style-name="T572">intercorrência</text:span><text:span text:style-name="T573"/></text:p>
          </table:table-cell>
          <table:table-cell table:style-name="ce253">
            <text:p text:style-name="P292"><text:span text:style-name="T574"/><text:span text:style-name="T575"/></text:p>
          </table:table-cell>
        </table:table-row>
        <table:table-row table:style-name="ro42" table:default-cell-style-name="ce229">
          <table:table-cell table:style-name="ce254">
            <text:p text:style-name="P293"><text:span text:style-name="T576">dthr_alt</text:span><text:span text:style-name="T577"/></text:p>
          </table:table-cell>
          <table:table-cell table:style-name="ce255">
            <text:p text:style-name="P294"><text:span text:style-name="T578">DATETIME</text:span><text:span text:style-name="T579"/></text:p>
          </table:table-cell>
          <table:table-cell table:style-name="ce256">
            <text:p text:style-name="P295"><text:span text:style-name="T580">14</text:span><text:span text:style-name="T581"/></text:p>
          </table:table-cell>
          <table:table-cell table:style-name="ce257">
            <text:p text:style-name="P296"><text:span text:style-name="T582">NOT NULL</text:span><text:span text:style-name="T583"/></text:p>
          </table:table-cell>
          <table:table-cell table:style-name="ce258">
            <text:p text:style-name="P297"><text:span text:style-name="T584">Data / hora da </text:span><text:span text:style-name="T585">ocorrência</text:span><text:span text:style-name="T586">.</text:span><text:span text:style-name="T587"/></text:p>
          </table:table-cell>
          <table:table-cell table:style-name="ce259">
            <text:p text:style-name="P298"><text:span text:style-name="T588">dd</text:span><text:span text:style-name="T589">-mm-</text:span><text:span text:style-name="T590">aaaa</text:span><text:span text:style-name="T591"><text:s/></text:span><text:span text:style-name="T592">hh:mm:ss</text:span><text:span text:style-name="T593"/></text:p>
          </table:table-cell>
        </table:table-row>
        <table:table-row table:style-name="ro43" table:default-cell-style-name="ce229">
          <table:table-cell table:style-name="ce260">
            <text:p text:style-name="P299"><text:span text:style-name="T594">id_usuario_alt</text:span><text:span text:style-name="T595"/></text:p>
          </table:table-cell>
          <table:table-cell table:style-name="ce261">
            <text:p text:style-name="P300"><text:span text:style-name="T596">INT</text:span><text:span text:style-name="T597"/></text:p>
          </table:table-cell>
          <table:table-cell table:style-name="ce262">
            <text:p text:style-name="P301"><text:span text:style-name="T598">4</text:span><text:span text:style-name="T599"/></text:p>
          </table:table-cell>
          <table:table-cell table:style-name="ce263">
            <text:p text:style-name="P302"><text:span text:style-name="T600">NOT NULL</text:span><text:span text:style-name="T601"/></text:p>
          </table:table-cell>
          <table:table-cell table:style-name="ce264">
            <text:p text:style-name="P303"><text:span text:style-name="T602">Identificador do operador que registrou a </text:span><text:span text:style-name="T603">ocorrência</text:span><text:span text:style-name="T604">.</text:span><text:span text:style-name="T605"/></text:p>
          </table:table-cell>
          <table:table-cell table:style-name="ce265">
            <text:p text:style-name="P304"><text:span text:style-name="T606"/><text:span text:style-name="T607"/></text:p>
          </table:table-cell>
        </table:table-row>
      </table:table>
      <text:p text:style-name="P305"><text:span/><text:span/></text:p>
      <text:p text:style-name="P306"><text:span/><text:span/></text:p>
      <text:p text:style-name="P307"><text:span>INFO_PJ</text:span><text:span/></text:p>
      <table:table table:style-name="ta8">
        <table:table-columns>
          <table:table-column table:style-name="co43"/>
          <table:table-column table:style-name="co44"/>
          <table:table-column table:style-name="co45"/>
          <table:table-column table:style-name="co46"/>
          <table:table-column table:style-name="co47"/>
          <table:table-column table:style-name="co48"/>
        </table:table-columns>
        <table:table-row table:style-name="ro44" table:default-cell-style-name="ce266">
          <table:table-cell table:style-name="ce267">
            <text:p text:style-name="P308"><text:span text:style-name="T608">ATRIBUTO</text:span><text:span text:style-name="T609"/></text:p>
          </table:table-cell>
          <table:table-cell table:style-name="ce268">
            <text:p text:style-name="P309"><text:span text:style-name="T610">CLASSE</text:span><text:span text:style-name="T611"/></text:p>
          </table:table-cell>
          <table:table-cell table:style-name="ce269">
            <text:p text:style-name="P310"><text:span text:style-name="T612">TAM.</text:span><text:span text:style-name="T613"/></text:p>
          </table:table-cell>
          <table:table-cell table:style-name="ce270">
            <text:p text:style-name="P311"><text:span text:style-name="T614">Restrição</text:span><text:span text:style-name="T615"/></text:p>
          </table:table-cell>
          <table:table-cell table:style-name="ce271">
            <text:p text:style-name="P312"><text:span text:style-name="T616">DESCRIÇÃO</text:span><text:span text:style-name="T617"/></text:p>
          </table:table-cell>
          <table:table-cell table:style-name="ce272">
            <text:p text:style-name="P313"><text:span text:style-name="T618">FORMATÇÃO</text:span><text:span text:style-name="T619"/></text:p>
          </table:table-cell>
        </table:table-row>
        <table:table-row table:style-name="ro45" table:default-cell-style-name="ce266">
          <table:table-cell table:style-name="ce273">
            <text:p text:style-name="P314"><text:span text:style-name="T620">id_pedido</text:span><text:span text:style-name="T621"/></text:p>
          </table:table-cell>
          <table:table-cell table:style-name="ce274">
            <text:p text:style-name="P315"><text:span text:style-name="T622">INT</text:span><text:span text:style-name="T623"/></text:p>
          </table:table-cell>
          <table:table-cell table:style-name="ce275">
            <text:p text:style-name="P316"><text:span text:style-name="T624">4</text:span><text:span text:style-name="T625"/></text:p>
          </table:table-cell>
          <table:table-cell table:style-name="ce276">
            <text:p text:style-name="P317"><text:span text:style-name="T626">FK, NOT NULL</text:span><text:span text:style-name="T627"/></text:p>
          </table:table-cell>
          <table:table-cell table:style-name="ce277">
            <text:p text:style-name="P318"><text:span text:style-name="T628">Chave externa da tabela de PEDIDO.</text:span><text:span text:style-name="T629"/></text:p>
          </table:table-cell>
          <table:table-cell table:style-name="ce278">
            <text:p text:style-name="P319"><text:span text:style-name="T630"/><text:span text:style-name="T631"/></text:p>
          </table:table-cell>
        </table:table-row>
        <table:table-row table:style-name="ro46" table:default-cell-style-name="ce266">
          <table:table-cell table:style-name="ce279">
            <text:p text:style-name="P320"><text:span text:style-name="T632">cnpj</text:span><text:span text:style-name="T633"/></text:p>
          </table:table-cell>
          <table:table-cell table:style-name="ce280">
            <text:p text:style-name="P321"><text:span text:style-name="T634">VARCHAR</text:span><text:span text:style-name="T635"/></text:p>
          </table:table-cell>
          <table:table-cell table:style-name="ce281">
            <text:p text:style-name="P322"><text:span text:style-name="T636">20</text:span><text:span text:style-name="T637"/></text:p>
          </table:table-cell>
          <table:table-cell table:style-name="ce282">
            <text:p text:style-name="P323"><text:span text:style-name="T638">NOT NULL</text:span><text:span text:style-name="T639"/></text:p>
          </table:table-cell>
          <table:table-cell table:style-name="ce283">
            <text:p text:style-name="P324"><text:span text:style-name="T640">Número</text:span><text:span text:style-name="T641"> do CNPJ</text:span><text:span text:style-name="T642"/></text:p>
          </table:table-cell>
          <table:table-cell table:style-name="ce284">
            <text:p text:style-name="P325"><text:span text:style-name="T643">xx.xxx.xxx</text:span><text:span text:style-name="T644">/xxxx-</text:span><text:span text:style-name="T645">xx</text:span><text:span text:style-name="T646"/></text:p>
          </table:table-cell>
        </table:table-row>
        <table:table-row table:style-name="ro47" table:default-cell-style-name="ce266">
          <table:table-cell table:style-name="ce285">
            <text:p text:style-name="P326"><text:span text:style-name="T647">nome_fantasia</text:span><text:span text:style-name="T648"/></text:p>
          </table:table-cell>
          <table:table-cell table:style-name="ce286">
            <text:p text:style-name="P327"><text:span text:style-name="T649">VARCHAR</text:span><text:span text:style-name="T650"/></text:p>
          </table:table-cell>
          <table:table-cell table:style-name="ce287">
            <text:p text:style-name="P328"><text:span text:style-name="T651">60</text:span><text:span text:style-name="T652"/></text:p>
          </table:table-cell>
          <table:table-cell table:style-name="ce288">
            <text:p text:style-name="P329"><text:span text:style-name="T653">NOT NULL</text:span><text:span text:style-name="T654"/></text:p>
          </table:table-cell>
          <table:table-cell table:style-name="ce289">
            <text:p text:style-name="P330"><text:span text:style-name="T655">Nome Fantasia da Pessoa </text:span><text:span text:style-name="T656">Jurídica</text:span><text:span text:style-name="T657"/></text:p>
          </table:table-cell>
          <table:table-cell table:style-name="ce290">
            <text:p text:style-name="P331"><text:span text:style-name="T658"/><text:span text:style-name="T659"/></text:p>
          </table:table-cell>
        </table:table-row>
        <table:table-row table:style-name="ro48" table:default-cell-style-name="ce266">
          <table:table-cell table:style-name="ce291">
            <text:p text:style-name="P332"><text:span text:style-name="T660">nome_empresarial</text:span><text:span text:style-name="T661"/></text:p>
          </table:table-cell>
          <table:table-cell table:style-name="ce292">
            <text:p text:style-name="P333"><text:span text:style-name="T662">VARCHAR</text:span><text:span text:style-name="T663"/></text:p>
          </table:table-cell>
          <table:table-cell table:style-name="ce293">
            <text:p text:style-name="P334"><text:span text:style-name="T664">60</text:span><text:span text:style-name="T665"/></text:p>
          </table:table-cell>
          <table:table-cell table:style-name="ce294">
            <text:p text:style-name="P335"><text:span text:style-name="T666">NOT NULL</text:span><text:span text:style-name="T667"/></text:p>
          </table:table-cell>
          <table:table-cell table:style-name="ce295">
            <text:p text:style-name="P336"><text:span text:style-name="T668">Nome Empresarial da Pessoa </text:span><text:span text:style-name="T669">Jurídica</text:span><text:span text:style-name="T670"/></text:p>
          </table:table-cell>
          <table:table-cell table:style-name="ce296">
            <text:p text:style-name="P337"><text:span text:style-name="T671"/><text:span text:style-name="T672"/></text:p>
          </table:table-cell>
        </table:table-row>
      </table:table>
      <text:p text:style-name="P338"><text:span/><text:span/></text:p>
      <text:p text:style-name="P339"><text:span>INFO_PF</text:span><text:span/></text:p>
      <table:table table:style-name="ta9">
        <table:table-columns>
          <table:table-column table:style-name="co49"/>
          <table:table-column table:style-name="co50"/>
          <table:table-column table:style-name="co51"/>
          <table:table-column table:style-name="co52"/>
          <table:table-column table:style-name="co53"/>
          <table:table-column table:style-name="co54"/>
        </table:table-columns>
        <table:table-row table:style-name="ro49" table:default-cell-style-name="ce297">
          <table:table-cell table:style-name="ce298">
            <text:p text:style-name="P340"><text:span text:style-name="T673">ATRIBUTO</text:span><text:span text:style-name="T674"/></text:p>
          </table:table-cell>
          <table:table-cell table:style-name="ce299">
            <text:p text:style-name="P341"><text:span text:style-name="T675">CLASSE</text:span><text:span text:style-name="T676"/></text:p>
          </table:table-cell>
          <table:table-cell table:style-name="ce300">
            <text:p text:style-name="P342"><text:span text:style-name="T677">TAM.</text:span><text:span text:style-name="T678"/></text:p>
          </table:table-cell>
          <table:table-cell table:style-name="ce301">
            <text:p text:style-name="P343"><text:span text:style-name="T679">Restrição</text:span><text:span text:style-name="T680"/></text:p>
          </table:table-cell>
          <table:table-cell table:style-name="ce302">
            <text:p text:style-name="P344"><text:span text:style-name="T681">DESCRIÇÃO</text:span><text:span text:style-name="T682"/></text:p>
          </table:table-cell>
          <table:table-cell table:style-name="ce303">
            <text:p text:style-name="P345"><text:span text:style-name="T683">FORMATÇÃO</text:span><text:span text:style-name="T684"/></text:p>
          </table:table-cell>
        </table:table-row>
        <table:table-row table:style-name="ro50" table:default-cell-style-name="ce297">
          <table:table-cell table:style-name="ce304">
            <text:p text:style-name="P346"><text:span text:style-name="T685">id_pedido</text:span><text:span text:style-name="T686"/></text:p>
          </table:table-cell>
          <table:table-cell table:style-name="ce305">
            <text:p text:style-name="P347"><text:span text:style-name="T687">INT</text:span><text:span text:style-name="T688"/></text:p>
          </table:table-cell>
          <table:table-cell table:style-name="ce306">
            <text:p text:style-name="P348"><text:span text:style-name="T689">4</text:span><text:span text:style-name="T690"/></text:p>
          </table:table-cell>
          <table:table-cell table:style-name="ce307">
            <text:p text:style-name="P349"><text:span text:style-name="T691">FK, NOT NULL</text:span><text:span text:style-name="T692"/></text:p>
          </table:table-cell>
          <table:table-cell table:style-name="ce308">
            <text:p text:style-name="P350"><text:span text:style-name="T693">Chave externa da tabela de PEDIDO.</text:span><text:span text:style-name="T694"/></text:p>
          </table:table-cell>
          <table:table-cell table:style-name="ce309">
            <text:p text:style-name="P351"><text:span text:style-name="T695"/><text:span text:style-name="T696"/></text:p>
          </table:table-cell>
        </table:table-row>
        <table:table-row table:style-name="ro51" table:default-cell-style-name="ce297">
          <table:table-cell table:style-name="ce310">
            <text:p text:style-name="P352"><text:span text:style-name="T697">nome_cliente</text:span><text:span text:style-name="T698"/></text:p>
          </table:table-cell>
          <table:table-cell table:style-name="ce311">
            <text:p text:style-name="P353"><text:span text:style-name="T699">VARCHAR</text:span><text:span text:style-name="T700"/></text:p>
          </table:table-cell>
          <table:table-cell table:style-name="ce312">
            <text:p text:style-name="P354"><text:span text:style-name="T701">45</text:span><text:span text:style-name="T702"/></text:p>
          </table:table-cell>
          <table:table-cell table:style-name="ce313">
            <text:p text:style-name="P355"><text:span text:style-name="T703">NOT NULL</text:span><text:span text:style-name="T704"/></text:p>
          </table:table-cell>
          <table:table-cell table:style-name="ce314">
            <text:p text:style-name="P356"><text:span text:style-name="T705">Nome Completo do Cliente</text:span><text:span text:style-name="T706"/></text:p>
          </table:table-cell>
          <table:table-cell table:style-name="ce315">
            <text:p text:style-name="P357"><text:span text:style-name="T707"/><text:span text:style-name="T708"/></text:p>
          </table:table-cell>
        </table:table-row>
        <table:table-row table:style-name="ro52" table:default-cell-style-name="ce297">
          <table:table-cell table:style-name="ce316">
            <text:p text:style-name="P358"><text:span text:style-name="T709">cpf</text:span><text:span text:style-name="T710"/></text:p>
          </table:table-cell>
          <table:table-cell table:style-name="ce317">
            <text:p text:style-name="P359"><text:span text:style-name="T711">VARCHAR</text:span><text:span text:style-name="T712"/></text:p>
          </table:table-cell>
          <table:table-cell table:style-name="ce318">
            <text:p text:style-name="P360"><text:span text:style-name="T713">11</text:span><text:span text:style-name="T714"/></text:p>
          </table:table-cell>
          <table:table-cell table:style-name="ce319">
            <text:p text:style-name="P361"><text:span text:style-name="T715">NOT NULL</text:span><text:span text:style-name="T716"/></text:p>
          </table:table-cell>
          <table:table-cell table:style-name="ce320">
            <text:p text:style-name="P362"><text:span text:style-name="T717">Número</text:span><text:span text:style-name="T718"> do CPF do Cliente.</text:span><text:span text:style-name="T719"/></text:p>
          </table:table-cell>
          <table:table-cell table:style-name="ce321">
            <text:p text:style-name="P363"><text:span text:style-name="T720">xxx.xxx.xxx-xx</text:span><text:span text:style-name="T721"/></text:p>
          </table:table-cell>
        </table:table-row>
      </table:table>
      <text:p text:style-name="P364"><text:span/><text:span/></text:p>
      <text:p text:style-name="P365"><text:span>EST_ANDAMENTO</text:span><text:span/></text:p>
      <table:table table:style-name="ta10">
        <table:table-columns>
          <table:table-column table:style-name="co55"/>
          <table:table-column table:style-name="co56"/>
          <table:table-column table:style-name="co57"/>
          <table:table-column table:style-name="co58"/>
          <table:table-column table:style-name="co59"/>
          <table:table-column table:style-name="co60"/>
        </table:table-columns>
        <table:table-row table:style-name="ro53" table:default-cell-style-name="ce322">
          <table:table-cell table:style-name="ce323">
            <text:p text:style-name="P366"><text:span text:style-name="T722">ATRIBUTO</text:span><text:span text:style-name="T723"/></text:p>
          </table:table-cell>
          <table:table-cell table:style-name="ce324">
            <text:p text:style-name="P367"><text:span text:style-name="T724">CLASSE</text:span><text:span text:style-name="T725"/></text:p>
          </table:table-cell>
          <table:table-cell table:style-name="ce325">
            <text:p text:style-name="P368"><text:span text:style-name="T726">TAM.</text:span><text:span text:style-name="T727"/></text:p>
          </table:table-cell>
          <table:table-cell table:style-name="ce326">
            <text:p text:style-name="P369"><text:span text:style-name="T728">Restrição</text:span><text:span text:style-name="T729"/></text:p>
          </table:table-cell>
          <table:table-cell table:style-name="ce327">
            <text:p text:style-name="P370"><text:span text:style-name="T730">DESCRIÇÃO</text:span><text:span text:style-name="T731"/></text:p>
          </table:table-cell>
          <table:table-cell table:style-name="ce328">
            <text:p text:style-name="P371"><text:span text:style-name="T732">FORMATÇÃO</text:span><text:span text:style-name="T733"/></text:p>
          </table:table-cell>
        </table:table-row>
        <table:table-row table:style-name="ro54" table:default-cell-style-name="ce322">
          <table:table-cell table:style-name="ce329">
            <text:p text:style-name="P372"><text:span text:style-name="T734">id</text:span><text:span text:style-name="T735"/></text:p>
          </table:table-cell>
          <table:table-cell table:style-name="ce330">
            <text:p text:style-name="P373"><text:span text:style-name="T736">INT</text:span><text:span text:style-name="T737"/></text:p>
          </table:table-cell>
          <table:table-cell table:style-name="ce331">
            <text:p text:style-name="P374"><text:span text:style-name="T738">4</text:span><text:span text:style-name="T739"/></text:p>
          </table:table-cell>
          <table:table-cell table:style-name="ce332">
            <text:p text:style-name="P375"><text:span text:style-name="T740">PK, NOT NULL</text:span><text:span text:style-name="T741"/></text:p>
          </table:table-cell>
          <table:table-cell table:style-name="ce333">
            <text:p text:style-name="P376"><text:span text:style-name="T742">Chave Primaria - Identificador Interno do registro.</text:span><text:span text:style-name="T743"/></text:p>
          </table:table-cell>
          <table:table-cell table:style-name="ce334">
            <text:p text:style-name="P377"><text:span text:style-name="T744"/><text:span text:style-name="T745"/></text:p>
          </table:table-cell>
        </table:table-row>
        <table:table-row table:style-name="ro55" table:default-cell-style-name="ce322">
          <table:table-cell table:style-name="ce335">
            <text:p text:style-name="P378"><text:span text:style-name="T746">nome</text:span><text:span text:style-name="T747"/></text:p>
          </table:table-cell>
          <table:table-cell table:style-name="ce336">
            <text:p text:style-name="P379"><text:span text:style-name="T748">VARCHAR</text:span><text:span text:style-name="T749"/></text:p>
          </table:table-cell>
          <table:table-cell table:style-name="ce337">
            <text:p text:style-name="P380"><text:span text:style-name="T750">24</text:span><text:span text:style-name="T751"/></text:p>
          </table:table-cell>
          <table:table-cell table:style-name="ce338">
            <text:p text:style-name="P381"><text:span text:style-name="T752">NOT NULL</text:span><text:span text:style-name="T753"/></text:p>
          </table:table-cell>
          <table:table-cell table:style-name="ce339">
            <text:p text:style-name="P382"><text:span text:style-name="T754">Nome dado a um ESTADO do pedido </text:span><text:span text:style-name="T755">Ex</text:span><text:span text:style-name="T756">: PRONTO, SEPARADO, ENTREGUE.</text:span><text:span text:style-name="T757"/></text:p>
          </table:table-cell>
          <table:table-cell table:style-name="ce340">
            <text:p text:style-name="P383"><text:span text:style-name="T758"/><text:span text:style-name="T759"/></text:p>
          </table:table-cell>
        </table:table-row>
      </table:table>
      <text:p text:style-name="P384"><text:span/><text:span/></text:p>
      <text:p text:style-name="P385"><text:span>EST_ANDAMENTO_PEDIDO</text:span><text:span/></text:p>
      <table:table table:style-name="ta11">
        <table:table-columns>
          <table:table-column table:style-name="co61"/>
          <table:table-column table:style-name="co62"/>
          <table:table-column table:style-name="co63"/>
          <table:table-column table:style-name="co64"/>
          <table:table-column table:style-name="co65"/>
          <table:table-column table:style-name="co66"/>
        </table:table-columns>
        <table:table-row table:style-name="ro56" table:default-cell-style-name="ce341">
          <table:table-cell table:style-name="ce342">
            <text:p text:style-name="P386"><text:span text:style-name="T760">ATRIBUTO</text:span><text:span text:style-name="T761"/></text:p>
          </table:table-cell>
          <table:table-cell table:style-name="ce343">
            <text:p text:style-name="P387"><text:span text:style-name="T762">CLASSE</text:span><text:span text:style-name="T763"/></text:p>
          </table:table-cell>
          <table:table-cell table:style-name="ce344">
            <text:p text:style-name="P388"><text:span text:style-name="T764">TAM.</text:span><text:span text:style-name="T765"/></text:p>
          </table:table-cell>
          <table:table-cell table:style-name="ce345">
            <text:p text:style-name="P389"><text:span text:style-name="T766">Restrição</text:span><text:span text:style-name="T767"/></text:p>
          </table:table-cell>
          <table:table-cell table:style-name="ce346">
            <text:p text:style-name="P390"><text:span text:style-name="T768">DESCRIÇÃO</text:span><text:span text:style-name="T769"/></text:p>
          </table:table-cell>
          <table:table-cell table:style-name="ce347">
            <text:p text:style-name="P391"><text:span text:style-name="T770">FORMATÇÃO</text:span><text:span text:style-name="T771"/></text:p>
          </table:table-cell>
        </table:table-row>
        <table:table-row table:style-name="ro57" table:default-cell-style-name="ce341">
          <table:table-cell table:style-name="ce348">
            <text:p text:style-name="P392"><text:span text:style-name="T772">id_est_andamento</text:span><text:span text:style-name="T773"/></text:p>
          </table:table-cell>
          <table:table-cell table:style-name="ce349">
            <text:p text:style-name="P393"><text:span text:style-name="T774">INT</text:span><text:span text:style-name="T775"/></text:p>
          </table:table-cell>
          <table:table-cell table:style-name="ce350">
            <text:p text:style-name="P394"><text:span text:style-name="T776">4</text:span><text:span text:style-name="T777"/></text:p>
          </table:table-cell>
          <table:table-cell table:style-name="ce351">
            <text:p text:style-name="P395"><text:span text:style-name="T778">FK, NOT NULL</text:span><text:span text:style-name="T779"/></text:p>
          </table:table-cell>
          <table:table-cell table:style-name="ce352">
            <text:p text:style-name="P396"><text:span text:style-name="T780">Chave externa da tabela de EST_ANDAMENTO.</text:span><text:span text:style-name="T781"/></text:p>
          </table:table-cell>
          <table:table-cell table:style-name="ce353">
            <text:p text:style-name="P397"><text:span text:style-name="T782"/><text:span text:style-name="T783"/></text:p>
          </table:table-cell>
        </table:table-row>
        <table:table-row table:style-name="ro58" table:default-cell-style-name="ce341">
          <table:table-cell table:style-name="ce354">
            <text:p text:style-name="P398"><text:span text:style-name="T784">id_pedido</text:span><text:span text:style-name="T785"/></text:p>
          </table:table-cell>
          <table:table-cell table:style-name="ce355">
            <text:p text:style-name="P399"><text:span text:style-name="T786">INT</text:span><text:span text:style-name="T787"/></text:p>
          </table:table-cell>
          <table:table-cell table:style-name="ce356">
            <text:p text:style-name="P400"><text:span text:style-name="T788">4</text:span><text:span text:style-name="T789"/></text:p>
          </table:table-cell>
          <table:table-cell table:style-name="ce357">
            <text:p text:style-name="P401"><text:span text:style-name="T790">FK, NOT NULL</text:span><text:span text:style-name="T791"/></text:p>
          </table:table-cell>
          <table:table-cell table:style-name="ce358">
            <text:p text:style-name="P402"><text:span text:style-name="T792">Chave externa da tabela de PEDIDO.</text:span><text:span text:style-name="T793"/></text:p>
          </table:table-cell>
          <table:table-cell table:style-name="ce359">
            <text:p text:style-name="P403"><text:span text:style-name="T794"/><text:span text:style-name="T795"/></text:p>
          </table:table-cell>
        </table:table-row>
        <table:table-row table:style-name="ro59" table:default-cell-style-name="ce341">
          <table:table-cell table:style-name="ce360">
            <text:p text:style-name="P404"><text:span text:style-name="T796">Id_usuario_autor</text:span><text:span text:style-name="T797"/></text:p>
          </table:table-cell>
          <table:table-cell table:style-name="ce361">
            <text:p text:style-name="P405"><text:span text:style-name="T798">INT</text:span><text:span text:style-name="T799"/></text:p>
          </table:table-cell>
          <table:table-cell table:style-name="ce362">
            <text:p text:style-name="P406"><text:span text:style-name="T800">4</text:span><text:span text:style-name="T801"/></text:p>
          </table:table-cell>
          <table:table-cell table:style-name="ce363">
            <text:p text:style-name="P407"><text:span text:style-name="T802">FK, NOT NULL</text:span><text:span text:style-name="T803"/></text:p>
          </table:table-cell>
          <table:table-cell table:style-name="ce364">
            <text:p text:style-name="P408"><text:span text:style-name="T804">Chave externa da tabela de USUARIO.</text:span><text:span text:style-name="T805"/></text:p>
          </table:table-cell>
          <table:table-cell table:style-name="ce365">
            <text:p text:style-name="P409"><text:span text:style-name="T806"/><text:span text:style-name="T807"/></text:p>
          </table:table-cell>
        </table:table-row>
        <table:table-row table:style-name="ro60" table:default-cell-style-name="ce341">
          <table:table-cell table:style-name="ce366">
            <text:p text:style-name="P410"><text:span text:style-name="T808">dthr_criacao</text:span><text:span text:style-name="T809"/></text:p>
          </table:table-cell>
          <table:table-cell table:style-name="ce367">
            <text:p text:style-name="P411"><text:span text:style-name="T810">DATETIME</text:span><text:span text:style-name="T811"/></text:p>
          </table:table-cell>
          <table:table-cell table:style-name="ce368">
            <text:p text:style-name="P412"><text:span text:style-name="T812">14</text:span><text:span text:style-name="T813"/></text:p>
          </table:table-cell>
          <table:table-cell table:style-name="ce369">
            <text:p text:style-name="P413"><text:span text:style-name="T814">NOT NULL</text:span><text:span text:style-name="T815"/></text:p>
          </table:table-cell>
          <table:table-cell table:style-name="ce370">
            <text:p text:style-name="P414"><text:span text:style-name="T816">Data de hora que o estado do pedido foi criado/alterado.</text:span><text:span text:style-name="T817"/></text:p>
          </table:table-cell>
          <table:table-cell table:style-name="ce371">
            <text:p text:style-name="P415"><text:span text:style-name="T818">dd</text:span><text:span text:style-name="T819">-mm-</text:span><text:span text:style-name="T820">aaaa</text:span><text:span text:style-name="T821"><text:s/></text:span><text:span text:style-name="T822">hh:mm:ss</text:span><text:span text:style-name="T823"/></text:p>
          </table:table-cell>
        </table:table-row>
      </table:table>
      <text:p text:style-name="P416"><text:span/><text:span/></text:p>
      <text:p text:style-name="P417"><text:span/><text:span/></text:p>
      <text:p text:style-name="P418"><text:span/><text:span/></text:p>
      <text:p text:style-name="P419"><text:span/><text:span/></text:p>
      <text:p text:style-name="P420"><text:span>INFO_CANCELAMENTO</text:span><text:span/></text:p>
      <table:table table:style-name="ta12">
        <table:table-columns>
          <table:table-column table:style-name="co67"/>
          <table:table-column table:style-name="co68"/>
          <table:table-column table:style-name="co69"/>
          <table:table-column table:style-name="co70"/>
          <table:table-column table:style-name="co71"/>
          <table:table-column table:style-name="co72"/>
        </table:table-columns>
        <table:table-row table:style-name="ro61" table:default-cell-style-name="ce372">
          <table:table-cell table:style-name="ce373">
            <text:p text:style-name="P421"><text:span text:style-name="T824">ATRIBUTO</text:span><text:span text:style-name="T825"/></text:p>
          </table:table-cell>
          <table:table-cell table:style-name="ce374">
            <text:p text:style-name="P422"><text:span text:style-name="T826">CLASSE</text:span><text:span text:style-name="T827"/></text:p>
          </table:table-cell>
          <table:table-cell table:style-name="ce375">
            <text:p text:style-name="P423"><text:span text:style-name="T828">TAM.</text:span><text:span text:style-name="T829"/></text:p>
          </table:table-cell>
          <table:table-cell table:style-name="ce376">
            <text:p text:style-name="P424"><text:span text:style-name="T830">Restrição</text:span><text:span text:style-name="T831"/></text:p>
          </table:table-cell>
          <table:table-cell table:style-name="ce377">
            <text:p text:style-name="P425"><text:span text:style-name="T832">DESCRIÇÃO</text:span><text:span text:style-name="T833"/></text:p>
          </table:table-cell>
          <table:table-cell table:style-name="ce378">
            <text:p text:style-name="P426"><text:span text:style-name="T834">FORMATÇÃO</text:span><text:span text:style-name="T835"/></text:p>
          </table:table-cell>
        </table:table-row>
        <table:table-row table:style-name="ro62" table:default-cell-style-name="ce372">
          <table:table-cell table:style-name="ce379">
            <text:p text:style-name="P427"><text:span text:style-name="T836">id_pedido</text:span><text:span text:style-name="T837"/></text:p>
          </table:table-cell>
          <table:table-cell table:style-name="ce380">
            <text:p text:style-name="P428"><text:span text:style-name="T838">INT</text:span><text:span text:style-name="T839"/></text:p>
          </table:table-cell>
          <table:table-cell table:style-name="ce381">
            <text:p text:style-name="P429"><text:span text:style-name="T840">4</text:span><text:span text:style-name="T841"/></text:p>
          </table:table-cell>
          <table:table-cell table:style-name="ce382">
            <text:p text:style-name="P430"><text:span text:style-name="T842">FK, NOT NULL</text:span><text:span text:style-name="T843"/></text:p>
          </table:table-cell>
          <table:table-cell table:style-name="ce383">
            <text:p text:style-name="P431"><text:span text:style-name="T844">Chave externa da tabela de PEDIDO.</text:span><text:span text:style-name="T845"/></text:p>
          </table:table-cell>
          <table:table-cell table:style-name="ce384">
            <text:p text:style-name="P432"><text:span text:style-name="T846"/><text:span text:style-name="T847"/></text:p>
          </table:table-cell>
        </table:table-row>
        <table:table-row table:style-name="ro63" table:default-cell-style-name="ce372">
          <table:table-cell table:style-name="ce385">
            <text:p text:style-name="P433"><text:span text:style-name="T848">justificativa</text:span><text:span text:style-name="T849"/></text:p>
          </table:table-cell>
          <table:table-cell table:style-name="ce386">
            <text:p text:style-name="P434"><text:span text:style-name="T850">VARCHAR</text:span><text:span text:style-name="T851"/></text:p>
          </table:table-cell>
          <table:table-cell table:style-name="ce387">
            <text:p text:style-name="P435"><text:span text:style-name="T852">120</text:span><text:span text:style-name="T853"/></text:p>
          </table:table-cell>
          <table:table-cell table:style-name="ce388">
            <text:p text:style-name="P436"><text:span text:style-name="T854">NOT NULL</text:span><text:span text:style-name="T855"/></text:p>
          </table:table-cell>
          <table:table-cell table:style-name="ce389">
            <text:p text:style-name="P437"><text:span text:style-name="T856">Descrição</text:span><text:span text:style-name="T857"> do motivo do cancelamento.</text:span><text:span text:style-name="T858"/></text:p>
          </table:table-cell>
          <table:table-cell table:style-name="ce390">
            <text:p text:style-name="P438"><text:span text:style-name="T859"/><text:span text:style-name="T860"/></text:p>
          </table:table-cell>
        </table:table-row>
      </table:table>
      <text:p text:style-name="P439"><text:span/><text:span/></text:p>
      <text:p text:style-name="P440"><text:span>DESTINATÁRIO</text:span><text:span/></text:p>
      <table:table table:style-name="ta13">
        <table:table-columns>
          <table:table-column table:style-name="co73"/>
          <table:table-column table:style-name="co74"/>
          <table:table-column table:style-name="co75"/>
          <table:table-column table:style-name="co76"/>
          <table:table-column table:style-name="co77"/>
          <table:table-column table:style-name="co78"/>
        </table:table-columns>
        <table:table-row table:style-name="ro64" table:default-cell-style-name="ce391">
          <table:table-cell table:style-name="ce392">
            <text:p text:style-name="P441"><text:span text:style-name="T861">ATRIBUTO</text:span><text:span text:style-name="T862"/></text:p>
          </table:table-cell>
          <table:table-cell table:style-name="ce393">
            <text:p text:style-name="P442"><text:span text:style-name="T863">CLASSE</text:span><text:span text:style-name="T864"/></text:p>
          </table:table-cell>
          <table:table-cell table:style-name="ce394">
            <text:p text:style-name="P443"><text:span text:style-name="T865">TAM.</text:span><text:span text:style-name="T866"/></text:p>
          </table:table-cell>
          <table:table-cell table:style-name="ce395">
            <text:p text:style-name="P444"><text:span text:style-name="T867">Restrição</text:span><text:span text:style-name="T868"/></text:p>
          </table:table-cell>
          <table:table-cell table:style-name="ce396">
            <text:p text:style-name="P445"><text:span text:style-name="T869">DESCRIÇÃO</text:span><text:span text:style-name="T870"/></text:p>
          </table:table-cell>
          <table:table-cell table:style-name="ce397">
            <text:p text:style-name="P446"><text:span text:style-name="T871">FORMATÇÃO</text:span><text:span text:style-name="T872"/></text:p>
          </table:table-cell>
        </table:table-row>
        <table:table-row table:style-name="ro65" table:default-cell-style-name="ce391">
          <table:table-cell table:style-name="ce398">
            <text:p text:style-name="P447"><text:span text:style-name="T873">id_pedido</text:span><text:span text:style-name="T874"/></text:p>
          </table:table-cell>
          <table:table-cell table:style-name="ce399">
            <text:p text:style-name="P448"><text:span text:style-name="T875">INT</text:span><text:span text:style-name="T876"/></text:p>
          </table:table-cell>
          <table:table-cell table:style-name="ce400">
            <text:p text:style-name="P449"><text:span text:style-name="T877">4</text:span><text:span text:style-name="T878"/></text:p>
          </table:table-cell>
          <table:table-cell table:style-name="ce401">
            <text:p text:style-name="P450"><text:span text:style-name="T879">FK, NOT NULL</text:span><text:span text:style-name="T880"/></text:p>
          </table:table-cell>
          <table:table-cell table:style-name="ce402">
            <text:p text:style-name="P451"><text:span text:style-name="T881">Chave externa da tabela de PEDIDO.</text:span><text:span text:style-name="T882"/></text:p>
          </table:table-cell>
          <table:table-cell table:style-name="ce403">
            <text:p text:style-name="P452"><text:span text:style-name="T883"/><text:span text:style-name="T884"/></text:p>
          </table:table-cell>
        </table:table-row>
        <table:table-row table:style-name="ro66" table:default-cell-style-name="ce391">
          <table:table-cell table:style-name="ce404">
            <text:p text:style-name="P453"><text:span text:style-name="T885">I</text:span><text:span text:style-name="T886">nfo</text:span><text:span text:style-name="T887"/></text:p>
          </table:table-cell>
          <table:table-cell table:style-name="ce405">
            <text:p text:style-name="P454"><text:span text:style-name="T888">VARCHAR</text:span><text:span text:style-name="T889"/></text:p>
          </table:table-cell>
          <table:table-cell table:style-name="ce406">
            <text:p text:style-name="P455"><text:span text:style-name="T890">120</text:span><text:span text:style-name="T891"/></text:p>
          </table:table-cell>
          <table:table-cell table:style-name="ce407">
            <text:p text:style-name="P456"><text:span text:style-name="T892">NOT NULL</text:span><text:span text:style-name="T893"/></text:p>
          </table:table-cell>
          <table:table-cell table:style-name="ce408">
            <text:p text:style-name="P457"><text:span text:style-name="T894">Descrição</text:span><text:span text:style-name="T895">/</text:span><text:span text:style-name="T896">Informação</text:span><text:span text:style-name="T897"> do </text:span><text:span text:style-name="T898">Destinatário</text:span><text:span text:style-name="T899"/></text:p>
          </table:table-cell>
          <table:table-cell table:style-name="ce409">
            <text:p text:style-name="P458"><text:span text:style-name="T900"/><text:span text:style-name="T901"/></text:p>
          </table:table-cell>
        </table:table-row>
      </table:table>
      <text:p text:style-name="P459"><text:span/><text:span/></text:p>
      <text:p text:style-name="P460"><text:span>DESTINO</text:span><text:span/></text:p>
      <table:table table:style-name="ta14">
        <table:table-columns>
          <table:table-column table:style-name="co79"/>
          <table:table-column table:style-name="co80"/>
          <table:table-column table:style-name="co81"/>
          <table:table-column table:style-name="co82"/>
          <table:table-column table:style-name="co83"/>
          <table:table-column table:style-name="co84"/>
        </table:table-columns>
        <table:table-row table:style-name="ro67" table:default-cell-style-name="ce410">
          <table:table-cell table:style-name="ce411">
            <text:p text:style-name="P461"><text:span text:style-name="T902">ATRIBUTO</text:span><text:span text:style-name="T903"/></text:p>
          </table:table-cell>
          <table:table-cell table:style-name="ce412">
            <text:p text:style-name="P462"><text:span text:style-name="T904">CLASSE</text:span><text:span text:style-name="T905"/></text:p>
          </table:table-cell>
          <table:table-cell table:style-name="ce413">
            <text:p text:style-name="P463"><text:span text:style-name="T906">TAM.</text:span><text:span text:style-name="T907"/></text:p>
          </table:table-cell>
          <table:table-cell table:style-name="ce414">
            <text:p text:style-name="P464"><text:span text:style-name="T908">Restrição</text:span><text:span text:style-name="T909"/></text:p>
          </table:table-cell>
          <table:table-cell table:style-name="ce415">
            <text:p text:style-name="P465"><text:span text:style-name="T910">DESCRIÇÃO</text:span><text:span text:style-name="T911"/></text:p>
          </table:table-cell>
          <table:table-cell table:style-name="ce416">
            <text:p text:style-name="P466"><text:span text:style-name="T912">FORMATÇÃO</text:span><text:span text:style-name="T913"/></text:p>
          </table:table-cell>
        </table:table-row>
        <table:table-row table:style-name="ro68" table:default-cell-style-name="ce410">
          <table:table-cell table:style-name="ce417">
            <text:p text:style-name="P467"><text:span text:style-name="T914">id_pedido</text:span><text:span text:style-name="T915"/></text:p>
          </table:table-cell>
          <table:table-cell table:style-name="ce418">
            <text:p text:style-name="P468"><text:span text:style-name="T916">INT</text:span><text:span text:style-name="T917"/></text:p>
          </table:table-cell>
          <table:table-cell table:style-name="ce419">
            <text:p text:style-name="P469"><text:span text:style-name="T918">4</text:span><text:span text:style-name="T919"/></text:p>
          </table:table-cell>
          <table:table-cell table:style-name="ce420">
            <text:p text:style-name="P470"><text:span text:style-name="T920">FK, NOT NULL</text:span><text:span text:style-name="T921"/></text:p>
          </table:table-cell>
          <table:table-cell table:style-name="ce421">
            <text:p text:style-name="P471"><text:span text:style-name="T922">Chave externa da tabela de PEDIDO.</text:span><text:span text:style-name="T923"/></text:p>
          </table:table-cell>
          <table:table-cell table:style-name="ce422">
            <text:p text:style-name="P472"><text:span text:style-name="T924"/><text:span text:style-name="T925"/></text:p>
          </table:table-cell>
        </table:table-row>
        <table:table-row table:style-name="ro69" table:default-cell-style-name="ce410">
          <table:table-cell table:style-name="ce423">
            <text:p text:style-name="P473"><text:span text:style-name="T926">logradoudo</text:span><text:span text:style-name="T927"/></text:p>
          </table:table-cell>
          <table:table-cell table:style-name="ce424">
            <text:p text:style-name="P474"><text:span text:style-name="T928">VARCHAR</text:span><text:span text:style-name="T929"/></text:p>
          </table:table-cell>
          <table:table-cell table:style-name="ce425">
            <text:p text:style-name="P475"><text:span text:style-name="T930">45</text:span><text:span text:style-name="T931"/></text:p>
          </table:table-cell>
          <table:table-cell table:style-name="ce426">
            <text:p text:style-name="P476"><text:span text:style-name="T932">NOT NULL</text:span><text:span text:style-name="T933"/></text:p>
          </table:table-cell>
          <table:table-cell table:style-name="ce427">
            <text:p text:style-name="P477"><text:span text:style-name="T934">Nome da Rua/Av./BR/ES/Travessa de destino do pedido.</text:span><text:span text:style-name="T935"/></text:p>
          </table:table-cell>
          <table:table-cell table:style-name="ce428">
            <text:p text:style-name="P478"><text:span text:style-name="T936"/><text:span text:style-name="T937"/></text:p>
          </table:table-cell>
        </table:table-row>
        <table:table-row table:style-name="ro70" table:default-cell-style-name="ce410">
          <table:table-cell table:style-name="ce429">
            <text:p text:style-name="P479"><text:span text:style-name="T938">numero</text:span><text:span text:style-name="T939"/></text:p>
          </table:table-cell>
          <table:table-cell table:style-name="ce430">
            <text:p text:style-name="P480"><text:span text:style-name="T940">INT</text:span><text:span text:style-name="T941"/></text:p>
          </table:table-cell>
          <table:table-cell table:style-name="ce431">
            <text:p text:style-name="P481"><text:span text:style-name="T942">4</text:span><text:span text:style-name="T943"/></text:p>
          </table:table-cell>
          <table:table-cell table:style-name="ce432">
            <text:p text:style-name="P482"><text:span text:style-name="T944">NOT NULL</text:span><text:span text:style-name="T945"/></text:p>
          </table:table-cell>
          <table:table-cell table:style-name="ce433">
            <text:p text:style-name="P483"><text:span text:style-name="T946">Número</text:span><text:span text:style-name="T947"> do local de destino do pedido</text:span><text:span text:style-name="T948"/></text:p>
          </table:table-cell>
          <table:table-cell table:style-name="ce434">
            <text:p text:style-name="P484"><text:span text:style-name="T949"/><text:span text:style-name="T950"/></text:p>
          </table:table-cell>
        </table:table-row>
        <table:table-row table:style-name="ro71" table:default-cell-style-name="ce410">
          <table:table-cell table:style-name="ce435">
            <text:p text:style-name="P485"><text:span text:style-name="T951">bairro</text:span><text:span text:style-name="T952"/></text:p>
          </table:table-cell>
          <table:table-cell table:style-name="ce436">
            <text:p text:style-name="P486"><text:span text:style-name="T953">VARCHAR</text:span><text:span text:style-name="T954"/></text:p>
          </table:table-cell>
          <table:table-cell table:style-name="ce437">
            <text:p text:style-name="P487"><text:span text:style-name="T955">45</text:span><text:span text:style-name="T956"/></text:p>
          </table:table-cell>
          <table:table-cell table:style-name="ce438">
            <text:p text:style-name="P488"><text:span text:style-name="T957">NOT NULL</text:span><text:span text:style-name="T958"/></text:p>
          </table:table-cell>
          <table:table-cell table:style-name="ce439">
            <text:p text:style-name="P489"><text:span text:style-name="T959">Nome do Bairro de destino do pedido</text:span><text:span text:style-name="T960"/></text:p>
          </table:table-cell>
          <table:table-cell table:style-name="ce440">
            <text:p text:style-name="P490"><text:span text:style-name="T961"/><text:span text:style-name="T962"/></text:p>
          </table:table-cell>
        </table:table-row>
        <table:table-row table:style-name="ro72" table:default-cell-style-name="ce410">
          <table:table-cell table:style-name="ce441">
            <text:p text:style-name="P491"><text:span text:style-name="T963">cidade</text:span><text:span text:style-name="T964"/></text:p>
          </table:table-cell>
          <table:table-cell table:style-name="ce442">
            <text:p text:style-name="P492"><text:span text:style-name="T965">VARCHAR</text:span><text:span text:style-name="T966"/></text:p>
          </table:table-cell>
          <table:table-cell table:style-name="ce443">
            <text:p text:style-name="P493"><text:span text:style-name="T967">45</text:span><text:span text:style-name="T968"/></text:p>
          </table:table-cell>
          <table:table-cell table:style-name="ce444">
            <text:p text:style-name="P494"><text:span text:style-name="T969">NOT NULL</text:span><text:span text:style-name="T970"/></text:p>
          </table:table-cell>
          <table:table-cell table:style-name="ce445">
            <text:p text:style-name="P495"><text:span text:style-name="T971">Nome do Cidade de destino do pedido</text:span><text:span text:style-name="T972"/></text:p>
          </table:table-cell>
          <table:table-cell table:style-name="ce446">
            <text:p text:style-name="P496"><text:span text:style-name="T973"/><text:span text:style-name="T974"/></text:p>
          </table:table-cell>
        </table:table-row>
        <table:table-row table:style-name="ro73" table:default-cell-style-name="ce410">
          <table:table-cell table:style-name="ce447">
            <text:p text:style-name="P497"><text:span text:style-name="T975">estado</text:span><text:span text:style-name="T976"/></text:p>
          </table:table-cell>
          <table:table-cell table:style-name="ce448">
            <text:p text:style-name="P498"><text:span text:style-name="T977">VARCHAR</text:span><text:span text:style-name="T978"/></text:p>
          </table:table-cell>
          <table:table-cell table:style-name="ce449">
            <text:p text:style-name="P499"><text:span text:style-name="T979">45</text:span><text:span text:style-name="T980"/></text:p>
          </table:table-cell>
          <table:table-cell table:style-name="ce450">
            <text:p text:style-name="P500"><text:span text:style-name="T981"/><text:span text:style-name="T982"/></text:p>
          </table:table-cell>
          <table:table-cell table:style-name="ce451">
            <text:p text:style-name="P501"><text:span text:style-name="T983">Nome do Estado de destino do pedido</text:span><text:span text:style-name="T984"/></text:p>
          </table:table-cell>
          <table:table-cell table:style-name="ce452">
            <text:p text:style-name="P502"><text:span text:style-name="T985"/><text:span text:style-name="T986"/></text:p>
          </table:table-cell>
        </table:table-row>
        <table:table-row table:style-name="ro74" table:default-cell-style-name="ce410">
          <table:table-cell table:style-name="ce453">
            <text:p text:style-name="P503"><text:span text:style-name="T987">pais</text:span><text:span text:style-name="T988"/></text:p>
          </table:table-cell>
          <table:table-cell table:style-name="ce454">
            <text:p text:style-name="P504"><text:span text:style-name="T989">VARCHAR</text:span><text:span text:style-name="T990"/></text:p>
          </table:table-cell>
          <table:table-cell table:style-name="ce455">
            <text:p text:style-name="P505"><text:span text:style-name="T991">45</text:span><text:span text:style-name="T992"/></text:p>
          </table:table-cell>
          <table:table-cell table:style-name="ce456">
            <text:p text:style-name="P506"><text:span text:style-name="T993"/><text:span text:style-name="T994"/></text:p>
          </table:table-cell>
          <table:table-cell table:style-name="ce457">
            <text:p text:style-name="P507"><text:span text:style-name="T995">Nome do Pais de destino do pedido</text:span><text:span text:style-name="T996"/></text:p>
          </table:table-cell>
          <table:table-cell table:style-name="ce458">
            <text:p text:style-name="P508"><text:span text:style-name="T997"/><text:span text:style-name="T998"/></text:p>
          </table:table-cell>
        </table:table-row>
      </table:table>
      <text:p text:style-name="P509"><text:span/><text:span/></text:p>
      <text:p text:style-name="P510"><text:span>PEDIDO</text:span><text:span/></text:p>
      <table:table table:style-name="ta15">
        <table:table-columns>
          <table:table-column table:style-name="co85"/>
          <table:table-column table:style-name="co86"/>
          <table:table-column table:style-name="co87"/>
          <table:table-column table:style-name="co88"/>
          <table:table-column table:style-name="co89"/>
          <table:table-column table:style-name="co90"/>
        </table:table-columns>
        <table:table-row table:style-name="ro75" table:default-cell-style-name="ce459">
          <table:table-cell table:style-name="ce460">
            <text:p text:style-name="P511"><text:span text:style-name="T999">ATRIBUTO</text:span><text:span text:style-name="T1000"/></text:p>
          </table:table-cell>
          <table:table-cell table:style-name="ce461">
            <text:p text:style-name="P512"><text:span text:style-name="T1001">CLASSE</text:span><text:span text:style-name="T1002"/></text:p>
          </table:table-cell>
          <table:table-cell table:style-name="ce462">
            <text:p text:style-name="P513"><text:span text:style-name="T1003">TAM.</text:span><text:span text:style-name="T1004"/></text:p>
          </table:table-cell>
          <table:table-cell table:style-name="ce463">
            <text:p text:style-name="P514"><text:span text:style-name="T1005">Restrição</text:span><text:span text:style-name="T1006"/></text:p>
          </table:table-cell>
          <table:table-cell table:style-name="ce464">
            <text:p text:style-name="P515"><text:span text:style-name="T1007">DESCRIÇÃO</text:span><text:span text:style-name="T1008"/></text:p>
          </table:table-cell>
          <table:table-cell table:style-name="ce465">
            <text:p text:style-name="P516"><text:span text:style-name="T1009">FORMATÇÃO</text:span><text:span text:style-name="T1010"/></text:p>
          </table:table-cell>
        </table:table-row>
        <table:table-row table:style-name="ro76" table:default-cell-style-name="ce459">
          <table:table-cell table:style-name="ce466">
            <text:p text:style-name="P517"><text:span text:style-name="T1011">id</text:span><text:span text:style-name="T1012"/></text:p>
          </table:table-cell>
          <table:table-cell table:style-name="ce467">
            <text:p text:style-name="P518"><text:span text:style-name="T1013">INT</text:span><text:span text:style-name="T1014"/></text:p>
          </table:table-cell>
          <table:table-cell table:style-name="ce468">
            <text:p text:style-name="P519"><text:span text:style-name="T1015"/><text:span text:style-name="T1016"/></text:p>
          </table:table-cell>
          <table:table-cell table:style-name="ce469">
            <text:p text:style-name="P520"><text:span text:style-name="T1017">PK, NOT NULL</text:span><text:span text:style-name="T1018"/></text:p>
          </table:table-cell>
          <table:table-cell table:style-name="ce470">
            <text:p text:style-name="P521"><text:span text:style-name="T1019">Chave Primaria - Identificador Interno do registro.</text:span><text:span text:style-name="T1020"/></text:p>
          </table:table-cell>
          <table:table-cell table:style-name="ce471">
            <text:p text:style-name="P522"><text:span text:style-name="T1021"/><text:span text:style-name="T1022"/></text:p>
          </table:table-cell>
        </table:table-row>
        <table:table-row table:style-name="ro77" table:default-cell-style-name="ce459">
          <table:table-cell table:style-name="ce472">
            <text:p text:style-name="P523"><text:span text:style-name="T1023">id_cliente</text:span><text:span text:style-name="T1024"/></text:p>
          </table:table-cell>
          <table:table-cell table:style-name="ce473">
            <text:p text:style-name="P524"><text:span text:style-name="T1025">INT</text:span><text:span text:style-name="T1026"/></text:p>
          </table:table-cell>
          <table:table-cell table:style-name="ce474">
            <text:p text:style-name="P525"><text:span text:style-name="T1027"/><text:span text:style-name="T1028"/></text:p>
          </table:table-cell>
          <table:table-cell table:style-name="ce475">
            <text:p text:style-name="P526"><text:span text:style-name="T1029">FK, NOT NULL</text:span><text:span text:style-name="T1030"/></text:p>
          </table:table-cell>
          <table:table-cell table:style-name="ce476">
            <text:p text:style-name="P527"><text:span text:style-name="T1031">Chave externa da tabela de CLIENTE.</text:span><text:span text:style-name="T1032"/></text:p>
          </table:table-cell>
          <table:table-cell table:style-name="ce477">
            <text:p text:style-name="P528"><text:span text:style-name="T1033"/><text:span text:style-name="T1034"/></text:p>
          </table:table-cell>
        </table:table-row>
        <table:table-row table:style-name="ro78" table:default-cell-style-name="ce459">
          <table:table-cell table:style-name="ce478">
            <text:p text:style-name="P529"><text:span text:style-name="T1035">id_usuario_autor</text:span><text:span text:style-name="T1036"/></text:p>
          </table:table-cell>
          <table:table-cell table:style-name="ce479">
            <text:p text:style-name="P530"><text:span text:style-name="T1037">INT</text:span><text:span text:style-name="T1038"/></text:p>
          </table:table-cell>
          <table:table-cell table:style-name="ce480">
            <text:p text:style-name="P531"><text:span text:style-name="T1039"/><text:span text:style-name="T1040"/></text:p>
          </table:table-cell>
          <table:table-cell table:style-name="ce481">
            <text:p text:style-name="P532"><text:span text:style-name="T1041">FK, NOT NULL</text:span><text:span text:style-name="T1042"/></text:p>
          </table:table-cell>
          <table:table-cell table:style-name="ce482">
            <text:p text:style-name="P533"><text:span text:style-name="T1043">Chave externa da tabela de USUARIO.</text:span><text:span text:style-name="T1044"/></text:p>
          </table:table-cell>
          <table:table-cell table:style-name="ce483">
            <text:p text:style-name="P534"><text:span text:style-name="T1045"/><text:span text:style-name="T1046"/></text:p>
          </table:table-cell>
        </table:table-row>
        <table:table-row table:style-name="ro79" table:default-cell-style-name="ce459">
          <table:table-cell table:style-name="ce484">
            <text:p text:style-name="P535"><text:span text:style-name="T1047">dthr_criacao</text:span><text:span text:style-name="T1048"/></text:p>
          </table:table-cell>
          <table:table-cell table:style-name="ce485">
            <text:p text:style-name="P536"><text:span text:style-name="T1049">DATETIME</text:span><text:span text:style-name="T1050"/></text:p>
          </table:table-cell>
          <table:table-cell table:style-name="ce486">
            <text:p text:style-name="P537"><text:span text:style-name="T1051"/><text:span text:style-name="T1052"/></text:p>
          </table:table-cell>
          <table:table-cell table:style-name="ce487">
            <text:p text:style-name="P538"><text:span text:style-name="T1053">NOT NULL</text:span><text:span text:style-name="T1054"/></text:p>
          </table:table-cell>
          <table:table-cell table:style-name="ce488">
            <text:p text:style-name="P539"><text:span text:style-name="T1055">Data/Hora </text:span><text:span text:style-name="T1056">criação</text:span><text:span text:style-name="T1057"> do pedido.</text:span><text:span text:style-name="T1058"/></text:p>
          </table:table-cell>
          <table:table-cell table:style-name="ce489">
            <text:p text:style-name="P540"><text:span text:style-name="T1059"/><text:span text:style-name="T1060"/></text:p>
          </table:table-cell>
        </table:table-row>
        <table:table-row table:style-name="ro80" table:default-cell-style-name="ce459">
          <table:table-cell table:style-name="ce490">
            <text:p text:style-name="P541"><text:span text:style-name="T1061">id_usuario_alt</text:span><text:span text:style-name="T1062"/></text:p>
          </table:table-cell>
          <table:table-cell table:style-name="ce491">
            <text:p text:style-name="P542"><text:span text:style-name="T1063">INT</text:span><text:span text:style-name="T1064"/></text:p>
          </table:table-cell>
          <table:table-cell table:style-name="ce492">
            <text:p text:style-name="P543"><text:span text:style-name="T1065"/><text:span text:style-name="T1066"/></text:p>
          </table:table-cell>
          <table:table-cell table:style-name="ce493">
            <text:p text:style-name="P544"><text:span text:style-name="T1067">FK, NOT NULL</text:span><text:span text:style-name="T1068"/></text:p>
          </table:table-cell>
          <table:table-cell table:style-name="ce494" table:number-columns-spanned="2">
            <text:p text:style-name="P545"><text:span text:style-name="T1069">Chave externa da tabela de USUARIO. identifica o operador que alterar o pedido.</text:span><text:span text:style-name="T1070"/></text:p>
          </table:table-cell>
          <table:covered-table-cell/>
        </table:table-row>
        <table:table-row table:style-name="ro81" table:default-cell-style-name="ce459">
          <table:table-cell table:style-name="ce495">
            <text:p text:style-name="P546"><text:span text:style-name="T1071">dthr_alt</text:span><text:span text:style-name="T1072"/></text:p>
          </table:table-cell>
          <table:table-cell table:style-name="ce496">
            <text:p text:style-name="P547"><text:span text:style-name="T1073">DATETIME</text:span><text:span text:style-name="T1074"/></text:p>
          </table:table-cell>
          <table:table-cell table:style-name="ce497">
            <text:p text:style-name="P548"><text:span text:style-name="T1075"/><text:span text:style-name="T1076"/></text:p>
          </table:table-cell>
          <table:table-cell table:style-name="ce498">
            <text:p text:style-name="P549"><text:span text:style-name="T1077">NOT NULL</text:span><text:span text:style-name="T1078"/></text:p>
          </table:table-cell>
          <table:table-cell table:style-name="ce499">
            <text:p text:style-name="P550"><text:span text:style-name="T1079">Data/Hora em que um operador altera o pedido.</text:span><text:span text:style-name="T1080"/></text:p>
          </table:table-cell>
          <table:table-cell table:style-name="ce500">
            <text:p text:style-name="P551"><text:span text:style-name="T1081"/><text:span text:style-name="T1082"/></text:p>
          </table:table-cell>
        </table:table-row>
        <table:table-row table:style-name="ro82" table:default-cell-style-name="ce459">
          <table:table-cell table:style-name="ce501">
            <text:p text:style-name="P552"><text:span text:style-name="T1083">tipo_entrega</text:span><text:span text:style-name="T1084"/></text:p>
          </table:table-cell>
          <table:table-cell table:style-name="ce502">
            <text:p text:style-name="P553"><text:span text:style-name="T1085">Bit</text:span><text:span text:style-name="T1086"/></text:p>
          </table:table-cell>
          <table:table-cell table:style-name="ce503">
            <text:p text:style-name="P554"><text:span text:style-name="T1087"/><text:span text:style-name="T1088"/></text:p>
          </table:table-cell>
          <table:table-cell table:style-name="ce504">
            <text:p text:style-name="P555"><text:span text:style-name="T1089">NOT NULL</text:span><text:span text:style-name="T1090"/></text:p>
          </table:table-cell>
          <table:table-cell table:style-name="ce505">
            <text:p text:style-name="P556"><text:span text:style-name="T1091">1/</text:span><text:span text:style-name="T1092">True</text:span><text:span text:style-name="T1093"> = Envio<text:s text:c="4"/>|<text:s text:c="3"/>0/False = Retirada.</text:span><text:span text:style-name="T1094"/></text:p>
          </table:table-cell>
          <table:table-cell table:style-name="ce506">
            <text:p text:style-name="P557"><text:span text:style-name="T1095">"Envio", "Retirada"</text:span><text:span text:style-name="T1096"/></text:p>
          </table:table-cell>
        </table:table-row>
        <table:table-row table:style-name="ro83" table:default-cell-style-name="ce459">
          <table:table-cell table:style-name="ce507">
            <text:p text:style-name="P558"><text:span text:style-name="T1097">dthr_entregar</text:span><text:span text:style-name="T1098"/></text:p>
          </table:table-cell>
          <table:table-cell table:style-name="ce508">
            <text:p text:style-name="P559"><text:span text:style-name="T1099">DATETIME</text:span><text:span text:style-name="T1100"/></text:p>
          </table:table-cell>
          <table:table-cell table:style-name="ce509">
            <text:p text:style-name="P560"><text:span text:style-name="T1101"/><text:span text:style-name="T1102"/></text:p>
          </table:table-cell>
          <table:table-cell table:style-name="ce510">
            <text:p text:style-name="P561"><text:span text:style-name="T1103">NOT NULL</text:span><text:span text:style-name="T1104"/></text:p>
          </table:table-cell>
          <table:table-cell table:style-name="ce511">
            <text:p text:style-name="P562"><text:span text:style-name="T1105">Data/Hora solicitada para entrega ou retirada.</text:span><text:span text:style-name="T1106"/></text:p>
          </table:table-cell>
          <table:table-cell table:style-name="ce512">
            <text:p text:style-name="P563"><text:span text:style-name="T1107"/><text:span text:style-name="T1108"/></text:p>
          </table:table-cell>
        </table:table-row>
        <table:table-row table:style-name="ro84" table:default-cell-style-name="ce459">
          <table:table-cell table:style-name="ce513">
            <text:p text:style-name="P564"><text:span text:style-name="T1109">preco_frete</text:span><text:span text:style-name="T1110"/></text:p>
          </table:table-cell>
          <table:table-cell table:style-name="ce514">
            <text:p text:style-name="P565"><text:span text:style-name="T1111">Decimal</text:span><text:span text:style-name="T1112"/></text:p>
          </table:table-cell>
          <table:table-cell table:style-name="ce515">
            <text:p text:style-name="P566"><text:span text:style-name="T1113">8,2</text:span><text:span text:style-name="T1114"/></text:p>
          </table:table-cell>
          <table:table-cell table:style-name="ce516">
            <text:p text:style-name="P567"><text:span text:style-name="T1115"/><text:span text:style-name="T1116"/></text:p>
          </table:table-cell>
          <table:table-cell table:style-name="ce517">
            <text:p text:style-name="P568"><text:span text:style-name="T1117">Valor cobrado pelo transportador/frete</text:span><text:span text:style-name="T1118"/></text:p>
          </table:table-cell>
          <table:table-cell table:style-name="ce518">
            <text:p text:style-name="P569"><text:span text:style-name="T1119">xx.xxxx,xx</text:span><text:span text:style-name="T1120"/></text:p>
          </table:table-cell>
        </table:table-row>
        <table:table-row table:style-name="ro85" table:default-cell-style-name="ce459">
          <table:table-cell table:style-name="ce519">
            <text:p text:style-name="P570"><text:span text:style-name="T1121">tx_desconto</text:span><text:span text:style-name="T1122"/></text:p>
          </table:table-cell>
          <table:table-cell table:style-name="ce520">
            <text:p text:style-name="P571"><text:span text:style-name="T1123">INT</text:span><text:span text:style-name="T1124"/></text:p>
          </table:table-cell>
          <table:table-cell table:style-name="ce521">
            <text:p text:style-name="P572"><text:span text:style-name="T1125"/><text:span text:style-name="T1126"/></text:p>
          </table:table-cell>
          <table:table-cell table:style-name="ce522">
            <text:p text:style-name="P573"><text:span text:style-name="T1127"/><text:span text:style-name="T1128"/></text:p>
          </table:table-cell>
          <table:table-cell table:style-name="ce523">
            <text:p text:style-name="P574"><text:span text:style-name="T1129">Valor representando a porcentagem do desconto </text:span><text:span text:style-name="T1130">concedido</text:span><text:span text:style-name="T1131"> neste pedido.</text:span><text:span text:style-name="T1132"/></text:p>
          </table:table-cell>
          <table:table-cell table:style-name="ce524">
            <text:p text:style-name="P575"><text:span text:style-name="T1133"/><text:span text:style-name="T1134"/></text:p>
          </table:table-cell>
        </table:table-row>
        <table:table-row table:style-name="ro86" table:default-cell-style-name="ce459">
          <table:table-cell table:style-name="ce525">
            <text:p text:style-name="P576"><text:span text:style-name="T1135">preco_final</text:span><text:span text:style-name="T1136"/></text:p>
          </table:table-cell>
          <table:table-cell table:style-name="ce526">
            <text:p text:style-name="P577"><text:span text:style-name="T1137">Decimal</text:span><text:span text:style-name="T1138"/></text:p>
          </table:table-cell>
          <table:table-cell table:style-name="ce527">
            <text:p text:style-name="P578"><text:span text:style-name="T1139">8,2</text:span><text:span text:style-name="T1140"/></text:p>
          </table:table-cell>
          <table:table-cell table:style-name="ce528">
            <text:p text:style-name="P579"><text:span text:style-name="T1141">NOT NULL</text:span><text:span text:style-name="T1142"/></text:p>
          </table:table-cell>
          <table:table-cell table:style-name="ce529">
            <text:p text:style-name="P580"><text:span text:style-name="T1143">Total a ser cobrado do cliente.</text:span><text:span text:style-name="T1144"/></text:p>
          </table:table-cell>
          <table:table-cell table:style-name="ce530">
            <text:p text:style-name="P581"><text:span text:style-name="T1145"/><text:span text:style-name="T1146"/></text:p>
          </table:table-cell>
        </table:table-row>
        <table:table-row table:style-name="ro87" table:default-cell-style-name="ce459">
          <table:table-cell table:style-name="ce531">
            <text:p text:style-name="P582"><text:span text:style-name="T1147">dt_venc_pagamento</text:span><text:span text:style-name="T1148"/></text:p>
          </table:table-cell>
          <table:table-cell table:style-name="ce532">
            <text:p text:style-name="P583"><text:span text:style-name="T1149">DATETIME</text:span><text:span text:style-name="T1150"/></text:p>
          </table:table-cell>
          <table:table-cell table:style-name="ce533">
            <text:p text:style-name="P584"><text:span text:style-name="T1151"/><text:span text:style-name="T1152"/></text:p>
          </table:table-cell>
          <table:table-cell table:style-name="ce534">
            <text:p text:style-name="P585"><text:span text:style-name="T1153"/><text:span text:style-name="T1154"/></text:p>
          </table:table-cell>
          <table:table-cell table:style-name="ce535">
            <text:p text:style-name="P586"><text:span text:style-name="T1155">Data limite para aguardar o </text:span><text:span text:style-name="T1156">pgto.</text:span><text:span text:style-name="T1157"> do pedido.</text:span><text:span text:style-name="T1158"/></text:p>
          </table:table-cell>
          <table:table-cell table:style-name="ce536">
            <text:p text:style-name="P587"><text:span text:style-name="T1159">dd</text:span><text:span text:style-name="T1160">-mm-</text:span><text:span text:style-name="T1161">aaaa</text:span><text:span text:style-name="T1162"><text:s/></text:span><text:span text:style-name="T1163">hh:mm:ss</text:span><text:span text:style-name="T1164"/></text:p>
          </table:table-cell>
        </table:table-row>
        <table:table-row table:style-name="ro88" table:default-cell-style-name="ce459">
          <table:table-cell table:style-name="ce537">
            <text:p text:style-name="P588"><text:span text:style-name="T1165">dt_pago</text:span><text:span text:style-name="T1166"/></text:p>
          </table:table-cell>
          <table:table-cell table:style-name="ce538">
            <text:p text:style-name="P589"><text:span text:style-name="T1167">DATETIME</text:span><text:span text:style-name="T1168"/></text:p>
          </table:table-cell>
          <table:table-cell table:style-name="ce539">
            <text:p text:style-name="P590"><text:span text:style-name="T1169"/><text:span text:style-name="T1170"/></text:p>
          </table:table-cell>
          <table:table-cell table:style-name="ce540">
            <text:p text:style-name="P591"><text:span text:style-name="T1171"/><text:span text:style-name="T1172"/></text:p>
          </table:table-cell>
          <table:table-cell table:style-name="ce541">
            <text:p text:style-name="P592"><text:span text:style-name="T1173">Data/Hora em que o </text:span><text:span text:style-name="T1174">pgto.</text:span><text:span text:style-name="T1175"> foi confirmado neste pedido.</text:span><text:span text:style-name="T1176"/></text:p>
          </table:table-cell>
          <table:table-cell table:style-name="ce542">
            <text:p text:style-name="P593"><text:span text:style-name="T1177"/><text:span text:style-name="T1178"/></text:p>
          </table:table-cell>
        </table:table-row>
        <table:table-row table:style-name="ro89" table:default-cell-style-name="ce459">
          <table:table-cell table:style-name="ce543">
            <text:p text:style-name="P594"><text:span text:style-name="T1179">preco_custo_total</text:span><text:span text:style-name="T1180"/></text:p>
          </table:table-cell>
          <table:table-cell table:style-name="ce544">
            <text:p text:style-name="P595"><text:span text:style-name="T1181">Decimal</text:span><text:span text:style-name="T1182"/></text:p>
          </table:table-cell>
          <table:table-cell table:style-name="ce545">
            <text:p text:style-name="P596"><text:span text:style-name="T1183">8,2</text:span><text:span text:style-name="T1184"/></text:p>
          </table:table-cell>
          <table:table-cell table:style-name="ce546">
            <text:p text:style-name="P597"><text:span text:style-name="T1185">NOT NULL</text:span><text:span text:style-name="T1186"/></text:p>
          </table:table-cell>
          <table:table-cell table:style-name="ce547">
            <text:p text:style-name="P598"><text:span text:style-name="T1187">Informação</text:span><text:span text:style-name="T1188"> referente ao custo total deste pedido.</text:span><text:span text:style-name="T1189"/></text:p>
          </table:table-cell>
          <table:table-cell table:style-name="ce548">
            <text:p text:style-name="P599"><text:span text:style-name="T1190">xx.xxxx,xx</text:span><text:span text:style-name="T1191"/></text:p>
          </table:table-cell>
        </table:table-row>
      </table:table>
      <text:p text:style-name="P600"><text:span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fo:line-height="107.917%" style:tab-stop-distance="35.4pt" fo:margin-top="0pt" fo:margin-bottom="8pt"/>
      <style:text-properties fo:font-family="Calibri" style:font-family-asian="Calibri" style:font-family-complex="Arial" fo:font-size="11pt" fo:language="pt" fo:country="BR"/>
    </style:default-style>
    <style:default-style style:family="text">
      <style:text-properties fo:font-family="Calibri" style:font-family-asian="Calibri" style:font-family-complex="Arial" fo:font-size="11pt" fo:language="pt" fo:country="BR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parent-style-name="660" style:display-name="Heading 1" style:family="paragraph" style:name="138">
      <style:paragraph-properties fo:margin-top="18pt" fo:margin-bottom="4pt"/>
      <style:text-properties fo:color="#0f4761" fo:font-family="Arial" style:font-family-asian="Arial" style:font-family-complex="Arial" fo:font-size="20pt"/>
    </style:style>
    <style:style style:parent-style-name="660" style:display-name="Heading 2" style:family="paragraph" style:name="139">
      <style:paragraph-properties fo:margin-top="8pt" fo:margin-bottom="4pt"/>
      <style:text-properties fo:color="#0f4761" fo:font-family="Arial" style:font-family-asian="Arial" style:font-family-complex="Arial" fo:font-size="16pt"/>
    </style:style>
    <style:style style:parent-style-name="660" style:display-name="Heading 3" style:family="paragraph" style:name="140">
      <style:paragraph-properties fo:margin-top="8pt" fo:margin-bottom="4pt"/>
      <style:text-properties fo:color="#0f4761" fo:font-family="Arial" style:font-family-asian="Arial" style:font-family-complex="Arial" fo:font-size="14pt"/>
    </style:style>
    <style:style style:parent-style-name="660" style:display-name="Heading 4" style:family="paragraph" style:name="141">
      <style:paragraph-properties fo:margin-top="4pt" fo:margin-bottom="2pt"/>
      <style:text-properties fo:color="#0f4761" fo:font-family="Arial" style:font-family-asian="Arial" style:font-family-complex="Arial" fo:font-style="italic"/>
    </style:style>
    <style:style style:parent-style-name="660" style:display-name="Heading 5" style:family="paragraph" style:name="142">
      <style:paragraph-properties fo:margin-top="4pt" fo:margin-bottom="2pt"/>
      <style:text-properties fo:color="#0f4761" fo:font-family="Arial" style:font-family-asian="Arial" style:font-family-complex="Arial"/>
    </style:style>
    <style:style style:parent-style-name="660" style:display-name="Heading 6" style:family="paragraph" style:name="143">
      <style:paragraph-properties fo:margin-top="2pt" fo:margin-bottom="0pt"/>
      <style:text-properties fo:color="#595959" fo:font-family="Arial" style:font-family-asian="Arial" style:font-family-complex="Arial" fo:font-style="italic"/>
    </style:style>
    <style:style style:parent-style-name="660" style:display-name="Heading 7" style:family="paragraph" style:name="144">
      <style:paragraph-properties fo:margin-top="2pt" fo:margin-bottom="0pt"/>
      <style:text-properties fo:color="#595959" fo:font-family="Arial" style:font-family-asian="Arial" style:font-family-complex="Arial"/>
    </style:style>
    <style:style style:parent-style-name="660" style:display-name="Heading 8" style:family="paragraph" style:name="145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660" style:display-name="Heading 9" style:family="paragraph" style:name="146">
      <style:paragraph-properties fo:margin-bottom="0pt"/>
      <style:text-properties fo:color="#272727" fo:font-family="Arial" style:font-family-asian="Arial" style:font-family-complex="Arial" fo:font-style="italic"/>
    </style:style>
    <style:style style:parent-style-name="661" style:display-name="Heading 1 Char" style:family="text" style:name="149">
      <style:paragraph-properties/>
      <style:text-properties fo:color="#0f4761" fo:font-family="Arial" style:font-family-asian="Arial" style:font-family-complex="Arial" fo:font-size="20pt"/>
    </style:style>
    <style:style style:parent-style-name="661" style:display-name="Heading 2 Char" style:family="text" style:name="150">
      <style:paragraph-properties/>
      <style:text-properties fo:color="#0f4761" fo:font-family="Arial" style:font-family-asian="Arial" style:font-family-complex="Arial" fo:font-size="16pt"/>
    </style:style>
    <style:style style:parent-style-name="661" style:display-name="Heading 3 Char" style:family="text" style:name="151">
      <style:paragraph-properties/>
      <style:text-properties fo:color="#0f4761" fo:font-family="Arial" style:font-family-asian="Arial" style:font-family-complex="Arial" fo:font-size="14pt"/>
    </style:style>
    <style:style style:parent-style-name="661" style:display-name="Heading 4 Char" style:family="text" style:name="152">
      <style:paragraph-properties/>
      <style:text-properties fo:color="#0f4761" fo:font-family="Arial" style:font-family-asian="Arial" style:font-family-complex="Arial" fo:font-style="italic"/>
    </style:style>
    <style:style style:parent-style-name="661" style:display-name="Heading 5 Char" style:family="text" style:name="153">
      <style:paragraph-properties/>
      <style:text-properties fo:color="#0f4761" fo:font-family="Arial" style:font-family-asian="Arial" style:font-family-complex="Arial"/>
    </style:style>
    <style:style style:parent-style-name="661" style:display-name="Heading 6 Char" style:family="text" style:name="154">
      <style:paragraph-properties/>
      <style:text-properties fo:color="#595959" fo:font-family="Arial" style:font-family-asian="Arial" style:font-family-complex="Arial" fo:font-style="italic"/>
    </style:style>
    <style:style style:parent-style-name="661" style:display-name="Heading 7 Char" style:family="text" style:name="155">
      <style:paragraph-properties/>
      <style:text-properties fo:color="#595959" fo:font-family="Arial" style:font-family-asian="Arial" style:font-family-complex="Arial"/>
    </style:style>
    <style:style style:parent-style-name="661" style:display-name="Heading 8 Char" style:family="text" style:name="156">
      <style:paragraph-properties/>
      <style:text-properties fo:color="#272727" fo:font-family="Arial" style:font-family-asian="Arial" style:font-family-complex="Arial" fo:font-style="italic"/>
    </style:style>
    <style:style style:parent-style-name="661" style:display-name="Heading 9 Char" style:family="text" style:name="157">
      <style:paragraph-properties/>
      <style:text-properties fo:color="#272727" fo:font-family="Arial" style:font-family-asian="Arial" style:font-family-complex="Arial" fo:font-style="italic"/>
    </style:style>
    <style:style style:parent-style-name="660" style:display-name="Title" style:family="paragraph" style:name="158">
      <style:paragraph-properties fo:line-height="100%" fo:margin-bottom="4pt" style:contextual-spacing="true"/>
      <style:text-properties fo:font-family="Arial" style:font-family-asian="Arial" style:font-family-complex="Arial" fo:font-size="28pt" fo:letter-spacing="-0.5pt"/>
    </style:style>
    <style:style style:parent-style-name="661" style:display-name="Title Char" style:family="text" style:name="159">
      <style:paragraph-properties/>
      <style:text-properties fo:font-family="Arial" style:font-family-asian="Arial" style:font-family-complex="Arial" fo:font-size="28pt" fo:letter-spacing="-0.5pt"/>
    </style:style>
    <style:style style:parent-style-name="660" style:display-name="Subtitle" style:family="paragraph" style:name="160">
      <style:paragraph-properties/>
      <style:text-properties fo:color="#595959" fo:font-size="14pt" fo:letter-spacing="0.75pt"/>
    </style:style>
    <style:style style:parent-style-name="661" style:display-name="Subtitle Char" style:family="text" style:name="161">
      <style:paragraph-properties/>
      <style:text-properties fo:color="#595959" fo:font-size="14pt" fo:letter-spacing="0.75pt"/>
    </style:style>
    <style:style style:parent-style-name="660" style:display-name="Quote" style:family="paragraph" style:name="162">
      <style:paragraph-properties fo:text-align="center" fo:margin-top="8pt"/>
      <style:text-properties fo:color="#404040" fo:font-style="italic"/>
    </style:style>
    <style:style style:parent-style-name="661" style:display-name="Quote Char" style:family="text" style:name="163">
      <style:paragraph-properties/>
      <style:text-properties fo:color="#404040" fo:font-style="italic"/>
    </style:style>
    <style:style style:parent-style-name="660" style:display-name="List Paragraph" style:family="paragraph" style:name="164">
      <style:paragraph-properties fo:margin-left="1.27cm" style:contextual-spacing="true"/>
    </style:style>
    <style:style style:parent-style-name="661" style:display-name="Intense Emphasis" style:family="text" style:name="165">
      <style:paragraph-properties/>
      <style:text-properties fo:color="#0f4761" fo:font-style="italic"/>
    </style:style>
    <style:style style:parent-style-name="660" style:display-name="Intense Quote" style:family="paragraph" style:name="166">
      <style:paragraph-properties fo:text-align="center" fo:margin-left="1.524cm" fo:margin-right="1.524cm" fo:margin-top="18pt" fo:margin-bottom="18pt" fo:border-top="0.01764cm solid #0F4761" fo:border-bottom="0.01764cm solid #0F4761"/>
      <style:text-properties fo:color="#0f4761" fo:font-style="italic"/>
    </style:style>
    <style:style style:parent-style-name="661" style:display-name="Intense Quote Char" style:family="text" style:name="167">
      <style:paragraph-properties/>
      <style:text-properties fo:color="#0f4761" fo:font-style="italic"/>
    </style:style>
    <style:style style:parent-style-name="661" style:display-name="Intense Reference" style:family="text" style:name="168">
      <style:paragraph-properties/>
      <style:text-properties fo:font-variant="small-caps" fo:color="#0f4761" fo:letter-spacing="0.25pt" fo:font-weight="bold"/>
    </style:style>
    <style:style style:parent-style-name="660" style:display-name="No Spacing" style:family="paragraph" style:name="169">
      <style:paragraph-properties fo:line-height="100%" fo:margin-bottom="0pt"/>
    </style:style>
    <style:style style:parent-style-name="661" style:display-name="Subtle Emphasis" style:family="text" style:name="170">
      <style:paragraph-properties/>
      <style:text-properties fo:color="#404040" fo:font-style="italic"/>
    </style:style>
    <style:style style:parent-style-name="661" style:display-name="Emphasis" style:family="text" style:name="171">
      <style:paragraph-properties/>
      <style:text-properties fo:font-style="italic"/>
    </style:style>
    <style:style style:parent-style-name="661" style:display-name="Strong" style:family="text" style:name="172">
      <style:paragraph-properties/>
      <style:text-properties fo:font-weight="bold"/>
    </style:style>
    <style:style style:parent-style-name="661" style:display-name="Subtle Reference" style:family="text" style:name="173">
      <style:paragraph-properties/>
      <style:text-properties fo:font-variant="small-caps" fo:color="#5a5a5a"/>
    </style:style>
    <style:style style:parent-style-name="661" style:display-name="Book Title" style:family="text" style:name="174">
      <style:paragraph-properties/>
      <style:text-properties fo:letter-spacing="0.25pt" fo:font-style="italic" fo:font-weight="bold"/>
    </style:style>
    <style:style style:parent-style-name="660" style:display-name="Header" style:family="paragraph" style:name="175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61" style:display-name="Header Char" style:family="text" style:name="176">
      <style:paragraph-properties/>
    </style:style>
    <style:style style:parent-style-name="660" style:display-name="Footer" style:family="paragraph" style:name="177">
      <style:paragraph-properties fo:line-height="100%" fo:margin-bottom="0pt">
        <style:tab-stops>
          <style:tab-stop style:position="8.545cm" style:type="center"/>
          <style:tab-stop style:position="17.09cm" style:type="right"/>
        </style:tab-stops>
      </style:paragraph-properties>
    </style:style>
    <style:style style:parent-style-name="661" style:display-name="Footer Char" style:family="text" style:name="178">
      <style:paragraph-properties/>
    </style:style>
    <style:style style:parent-style-name="660" style:display-name="Caption" style:family="paragraph" style:name="179">
      <style:paragraph-properties fo:line-height="100%" fo:margin-bottom="10pt"/>
      <style:text-properties fo:color="#0e2841" fo:font-size="9pt" fo:font-style="italic"/>
    </style:style>
    <style:style style:parent-style-name="660" style:display-name="footnote text" style:family="paragraph" style:name="180">
      <style:paragraph-properties fo:line-height="100%" fo:margin-bottom="0pt"/>
      <style:text-properties fo:font-size="10pt"/>
    </style:style>
    <style:style style:parent-style-name="661" style:display-name="Footnote Text Char" style:family="text" style:name="181">
      <style:paragraph-properties/>
      <style:text-properties fo:font-size="10pt"/>
    </style:style>
    <style:style style:parent-style-name="661" style:display-name="footnote reference" style:family="text" style:name="182">
      <style:paragraph-properties/>
      <style:text-properties style:text-position="super 58%"/>
    </style:style>
    <style:style style:parent-style-name="660" style:display-name="endnote text" style:family="paragraph" style:name="183">
      <style:paragraph-properties fo:line-height="100%" fo:margin-bottom="0pt"/>
      <style:text-properties fo:font-size="10pt"/>
    </style:style>
    <style:style style:parent-style-name="661" style:display-name="Endnote Text Char" style:family="text" style:name="184">
      <style:paragraph-properties/>
      <style:text-properties fo:font-size="10pt"/>
    </style:style>
    <style:style style:parent-style-name="661" style:display-name="endnote reference" style:family="text" style:name="185">
      <style:paragraph-properties/>
      <style:text-properties style:text-position="super 58%"/>
    </style:style>
    <style:style style:parent-style-name="661" style:display-name="Hyperlink" style:family="text" style:name="186">
      <style:paragraph-properties/>
      <style:text-properties fo:color="#0563c1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563c1" style:text-underline-type="single" style:text-underline-style="solid" style:text-underline-width="auto" style:text-underline-color="font-color"/>
    </style:style>
    <style:style style:parent-style-name="661" style:display-name="FollowedHyperlink" style:family="text" style:name="187">
      <style:paragraph-properties/>
      <style:text-properties fo:color="#954f72" style:text-underline-type="single" style:text-underline-style="solid" style:text-underline-width="auto" style:text-underline-color="font-color"/>
    </style:style>
    <style:style style:parent-style-name="660" style:display-name="toc 1" style:family="paragraph" style:name="188">
      <style:paragraph-properties fo:margin-bottom="5pt"/>
    </style:style>
    <style:style style:parent-style-name="660" style:display-name="toc 2" style:family="paragraph" style:name="189">
      <style:paragraph-properties fo:margin-left="0.3881cm" fo:margin-bottom="5pt"/>
    </style:style>
    <style:style style:parent-style-name="660" style:display-name="toc 3" style:family="paragraph" style:name="190">
      <style:paragraph-properties fo:margin-left="0.7762cm" fo:margin-bottom="5pt"/>
    </style:style>
    <style:style style:parent-style-name="660" style:display-name="toc 4" style:family="paragraph" style:name="191">
      <style:paragraph-properties fo:margin-left="1.164cm" fo:margin-bottom="5pt"/>
    </style:style>
    <style:style style:parent-style-name="660" style:display-name="toc 5" style:family="paragraph" style:name="192">
      <style:paragraph-properties fo:margin-left="1.552cm" fo:margin-bottom="5pt"/>
    </style:style>
    <style:style style:parent-style-name="660" style:display-name="toc 6" style:family="paragraph" style:name="193">
      <style:paragraph-properties fo:margin-left="1.94cm" fo:margin-bottom="5pt"/>
    </style:style>
    <style:style style:parent-style-name="660" style:display-name="toc 7" style:family="paragraph" style:name="194">
      <style:paragraph-properties fo:margin-left="2.328cm" fo:margin-bottom="5pt"/>
    </style:style>
    <style:style style:parent-style-name="660" style:display-name="toc 8" style:family="paragraph" style:name="195">
      <style:paragraph-properties fo:margin-left="2.717cm" fo:margin-bottom="5pt"/>
    </style:style>
    <style:style style:parent-style-name="660" style:display-name="toc 9" style:family="paragraph" style:name="196">
      <style:paragraph-properties fo:margin-left="3.105cm" fo:margin-bottom="5pt"/>
    </style:style>
    <style:style style:display-name="TOC Heading" style:family="paragraph" style:name="206">
      <style:paragraph-properties/>
    </style:style>
    <style:style style:parent-style-name="660" style:display-name="table of figures" style:family="paragraph" style:name="207">
      <style:paragraph-properties fo:margin-bottom="0pt"/>
    </style:style>
    <style:style style:class="default" style:display-name="Normal" style:family="paragraph" style:name="660">
      <style:paragraph-properties fo:line-height="107.917%" fo:margin-top="0pt" fo:margin-bottom="8pt"/>
    </style:style>
    <style:style style:class="default" style:display-name="Default Paragraph Font" style:family="text" style:name="661">
      <style:paragraph-properties fo:line-height="107.917%" fo:margin-top="0pt" fo:margin-bottom="8pt"/>
    </style:style>
  </office:styles>
  <office:automatic-styles>
    <style:page-layout style:name="Mpm1">
      <style:page-layout-properties fo:page-width="29.7cm" fo:page-height="21cm" style:print-orientation="landscape" fo:margin-top="1.27cm" fo:margin-bottom="1.249cm" fo:margin-left="1.27cm" fo:margin-right="1.27cm"/>
    </style:page-layout>
    <style:page-layout style:name="Mpm2">
      <style:page-layout-properties fo:page-width="29.7cm" fo:page-height="21cm" style:print-orientation="landscape" fo:margin-top="1.27cm" fo:margin-bottom="1.249cm" fo:margin-left="1.27cm" fo:margin-right="1.27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0.143</meta:generator>
    <dc:creator>Vanderson da Silva</dc:creator>
    <meta:creation-date>2024-10-22T19:21:00Z</meta:creation-date>
    <meta:keyword/>
    <dc:title/>
    <dc:description/>
  </office:meta>
</office:document-meta>
</file>